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Trebuchet MS" svg:font-family="'Trebuchet MS'"/>
    <style:font-face style:name="Arial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4" style:family="table-cell" style:parent-style-name="Default">
      <style:text-properties style:font-name="Liberation Sans" fo:font-size="10pt" style:font-size-asian="10pt" style:font-size-complex="10pt"/>
    </style:style>
    <style:style style:name="ce5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ext-properties style:font-name="Liberation Sans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Default" style:data-style-name="N0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ext-properties style:use-window-font-color="true"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 style:data-style-name="N0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Normal_20_2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name-complex="Calibri" style:font-size-asian="10pt" style:font-size-complex="10pt" style:font-weight-asian="normal" style:font-weight-complex="normal" style:font-style-asian="normal" style:font-style-complex="normal" style:text-position="33% 58%"/>
    </style:style>
    <style:style style:name="T3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Trebuchet MS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number-columns-repeated="66" table:default-cell-style-name="ce60"/>
        <table:table-column table:style-name="co3" table:number-columns-repeated="5" table:default-cell-style-name="Default"/>
        <table:table-row table:style-name="ro1">
          <table:table-cell table:style-name="ce54"/>
          <table:table-cell table:style-name="ce58"/>
          <table:table-cell table:style-name="ce9" office:value-type="string" calcext:value-type="string" table:number-columns-spanned="3" table:number-rows-spanned="1">
            <text:p><text:span text:style-name="T1">Deutschland</text:span></text:p>
          </table:table-cell>
          <table:covered-table-cell table:number-columns-repeated="2" table:style-name="ce15"/>
          <table:table-cell table:style-name="ce9" office:value-type="string" calcext:value-type="string" table:number-columns-spanned="3" table:number-rows-spanned="1">
            <text:p><text:span text:style-name="T1">Früheres Bundesgebiet ohne Berlin-West </text:span><text:span text:style-name="T2">1)</text:span></text:p>
          </table:table-cell>
          <table:covered-table-cell table:number-columns-repeated="2" table:style-name="ce15"/>
          <table:table-cell table:style-name="ce9" office:value-type="string" calcext:value-type="string" table:number-columns-spanned="3" table:number-rows-spanned="1">
            <text:p><text:span text:style-name="T1">Neue Länder und Berlin </text:span><text:span text:style-name="T2">1)</text:span></text:p>
          </table:table-cell>
          <table:covered-table-cell table:number-columns-repeated="2" table:style-name="ce15"/>
          <table:table-cell table:style-name="ce58"/>
          <table:table-cell table:style-name="ce15" office:value-type="string" calcext:value-type="string">
            <text:p><text:span text:style-name="T3">Haushalte insgesamt</text:span></text:p>
          </table:table-cell>
          <table:table-cell table:style-name="ce68" office:value-type="string" calcext:value-type="string" table:number-columns-spanned="5" table:number-rows-spanned="1">
            <text:p><text:span text:style-name="T4">Davon mit ... Person(en)</text:span></text:p>
          </table:table-cell>
          <table:covered-table-cell table:number-columns-repeated="4" table:style-name="ce18"/>
          <table:table-cell table:style-name="ce58"/>
          <table:table-cell table:style-name="ce15" office:value-type="string" calcext:value-type="string">
            <text:p><text:span text:style-name="T1">Haushalte insgesamt</text:span></text:p>
          </table:table-cell>
          <table:table-cell table:style-name="ce71" office:value-type="string" calcext:value-type="string" table:number-columns-spanned="5" table:number-rows-spanned="1">
            <text:p>Davon nach der sozialen Stellung der Haupteinkommensperson</text:p>
          </table:table-cell>
          <table:covered-table-cell table:number-columns-repeated="4" table:style-name="Default"/>
          <table:table-cell table:style-name="ce15"/>
          <table:table-cell table:style-name="ce15" office:value-type="string" calcext:value-type="string">
            <text:p>Haushalte insgesamt</text:p>
          </table:table-cell>
          <table:table-cell table:style-name="ce9" office:value-type="string" calcext:value-type="string" table:number-columns-spanned="8" table:number-rows-spanned="1">
            <text:p>Darunter nach dem monatlichen Haushaltsnettoeinkommen von ... bis unter... EUR 1)</text:p>
          </table:table-cell>
          <table:covered-table-cell table:number-columns-repeated="2" table:style-name="ce15"/>
          <table:covered-table-cell table:number-columns-repeated="5" table:style-name="ce58"/>
          <table:table-cell table:style-name="ce58"/>
          <table:table-cell table:style-name="ce58" office:value-type="string" calcext:value-type="string">
            <text:p>Haushalte insgesamt</text:p>
          </table:table-cell>
          <table:table-cell table:style-name="ce22" office:value-type="string" calcext:value-type="string" table:number-columns-spanned="8" table:number-rows-spanned="1">
            <text:p>Davon nach dem Alter der Haupteinkommensperson von ... bis... Jahre</text:p>
          </table:table-cell>
          <table:covered-table-cell table:number-columns-repeated="7" table:style-name="ce58"/>
          <table:table-cell table:style-name="ce58"/>
          <table:table-cell table:style-name="ce58" office:value-type="string" calcext:value-type="string">
            <text:p>Haushalte insgesamt</text:p>
          </table:table-cell>
          <table:table-cell table:style-name="ce22" office:value-type="string" calcext:value-type="string" table:number-columns-spanned="8" table:number-rows-spanned="1">
            <text:p>Davon nach dem Haushaltstyp</text:p>
          </table:table-cell>
          <table:covered-table-cell table:number-columns-repeated="7" table:style-name="ce58"/>
          <table:table-cell table:style-name="ce58"/>
          <table:table-cell table:style-name="ce58" office:value-type="string" calcext:value-type="string">
            <text:p>Haushalte insgesamt</text:p>
          </table:table-cell>
          <table:table-cell table:style-name="ce22" office:value-type="string" calcext:value-type="string" table:number-columns-spanned="7" table:number-rows-spanned="1">
            <text:p>Darunter nach Alleinerziehenden und Paaren mit Kind(ern)</text:p>
          </table:table-cell>
          <table:covered-table-cell table:number-columns-repeated="6" table:style-name="ce58"/>
          <table:table-cell table:style-name="ce58"/>
          <table:table-cell table:style-name="ce58" office:value-type="string" calcext:value-type="string">
            <text:p>Haushalte insgesamt</text:p>
          </table:table-cell>
          <table:table-cell table:style-name="ce22" office:value-type="string" calcext:value-type="string" table:number-columns-spanned="2" table:number-rows-spanned="1">
            <text:p>Davon in</text:p>
          </table:table-cell>
          <table:covered-table-cell table:style-name="ce58"/>
          <table:table-cell table:number-columns-repeated="2"/>
          <table:table-cell office:value-type="string" calcext:value-type="string">
            <text:p>mean power cycle (W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tand-by power</text:p>
          </table:table-cell>
        </table:table-row>
        <table:table-row table:style-name="ro2">
          <table:table-cell table:style-name="ce54"/>
          <table:table-cell table:style-name="ce58"/>
          <table:table-cell table:style-name="ce62" office:value-type="float" office:value="2008" calcext:value-type="float">
            <text:p>2008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018" calcext:value-type="float">
            <text:p>2018</text:p>
          </table:table-cell>
          <table:table-cell table:style-name="ce62" office:value-type="float" office:value="2008" calcext:value-type="float">
            <text:p>2008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018" calcext:value-type="float">
            <text:p>2018</text:p>
          </table:table-cell>
          <table:table-cell table:style-name="ce62" office:value-type="float" office:value="2008" calcext:value-type="float">
            <text:p>2008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018" calcext:value-type="float">
            <text:p>2018</text:p>
          </table:table-cell>
          <table:table-cell table:style-name="ce58"/>
          <table:table-cell table:style-name="ce15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18" office:value-type="string" calcext:value-type="string">
            <text:p><text:span text:style-name="T4">5 und mehr</text:span></text:p>
          </table:table-cell>
          <table:table-cell table:style-name="ce58"/>
          <table:table-cell table:style-name="ce15"/>
          <table:table-cell table:style-name="ce72" office:value-type="string" calcext:value-type="string">
            <text:p><text:span text:style-name="T1">Selbststän- dige </text:span><text:span text:style-name="T5">1)</text:span></text:p>
          </table:table-cell>
          <table:table-cell table:style-name="ce72" office:value-type="string" calcext:value-type="string">
            <text:p><text:span text:style-name="T1">Arbeitnehmer/</text:span></text:p>
            <text:p><text:span text:style-name="T1">-innen</text:span></text:p>
          </table:table-cell>
          <table:table-cell table:style-name="ce15" office:value-type="string" calcext:value-type="string">
            <text:p><text:span text:style-name="T1">Arbeitslose</text:span></text:p>
          </table:table-cell>
          <table:table-cell table:style-name="ce15" office:value-type="string" calcext:value-type="string">
            <text:p><text:span text:style-name="T1">Nichterwerbs- tätige</text:span></text:p>
          </table:table-cell>
          <table:table-cell table:style-name="ce73" office:value-type="string" calcext:value-type="string">
            <text:p>darunter im Ruhestand </text:p>
          </table:table-cell>
          <table:table-cell table:style-name="ce15" table:number-columns-repeated="2"/>
          <table:table-cell table:style-name="ce15" office:value-type="string" calcext:value-type="string">
            <text:p>unter 900</text:p>
          </table:table-cell>
          <table:table-cell table:style-name="ce15" office:value-type="string" calcext:value-type="string">
            <text:p>900 – 1 300</text:p>
          </table:table-cell>
          <table:table-cell table:style-name="ce15" office:value-type="string" calcext:value-type="string">
            <text:p>1 300 – 1 500</text:p>
          </table:table-cell>
          <table:table-cell table:style-name="ce58" office:value-type="string" calcext:value-type="string">
            <text:p>1 500 – 2 000</text:p>
          </table:table-cell>
          <table:table-cell table:style-name="ce58" office:value-type="string" calcext:value-type="string">
            <text:p>2 000 – 2 600</text:p>
          </table:table-cell>
          <table:table-cell table:style-name="ce58" office:value-type="string" calcext:value-type="string">
            <text:p>2 600 – 3 600</text:p>
          </table:table-cell>
          <table:table-cell table:style-name="ce58" office:value-type="string" calcext:value-type="string">
            <text:p>3 600 – 5 000</text:p>
          </table:table-cell>
          <table:table-cell table:style-name="ce58" office:value-type="string" calcext:value-type="string">
            <text:p>5 000 – 18 000</text:p>
          </table:table-cell>
          <table:table-cell table:style-name="ce58" table:number-columns-repeated="2"/>
          <table:table-cell table:style-name="ce58" office:value-type="string" calcext:value-type="string">
            <text:p>18 - 24</text:p>
          </table:table-cell>
          <table:table-cell table:style-name="ce58" office:value-type="string" calcext:value-type="string">
            <text:p>25 - 34</text:p>
          </table:table-cell>
          <table:table-cell table:style-name="ce58" office:value-type="string" calcext:value-type="string">
            <text:p>35 - 44</text:p>
          </table:table-cell>
          <table:table-cell table:style-name="ce58" office:value-type="string" calcext:value-type="string">
            <text:p>45 - 54</text:p>
          </table:table-cell>
          <table:table-cell table:style-name="ce58" office:value-type="string" calcext:value-type="string">
            <text:p>55 - 64</text:p>
          </table:table-cell>
          <table:table-cell table:style-name="ce58" office:value-type="string" calcext:value-type="string">
            <text:p>65 - 69</text:p>
          </table:table-cell>
          <table:table-cell table:style-name="ce58" office:value-type="string" calcext:value-type="string">
            <text:p>70 - 79</text:p>
          </table:table-cell>
          <table:table-cell table:style-name="ce58" office:value-type="string" calcext:value-type="string">
            <text:p>80 u. mehr</text:p>
          </table:table-cell>
          <table:table-cell table:style-name="ce58" table:number-columns-repeated="2"/>
          <table:table-cell table:style-name="ce58" office:value-type="string" calcext:value-type="string">
            <text:p>Allein- lebende</text:p>
          </table:table-cell>
          <table:table-cell table:style-name="ce22" office:value-type="string" calcext:value-type="string" table:number-columns-spanned="2" table:number-rows-spanned="1">
            <text:p>davon Allein- lebende</text:p>
          </table:table-cell>
          <table:covered-table-cell table:style-name="ce58"/>
          <table:table-cell table:style-name="ce58" office:value-type="string" calcext:value-type="string">
            <text:p>Allein- erzie- hende 1)</text:p>
          </table:table-cell>
          <table:table-cell table:style-name="ce58" office:value-type="string" calcext:value-type="string">
            <text:p>Paare</text:p>
          </table:table-cell>
          <table:table-cell table:style-name="ce22" office:value-type="string" calcext:value-type="string" table:number-columns-spanned="2" table:number-rows-spanned="1">
            <text:p>davon Paare</text:p>
          </table:table-cell>
          <table:covered-table-cell table:style-name="ce58"/>
          <table:table-cell table:style-name="ce58" office:value-type="string" calcext:value-type="string">
            <text:p>sonstige Haus- halte 3)</text:p>
          </table:table-cell>
          <table:table-cell table:style-name="ce58" table:number-columns-repeated="2"/>
          <table:table-cell table:style-name="ce58" office:value-type="string" calcext:value-type="string">
            <text:p>Allein- erzie- hende 1)</text:p>
          </table:table-cell>
          <table:table-cell table:style-name="ce22" office:value-type="string" calcext:value-type="string" table:number-columns-spanned="2" table:number-rows-spanned="1">
            <text:p>davon mit Kind(ern) 1)</text:p>
          </table:table-cell>
          <table:covered-table-cell table:style-name="ce58"/>
          <table:table-cell table:style-name="ce58" office:value-type="string" calcext:value-type="string">
            <text:p>Paare mit Kind(ern) 2)</text:p>
          </table:table-cell>
          <table:table-cell table:style-name="ce22" office:value-type="string" calcext:value-type="string" table:number-columns-spanned="3" table:number-rows-spanned="1">
            <text:p>davon mit Kind(ern) 2)</text:p>
          </table:table-cell>
          <table:covered-table-cell table:number-columns-repeated="2" table:style-name="ce58"/>
          <table:table-cell table:style-name="ce58" table:number-columns-repeated="2"/>
          <table:table-cell table:style-name="ce58" office:value-type="string" calcext:value-type="string">
            <text:p>Mietwohnung 1)</text:p>
          </table:table-cell>
          <table:table-cell table:style-name="ce58" office:value-type="string" calcext:value-type="string">
            <text:p>Wohneigentum</text:p>
          </table:table-cell>
          <table:table-cell table:number-columns-repeated="5"/>
        </table:table-row>
        <table:table-row table:style-name="ro3">
          <table:table-cell table:style-name="ce54"/>
          <table:table-cell table:style-name="ce58"/>
          <table:table-cell table:style-name="ce63"/>
          <table:table-cell table:style-name="ce58" table:number-columns-repeated="16"/>
          <table:table-cell table:style-name="ce15"/>
          <table:table-cell table:style-name="ce58" table:number-columns-repeated="5"/>
          <table:table-cell table:style-name="ce15" table:number-columns-repeated="5"/>
          <table:table-cell table:style-name="ce58" table:number-columns-repeated="18"/>
          <table:table-cell table:style-name="ce58" office:value-type="string" calcext:value-type="string">
            <text:p>Männer</text:p>
          </table:table-cell>
          <table:table-cell table:style-name="ce58" office:value-type="string" calcext:value-type="string">
            <text:p>Frauen</text:p>
          </table:table-cell>
          <table:table-cell table:style-name="ce58" table:number-columns-repeated="2"/>
          <table:table-cell table:style-name="ce58" office:value-type="string" calcext:value-type="string">
            <text:p>ohne Kind</text:p>
          </table:table-cell>
          <table:table-cell table:style-name="ce58" office:value-type="string" calcext:value-type="string">
            <text:p>mit Kind (ern) 2)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2 und meh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3 und mehr</text:p>
          </table:table-cell>
          <table:table-cell table:style-name="ce58" table:number-columns-repeated="4"/>
          <table:table-cell table:number-columns-repeated="5"/>
        </table:table-row>
        <table:table-row table:style-name="ro3">
          <table:table-cell table:style-name="ce54"/>
          <table:table-cell table:style-name="ce58"/>
          <table:table-cell table:style-name="ce63"/>
          <table:table-cell table:style-name="ce58" table:number-columns-repeated="16"/>
          <table:table-cell table:style-name="ce15"/>
          <table:table-cell table:style-name="ce58" table:number-columns-repeated="5"/>
          <table:table-cell table:style-name="ce15" table:number-columns-repeated="5"/>
          <table:table-cell table:style-name="ce58" table:number-columns-repeated="38"/>
          <table:table-cell table:number-columns-repeated="5"/>
        </table:table-row>
        <table:table-row table:style-name="ro3">
          <table:table-cell table:style-name="ce54"/>
          <table:table-cell table:style-name="ce58" office:value-type="string" calcext:value-type="string">
            <text:p>Households survey</text:p>
          </table:table-cell>
          <table:table-cell table:style-name="ce64" office:value-type="float" office:value="58984" calcext:value-type="float">
            <text:p>58984</text:p>
          </table:table-cell>
          <table:table-cell table:style-name="ce64" office:value-type="float" office:value="59775" calcext:value-type="float">
            <text:p>59775</text:p>
          </table:table-cell>
          <table:table-cell table:style-name="ce64" office:value-type="float" office:value="59467" calcext:value-type="float">
            <text:p>59467</text:p>
          </table:table-cell>
          <table:table-cell table:style-name="ce64" office:value-type="float" office:value="45652" calcext:value-type="float">
            <text:p>45652</text:p>
          </table:table-cell>
          <table:table-cell table:style-name="ce64" office:value-type="float" office:value="45721" calcext:value-type="float">
            <text:p>45721</text:p>
          </table:table-cell>
          <table:table-cell table:style-name="ce64" office:value-type="float" office:value="45615" calcext:value-type="float">
            <text:p>45615</text:p>
          </table:table-cell>
          <table:table-cell table:style-name="ce64" office:value-type="float" office:value="13332" calcext:value-type="float">
            <text:p>13332</text:p>
          </table:table-cell>
          <table:table-cell table:style-name="ce64" office:value-type="float" office:value="14054" calcext:value-type="float">
            <text:p>14054</text:p>
          </table:table-cell>
          <table:table-cell table:style-name="ce64" office:value-type="float" office:value="13852" calcext:value-type="float">
            <text:p>13852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18964" calcext:value-type="float">
            <text:p>18964</text:p>
          </table:table-cell>
          <table:table-cell table:style-name="ce58" office:value-type="float" office:value="23465" calcext:value-type="float">
            <text:p>23465</text:p>
          </table:table-cell>
          <table:table-cell table:style-name="ce58" office:value-type="float" office:value="8267" calcext:value-type="float">
            <text:p>8267</text:p>
          </table:table-cell>
          <table:table-cell table:style-name="ce58" office:value-type="float" office:value="6647" calcext:value-type="float">
            <text:p>6647</text:p>
          </table:table-cell>
          <table:table-cell table:style-name="ce58" office:value-type="float" office:value="2124" calcext:value-type="float">
            <text:p>2124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2467" calcext:value-type="float">
            <text:p>2467</text:p>
          </table:table-cell>
          <table:table-cell table:style-name="ce58" office:value-type="float" office:value="35900" calcext:value-type="float">
            <text:p>35900</text:p>
          </table:table-cell>
          <table:table-cell table:style-name="ce58" office:value-type="float" office:value="1881" calcext:value-type="float">
            <text:p>1881</text:p>
          </table:table-cell>
          <table:table-cell table:style-name="ce58" office:value-type="float" office:value="19219" calcext:value-type="float">
            <text:p>19219</text:p>
          </table:table-cell>
          <table:table-cell table:style-name="ce58" office:value-type="float" office:value="17126" calcext:value-type="float">
            <text:p>17126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3242" calcext:value-type="float">
            <text:p>3242</text:p>
          </table:table-cell>
          <table:table-cell table:style-name="ce58" office:value-type="float" office:value="4748" calcext:value-type="float">
            <text:p>4748</text:p>
          </table:table-cell>
          <table:table-cell table:style-name="ce58" office:value-type="float" office:value="2678" calcext:value-type="float">
            <text:p>2678</text:p>
          </table:table-cell>
          <table:table-cell table:style-name="ce58" office:value-type="float" office:value="7122" calcext:value-type="float">
            <text:p>7122</text:p>
          </table:table-cell>
          <table:table-cell table:style-name="ce58" office:value-type="float" office:value="8901" calcext:value-type="float">
            <text:p>8901</text:p>
          </table:table-cell>
          <table:table-cell table:style-name="ce58" office:value-type="float" office:value="12213" calcext:value-type="float">
            <text:p>12213</text:p>
          </table:table-cell>
          <table:table-cell table:style-name="ce58" office:value-type="float" office:value="11758" calcext:value-type="float">
            <text:p>11758</text:p>
          </table:table-cell>
          <table:table-cell table:style-name="ce58" office:value-type="float" office:value="8672" calcext:value-type="float">
            <text:p>8672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1420" calcext:value-type="float">
            <text:p>1420</text:p>
          </table:table-cell>
          <table:table-cell table:style-name="ce58" office:value-type="float" office:value="8198" calcext:value-type="float">
            <text:p>8198</text:p>
          </table:table-cell>
          <table:table-cell table:style-name="ce58" office:value-type="float" office:value="9948" calcext:value-type="float">
            <text:p>9948</text:p>
          </table:table-cell>
          <table:table-cell table:style-name="ce58" office:value-type="float" office:value="12337" calcext:value-type="float">
            <text:p>12337</text:p>
          </table:table-cell>
          <table:table-cell table:style-name="ce58" office:value-type="float" office:value="12122" calcext:value-type="float">
            <text:p>12122</text:p>
          </table:table-cell>
          <table:table-cell table:style-name="ce58" office:value-type="float" office:value="5256" calcext:value-type="float">
            <text:p>5256</text:p>
          </table:table-cell>
          <table:table-cell table:style-name="ce58" office:value-type="float" office:value="7531" calcext:value-type="float">
            <text:p>7531</text:p>
          </table:table-cell>
          <table:table-cell table:style-name="ce58" office:value-type="float" office:value="2655" calcext:value-type="float">
            <text:p>2655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18964" calcext:value-type="float">
            <text:p>18964</text:p>
          </table:table-cell>
          <table:table-cell table:style-name="ce58" office:value-type="float" office:value="7374" calcext:value-type="float">
            <text:p>7374</text:p>
          </table:table-cell>
          <table:table-cell table:style-name="ce58" office:value-type="float" office:value="11590" calcext:value-type="float">
            <text:p>11590</text:p>
          </table:table-cell>
          <table:table-cell table:style-name="ce58" office:value-type="float" office:value="1905" calcext:value-type="float">
            <text:p>1905</text:p>
          </table:table-cell>
          <table:table-cell table:style-name="ce58" office:value-type="float" office:value="30890" calcext:value-type="float">
            <text:p>30890</text:p>
          </table:table-cell>
          <table:table-cell table:style-name="ce58" office:value-type="float" office:value="20297" calcext:value-type="float">
            <text:p>20297</text:p>
          </table:table-cell>
          <table:table-cell table:style-name="ce58" office:value-type="float" office:value="10593" calcext:value-type="float">
            <text:p>10593</text:p>
          </table:table-cell>
          <table:table-cell table:style-name="ce58" office:value-type="float" office:value="7708" calcext:value-type="float">
            <text:p>7708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1905" calcext:value-type="float">
            <text:p>1905</text:p>
          </table:table-cell>
          <table:table-cell table:style-name="ce58" office:value-type="float" office:value="1297" calcext:value-type="float">
            <text:p>1297</text:p>
          </table:table-cell>
          <table:table-cell table:style-name="ce58" office:value-type="float" office:value="608" calcext:value-type="float">
            <text:p>608</text:p>
          </table:table-cell>
          <table:table-cell table:style-name="ce58" office:value-type="float" office:value="10593" calcext:value-type="float">
            <text:p>10593</text:p>
          </table:table-cell>
          <table:table-cell table:style-name="ce58" office:value-type="float" office:value="4686" calcext:value-type="float">
            <text:p>4686</text:p>
          </table:table-cell>
          <table:table-cell table:style-name="ce58" office:value-type="float" office:value="4590" calcext:value-type="float">
            <text:p>4590</text:p>
          </table:table-cell>
          <table:table-cell table:style-name="ce58" office:value-type="float" office:value="1317" calcext:value-type="float">
            <text:p>1317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30069" calcext:value-type="float">
            <text:p>30069</text:p>
          </table:table-cell>
          <table:table-cell table:style-name="ce58" office:value-type="float" office:value="29398" calcext:value-type="float">
            <text:p>29398</text:p>
          </table:table-cell>
          <table:table-cell table:number-columns-repeated="5"/>
        </table:table-row>
        <table:table-row table:style-name="ro3">
          <table:table-cell table:style-name="ce54"/>
          <table:table-cell table:style-name="ce58" office:value-type="string" calcext:value-type="string">
            <text:p>Households total (1000)</text:p>
          </table:table-cell>
          <table:table-cell table:style-name="ce58" office:value-type="float" office:value="39077" calcext:value-type="float">
            <text:p>39077</text:p>
          </table:table-cell>
          <table:table-cell table:style-name="ce58" office:value-type="float" office:value="40032" calcext:value-type="float">
            <text:p>40032</text:p>
          </table:table-cell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31771" calcext:value-type="float">
            <text:p>31771</text:p>
          </table:table-cell>
          <table:table-cell table:style-name="ce64" office:value-type="float" office:value="31440" calcext:value-type="float">
            <text:p>31440</text:p>
          </table:table-cell>
          <table:table-cell table:style-name="ce64" office:value-type="float" office:value="32193" calcext:value-type="float">
            <text:p>32193</text:p>
          </table:table-cell>
          <table:table-cell table:style-name="ce64" office:value-type="float" office:value="7306" calcext:value-type="float">
            <text:p>7306</text:p>
          </table:table-cell>
          <table:table-cell table:style-name="ce64" office:value-type="float" office:value="8592" calcext:value-type="float">
            <text:p>8592</text:p>
          </table:table-cell>
          <table:table-cell table:style-name="ce58" office:value-type="float" office:value="8403" calcext:value-type="float">
            <text:p>8403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16814" calcext:value-type="float">
            <text:p>16814</text:p>
          </table:table-cell>
          <table:table-cell table:style-name="ce58" office:value-type="float" office:value="13699" calcext:value-type="float">
            <text:p>13699</text:p>
          </table:table-cell>
          <table:table-cell table:style-name="ce58" office:value-type="float" office:value="4918" calcext:value-type="float">
            <text:p>4918</text:p>
          </table:table-cell>
          <table:table-cell table:style-name="ce58" office:value-type="float" office:value="3787" calcext:value-type="float">
            <text:p>3787</text:p>
          </table:table-cell>
          <table:table-cell table:style-name="ce58" office:value-type="float" office:value="1377" calcext:value-type="float">
            <text:p>1377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2866" calcext:value-type="float">
            <text:p>2866</text:p>
          </table:table-cell>
          <table:table-cell table:style-name="ce58" office:value-type="float" office:value="22363" calcext:value-type="float">
            <text:p>22363</text:p>
          </table:table-cell>
          <table:table-cell table:style-name="ce58" office:value-type="float" office:value="1865" calcext:value-type="float">
            <text:p>1865</text:p>
          </table:table-cell>
          <table:table-cell table:style-name="ce58" office:value-type="float" office:value="13501" calcext:value-type="float">
            <text:p>13501</text:p>
          </table:table-cell>
          <table:table-cell table:style-name="ce58" office:value-type="float" office:value="11898" calcext:value-type="float">
            <text:p>11898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3426" calcext:value-type="float">
            <text:p>3426</text:p>
          </table:table-cell>
          <table:table-cell table:style-name="ce58" office:value-type="float" office:value="5073" calcext:value-type="float">
            <text:p>5073</text:p>
          </table:table-cell>
          <table:table-cell table:style-name="ce58" office:value-type="float" office:value="2658" calcext:value-type="float">
            <text:p>2658</text:p>
          </table:table-cell>
          <table:table-cell table:style-name="ce58" office:value-type="float" office:value="6307" calcext:value-type="float">
            <text:p>6307</text:p>
          </table:table-cell>
          <table:table-cell table:style-name="ce58" office:value-type="float" office:value="6321" calcext:value-type="float">
            <text:p>6321</text:p>
          </table:table-cell>
          <table:table-cell table:style-name="ce58" office:value-type="float" office:value="6950" calcext:value-type="float">
            <text:p>6950</text:p>
          </table:table-cell>
          <table:table-cell table:style-name="ce58" office:value-type="float" office:value="5684" calcext:value-type="float">
            <text:p>5684</text:p>
          </table:table-cell>
          <table:table-cell table:style-name="ce58" office:value-type="float" office:value="4034" calcext:value-type="float">
            <text:p>4034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1817" calcext:value-type="float">
            <text:p>1817</text:p>
          </table:table-cell>
          <table:table-cell table:style-name="ce58" office:value-type="float" office:value="5696" calcext:value-type="float">
            <text:p>5696</text:p>
          </table:table-cell>
          <table:table-cell table:style-name="ce58" office:value-type="float" office:value="6597" calcext:value-type="float">
            <text:p>6597</text:p>
          </table:table-cell>
          <table:table-cell table:style-name="ce58" office:value-type="float" office:value="7395" calcext:value-type="float">
            <text:p>7395</text:p>
          </table:table-cell>
          <table:table-cell table:style-name="ce58" office:value-type="float" office:value="7733" calcext:value-type="float">
            <text:p>7733</text:p>
          </table:table-cell>
          <table:table-cell table:style-name="ce58" office:value-type="float" office:value="2804" calcext:value-type="float">
            <text:p>2804</text:p>
          </table:table-cell>
          <table:table-cell table:style-name="ce58" office:value-type="float" office:value="6307" calcext:value-type="float">
            <text:p>6307</text:p>
          </table:table-cell>
          <table:table-cell table:style-name="ce58" office:value-type="float" office:value="2247" calcext:value-type="float">
            <text:p>2247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16814" calcext:value-type="float">
            <text:p>16814</text:p>
          </table:table-cell>
          <table:table-cell table:style-name="ce58" office:value-type="float" office:value="6627" calcext:value-type="float">
            <text:p>6627</text:p>
          </table:table-cell>
          <table:table-cell table:style-name="ce58" office:value-type="float" office:value="10187" calcext:value-type="float">
            <text:p>10187</text:p>
          </table:table-cell>
          <table:table-cell table:style-name="ce58" office:value-type="float" office:value="1218" calcext:value-type="float">
            <text:p>1218</text:p>
          </table:table-cell>
          <table:table-cell table:style-name="ce58" office:value-type="float" office:value="17231" calcext:value-type="float">
            <text:p>17231</text:p>
          </table:table-cell>
          <table:table-cell table:style-name="ce58" office:value-type="float" office:value="11544" calcext:value-type="float">
            <text:p>11544</text:p>
          </table:table-cell>
          <table:table-cell table:style-name="ce58" office:value-type="float" office:value="5687" calcext:value-type="float">
            <text:p>5687</text:p>
          </table:table-cell>
          <table:table-cell table:style-name="ce58" office:value-type="float" office:value="5333" calcext:value-type="float">
            <text:p>5333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1218" calcext:value-type="float">
            <text:p>1218</text:p>
          </table:table-cell>
          <table:table-cell table:style-name="ce58" office:value-type="float" office:value="807" calcext:value-type="float">
            <text:p>807</text:p>
          </table:table-cell>
          <table:table-cell table:style-name="ce58" office:value-type="float" office:value="411" calcext:value-type="float">
            <text:p>411</text:p>
          </table:table-cell>
          <table:table-cell table:style-name="ce58" office:value-type="float" office:value="5687" calcext:value-type="float">
            <text:p>5687</text:p>
          </table:table-cell>
          <table:table-cell table:style-name="ce58" office:value-type="float" office:value="2417" calcext:value-type="float">
            <text:p>2417</text:p>
          </table:table-cell>
          <table:table-cell table:style-name="ce58" office:value-type="float" office:value="2460" calcext:value-type="float">
            <text:p>2460</text:p>
          </table:table-cell>
          <table:table-cell table:style-name="ce58" office:value-type="float" office:value="810" calcext:value-type="float">
            <text:p>810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23499" calcext:value-type="float">
            <text:p>23499</text:p>
          </table:table-cell>
          <table:table-cell table:style-name="ce58" office:value-type="float" office:value="17097" calcext:value-type="float">
            <text:p>17097</text:p>
          </table:table-cell>
          <table:table-cell table:number-columns-repeated="5"/>
        </table:table-row>
        <table:table-row table:style-name="ro3">
          <table:table-cell table:style-name="ce54"/>
          <table:table-cell table:style-name="ce54" office:value-type="string" calcext:value-type="string">
            <text:p>Numbers of appliances for 100 households</text:p>
          </table:table-cell>
          <table:table-cell table:style-name="ce64" table:number-columns-repeated="9"/>
          <table:table-cell table:style-name="ce58" table:number-columns-repeated="57"/>
          <table:table-cell table:number-columns-repeated="5"/>
        </table:table-row>
        <table:table-row table:style-name="ro3">
          <table:table-cell table:style-name="ce55"/>
          <table:table-cell table:style-name="ce55" office:value-type="string" calcext:value-type="string">
            <text:p>Locomotion mediums</text:p>
          </table:table-cell>
          <table:table-cell table:style-name="ce64" table:number-columns-repeated="9"/>
          <table:table-cell table:style-name="ce58" table:number-columns-repeated="57"/>
          <table:table-cell table:number-columns-repeated="5"/>
        </table:table-row>
        <table:table-row table:style-name="ro3">
          <table:table-cell table:style-name="ce54"/>
          <table:table-cell table:style-name="ce58" office:value-type="string" calcext:value-type="string">
            <text:p>Cars</text:p>
          </table:table-cell>
          <table:table-cell table:style-name="ce64" office:value-type="float" office:value="102.4" calcext:value-type="float">
            <text:p>102.4</text:p>
          </table:table-cell>
          <table:table-cell table:style-name="ce64" office:value-type="float" office:value="105.4" calcext:value-type="float">
            <text:p>105.4</text:p>
          </table:table-cell>
          <table:table-cell table:style-name="ce64" office:value-type="float" office:value="108.1" calcext:value-type="float">
            <text:p>108.1</text:p>
          </table:table-cell>
          <table:table-cell table:style-name="ce64" office:value-type="float" office:value="103.9" calcext:value-type="float">
            <text:p>103.9</text:p>
          </table:table-cell>
          <table:table-cell table:style-name="ce64" office:value-type="float" office:value="108.8" calcext:value-type="float">
            <text:p>108.8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95.8" calcext:value-type="float">
            <text:p>95.8</text:p>
          </table:table-cell>
          <table:table-cell table:style-name="ce64" office:value-type="float" office:value="93" calcext:value-type="float">
            <text:p>93</text:p>
          </table:table-cell>
          <table:table-cell table:style-name="ce64" office:value-type="float" office:value="93.4" calcext:value-type="float">
            <text:p>93.4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62.5" calcext:value-type="float">
            <text:p>62.5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58.1" calcext:value-type="float">
            <text:p>158.1</text:p>
          </table:table-cell>
          <table:table-cell table:style-name="ce58" office:value-type="float" office:value="174.7" calcext:value-type="float">
            <text:p>174.7</text:p>
          </table:table-cell>
          <table:table-cell table:style-name="ce58" office:value-type="float" office:value="175.5" calcext:value-type="float">
            <text:p>175.5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145.1" calcext:value-type="float">
            <text:p>145.1</text:p>
          </table:table-cell>
          <table:table-cell table:style-name="ce58" office:value-type="float" office:value="125.8" calcext:value-type="float">
            <text:p>125.8</text:p>
          </table:table-cell>
          <table:table-cell table:style-name="ce58" office:value-type="float" office:value="40.8" calcext:value-type="float">
            <text:p>40.8</text:p>
          </table:table-cell>
          <table:table-cell table:style-name="ce58" office:value-type="float" office:value="80.3" calcext:value-type="float">
            <text:p>80.3</text:p>
          </table:table-cell>
          <table:table-cell table:style-name="ce58" office:value-type="float" office:value="85.5" calcext:value-type="float">
            <text:p>85.5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31.2" calcext:value-type="float">
            <text:p>31.2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70.8" calcext:value-type="float">
            <text:p>70.8</text:p>
          </table:table-cell>
          <table:table-cell table:style-name="ce58" office:value-type="float" office:value="83.9" calcext:value-type="float">
            <text:p>83.9</text:p>
          </table:table-cell>
          <table:table-cell table:style-name="ce58" office:value-type="float" office:value="104.8" calcext:value-type="float">
            <text:p>104.8</text:p>
          </table:table-cell>
          <table:table-cell table:style-name="ce58" office:value-type="float" office:value="132.8" calcext:value-type="float">
            <text:p>132.8</text:p>
          </table:table-cell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189.6" calcext:value-type="float">
            <text:p>189.6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01.1" calcext:value-type="float">
            <text:p>101.1</text:p>
          </table:table-cell>
          <table:table-cell table:style-name="ce58" office:value-type="float" office:value="122.4" calcext:value-type="float">
            <text:p>122.4</text:p>
          </table:table-cell>
          <table:table-cell table:style-name="ce58" office:value-type="float" office:value="130.1" calcext:value-type="float">
            <text:p>130.1</text:p>
          </table:table-cell>
          <table:table-cell table:style-name="ce58" office:value-type="float" office:value="119.8" calcext:value-type="float">
            <text:p>119.8</text:p>
          </table:table-cell>
          <table:table-cell table:style-name="ce58" office:value-type="float" office:value="95.7" calcext:value-type="float">
            <text:p>95.7</text:p>
          </table:table-cell>
          <table:table-cell table:style-name="ce58" office:value-type="float" office:value="90.5" calcext:value-type="float">
            <text:p>90.5</text:p>
          </table:table-cell>
          <table:table-cell table:style-name="ce58" office:value-type="float" office:value="73.8" calcext:value-type="float">
            <text:p>73.8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62.5" calcext:value-type="float">
            <text:p>62.5</text:p>
          </table:table-cell>
          <table:table-cell table:style-name="ce58" office:value-type="float" office:value="66.3" calcext:value-type="float">
            <text:p>66.3</text:p>
          </table:table-cell>
          <table:table-cell table:style-name="ce58" office:value-type="float" office:value="60.1" calcext:value-type="float">
            <text:p>60.1</text:p>
          </table:table-cell>
          <table:table-cell table:style-name="ce58" office:value-type="float" office:value="72.9" calcext:value-type="float">
            <text:p>72.9</text:p>
          </table:table-cell>
          <table:table-cell table:style-name="ce58" office:value-type="float" office:value="134.7" calcext:value-type="float">
            <text:p>134.7</text:p>
          </table:table-cell>
          <table:table-cell table:style-name="ce58" office:value-type="float" office:value="126.8" calcext:value-type="float">
            <text:p>126.8</text:p>
          </table:table-cell>
          <table:table-cell table:style-name="ce58" office:value-type="float" office:value="150.7" calcext:value-type="float">
            <text:p>150.7</text:p>
          </table:table-cell>
          <table:table-cell table:style-name="ce58" office:value-type="float" office:value="174" calcext:value-type="float">
            <text:p>174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72.9" calcext:value-type="float">
            <text:p>72.9</text:p>
          </table:table-cell>
          <table:table-cell table:style-name="ce58" office:value-type="float" office:value="71.2" calcext:value-type="float">
            <text:p>71.2</text:p>
          </table:table-cell>
          <table:table-cell table:style-name="ce58" office:value-type="float" office:value="76.2" calcext:value-type="float">
            <text:p>76.2</text:p>
          </table:table-cell>
          <table:table-cell table:style-name="ce58" office:value-type="float" office:value="150.7" calcext:value-type="float">
            <text:p>150.7</text:p>
          </table:table-cell>
          <table:table-cell table:style-name="ce58" office:value-type="float" office:value="147.5" calcext:value-type="float">
            <text:p>147.5</text:p>
          </table:table-cell>
          <table:table-cell table:style-name="ce58" office:value-type="float" office:value="154.3" calcext:value-type="float">
            <text:p>154.3</text:p>
          </table:table-cell>
          <table:table-cell table:style-name="ce58" office:value-type="float" office:value="149.5" calcext:value-type="float">
            <text:p>149.5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80.4" calcext:value-type="float">
            <text:p>80.4</text:p>
          </table:table-cell>
          <table:table-cell table:style-name="ce58" office:value-type="float" office:value="146.2" calcext:value-type="float">
            <text:p>146.2</text:p>
          </table:table-cell>
          <table:table-cell table:number-columns-repeated="5"/>
        </table:table-row>
        <table:table-row table:style-name="ro3">
          <table:table-cell table:style-name="ce54"/>
          <table:table-cell table:style-name="ce58" office:value-type="string" calcext:value-type="string">
            <text:p>new car</text:p>
          </table:table-cell>
          <table:table-cell table:style-name="ce64" office:value-type="float" office:value="35.1" calcext:value-type="float">
            <text:p>35.1</text:p>
          </table:table-cell>
          <table:table-cell table:style-name="ce64" office:value-type="float" office:value="37.4" calcext:value-type="float">
            <text:p>37.4</text:p>
          </table:table-cell>
          <table:table-cell table:style-name="ce64" office:value-type="float" office:value="35.1" calcext:value-type="float">
            <text:p>35.1</text:p>
          </table:table-cell>
          <table:table-cell table:style-name="ce64" office:value-type="float" office:value="35.5" calcext:value-type="float">
            <text:p>35.5</text:p>
          </table:table-cell>
          <table:table-cell table:style-name="ce64" office:value-type="float" office:value="38.4" calcext:value-type="float">
            <text:p>38.4</text:p>
          </table:table-cell>
          <table:table-cell table:style-name="ce64" office:value-type="float" office:value="35.9" calcext:value-type="float">
            <text:p>35.9</text:p>
          </table:table-cell>
          <table:table-cell table:style-name="ce64" office:value-type="float" office:value="33.1" calcext:value-type="float">
            <text:p>33.1</text:p>
          </table:table-cell>
          <table:table-cell table:style-name="ce64" office:value-type="float" office:value="33.6" calcext:value-type="float">
            <text:p>33.6</text:p>
          </table:table-cell>
          <table:table-cell table:style-name="ce64" office:value-type="float" office:value="31.8" calcext:value-type="float">
            <text:p>31.8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22.1" calcext:value-type="float">
            <text:p>22.1</text:p>
          </table:table-cell>
          <table:table-cell table:style-name="ce58" office:value-type="float" office:value="44.2" calcext:value-type="float">
            <text:p>44.2</text:p>
          </table:table-cell>
          <table:table-cell table:style-name="ce58" office:value-type="float" office:value="44.9" calcext:value-type="float">
            <text:p>44.9</text:p>
          </table:table-cell>
          <table:table-cell table:style-name="ce58" office:value-type="float" office:value="44.8" calcext:value-type="float">
            <text:p>44.8</text:p>
          </table:table-cell>
          <table:table-cell table:style-name="ce58" office:value-type="float" office:value="40.3" calcext:value-type="float">
            <text:p>40.3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45.5" calcext:value-type="float">
            <text:p>45.5</text:p>
          </table:table-cell>
          <table:table-cell table:style-name="ce58" office:value-type="float" office:value="34.7" calcext:value-type="float">
            <text:p>34.7</text:p>
          </table:table-cell>
          <table:table-cell table:style-name="ce58" office:value-type="float" office:value="6.7" calcext:value-type="float">
            <text:p>6.7</text:p>
          </table:table-cell>
          <table:table-cell table:style-name="ce58" office:value-type="float" office:value="37.3" calcext:value-type="float">
            <text:p>37.3</text:p>
          </table:table-cell>
          <table:table-cell table:style-name="ce58" office:value-type="float" office:value="41.4" calcext:value-type="float">
            <text:p>41.4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6.4" calcext:value-type="float">
            <text:p>6.4</text:p>
          </table:table-cell>
          <table:table-cell table:style-name="ce58" office:value-type="float" office:value="15.7" calcext:value-type="float">
            <text:p>15.7</text:p>
          </table:table-cell>
          <table:table-cell table:style-name="ce58" office:value-type="float" office:value="22.3" calcext:value-type="float">
            <text:p>22.3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35.5" calcext:value-type="float">
            <text:p>35.5</text:p>
          </table:table-cell>
          <table:table-cell table:style-name="ce58" office:value-type="float" office:value="43.6" calcext:value-type="float">
            <text:p>43.6</text:p>
          </table:table-cell>
          <table:table-cell table:style-name="ce58" office:value-type="float" office:value="50.5" calcext:value-type="float">
            <text:p>50.5</text:p>
          </table:table-cell>
          <table:table-cell table:style-name="ce58" office:value-type="float" office:value="64.7" calcext:value-type="float">
            <text:p>64.7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8.3" calcext:value-type="float">
            <text:p>8.3</text:p>
          </table:table-cell>
          <table:table-cell table:style-name="ce58" office:value-type="float" office:value="18.8" calcext:value-type="float">
            <text:p>18.8</text:p>
          </table:table-cell>
          <table:table-cell table:style-name="ce58" office:value-type="float" office:value="30.3" calcext:value-type="float">
            <text:p>30.3</text:p>
          </table:table-cell>
          <table:table-cell table:style-name="ce58" office:value-type="float" office:value="38.3" calcext:value-type="float">
            <text:p>38.3</text:p>
          </table:table-cell>
          <table:table-cell table:style-name="ce58" office:value-type="float" office:value="42.3" calcext:value-type="float">
            <text:p>42.3</text:p>
          </table:table-cell>
          <table:table-cell table:style-name="ce58" office:value-type="float" office:value="41.3" calcext:value-type="float">
            <text:p>41.3</text:p>
          </table:table-cell>
          <table:table-cell table:style-name="ce58" office:value-type="float" office:value="45.7" calcext:value-type="float">
            <text:p>45.7</text:p>
          </table:table-cell>
          <table:table-cell table:style-name="ce58" office:value-type="float" office:value="38.6" calcext:value-type="float">
            <text:p>38.6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22.1" calcext:value-type="float">
            <text:p>22.1</text:p>
          </table:table-cell>
          <table:table-cell table:style-name="ce58" office:value-type="float" office:value="20.4" calcext:value-type="float">
            <text:p>20.4</text:p>
          </table:table-cell>
          <table:table-cell table:style-name="ce58" office:value-type="float" office:value="23.2" calcext:value-type="float">
            <text:p>23.2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8.6" calcext:value-type="float">
            <text:p>48.6</text:p>
          </table:table-cell>
          <table:table-cell table:style-name="ce58" office:value-type="float" office:value="37.7" calcext:value-type="float">
            <text:p>37.7</text:p>
          </table:table-cell>
          <table:table-cell table:style-name="ce58" office:value-type="float" office:value="48.2" calcext:value-type="float">
            <text:p>48.2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15.8" calcext:value-type="float">
            <text:p>15.8</text:p>
          </table:table-cell>
          <table:table-cell table:style-name="ce58" office:value-type="float" office:value="12.8" calcext:value-type="float">
            <text:p>12.8</text:p>
          </table:table-cell>
          <table:table-cell table:style-name="ce58" office:value-type="float" office:value="37.7" calcext:value-type="float">
            <text:p>37.7</text:p>
          </table:table-cell>
          <table:table-cell table:style-name="ce58" office:value-type="float" office:value="39.4" calcext:value-type="float">
            <text:p>39.4</text:p>
          </table:table-cell>
          <table:table-cell table:style-name="ce58" office:value-type="float" office:value="37.4" calcext:value-type="float">
            <text:p>37.4</text:p>
          </table:table-cell>
          <table:table-cell table:style-name="ce58" office:value-type="float" office:value="33.8" calcext:value-type="float">
            <text:p>33.8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22.3" calcext:value-type="float">
            <text:p>22.3</text:p>
          </table:table-cell>
          <table:table-cell table:style-name="ce58" office:value-type="float" office:value="52.6" calcext:value-type="float">
            <text:p>52.6</text:p>
          </table:table-cell>
          <table:table-cell table:number-columns-repeated="5"/>
        </table:table-row>
        <table:table-row table:style-name="ro3">
          <table:table-cell table:style-name="ce56"/>
          <table:table-cell table:style-name="ce59" office:value-type="string" calcext:value-type="string">
            <text:p>occasion car</text:p>
          </table:table-cell>
          <table:table-cell table:number-columns-repeated="2" table:style-name="ce65" office:value-type="float" office:value="62.6" calcext:value-type="float">
            <text:p>62.6</text:p>
          </table:table-cell>
          <table:table-cell table:style-name="ce65" office:value-type="float" office:value="66.8" calcext:value-type="float">
            <text:p>66.8</text:p>
          </table:table-cell>
          <table:table-cell table:style-name="ce65" office:value-type="float" office:value="63.4" calcext:value-type="float">
            <text:p>63.4</text:p>
          </table:table-cell>
          <table:table-cell table:style-name="ce65" office:value-type="float" office:value="64.6" calcext:value-type="float">
            <text:p>64.6</text:p>
          </table:table-cell>
          <table:table-cell table:style-name="ce65" office:value-type="float" office:value="69.2" calcext:value-type="float">
            <text:p>69.2</text:p>
          </table:table-cell>
          <table:table-cell table:style-name="ce65" office:value-type="float" office:value="59.1" calcext:value-type="float">
            <text:p>59.1</text:p>
          </table:table-cell>
          <table:table-cell table:style-name="ce66" office:value-type="float" office:value="55.5" calcext:value-type="float">
            <text:p>55.5</text:p>
          </table:table-cell>
          <table:table-cell table:style-name="ce66" office:value-type="float" office:value="57.6" calcext:value-type="float">
            <text:p>57.6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37.4" calcext:value-type="float">
            <text:p>37.4</text:p>
          </table:table-cell>
          <table:table-cell office:value-type="float" office:value="69.8" calcext:value-type="float">
            <text:p>69.8</text:p>
          </table:table-cell>
          <table:table-cell office:value-type="float" office:value="102.7" calcext:value-type="float">
            <text:p>102.7</text:p>
          </table:table-cell>
          <table:table-cell office:value-type="float" office:value="118.3" calcext:value-type="float">
            <text:p>118.3</text:p>
          </table:table-cell>
          <table:table-cell office:value-type="float" office:value="124.1" calcext:value-type="float">
            <text:p>124.1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79.2" calcext:value-type="float">
            <text:p>79.2</text:p>
          </table:table-cell>
          <table:table-cell office:value-type="float" office:value="83.5" calcext:value-type="float">
            <text:p>83.5</text:p>
          </table:table-cell>
          <table:table-cell office:value-type="float" office:value="33" calcext:value-type="float">
            <text:p>33</text:p>
          </table:table-cell>
          <table:table-cell office:value-type="float" office:value="41.2" calcext:value-type="float">
            <text:p>41.2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23.4" calcext:value-type="float">
            <text:p>23.4</text:p>
          </table:table-cell>
          <table:table-cell office:value-type="float" office:value="36.6" calcext:value-type="float">
            <text:p>36.6</text:p>
          </table:table-cell>
          <table:table-cell office:value-type="float" office:value="46.3" calcext:value-type="float">
            <text:p>46.3</text:p>
          </table:table-cell>
          <table:table-cell office:value-type="float" office:value="52.4" calcext:value-type="float">
            <text:p>52.4</text:p>
          </table:table-cell>
          <table:table-cell office:value-type="float" office:value="65.4" calcext:value-type="float">
            <text:p>65.4</text:p>
          </table:table-cell>
          <table:table-cell office:value-type="float" office:value="82.7" calcext:value-type="float">
            <text:p>82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3.1" calcext:value-type="float">
            <text:p>103.1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50.4" calcext:value-type="float">
            <text:p>50.4</text:p>
          </table:table-cell>
          <table:table-cell office:value-type="float" office:value="75.5" calcext:value-type="float">
            <text:p>75.5</text:p>
          </table:table-cell>
          <table:table-cell office:value-type="float" office:value="83.3" calcext:value-type="float">
            <text:p>83.3</text:p>
          </table:table-cell>
          <table:table-cell office:value-type="float" office:value="82.5" calcext:value-type="float">
            <text:p>82.5</text:p>
          </table:table-cell>
          <table:table-cell office:value-type="float" office:value="70.2" calcext:value-type="float">
            <text:p>70.2</text:p>
          </table:table-cell>
          <table:table-cell office:value-type="float" office:value="51" calcext:value-type="float">
            <text:p>51</text:p>
          </table:table-cell>
          <table:table-cell office:value-type="float" office:value="42.6" calcext:value-type="float">
            <text:p>42.6</text:p>
          </table:table-cell>
          <table:table-cell office:value-type="float" office:value="33.2" calcext:value-type="float">
            <text:p>33.2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37.4" calcext:value-type="float">
            <text:p>37.4</text:p>
          </table:table-cell>
          <table:table-cell office:value-type="float" office:value="41.9" calcext:value-type="float">
            <text:p>41.9</text:p>
          </table:table-cell>
          <table:table-cell office:value-type="float" office:value="34.5" calcext:value-type="float">
            <text:p>34.5</text:p>
          </table:table-cell>
          <table:table-cell office:value-type="float" office:value="54.7" calcext:value-type="float">
            <text:p>54.7</text:p>
          </table:table-cell>
          <table:table-cell office:value-type="float" office:value="81.2" calcext:value-type="float">
            <text:p>81.2</text:p>
          </table:table-cell>
          <table:table-cell office:value-type="float" office:value="70.8" calcext:value-type="float">
            <text:p>70.8</text:p>
          </table:table-cell>
          <table:table-cell office:value-type="float" office:value="102.3" calcext:value-type="float">
            <text:p>102.3</text:p>
          </table:table-cell>
          <table:table-cell office:value-type="float" office:value="115.3" calcext:value-type="float">
            <text:p>115.3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54.7" calcext:value-type="float">
            <text:p>54.7</text:p>
          </table:table-cell>
          <table:table-cell office:value-type="float" office:value="51.6" calcext:value-type="float">
            <text:p>51.6</text:p>
          </table:table-cell>
          <table:table-cell office:value-type="float" office:value="60.8" calcext:value-type="float">
            <text:p>60.8</text:p>
          </table:table-cell>
          <table:table-cell office:value-type="float" office:value="102.3" calcext:value-type="float">
            <text:p>102.3</text:p>
          </table:table-cell>
          <table:table-cell office:value-type="float" office:value="97.6" calcext:value-type="float">
            <text:p>97.6</text:p>
          </table:table-cell>
          <table:table-cell office:value-type="float" office:value="105.6" calcext:value-type="float">
            <text:p>105.6</text:p>
          </table:table-cell>
          <table:table-cell office:value-type="float" office:value="106.3" calcext:value-type="float">
            <text:p>106.3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53.7" calcext:value-type="float">
            <text:p>53.7</text:p>
          </table:table-cell>
          <table:table-cell office:value-type="float" office:value="84.7" calcext:value-type="float">
            <text:p>84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easing car</text:p>
          </table:table-cell>
          <table:table-cell table:style-name="ce66" office:value-type="float" office:value="4.8" calcext:value-type="float">
            <text:p>4.8</text:p>
          </table:table-cell>
          <table:table-cell table:style-name="ce66" office:value-type="float" office:value="5.4" calcext:value-type="float">
            <text:p>5.4</text:p>
          </table:table-cell>
          <table:table-cell table:style-name="ce66" office:value-type="float" office:value="6.3" calcext:value-type="float">
            <text:p>6.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5.8" calcext:value-type="float">
            <text:p>5.8</text:p>
          </table:table-cell>
          <table:table-cell table:style-name="ce66" office:value-type="float" office:value="6.9" calcext:value-type="float">
            <text:p>6.9</text:p>
          </table:table-cell>
          <table:table-cell table:style-name="ce66" office:value-type="float" office:value="3.6" calcext:value-type="float">
            <text:p>3.6</text:p>
          </table:table-cell>
          <table:table-cell table:style-name="ce66" office:value-type="float" office:value="3.8" calcext:value-type="float">
            <text:p>3.8</text:p>
          </table:table-cell>
          <table:table-cell table:style-name="ce66" office:value-type="float" office:value="4" calcext:value-type="float">
            <text:p>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0.4" calcext:value-type="float">
            <text:p>20.4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10.4" calcext:value-type="float">
            <text:p>10.4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9.4" calcext:value-type="float">
            <text:p>9.4</text:p>
          </table:table-cell>
          <table:table-cell office:value-type="float" office:value="7.2" calcext:value-type="float">
            <text:p>7.2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7.4" calcext:value-type="float">
            <text:p>7.4</text:p>
          </table:table-cell>
          <table:table-cell office:value-type="float" office:value="10.6" calcext:value-type="float">
            <text:p>1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3" calcext:value-type="float">
            <text:p>11.3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4.4" calcext:value-type="float">
            <text:p>4.4</text:p>
          </table:table-cell>
          <table:table-cell office:value-type="float" office:value="8.9" calcext:value-type="float">
            <text:p>8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otorcyles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2" table:style-name="ce66" office:value-type="float" office:value="14.3" calcext:value-type="float">
            <text:p>14.3</text:p>
          </table:table-cell>
          <table:table-cell table:style-name="ce66" office:value-type="float" office:value="14.8" calcext:value-type="float">
            <text:p>14.8</text:p>
          </table:table-cell>
          <table:table-cell table:number-columns-repeated="2" table:style-name="ce66" office:value-type="float" office:value="15.2" calcext:value-type="float">
            <text:p>15.2</text:p>
          </table:table-cell>
          <table:table-cell table:style-name="ce66" office:value-type="float" office:value="10.5" calcext:value-type="float">
            <text:p>10.5</text:p>
          </table:table-cell>
          <table:table-cell table:number-columns-repeated="2" table:style-name="ce66" office:value-type="float" office:value="11.1" calcext:value-type="float">
            <text:p>11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6.7" calcext:value-type="float">
            <text:p>6.7</text:p>
          </table:table-cell>
          <table:table-cell office:value-type="float" office:value="14.4" calcext:value-type="float">
            <text:p>14.4</text:p>
          </table:table-cell>
          <table:table-cell office:value-type="float" office:value="25.4" calcext:value-type="float">
            <text:p>25.4</text:p>
          </table:table-cell>
          <table:table-cell office:value-type="float" office:value="28.3" calcext:value-type="float">
            <text:p>28.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19.9" calcext:value-type="float">
            <text:p>19.9</text:p>
          </table:table-cell>
          <table:table-cell office:value-type="float" office:value="19.4" calcext:value-type="float">
            <text:p>19.4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18.9" calcext:value-type="float">
            <text:p>18.9</text:p>
          </table:table-cell>
          <table:table-cell office:value-type="float" office:value="24.3" calcext:value-type="float">
            <text:p>24.3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8.5" calcext:value-type="float">
            <text:p>8.5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office:value-type="float" office:value="23.8" calcext:value-type="float">
            <text:p>23.8</text:p>
          </table:table-cell>
          <table:table-cell office:value-type="float" office:value="18.7" calcext:value-type="float">
            <text:p>18.7</text:p>
          </table:table-cell>
          <table:table-cell office:value-type="float" office:value="8.6" calcext:value-type="float">
            <text:p>8.6</text:p>
          </table:table-cell>
          <table:table-cell office:value-type="float" office:value="4.7" calcext:value-type="float">
            <text:p>4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6.7" calcext:value-type="float">
            <text:p>6.7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17.2" calcext:value-type="float">
            <text:p>17.2</text:p>
          </table:table-cell>
          <table:table-cell office:value-type="float" office:value="15.2" calcext:value-type="float">
            <text:p>15.2</text:p>
          </table:table-cell>
          <table:table-cell office:value-type="float" office:value="21.1" calcext:value-type="float">
            <text:p>21.1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6.7" calcext:value-type="float">
            <text:p>6.7</text:p>
          </table:table-cell>
          <table:table-cell office:value-type="float" office:value="6.5" calcext:value-type="float">
            <text:p>6.5</text:p>
          </table:table-cell>
          <table:table-cell office:value-type="float" office:value="6.9" calcext:value-type="float">
            <text:p>6.9</text:p>
          </table:table-cell>
          <table:table-cell office:value-type="float" office:value="21.1" calcext:value-type="float">
            <text:p>21.1</text:p>
          </table:table-cell>
          <table:table-cell office:value-type="float" office:value="21.8" calcext:value-type="float">
            <text:p>21.8</text:p>
          </table:table-cell>
          <table:table-cell office:value-type="float" office:value="20.8" calcext:value-type="float">
            <text:p>20.8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20.9" calcext:value-type="float">
            <text:p>20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icycles</text:p>
          </table:table-cell>
          <table:table-cell table:style-name="ce66" office:value-type="float" office:value="178.4" calcext:value-type="float">
            <text:p>178.4</text:p>
          </table:table-cell>
          <table:table-cell table:style-name="ce66" office:value-type="float" office:value="178.1" calcext:value-type="float">
            <text:p>178.1</text:p>
          </table:table-cell>
          <table:table-cell table:style-name="ce66" office:value-type="float" office:value="177.9" calcext:value-type="float">
            <text:p>177.9</text:p>
          </table:table-cell>
          <table:table-cell table:style-name="ce66" office:value-type="float" office:value="182.6" calcext:value-type="float">
            <text:p>182.6</text:p>
          </table:table-cell>
          <table:table-cell table:style-name="ce66" office:value-type="float" office:value="183" calcext:value-type="float">
            <text:p>183</text:p>
          </table:table-cell>
          <table:table-cell table:style-name="ce66" office:value-type="float" office:value="181" calcext:value-type="float">
            <text:p>181</text:p>
          </table:table-cell>
          <table:table-cell table:style-name="ce66" office:value-type="float" office:value="160" calcext:value-type="float">
            <text:p>160</text:p>
          </table:table-cell>
          <table:table-cell table:style-name="ce66" office:value-type="float" office:value="160.3" calcext:value-type="float">
            <text:p>160.3</text:p>
          </table:table-cell>
          <table:table-cell table:style-name="ce66" office:value-type="float" office:value="166" calcext:value-type="float">
            <text:p>166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91.5" calcext:value-type="float">
            <text:p>91.5</text:p>
          </table:table-cell>
          <table:table-cell office:value-type="float" office:value="178.3" calcext:value-type="float">
            <text:p>178.3</text:p>
          </table:table-cell>
          <table:table-cell office:value-type="float" office:value="257.5" calcext:value-type="float">
            <text:p>257.5</text:p>
          </table:table-cell>
          <table:table-cell office:value-type="float" office:value="355.1" calcext:value-type="float">
            <text:p>355.1</text:p>
          </table:table-cell>
          <table:table-cell office:value-type="float" office:value="456.1" calcext:value-type="float">
            <text:p>456.1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229.1" calcext:value-type="float">
            <text:p>229.1</text:p>
          </table:table-cell>
          <table:table-cell office:value-type="float" office:value="208.9" calcext:value-type="float">
            <text:p>208.9</text:p>
          </table:table-cell>
          <table:table-cell office:value-type="float" office:value="117" calcext:value-type="float">
            <text:p>117</text:p>
          </table:table-cell>
          <table:table-cell office:value-type="float" office:value="124.1" calcext:value-type="float">
            <text:p>124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85.4" calcext:value-type="float">
            <text:p>85.4</text:p>
          </table:table-cell>
          <table:table-cell office:value-type="float" office:value="93.5" calcext:value-type="float">
            <text:p>93.5</text:p>
          </table:table-cell>
          <table:table-cell office:value-type="float" office:value="110.8" calcext:value-type="float">
            <text:p>110.8</text:p>
          </table:table-cell>
          <table:table-cell office:value-type="float" office:value="129.4" calcext:value-type="float">
            <text:p>129.4</text:p>
          </table:table-cell>
          <table:table-cell office:value-type="float" office:value="167.7" calcext:value-type="float">
            <text:p>167.7</text:p>
          </table:table-cell>
          <table:table-cell office:value-type="float" office:value="212.7" calcext:value-type="float">
            <text:p>212.7</text:p>
          </table:table-cell>
          <table:table-cell office:value-type="float" office:value="262.3" calcext:value-type="float">
            <text:p>262.3</text:p>
          </table:table-cell>
          <table:table-cell office:value-type="float" office:value="315.6" calcext:value-type="float">
            <text:p>315.6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125.6" calcext:value-type="float">
            <text:p>125.6</text:p>
          </table:table-cell>
          <table:table-cell office:value-type="float" office:value="163.3" calcext:value-type="float">
            <text:p>163.3</text:p>
          </table:table-cell>
          <table:table-cell office:value-type="float" office:value="247.9" calcext:value-type="float">
            <text:p>247.9</text:p>
          </table:table-cell>
          <table:table-cell office:value-type="float" office:value="229.9" calcext:value-type="float">
            <text:p>229.9</text:p>
          </table:table-cell>
          <table:table-cell office:value-type="float" office:value="171.2" calcext:value-type="float">
            <text:p>171.2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91.5" calcext:value-type="float">
            <text:p>91.5</text:p>
          </table:table-cell>
          <table:table-cell office:value-type="float" office:value="101.6" calcext:value-type="float">
            <text:p>101.6</text:p>
          </table:table-cell>
          <table:table-cell office:value-type="float" office:value="85" calcext:value-type="float">
            <text:p>85</text:p>
          </table:table-cell>
          <table:table-cell office:value-type="float" office:value="212.1" calcext:value-type="float">
            <text:p>212.1</text:p>
          </table:table-cell>
          <table:table-cell office:value-type="float" office:value="228.8" calcext:value-type="float">
            <text:p>228.8</text:p>
          </table:table-cell>
          <table:table-cell office:value-type="float" office:value="180.2" calcext:value-type="float">
            <text:p>180.2</text:p>
          </table:table-cell>
          <table:table-cell office:value-type="float" office:value="327.3" calcext:value-type="float">
            <text:p>327.3</text:p>
          </table:table-cell>
          <table:table-cell office:value-type="float" office:value="277.9" calcext:value-type="float">
            <text:p>277.9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212.1" calcext:value-type="float">
            <text:p>212.1</text:p>
          </table:table-cell>
          <table:table-cell office:value-type="float" office:value="171.4" calcext:value-type="float">
            <text:p>171.4</text:p>
          </table:table-cell>
          <table:table-cell office:value-type="float" office:value="292" calcext:value-type="float">
            <text:p>292</text:p>
          </table:table-cell>
          <table:table-cell office:value-type="float" office:value="327.3" calcext:value-type="float">
            <text:p>327.3</text:p>
          </table:table-cell>
          <table:table-cell office:value-type="float" office:value="248.6" calcext:value-type="float">
            <text:p>248.6</text:p>
          </table:table-cell>
          <table:table-cell office:value-type="float" office:value="356.2" calcext:value-type="float">
            <text:p>356.2</text:p>
          </table:table-cell>
          <table:table-cell office:value-type="float" office:value="474.7" calcext:value-type="float">
            <text:p>474.7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141.7" calcext:value-type="float">
            <text:p>141.7</text:p>
          </table:table-cell>
          <table:table-cell office:value-type="float" office:value="227.7" calcext:value-type="float">
            <text:p>227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electrics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9.3" calcext:value-type="float">
            <text:p>9.3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0.6" calcext:value-type="float">
            <text:p>10.6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4.6" calcext:value-type="float">
            <text:p>4.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5.2" calcext:value-type="float">
            <text:p>15.2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13.9" calcext:value-type="float">
            <text:p>13.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7.6" calcext:value-type="float">
            <text:p>7.6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8" calcext:value-type="float">
            <text:p>12.8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7.8" calcext:value-type="float">
            <text:p>7.8</text:p>
          </table:table-cell>
          <table:table-cell office:value-type="float" office:value="11.3" calcext:value-type="float">
            <text:p>11.3</text:p>
          </table:table-cell>
          <table:table-cell office:value-type="float" office:value="15.5" calcext:value-type="float">
            <text:p>15.5</text:p>
          </table:table-cell>
          <table:table-cell office:value-type="float" office:value="17.8" calcext:value-type="float">
            <text:p>17.8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3.9" calcext:value-type="float">
            <text:p>13.9</text:p>
          </table:table-cell>
          <table:table-cell office:value-type="float" office:value="17.4" calcext:value-type="float">
            <text:p>17.4</text:p>
          </table:table-cell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8" calcext:value-type="float">
            <text:p>4.8</text:p>
          </table:table-cell>
          <table:table-cell office:value-type="float" office:value="15.5" calcext:value-type="float">
            <text:p>15.5</text:p>
          </table:table-cell>
          <table:table-cell table:number-columns-repeated="5"/>
        </table:table-row>
        <table:table-row table:style-name="ro3">
          <table:table-cell table:style-name="ce57"/>
          <table:table-cell table:style-name="ce57" office:value-type="string" calcext:value-type="string">
            <text:p>Electronics</text:p>
          </table:table-cell>
          <table:table-cell table:style-name="ce66" table:number-columns-repeated="9"/>
          <table:table-cell table:number-columns-repeated="62"/>
        </table:table-row>
        <table:table-row table:style-name="ro3">
          <table:table-cell office:value-type="string" calcext:value-type="string">
            <text:p>tv</text:p>
          </table:table-cell>
          <table:table-cell office:value-type="string" calcext:value-type="string">
            <text:p>TV</text:p>
          </table:table-cell>
          <table:table-cell table:style-name="ce66" office:value-type="float" office:value="147.4" calcext:value-type="float">
            <text:p>147.4</text:p>
          </table:table-cell>
          <table:table-cell table:style-name="ce66" office:value-type="float" office:value="158" calcext:value-type="float">
            <text:p>158</text:p>
          </table:table-cell>
          <table:table-cell table:style-name="ce66" office:value-type="float" office:value="156.1" calcext:value-type="float">
            <text:p>156.1</text:p>
          </table:table-cell>
          <table:table-cell table:style-name="ce66" office:value-type="float" office:value="147.8" calcext:value-type="float">
            <text:p>147.8</text:p>
          </table:table-cell>
          <table:table-cell table:style-name="ce66" office:value-type="float" office:value="158.1" calcext:value-type="float">
            <text:p>158.1</text:p>
          </table:table-cell>
          <table:table-cell table:style-name="ce66" office:value-type="float" office:value="155.6" calcext:value-type="float">
            <text:p>155.6</text:p>
          </table:table-cell>
          <table:table-cell table:style-name="ce66" office:value-type="float" office:value="145.3" calcext:value-type="float">
            <text:p>145.3</text:p>
          </table:table-cell>
          <table:table-cell table:style-name="ce66" office:value-type="float" office:value="157.7" calcext:value-type="float">
            <text:p>157.7</text:p>
          </table:table-cell>
          <table:table-cell table:style-name="ce66" office:value-type="float" office:value="158" calcext:value-type="float">
            <text:p>158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16.2" calcext:value-type="float">
            <text:p>116.2</text:p>
          </table:table-cell>
          <table:table-cell office:value-type="float" office:value="170.6" calcext:value-type="float">
            <text:p>170.6</text:p>
          </table:table-cell>
          <table:table-cell office:value-type="float" office:value="198.2" calcext:value-type="float">
            <text:p>198.2</text:p>
          </table:table-cell>
          <table:table-cell office:value-type="float" office:value="206.2" calcext:value-type="float">
            <text:p>206.2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57.7" calcext:value-type="float">
            <text:p>157.7</text:p>
          </table:table-cell>
          <table:table-cell office:value-type="float" office:value="164.4" calcext:value-type="float">
            <text:p>164.4</text:p>
          </table:table-cell>
          <table:table-cell office:value-type="float" office:value="123.3" calcext:value-type="float">
            <text:p>123.3</text:p>
          </table:table-cell>
          <table:table-cell office:value-type="float" office:value="146.6" calcext:value-type="float">
            <text:p>146.6</text:p>
          </table:table-cell>
          <table:table-cell office:value-type="float" office:value="152.7" calcext:value-type="float">
            <text:p>152.7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98.9" calcext:value-type="float">
            <text:p>98.9</text:p>
          </table:table-cell>
          <table:table-cell office:value-type="float" office:value="115.2" calcext:value-type="float">
            <text:p>115.2</text:p>
          </table:table-cell>
          <table:table-cell office:value-type="float" office:value="127.4" calcext:value-type="float">
            <text:p>127.4</text:p>
          </table:table-cell>
          <table:table-cell office:value-type="float" office:value="139.5" calcext:value-type="float">
            <text:p>139.5</text:p>
          </table:table-cell>
          <table:table-cell office:value-type="float" office:value="157.2" calcext:value-type="float">
            <text:p>157.2</text:p>
          </table:table-cell>
          <table:table-cell office:value-type="float" office:value="177.7" calcext:value-type="float">
            <text:p>177.7</text:p>
          </table:table-cell>
          <table:table-cell office:value-type="float" office:value="194.4" calcext:value-type="float">
            <text:p>194.4</text:p>
          </table:table-cell>
          <table:table-cell office:value-type="float" office:value="207.8" calcext:value-type="float">
            <text:p>207.8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10.3" calcext:value-type="float">
            <text:p>110.3</text:p>
          </table:table-cell>
          <table:table-cell office:value-type="float" office:value="131.6" calcext:value-type="float">
            <text:p>131.6</text:p>
          </table:table-cell>
          <table:table-cell office:value-type="float" office:value="157.4" calcext:value-type="float">
            <text:p>157.4</text:p>
          </table:table-cell>
          <table:table-cell office:value-type="float" office:value="178.5" calcext:value-type="float">
            <text:p>178.5</text:p>
          </table:table-cell>
          <table:table-cell office:value-type="float" office:value="166.8" calcext:value-type="float">
            <text:p>166.8</text:p>
          </table:table-cell>
          <table:table-cell office:value-type="float" office:value="156.5" calcext:value-type="float">
            <text:p>156.5</text:p>
          </table:table-cell>
          <table:table-cell office:value-type="float" office:value="156.6" calcext:value-type="float">
            <text:p>156.6</text:p>
          </table:table-cell>
          <table:table-cell office:value-type="float" office:value="139.1" calcext:value-type="float">
            <text:p>139.1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16.2" calcext:value-type="float">
            <text:p>116.2</text:p>
          </table:table-cell>
          <table:table-cell office:value-type="float" office:value="119.7" calcext:value-type="float">
            <text:p>119.7</text:p>
          </table:table-cell>
          <table:table-cell office:value-type="float" office:value="114" calcext:value-type="float">
            <text:p>114</text:p>
          </table:table-cell>
          <table:table-cell office:value-type="float" office:value="146.2" calcext:value-type="float">
            <text:p>146.2</text:p>
          </table:table-cell>
          <table:table-cell office:value-type="float" office:value="172.8" calcext:value-type="float">
            <text:p>172.8</text:p>
          </table:table-cell>
          <table:table-cell office:value-type="float" office:value="173" calcext:value-type="float">
            <text:p>173</text:p>
          </table:table-cell>
          <table:table-cell office:value-type="float" office:value="172.3" calcext:value-type="float">
            <text:p>172.3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46.2" calcext:value-type="float">
            <text:p>146.2</text:p>
          </table:table-cell>
          <table:table-cell office:value-type="float" office:value="138.6" calcext:value-type="float">
            <text:p>138.6</text:p>
          </table:table-cell>
          <table:table-cell office:value-type="float" office:value="161" calcext:value-type="float">
            <text:p>161</text:p>
          </table:table-cell>
          <table:table-cell office:value-type="float" office:value="172.3" calcext:value-type="float">
            <text:p>172.3</text:p>
          </table:table-cell>
          <table:table-cell office:value-type="float" office:value="170.1" calcext:value-type="float">
            <text:p>170.1</text:p>
          </table:table-cell>
          <table:table-cell office:value-type="float" office:value="175.6" calcext:value-type="float">
            <text:p>175.6</text:p>
          </table:table-cell>
          <table:table-cell office:value-type="float" office:value="169.2" calcext:value-type="float">
            <text:p>169.2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32.5" calcext:value-type="float">
            <text:p>132.5</text:p>
          </table:table-cell>
          <table:table-cell office:value-type="float" office:value="188.5" calcext:value-type="float">
            <text:p>188.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CRES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of which flatscreen</text:p>
          </table:table-cell>
          <table:table-cell table:style-name="ce66" office:value-type="float" office:value="17.5" calcext:value-type="float">
            <text:p>17.5</text:p>
          </table:table-cell>
          <table:table-cell table:style-name="ce66" office:value-type="float" office:value="93.2" calcext:value-type="float">
            <text:p>93.2</text:p>
          </table:table-cell>
          <table:table-cell table:style-name="ce66" office:value-type="float" office:value="135.3" calcext:value-type="float">
            <text:p>135.3</text:p>
          </table:table-cell>
          <table:table-cell table:style-name="ce66" office:value-type="float" office:value="17.7" calcext:value-type="float">
            <text:p>17.7</text:p>
          </table:table-cell>
          <table:table-cell table:style-name="ce66" office:value-type="float" office:value="92.6" calcext:value-type="float">
            <text:p>92.6</text:p>
          </table:table-cell>
          <table:table-cell table:style-name="ce66" office:value-type="float" office:value="134.5" calcext:value-type="float">
            <text:p>134.5</text:p>
          </table:table-cell>
          <table:table-cell table:style-name="ce66" office:value-type="float" office:value="16.6" calcext:value-type="float">
            <text:p>16.6</text:p>
          </table:table-cell>
          <table:table-cell table:style-name="ce66" office:value-type="float" office:value="95.5" calcext:value-type="float">
            <text:p>95.5</text:p>
          </table:table-cell>
          <table:table-cell table:style-name="ce66" office:value-type="float" office:value="138.5" calcext:value-type="float">
            <text:p>138.5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95.5" calcext:value-type="float">
            <text:p>95.5</text:p>
          </table:table-cell>
          <table:table-cell office:value-type="float" office:value="149.8" calcext:value-type="float">
            <text:p>149.8</text:p>
          </table:table-cell>
          <table:table-cell office:value-type="float" office:value="177.3" calcext:value-type="float">
            <text:p>177.3</text:p>
          </table:table-cell>
          <table:table-cell office:value-type="float" office:value="186.3" calcext:value-type="float">
            <text:p>186.3</text:p>
          </table:table-cell>
          <table:table-cell office:value-type="float" office:value="186.4" calcext:value-type="float">
            <text:p>186.4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136.2" calcext:value-type="float">
            <text:p>136.2</text:p>
          </table:table-cell>
          <table:table-cell office:value-type="float" office:value="147.1" calcext:value-type="float">
            <text:p>147.1</text:p>
          </table:table-cell>
          <table:table-cell office:value-type="float" office:value="94" calcext:value-type="float">
            <text:p>94</text:p>
          </table:table-cell>
          <table:table-cell office:value-type="float" office:value="121.3" calcext:value-type="float">
            <text:p>121.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74" calcext:value-type="float">
            <text:p>74</text:p>
          </table:table-cell>
          <table:table-cell office:value-type="float" office:value="91.8" calcext:value-type="float">
            <text:p>91.8</text:p>
          </table:table-cell>
          <table:table-cell office:value-type="float" office:value="107.1" calcext:value-type="float">
            <text:p>107.1</text:p>
          </table:table-cell>
          <table:table-cell office:value-type="float" office:value="118.7" calcext:value-type="float">
            <text:p>118.7</text:p>
          </table:table-cell>
          <table:table-cell office:value-type="float" office:value="136.3" calcext:value-type="float">
            <text:p>136.3</text:p>
          </table:table-cell>
          <table:table-cell office:value-type="float" office:value="157.7" calcext:value-type="float">
            <text:p>157.7</text:p>
          </table:table-cell>
          <table:table-cell office:value-type="float" office:value="175.6" calcext:value-type="float">
            <text:p>175.6</text:p>
          </table:table-cell>
          <table:table-cell office:value-type="float" office:value="190.1" calcext:value-type="float">
            <text:p>190.1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99.4" calcext:value-type="float">
            <text:p>99.4</text:p>
          </table:table-cell>
          <table:table-cell office:value-type="float" office:value="122.2" calcext:value-type="float">
            <text:p>122.2</text:p>
          </table:table-cell>
          <table:table-cell office:value-type="float" office:value="141.1" calcext:value-type="float">
            <text:p>141.1</text:p>
          </table:table-cell>
          <table:table-cell office:value-type="float" office:value="156.4" calcext:value-type="float">
            <text:p>156.4</text:p>
          </table:table-cell>
          <table:table-cell office:value-type="float" office:value="141.9" calcext:value-type="float">
            <text:p>141.9</text:p>
          </table:table-cell>
          <table:table-cell office:value-type="float" office:value="132" calcext:value-type="float">
            <text:p>132</text:p>
          </table:table-cell>
          <table:table-cell office:value-type="float" office:value="129.7" calcext:value-type="float">
            <text:p>129.7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95.5" calcext:value-type="float">
            <text:p>95.5</text:p>
          </table:table-cell>
          <table:table-cell office:value-type="float" office:value="98.5" calcext:value-type="float">
            <text:p>98.5</text:p>
          </table:table-cell>
          <table:table-cell office:value-type="float" office:value="93.6" calcext:value-type="float">
            <text:p>93.6</text:p>
          </table:table-cell>
          <table:table-cell office:value-type="float" office:value="126.1" calcext:value-type="float">
            <text:p>126.1</text:p>
          </table:table-cell>
          <table:table-cell office:value-type="float" office:value="153.5" calcext:value-type="float">
            <text:p>153.5</text:p>
          </table:table-cell>
          <table:table-cell office:value-type="float" office:value="152.2" calcext:value-type="float">
            <text:p>152.2</text:p>
          </table:table-cell>
          <table:table-cell office:value-type="float" office:value="156.2" calcext:value-type="float">
            <text:p>156.2</text:p>
          </table:table-cell>
          <table:table-cell office:value-type="float" office:value="204.2" calcext:value-type="float">
            <text:p>204.2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126.1" calcext:value-type="float">
            <text:p>126.1</text:p>
          </table:table-cell>
          <table:table-cell office:value-type="float" office:value="121.1" calcext:value-type="float">
            <text:p>121.1</text:p>
          </table:table-cell>
          <table:table-cell office:value-type="float" office:value="135.9" calcext:value-type="float">
            <text:p>135.9</text:p>
          </table:table-cell>
          <table:table-cell office:value-type="float" office:value="156.2" calcext:value-type="float">
            <text:p>156.2</text:p>
          </table:table-cell>
          <table:table-cell office:value-type="float" office:value="154.8" calcext:value-type="float">
            <text:p>154.8</text:p>
          </table:table-cell>
          <table:table-cell office:value-type="float" office:value="159.7" calcext:value-type="float">
            <text:p>159.7</text:p>
          </table:table-cell>
          <table:table-cell office:value-type="float" office:value="149.5" calcext:value-type="float">
            <text:p>149.5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115.1" calcext:value-type="float">
            <text:p>115.1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tv_box </text:p>
          </table:table-cell>
          <table:table-cell office:value-type="string" calcext:value-type="string">
            <text:p>TV-Reciever sat</text:p>
          </table:table-cell>
          <table:table-cell table:style-name="ce66" office:value-type="float" office:value="52.3" calcext:value-type="float">
            <text:p>52.3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54.1" calcext:value-type="float">
            <text:p>54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44.4" calcext:value-type="float">
            <text:p>44.4</text:p>
          </table:table-cell>
          <table:table-cell table:number-columns-repeated="2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cable</text:p>
          </table:table-cell>
          <table:table-cell table:style-name="ce66" office:value-type="float" office:value="49.5" calcext:value-type="float">
            <text:p>49.5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47.9" calcext:value-type="float">
            <text:p>47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56.4" calcext:value-type="float">
            <text:p>56.4</text:p>
          </table:table-cell>
          <table:table-cell table:number-columns-repeated="2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antenna</text:p>
          </table:table-cell>
          <table:table-cell table:style-name="ce66" office:value-type="float" office:value="18.9" calcext:value-type="float">
            <text:p>18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20.1" calcext:value-type="float">
            <text:p>20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3.3" calcext:value-type="float">
            <text:p>13.3</text:p>
          </table:table-cell>
          <table:table-cell table:number-columns-repeated="2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dvd_console </text:p>
          </table:table-cell>
          <table:table-cell office:value-type="string" calcext:value-type="string">
            <text:p>DVD &amp; Blu-ray reader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79.9" calcext:value-type="float">
            <text:p>79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79.9" calcext:value-type="float">
            <text:p>79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80.2" calcext:value-type="float">
            <text:p>80.2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57.1" calcext:value-type="float">
            <text:p>57.1</text:p>
          </table:table-cell>
          <table:table-cell office:value-type="float" office:value="82.3" calcext:value-type="float">
            <text:p>82.3</text:p>
          </table:table-cell>
          <table:table-cell office:value-type="float" office:value="108.8" calcext:value-type="float">
            <text:p>108.8</text:p>
          </table:table-cell>
          <table:table-cell office:value-type="float" office:value="120.2" calcext:value-type="float">
            <text:p>120.2</text:p>
          </table:table-cell>
          <table:table-cell office:value-type="float" office:value="121.6" calcext:value-type="float">
            <text:p>121.6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7.2" calcext:value-type="float">
            <text:p>87.2</text:p>
          </table:table-cell>
          <table:table-cell office:value-type="float" office:value="93.8" calcext:value-type="float">
            <text:p>93.8</text:p>
          </table:table-cell>
          <table:table-cell office:value-type="float" office:value="62.8" calcext:value-type="float">
            <text:p>62.8</text:p>
          </table:table-cell>
          <table:table-cell office:value-type="float" office:value="57.8" calcext:value-type="float">
            <text:p>57.8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45.7" calcext:value-type="float">
            <text:p>45.7</text:p>
          </table:table-cell>
          <table:table-cell office:value-type="float" office:value="51.6" calcext:value-type="float">
            <text:p>51.6</text:p>
          </table:table-cell>
          <table:table-cell office:value-type="float" office:value="58.4" calcext:value-type="float">
            <text:p>58.4</text:p>
          </table:table-cell>
          <table:table-cell office:value-type="float" office:value="66.8" calcext:value-type="float">
            <text:p>66.8</text:p>
          </table:table-cell>
          <table:table-cell office:value-type="float" office:value="78.6" calcext:value-type="float">
            <text:p>78.6</text:p>
          </table:table-cell>
          <table:table-cell office:value-type="float" office:value="94.1" calcext:value-type="float">
            <text:p>94.1</text:p>
          </table:table-cell>
          <table:table-cell office:value-type="float" office:value="106.9" calcext:value-type="float">
            <text:p>106.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50.6" calcext:value-type="float">
            <text:p>50.6</text:p>
          </table:table-cell>
          <table:table-cell office:value-type="float" office:value="74.1" calcext:value-type="float">
            <text:p>74.1</text:p>
          </table:table-cell>
          <table:table-cell office:value-type="float" office:value="97.8" calcext:value-type="float">
            <text:p>97.8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72.6" calcext:value-type="float">
            <text:p>72.6</text:p>
          </table:table-cell>
          <table:table-cell office:value-type="float" office:value="58.3" calcext:value-type="float">
            <text:p>58.3</text:p>
          </table:table-cell>
          <table:table-cell office:value-type="float" office:value="39.3" calcext:value-type="float">
            <text:p>39.3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57.1" calcext:value-type="float">
            <text:p>57.1</text:p>
          </table:table-cell>
          <table:table-cell office:value-type="float" office:value="69" calcext:value-type="float">
            <text:p>69</text:p>
          </table:table-cell>
          <table:table-cell office:value-type="float" office:value="49.4" calcext:value-type="float">
            <text:p>49.4</text:p>
          </table:table-cell>
          <table:table-cell office:value-type="float" office:value="84.9" calcext:value-type="float">
            <text:p>84.9</text:p>
          </table:table-cell>
          <table:table-cell office:value-type="float" office:value="90.5" calcext:value-type="float">
            <text:p>90.5</text:p>
          </table:table-cell>
          <table:table-cell office:value-type="float" office:value="82.1" calcext:value-type="float">
            <text:p>82.1</text:p>
          </table:table-cell>
          <table:table-cell office:value-type="float" office:value="107.6" calcext:value-type="float">
            <text:p>107.6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4.9" calcext:value-type="float">
            <text:p>84.9</text:p>
          </table:table-cell>
          <table:table-cell office:value-type="float" office:value="81.2" calcext:value-type="float">
            <text:p>81.2</text:p>
          </table:table-cell>
          <table:table-cell office:value-type="float" office:value="92.3" calcext:value-type="float">
            <text:p>92.3</text:p>
          </table:table-cell>
          <table:table-cell office:value-type="float" office:value="107.6" calcext:value-type="float">
            <text:p>107.6</text:p>
          </table:table-cell>
          <table:table-cell office:value-type="float" office:value="101.7" calcext:value-type="float">
            <text:p>101.7</text:p>
          </table:table-cell>
          <table:table-cell office:value-type="float" office:value="112.6" calcext:value-type="float">
            <text:p>112.6</text:p>
          </table:table-cell>
          <table:table-cell office:value-type="float" office:value="109.9" calcext:value-type="float">
            <text:p>109.9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69.6" calcext:value-type="float">
            <text:p>69.6</text:p>
          </table:table-cell>
          <table:table-cell office:value-type="float" office:value="94.1" calcext:value-type="float">
            <text:p>94.1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blueray_console </text:p>
          </table:table-cell>
          <table:table-cell office:value-type="string" calcext:value-type="string">
            <text:p>of which blue-ray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29.5" calcext:value-type="float">
            <text:p>29.5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30.2" calcext:value-type="float">
            <text:p>30.2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26.6" calcext:value-type="float">
            <text:p>26.6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7.2" calcext:value-type="float">
            <text:p>17.2</text:p>
          </table:table-cell>
          <table:table-cell office:value-type="float" office:value="30" calcext:value-type="float">
            <text:p>30</text:p>
          </table:table-cell>
          <table:table-cell office:value-type="float" office:value="46.5" calcext:value-type="float">
            <text:p>46.5</text:p>
          </table:table-cell>
          <table:table-cell office:value-type="float" office:value="52.3" calcext:value-type="float">
            <text:p>52.3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33.5" calcext:value-type="float">
            <text:p>33.5</text:p>
          </table:table-cell>
          <table:table-cell office:value-type="float" office:value="39.6" calcext:value-type="float">
            <text:p>39.6</text:p>
          </table:table-cell>
          <table:table-cell office:value-type="float" office:value="17" calcext:value-type="float">
            <text:p>17</text:p>
          </table:table-cell>
          <table:table-cell office:value-type="float" office:value="13.7" calcext:value-type="float">
            <text:p>13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1.1" calcext:value-type="float">
            <text:p>11.1</text:p>
          </table:table-cell>
          <table:table-cell office:value-type="float" office:value="12.8" calcext:value-type="float">
            <text:p>12.8</text:p>
          </table:table-cell>
          <table:table-cell office:value-type="float" office:value="16.2" calcext:value-type="float">
            <text:p>16.2</text:p>
          </table:table-cell>
          <table:table-cell office:value-type="float" office:value="21.2" calcext:value-type="float">
            <text:p>21.2</text:p>
          </table:table-cell>
          <table:table-cell office:value-type="float" office:value="27.7" calcext:value-type="float">
            <text:p>27.7</text:p>
          </table:table-cell>
          <table:table-cell office:value-type="float" office:value="37.3" calcext:value-type="float">
            <text:p>37.3</text:p>
          </table:table-cell>
          <table:table-cell office:value-type="float" office:value="46.4" calcext:value-type="float">
            <text:p>46.4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5.4" calcext:value-type="float">
            <text:p>25.4</text:p>
          </table:table-cell>
          <table:table-cell office:value-type="float" office:value="41.4" calcext:value-type="float">
            <text:p>41.4</text:p>
          </table:table-cell>
          <table:table-cell office:value-type="float" office:value="44.7" calcext:value-type="float">
            <text:p>44.7</text:p>
          </table:table-cell>
          <table:table-cell office:value-type="float" office:value="36.9" calcext:value-type="float">
            <text:p>36.9</text:p>
          </table:table-cell>
          <table:table-cell office:value-type="float" office:value="26.6" calcext:value-type="float">
            <text:p>26.6</text:p>
          </table:table-cell>
          <table:table-cell office:value-type="float" office:value="17.5" calcext:value-type="float">
            <text:p>17.5</text:p>
          </table:table-cell>
          <table:table-cell office:value-type="float" office:value="12.4" calcext:value-type="float">
            <text:p>12.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7.2" calcext:value-type="float">
            <text:p>17.2</text:p>
          </table:table-cell>
          <table:table-cell office:value-type="float" office:value="26.2" calcext:value-type="float">
            <text:p>26.2</text:p>
          </table:table-cell>
          <table:table-cell office:value-type="float" office:value="11.4" calcext:value-type="float">
            <text:p>11.4</text:p>
          </table:table-cell>
          <table:table-cell office:value-type="float" office:value="29" calcext:value-type="float">
            <text:p>29</text:p>
          </table:table-cell>
          <table:table-cell office:value-type="float" office:value="36.8" calcext:value-type="float">
            <text:p>36.8</text:p>
          </table:table-cell>
          <table:table-cell office:value-type="float" office:value="30.2" calcext:value-type="float">
            <text:p>30.2</text:p>
          </table:table-cell>
          <table:table-cell office:value-type="float" office:value="50.1" calcext:value-type="float">
            <text:p>50.1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9" calcext:value-type="float">
            <text:p>29</text:p>
          </table:table-cell>
          <table:table-cell office:value-type="float" office:value="28.5" calcext:value-type="float">
            <text:p>28.5</text:p>
          </table:table-cell>
          <table:table-cell office:value-type="float" office:value="30.1" calcext:value-type="float">
            <text:p>30.1</text:p>
          </table:table-cell>
          <table:table-cell table:number-columns-repeated="2" office:value-type="float" office:value="50.1" calcext:value-type="float">
            <text:p>50.1</text:p>
          </table:table-cell>
          <table:table-cell office:value-type="float" office:value="50.7" calcext:value-type="float">
            <text:p>50.7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6.4" calcext:value-type="float">
            <text:p>26.4</text:p>
          </table:table-cell>
          <table:table-cell office:value-type="float" office:value="33.7" calcext:value-type="float">
            <text:p>33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(all)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21.3" calcext:value-type="float">
            <text:p>21.3</text:p>
          </table:table-cell>
          <table:table-cell table:style-name="ce66" office:value-type="float" office:value="15.9" calcext:value-type="float">
            <text:p>15.9</text:p>
          </table:table-cell>
          <table:table-cell table:style-name="ce66" office:value-type="float" office:value="21.2" calcext:value-type="float">
            <text:p>21.2</text:p>
          </table:table-cell>
          <table:table-cell table:style-name="ce66" office:value-type="float" office:value="21.3" calcext:value-type="float">
            <text:p>21.3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22.2" calcext:value-type="float">
            <text:p>22.2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5.4" calcext:value-type="float">
            <text:p>15.4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7.3" calcext:value-type="float">
            <text:p>7.3</text:p>
          </table:table-cell>
          <table:table-cell office:value-type="float" office:value="16.5" calcext:value-type="float">
            <text:p>16.5</text:p>
          </table:table-cell>
          <table:table-cell office:value-type="float" office:value="26.3" calcext:value-type="float">
            <text:p>26.3</text:p>
          </table:table-cell>
          <table:table-cell office:value-type="float" office:value="31.3" calcext:value-type="float">
            <text:p>31.3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17.8" calcext:value-type="float">
            <text:p>17.8</text:p>
          </table:table-cell>
          <table:table-cell office:value-type="float" office:value="8.1" calcext:value-type="float">
            <text:p>8.1</text:p>
          </table:table-cell>
          <table:table-cell office:value-type="float" office:value="12.2" calcext:value-type="float">
            <text:p>12.2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5.7" calcext:value-type="float">
            <text:p>5.7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office:value-type="float" office:value="10.7" calcext:value-type="float">
            <text:p>10.7</text:p>
          </table:table-cell>
          <table:table-cell office:value-type="float" office:value="15.9" calcext:value-type="float">
            <text:p>15.9</text:p>
          </table:table-cell>
          <table:table-cell office:value-type="float" office:value="19.6" calcext:value-type="float">
            <text:p>19.6</text:p>
          </table:table-cell>
          <table:table-cell office:value-type="float" office:value="24" calcext:value-type="float">
            <text:p>24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7.6" calcext:value-type="float">
            <text:p>7.6</text:p>
          </table:table-cell>
          <table:table-cell office:value-type="float" office:value="12.1" calcext:value-type="float">
            <text:p>12.1</text:p>
          </table:table-cell>
          <table:table-cell office:value-type="float" office:value="20.4" calcext:value-type="float">
            <text:p>20.4</text:p>
          </table:table-cell>
          <table:table-cell office:value-type="float" office:value="21.1" calcext:value-type="float">
            <text:p>21.1</text:p>
          </table:table-cell>
          <table:table-cell office:value-type="float" office:value="16.3" calcext:value-type="float">
            <text:p>16.3</text:p>
          </table:table-cell>
          <table:table-cell office:value-type="float" office:value="14.5" calcext:value-type="float">
            <text:p>14.5</text:p>
          </table:table-cell>
          <table:table-cell office:value-type="float" office:value="13.6" calcext:value-type="float">
            <text:p>13.6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7.3" calcext:value-type="float">
            <text:p>7.3</text:p>
          </table:table-cell>
          <table:table-cell office:value-type="float" office:value="11.4" calcext:value-type="float">
            <text:p>11.4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float" office:value="20.9" calcext:value-type="float">
            <text:p>20.9</text:p>
          </table:table-cell>
          <table:table-cell office:value-type="float" office:value="17" calcext:value-type="float">
            <text:p>17</text:p>
          </table:table-cell>
          <table:table-cell office:value-type="float" office:value="28.9" calcext:value-type="float">
            <text:p>28.9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17.8" calcext:value-type="float">
            <text:p>17.8</text:p>
          </table:table-cell>
          <table:table-cell office:value-type="float" office:value="28.9" calcext:value-type="float">
            <text:p>28.9</text:p>
          </table:table-cell>
          <table:table-cell office:value-type="float" office:value="24.5" calcext:value-type="float">
            <text:p>24.5</text:p>
          </table:table-cell>
          <table:table-cell office:value-type="float" office:value="31.7" calcext:value-type="float">
            <text:p>31.7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1.8" calcext:value-type="float">
            <text:p>11.8</text:p>
          </table:table-cell>
          <table:table-cell office:value-type="float" office:value="21.5" calcext:value-type="float">
            <text:p>21.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analog</text:p>
          </table:table-cell>
          <table:table-cell table:style-name="ce66" office:value-type="float" office:value="11.3" calcext:value-type="float">
            <text:p>11.3</text:p>
          </table:table-cell>
          <table:table-cell table:style-name="ce66" office:value-type="float" office:value="8.1" calcext:value-type="float">
            <text:p>8.1</text:p>
          </table:table-cell>
          <table:table-cell table:style-name="ce66" office:value-type="float" office:value="5.7" calcext:value-type="float">
            <text:p>5.7</text:p>
          </table:table-cell>
          <table:table-cell table:style-name="ce66" office:value-type="float" office:value="11.1" calcext:value-type="float">
            <text:p>11.1</text:p>
          </table:table-cell>
          <table:table-cell table:style-name="ce66" office:value-type="float" office:value="8.1" calcext:value-type="float">
            <text:p>8.1</text:p>
          </table:table-cell>
          <table:table-cell table:style-name="ce66" office:value-type="float" office:value="5.7" calcext:value-type="float">
            <text:p>5.7</text:p>
          </table:table-cell>
          <table:table-cell table:style-name="ce66" office:value-type="float" office:value="12.4" calcext:value-type="float">
            <text:p>12.4</text:p>
          </table:table-cell>
          <table:table-cell table:style-name="ce66" office:value-type="float" office:value="8.2" calcext:value-type="float">
            <text:p>8.2</text:p>
          </table:table-cell>
          <table:table-cell table:style-name="ce66" office:value-type="float" office:value="5.6" calcext:value-type="float">
            <text:p>5.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6.5" calcext:value-type="float">
            <text:p>6.5</text:p>
          </table:table-cell>
          <table:table-cell office:value-type="float" office:value="8.7" calcext:value-type="float">
            <text:p>8.7</text:p>
          </table:table-cell>
          <table:table-cell office:value-type="float" office:value="10.1" calcext:value-type="float">
            <text:p>10.1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.8" calcext:value-type="float">
            <text:p>7.8</text:p>
          </table:table-cell>
          <table:table-cell office:value-type="float" office:value="5.8" calcext:value-type="float">
            <text:p>5.8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7.3" calcext:value-type="float">
            <text:p>7.3</text:p>
          </table:table-cell>
          <table:table-cell office:value-type="float" office:value="7.6" calcext:value-type="float">
            <text:p>7.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6.5" calcext:value-type="float">
            <text:p>6.5</text:p>
          </table:table-cell>
          <table:table-cell office:value-type="float" office:value="7.8" calcext:value-type="float">
            <text:p>7.8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8.2" calcext:value-type="float">
            <text:p>8.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digital</text:p>
          </table:table-cell>
          <table:table-cell table:style-name="ce66" office:value-type="float" office:value="10.1" calcext:value-type="float">
            <text:p>10.1</text:p>
          </table:table-cell>
          <table:table-cell table:style-name="ce66" office:value-type="float" office:value="13.2" calcext:value-type="float">
            <text:p>13.2</text:p>
          </table:table-cell>
          <table:table-cell table:number-columns-repeated="2" table:style-name="ce66" office:value-type="float" office:value="10.2" calcext:value-type="float">
            <text:p>10.2</text:p>
          </table:table-cell>
          <table:table-cell table:style-name="ce66" office:value-type="float" office:value="13.2" calcext:value-type="float">
            <text:p>13.2</text:p>
          </table:table-cell>
          <table:table-cell table:style-name="ce66" office:value-type="float" office:value="10.3" calcext:value-type="float">
            <text:p>10.3</text:p>
          </table:table-cell>
          <table:table-cell table:style-name="ce66" office:value-type="float" office:value="9.8" calcext:value-type="float">
            <text:p>9.8</text:p>
          </table:table-cell>
          <table:table-cell table:style-name="ce66" office:value-type="float" office:value="13.1" calcext:value-type="float">
            <text:p>13.1</text:p>
          </table:table-cell>
          <table:table-cell table:style-name="ce66" office:value-type="float" office:value="9.8" calcext:value-type="float">
            <text:p>9.8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4.6" calcext:value-type="float">
            <text:p>4.6</text:p>
          </table:table-cell>
          <table:table-cell office:value-type="float" office:value="10.1" calcext:value-type="float">
            <text:p>10.1</text:p>
          </table:table-cell>
          <table:table-cell office:value-type="float" office:value="17.6" calcext:value-type="float">
            <text:p>17.6</text:p>
          </table:table-cell>
          <table:table-cell office:value-type="float" office:value="21.2" calcext:value-type="float">
            <text:p>21.2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12" calcext:value-type="float">
            <text:p>12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6.9" calcext:value-type="float">
            <text:p>6.9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  <table:table-cell office:value-type="float" office:value="6.7" calcext:value-type="float">
            <text:p>6.7</text:p>
          </table:table-cell>
          <table:table-cell office:value-type="float" office:value="9.3" calcext:value-type="float">
            <text:p>9.3</text:p>
          </table:table-cell>
          <table:table-cell office:value-type="float" office:value="12.3" calcext:value-type="float">
            <text:p>12.3</text:p>
          </table:table-cell>
          <table:table-cell office:value-type="float" office:value="16.4" calcext:value-type="float">
            <text:p>16.4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6.2" calcext:value-type="float">
            <text:p>6.2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7.4" calcext:value-type="float">
            <text:p>7.4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4.6" calcext:value-type="float">
            <text:p>4.6</text:p>
          </table:table-cell>
          <table:table-cell office:value-type="float" office:value="7.7" calcext:value-type="float">
            <text:p>7.7</text:p>
          </table:table-cell>
          <table:table-cell office:value-type="float" office:value="2.5" calcext:value-type="float">
            <text:p>2.5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10.5" calcext:value-type="float">
            <text:p>10.5</text:p>
          </table:table-cell>
          <table:table-cell office:value-type="float" office:value="21.1" calcext:value-type="float">
            <text:p>21.1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9.5" calcext:value-type="float">
            <text:p>9.5</text:p>
          </table:table-cell>
          <table:table-cell office:value-type="float" office:value="8.1" calcext:value-type="float">
            <text:p>8.1</text:p>
          </table:table-cell>
          <table:table-cell office:value-type="float" office:value="12.3" calcext:value-type="float">
            <text:p>12.3</text:p>
          </table:table-cell>
          <table:table-cell office:value-type="float" office:value="21.1" calcext:value-type="float">
            <text:p>21.1</text:p>
          </table:table-cell>
          <table:table-cell office:value-type="float" office:value="18.2" calcext:value-type="float">
            <text:p>18.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7.9" calcext:value-type="float">
            <text:p>7.9</text:p>
          </table:table-cell>
          <table:table-cell office:value-type="float" office:value="13.3" calcext:value-type="float">
            <text:p>13.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(all)</text:p>
          </table:table-cell>
          <table:table-cell table:style-name="ce66" office:value-type="float" office:value="153.7" calcext:value-type="float">
            <text:p>153.7</text:p>
          </table:table-cell>
          <table:table-cell table:style-name="ce66" office:value-type="float" office:value="148.2" calcext:value-type="float">
            <text:p>148.2</text:p>
          </table:table-cell>
          <table:table-cell table:style-name="ce66" office:value-type="float" office:value="122.6" calcext:value-type="float">
            <text:p>122.6</text:p>
          </table:table-cell>
          <table:table-cell table:style-name="ce66" office:value-type="float" office:value="156.1" calcext:value-type="float">
            <text:p>156.1</text:p>
          </table:table-cell>
          <table:table-cell table:style-name="ce66" office:value-type="float" office:value="150.9" calcext:value-type="float">
            <text:p>150.9</text:p>
          </table:table-cell>
          <table:table-cell table:style-name="ce66" office:value-type="float" office:value="124.1" calcext:value-type="float">
            <text:p>124.1</text:p>
          </table:table-cell>
          <table:table-cell table:style-name="ce66" office:value-type="float" office:value="143.5" calcext:value-type="float">
            <text:p>143.5</text:p>
          </table:table-cell>
          <table:table-cell table:style-name="ce66" office:value-type="float" office:value="138.5" calcext:value-type="float">
            <text:p>138.5</text:p>
          </table:table-cell>
          <table:table-cell table:style-name="ce66" office:value-type="float" office:value="117.1" calcext:value-type="float">
            <text:p>117.1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86.6" calcext:value-type="float">
            <text:p>86.6</text:p>
          </table:table-cell>
          <table:table-cell office:value-type="float" office:value="136.6" calcext:value-type="float">
            <text:p>136.6</text:p>
          </table:table-cell>
          <table:table-cell office:value-type="float" office:value="153.8" calcext:value-type="float">
            <text:p>153.8</text:p>
          </table:table-cell>
          <table:table-cell office:value-type="float" office:value="170.7" calcext:value-type="float">
            <text:p>170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156.8" calcext:value-type="float">
            <text:p>156.8</text:p>
          </table:table-cell>
          <table:table-cell office:value-type="float" office:value="129.1" calcext:value-type="float">
            <text:p>129.1</text:p>
          </table:table-cell>
          <table:table-cell office:value-type="float" office:value="79.6" calcext:value-type="float">
            <text:p>79.6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7" calcext:value-type="float">
            <text:p>113.7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71" calcext:value-type="float">
            <text:p>71</text:p>
          </table:table-cell>
          <table:table-cell office:value-type="float" office:value="77.7" calcext:value-type="float">
            <text:p>77.7</text:p>
          </table:table-cell>
          <table:table-cell office:value-type="float" office:value="90.5" calcext:value-type="float">
            <text:p>90.5</text:p>
          </table:table-cell>
          <table:table-cell office:value-type="float" office:value="100.6" calcext:value-type="float">
            <text:p>100.6</text:p>
          </table:table-cell>
          <table:table-cell office:value-type="float" office:value="121.1" calcext:value-type="float">
            <text:p>121.1</text:p>
          </table:table-cell>
          <table:table-cell office:value-type="float" office:value="139.1" calcext:value-type="float">
            <text:p>139.1</text:p>
          </table:table-cell>
          <table:table-cell office:value-type="float" office:value="163.5" calcext:value-type="float">
            <text:p>163.5</text:p>
          </table:table-cell>
          <table:table-cell office:value-type="float" office:value="194.5" calcext:value-type="float">
            <text:p>194.5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72.3" calcext:value-type="float">
            <text:p>72.3</text:p>
          </table:table-cell>
          <table:table-cell office:value-type="float" office:value="102.4" calcext:value-type="float">
            <text:p>102.4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32.2" calcext:value-type="float">
            <text:p>132.2</text:p>
          </table:table-cell>
          <table:table-cell office:value-type="float" office:value="124.8" calcext:value-type="float">
            <text:p>124.8</text:p>
          </table:table-cell>
          <table:table-cell office:value-type="float" office:value="120.4" calcext:value-type="float">
            <text:p>120.4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86.6" calcext:value-type="float">
            <text:p>86.6</text:p>
          </table:table-cell>
          <table:table-cell office:value-type="float" office:value="95" calcext:value-type="float">
            <text:p>95</text:p>
          </table:table-cell>
          <table:table-cell office:value-type="float" office:value="81.2" calcext:value-type="float">
            <text:p>81.2</text:p>
          </table:table-cell>
          <table:table-cell office:value-type="float" office:value="102.7" calcext:value-type="float">
            <text:p>102.7</text:p>
          </table:table-cell>
          <table:table-cell office:value-type="float" office:value="146.2" calcext:value-type="float">
            <text:p>146.2</text:p>
          </table:table-cell>
          <table:table-cell office:value-type="float" office:value="141.6" calcext:value-type="float">
            <text:p>141.6</text:p>
          </table:table-cell>
          <table:table-cell office:value-type="float" office:value="155.4" calcext:value-type="float">
            <text:p>155.4</text:p>
          </table:table-cell>
          <table:table-cell office:value-type="float" office:value="164.8" calcext:value-type="float">
            <text:p>164.8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102.7" calcext:value-type="float">
            <text:p>102.7</text:p>
          </table:table-cell>
          <table:table-cell office:value-type="float" office:value="98.8" calcext:value-type="float">
            <text:p>98.8</text:p>
          </table:table-cell>
          <table:table-cell office:value-type="float" office:value="110.2" calcext:value-type="float">
            <text:p>110.2</text:p>
          </table:table-cell>
          <table:table-cell office:value-type="float" office:value="155.4" calcext:value-type="float">
            <text:p>155.4</text:p>
          </table:table-cell>
          <table:table-cell office:value-type="float" office:value="143.1" calcext:value-type="float">
            <text:p>143.1</text:p>
          </table:table-cell>
          <table:table-cell office:value-type="float" office:value="163.4" calcext:value-type="float">
            <text:p>163.4</text:p>
          </table:table-cell>
          <table:table-cell office:value-type="float" office:value="167.4" calcext:value-type="float">
            <text:p>167.4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103.1" calcext:value-type="float">
            <text:p>103.1</text:p>
          </table:table-cell>
          <table:table-cell office:value-type="float" office:value="149.5" calcext:value-type="float">
            <text:p>149.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<text:s/>analog</text:p>
          </table:table-cell>
          <table:table-cell table:style-name="ce66" office:value-type="float" office:value="80.4" calcext:value-type="float">
            <text:p>80.4</text:p>
          </table:table-cell>
          <table:table-cell table:style-name="ce66" office:value-type="float" office:value="43.8" calcext:value-type="float">
            <text:p>43.8</text:p>
          </table:table-cell>
          <table:table-cell table:style-name="ce66" office:value-type="float" office:value="31.9" calcext:value-type="float">
            <text:p>31.9</text:p>
          </table:table-cell>
          <table:table-cell table:style-name="ce66" office:value-type="float" office:value="80.5" calcext:value-type="float">
            <text:p>80.5</text:p>
          </table:table-cell>
          <table:table-cell table:style-name="ce66" office:value-type="float" office:value="44.1" calcext:value-type="float">
            <text:p>44.1</text:p>
          </table:table-cell>
          <table:table-cell table:style-name="ce66" office:value-type="float" office:value="31.9" calcext:value-type="float">
            <text:p>31.9</text:p>
          </table:table-cell>
          <table:table-cell table:style-name="ce66" office:value-type="float" office:value="79.8" calcext:value-type="float">
            <text:p>79.8</text:p>
          </table:table-cell>
          <table:table-cell table:style-name="ce66" office:value-type="float" office:value="42.8" calcext:value-type="float">
            <text:p>42.8</text:p>
          </table:table-cell>
          <table:table-cell table:style-name="ce66" office:value-type="float" office:value="31.8" calcext:value-type="float">
            <text:p>31.8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7.4" calcext:value-type="float">
            <text:p>27.4</text:p>
          </table:table-cell>
          <table:table-cell office:value-type="float" office:value="38" calcext:value-type="float">
            <text:p>38</text:p>
          </table:table-cell>
          <table:table-cell office:value-type="float" office:value="31.5" calcext:value-type="float">
            <text:p>31.5</text:p>
          </table:table-cell>
          <table:table-cell office:value-type="float" office:value="30" calcext:value-type="float">
            <text:p>30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23.9" calcext:value-type="float">
            <text:p>23.9</text:p>
          </table:table-cell>
          <table:table-cell office:value-type="float" office:value="40.7" calcext:value-type="float">
            <text:p>40.7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office:value-type="float" office:value="28.1" calcext:value-type="float">
            <text:p>28.1</text:p>
          </table:table-cell>
          <table:table-cell office:value-type="float" office:value="30.6" calcext:value-type="float">
            <text:p>30.6</text:p>
          </table:table-cell>
          <table:table-cell office:value-type="float" office:value="32.5" calcext:value-type="float">
            <text:p>32.5</text:p>
          </table:table-cell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1" calcext:value-type="float">
            <text:p>40.1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16.5" calcext:value-type="float">
            <text:p>16.5</text:p>
          </table:table-cell>
          <table:table-cell office:value-type="float" office:value="15.3" calcext:value-type="float">
            <text:p>15.3</text:p>
          </table:table-cell>
          <table:table-cell office:value-type="float" office:value="19" calcext:value-type="float">
            <text:p>19</text:p>
          </table:table-cell>
          <table:table-cell office:value-type="float" office:value="32.9" calcext:value-type="float">
            <text:p>32.9</text:p>
          </table:table-cell>
          <table:table-cell office:value-type="float" office:value="38.3" calcext:value-type="float">
            <text:p>38.3</text:p>
          </table:table-cell>
          <table:table-cell office:value-type="float" office:value="41.3" calcext:value-type="float">
            <text:p>41.3</text:p>
          </table:table-cell>
          <table:table-cell office:value-type="float" office:value="45.6" calcext:value-type="float">
            <text:p>45.6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7.4" calcext:value-type="float">
            <text:p>27.4</text:p>
          </table:table-cell>
          <table:table-cell office:value-type="float" office:value="30" calcext:value-type="float">
            <text:p>30</text:p>
          </table:table-cell>
          <table:table-cell office:value-type="float" office:value="25.8" calcext:value-type="float">
            <text:p>25.8</text:p>
          </table:table-cell>
          <table:table-cell office:value-type="float" office:value="20.3" calcext:value-type="float">
            <text:p>20.3</text:p>
          </table:table-cell>
          <table:table-cell office:value-type="float" office:value="34.3" calcext:value-type="float">
            <text:p>34.3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.6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0.3" calcext:value-type="float">
            <text:p>20.3</text:p>
          </table:table-cell>
          <table:table-cell office:value-type="float" office:value="22.1" calcext:value-type="float">
            <text:p>22.1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  <table:table-cell office:value-type="float" office:value="21.2" calcext:value-type="float">
            <text:p>21.2</text:p>
          </table:table-cell>
          <table:table-cell office:value-type="float" office:value="23.9" calcext:value-type="float">
            <text:p>23.9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6.6" calcext:value-type="float">
            <text:p>26.6</text:p>
          </table:table-cell>
          <table:table-cell office:value-type="float" office:value="39.1" calcext:value-type="float">
            <text:p>39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<text:s/>digital</text:p>
          </table:table-cell>
          <table:table-cell table:style-name="ce66" office:value-type="float" office:value="73.3" calcext:value-type="float">
            <text:p>73.3</text:p>
          </table:table-cell>
          <table:table-cell table:style-name="ce66" office:value-type="float" office:value="104.4" calcext:value-type="float">
            <text:p>104.4</text:p>
          </table:table-cell>
          <table:table-cell table:style-name="ce66" office:value-type="float" office:value="90.8" calcext:value-type="float">
            <text:p>90.8</text:p>
          </table:table-cell>
          <table:table-cell table:style-name="ce66" office:value-type="float" office:value="75.6" calcext:value-type="float">
            <text:p>75.6</text:p>
          </table:table-cell>
          <table:table-cell table:style-name="ce66" office:value-type="float" office:value="106.7" calcext:value-type="float">
            <text:p>106.7</text:p>
          </table:table-cell>
          <table:table-cell table:style-name="ce66" office:value-type="float" office:value="92.2" calcext:value-type="float">
            <text:p>92.2</text:p>
          </table:table-cell>
          <table:table-cell table:style-name="ce66" office:value-type="float" office:value="63.7" calcext:value-type="float">
            <text:p>63.7</text:p>
          </table:table-cell>
          <table:table-cell table:style-name="ce66" office:value-type="float" office:value="95.8" calcext:value-type="float">
            <text:p>95.8</text:p>
          </table:table-cell>
          <table:table-cell table:style-name="ce66" office:value-type="float" office:value="85.3" calcext:value-type="float">
            <text:p>85.3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59.2" calcext:value-type="float">
            <text:p>59.2</text:p>
          </table:table-cell>
          <table:table-cell office:value-type="float" office:value="98.6" calcext:value-type="float">
            <text:p>98.6</text:p>
          </table:table-cell>
          <table:table-cell office:value-type="float" office:value="122.3" calcext:value-type="float">
            <text:p>122.3</text:p>
          </table:table-cell>
          <table:table-cell office:value-type="float" office:value="140.7" calcext:value-type="float">
            <text:p>140.7</text:p>
          </table:table-cell>
          <table:table-cell office:value-type="float" office:value="148.3" calcext:value-type="float">
            <text:p>148.3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116" calcext:value-type="float">
            <text:p>116</text:p>
          </table:table-cell>
          <table:table-cell office:value-type="float" office:value="103.1" calcext:value-type="float">
            <text:p>103.1</text:p>
          </table:table-cell>
          <table:table-cell office:value-type="float" office:value="55.7" calcext:value-type="float">
            <text:p>55.7</text:p>
          </table:table-cell>
          <table:table-cell office:value-type="float" office:value="69.9" calcext:value-type="float">
            <text:p>69.9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45.4" calcext:value-type="float">
            <text:p>45.4</text:p>
          </table:table-cell>
          <table:table-cell office:value-type="float" office:value="51.9" calcext:value-type="float">
            <text:p>51.9</text:p>
          </table:table-cell>
          <table:table-cell office:value-type="float" office:value="62.4" calcext:value-type="float">
            <text:p>62.4</text:p>
          </table:table-cell>
          <table:table-cell office:value-type="float" office:value="70" calcext:value-type="float">
            <text:p>70</text:p>
          </table:table-cell>
          <table:table-cell office:value-type="float" office:value="88.6" calcext:value-type="float">
            <text:p>88.6</text:p>
          </table:table-cell>
          <table:table-cell office:value-type="float" office:value="105" calcext:value-type="float">
            <text:p>105</text:p>
          </table:table-cell>
          <table:table-cell office:value-type="float" office:value="128.5" calcext:value-type="float">
            <text:p>128.5</text:p>
          </table:table-cell>
          <table:table-cell office:value-type="float" office:value="154.4" calcext:value-type="float">
            <text:p>154.4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55.8" calcext:value-type="float">
            <text:p>55.8</text:p>
          </table:table-cell>
          <table:table-cell office:value-type="float" office:value="87.1" calcext:value-type="float">
            <text:p>87.1</text:p>
          </table:table-cell>
          <table:table-cell office:value-type="float" office:value="110.9" calcext:value-type="float">
            <text:p>110.9</text:p>
          </table:table-cell>
          <table:table-cell office:value-type="float" office:value="110.1" calcext:value-type="float">
            <text:p>110.1</text:p>
          </table:table-cell>
          <table:table-cell office:value-type="float" office:value="93.9" calcext:value-type="float">
            <text:p>93.9</text:p>
          </table:table-cell>
          <table:table-cell office:value-type="float" office:value="83.4" calcext:value-type="float">
            <text:p>83.4</text:p>
          </table:table-cell>
          <table:table-cell office:value-type="float" office:value="74.8" calcext:value-type="float">
            <text:p>74.8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59.2" calcext:value-type="float">
            <text:p>59.2</text:p>
          </table:table-cell>
          <table:table-cell office:value-type="float" office:value="65" calcext:value-type="float">
            <text:p>65</text:p>
          </table:table-cell>
          <table:table-cell office:value-type="float" office:value="55.5" calcext:value-type="float">
            <text:p>55.5</text:p>
          </table:table-cell>
          <table:table-cell office:value-type="float" office:value="82.4" calcext:value-type="float">
            <text:p>82.4</text:p>
          </table:table-cell>
          <table:table-cell office:value-type="float" office:value="111.9" calcext:value-type="float">
            <text:p>111.9</text:p>
          </table:table-cell>
          <table:table-cell office:value-type="float" office:value="101.6" calcext:value-type="float">
            <text:p>101.6</text:p>
          </table:table-cell>
          <table:table-cell office:value-type="float" office:value="132.7" calcext:value-type="float">
            <text:p>132.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82.4" calcext:value-type="float">
            <text:p>82.4</text:p>
          </table:table-cell>
          <table:table-cell office:value-type="float" office:value="76.7" calcext:value-type="float">
            <text:p>76.7</text:p>
          </table:table-cell>
          <table:table-cell office:value-type="float" office:value="93.6" calcext:value-type="float">
            <text:p>93.6</text:p>
          </table:table-cell>
          <table:table-cell office:value-type="float" office:value="132.7" calcext:value-type="float">
            <text:p>132.7</text:p>
          </table:table-cell>
          <table:table-cell office:value-type="float" office:value="121.9" calcext:value-type="float">
            <text:p>121.9</text:p>
          </table:table-cell>
          <table:table-cell office:value-type="float" office:value="139.5" calcext:value-type="float">
            <text:p>139.5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76.5" calcext:value-type="float">
            <text:p>76.5</text:p>
          </table:table-cell>
          <table:table-cell office:value-type="float" office:value="110.4" calcext:value-type="float">
            <text:p>110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P3 player</text:p>
          </table:table-cell>
          <table:table-cell table:style-name="ce66" office:value-type="float" office:value="55.3" calcext:value-type="float">
            <text:p>55.3</text:p>
          </table:table-cell>
          <table:table-cell table:style-name="ce66" office:value-type="float" office:value="73.4" calcext:value-type="float">
            <text:p>73.4</text:p>
          </table:table-cell>
          <table:table-cell table:style-name="ce66" office:value-type="float" office:value="49.2" calcext:value-type="float">
            <text:p>49.2</text:p>
          </table:table-cell>
          <table:table-cell table:style-name="ce66" office:value-type="float" office:value="57.9" calcext:value-type="float">
            <text:p>57.9</text:p>
          </table:table-cell>
          <table:table-cell table:style-name="ce66" office:value-type="float" office:value="77.2" calcext:value-type="float">
            <text:p>77.2</text:p>
          </table:table-cell>
          <table:table-cell table:style-name="ce66" office:value-type="float" office:value="50.9" calcext:value-type="float">
            <text:p>50.9</text:p>
          </table:table-cell>
          <table:table-cell table:style-name="ce66" office:value-type="float" office:value="43.9" calcext:value-type="float">
            <text:p>43.9</text:p>
          </table:table-cell>
          <table:table-cell table:style-name="ce66" office:value-type="float" office:value="59.4" calcext:value-type="float">
            <text:p>59.4</text:p>
          </table:table-cell>
          <table:table-cell table:style-name="ce66" office:value-type="float" office:value="42.9" calcext:value-type="float">
            <text:p>42.9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29.1" calcext:value-type="float">
            <text:p>29.1</text:p>
          </table:table-cell>
          <table:table-cell office:value-type="float" office:value="46" calcext:value-type="float">
            <text:p>46</text:p>
          </table:table-cell>
          <table:table-cell office:value-type="float" office:value="76.7" calcext:value-type="float">
            <text:p>76.7</text:p>
          </table:table-cell>
          <table:table-cell office:value-type="float" office:value="94.4" calcext:value-type="float">
            <text:p>94.4</text:p>
          </table:table-cell>
          <table:table-cell office:value-type="float" office:value="105.3" calcext:value-type="float">
            <text:p>105.3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56.4" calcext:value-type="float">
            <text:p>56.4</text:p>
          </table:table-cell>
          <table:table-cell office:value-type="float" office:value="64.3" calcext:value-type="float">
            <text:p>64.3</text:p>
          </table:table-cell>
          <table:table-cell office:value-type="float" office:value="34.8" calcext:value-type="float">
            <text:p>34.8</text:p>
          </table:table-cell>
          <table:table-cell office:value-type="float" office:value="24.7" calcext:value-type="float">
            <text:p>24.7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27.7" calcext:value-type="float">
            <text:p>27.7</text:p>
          </table:table-cell>
          <table:table-cell office:value-type="float" office:value="27" calcext:value-type="float">
            <text:p>27</text:p>
          </table:table-cell>
          <table:table-cell office:value-type="float" office:value="31.5" calcext:value-type="float">
            <text:p>31.5</text:p>
          </table:table-cell>
          <table:table-cell office:value-type="float" office:value="35.8" calcext:value-type="float">
            <text:p>35.8</text:p>
          </table:table-cell>
          <table:table-cell office:value-type="float" office:value="44.1" calcext:value-type="float">
            <text:p>44.1</text:p>
          </table:table-cell>
          <table:table-cell office:value-type="float" office:value="55.9" calcext:value-type="float">
            <text:p>55.9</text:p>
          </table:table-cell>
          <table:table-cell office:value-type="float" office:value="75.6" calcext:value-type="float">
            <text:p>75.6</text:p>
          </table:table-cell>
          <table:table-cell office:value-type="float" office:value="87.1" calcext:value-type="float">
            <text:p>87.1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50" calcext:value-type="float">
            <text:p>50</text:p>
          </table:table-cell>
          <table:table-cell office:value-type="float" office:value="66.4" calcext:value-type="float">
            <text:p>66.4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1" calcext:value-type="float">
            <text:p>41</text:p>
          </table:table-cell>
          <table:table-cell office:value-type="float" office:value="27.5" calcext:value-type="float">
            <text:p>27.5</text:p>
          </table:table-cell>
          <table:table-cell office:value-type="float" office:value="18.9" calcext:value-type="float">
            <text:p>18.9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29.1" calcext:value-type="float">
            <text:p>29.1</text:p>
          </table:table-cell>
          <table:table-cell office:value-type="float" office:value="30.7" calcext:value-type="float">
            <text:p>30.7</text:p>
          </table:table-cell>
          <table:table-cell office:value-type="float" office:value="28" calcext:value-type="float">
            <text:p>28</text:p>
          </table:table-cell>
          <table:table-cell office:value-type="float" office:value="55.7" calcext:value-type="float">
            <text:p>55.7</text:p>
          </table:table-cell>
          <table:table-cell office:value-type="float" office:value="58.6" calcext:value-type="float">
            <text:p>58.6</text:p>
          </table:table-cell>
          <table:table-cell office:value-type="float" office:value="44" calcext:value-type="float">
            <text:p>44</text:p>
          </table:table-cell>
          <table:table-cell office:value-type="float" office:value="88.3" calcext:value-type="float">
            <text:p>88.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55.7" calcext:value-type="float">
            <text:p>55.7</text:p>
          </table:table-cell>
          <table:table-cell office:value-type="float" office:value="48.6" calcext:value-type="float">
            <text:p>48.6</text:p>
          </table:table-cell>
          <table:table-cell office:value-type="float" office:value="69.7" calcext:value-type="float">
            <text:p>69.7</text:p>
          </table:table-cell>
          <table:table-cell office:value-type="float" office:value="88.3" calcext:value-type="float">
            <text:p>88.3</text:p>
          </table:table-cell>
          <table:table-cell office:value-type="float" office:value="78" calcext:value-type="float">
            <text:p>78</text:p>
          </table:table-cell>
          <table:table-cell office:value-type="float" office:value="92.9" calcext:value-type="float">
            <text:p>92.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45.8" calcext:value-type="float">
            <text:p>45.8</text:p>
          </table:table-cell>
          <table:table-cell office:value-type="float" office:value="53.9" calcext:value-type="float">
            <text:p>53.9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gaming_console </text:p>
          </table:table-cell>
          <table:table-cell office:value-type="string" calcext:value-type="string">
            <text:p>Game console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47.5" calcext:value-type="float">
            <text:p>47.5</text:p>
          </table:table-cell>
          <table:table-cell table:style-name="ce66" office:value-type="float" office:value="52.6" calcext:value-type="float">
            <text:p>52.6</text:p>
          </table:table-cell>
          <table:table-cell table:style-name="ce66" office:value-type="float" office:value="31.2" calcext:value-type="float">
            <text:p>31.2</text:p>
          </table:table-cell>
          <table:table-cell table:style-name="ce66" office:value-type="float" office:value="49.8" calcext:value-type="float">
            <text:p>49.8</text:p>
          </table:table-cell>
          <table:table-cell table:style-name="ce66" office:value-type="float" office:value="55.5" calcext:value-type="float">
            <text:p>55.5</text:p>
          </table:table-cell>
          <table:table-cell table:style-name="ce66" office:value-type="float" office:value="24.7" calcext:value-type="float">
            <text:p>24.7</text:p>
          </table:table-cell>
          <table:table-cell table:style-name="ce66" office:value-type="float" office:value="39.1" calcext:value-type="float">
            <text:p>39.1</text:p>
          </table:table-cell>
          <table:table-cell table:style-name="ce66" office:value-type="float" office:value="41.5" calcext:value-type="float">
            <text:p>41.5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22.5" calcext:value-type="float">
            <text:p>22.5</text:p>
          </table:table-cell>
          <table:table-cell office:value-type="float" office:value="45.7" calcext:value-type="float">
            <text:p>45.7</text:p>
          </table:table-cell>
          <table:table-cell office:value-type="float" office:value="96.8" calcext:value-type="float">
            <text:p>96.8</text:p>
          </table:table-cell>
          <table:table-cell office:value-type="float" office:value="121.2" calcext:value-type="float">
            <text:p>121.2</text:p>
          </table:table-cell>
          <table:table-cell office:value-type="float" office:value="140.4" calcext:value-type="float">
            <text:p>140.4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50.9" calcext:value-type="float">
            <text:p>50.9</text:p>
          </table:table-cell>
          <table:table-cell office:value-type="float" office:value="77.2" calcext:value-type="float">
            <text:p>77.2</text:p>
          </table:table-cell>
          <table:table-cell office:value-type="float" office:value="42.8" calcext:value-type="float">
            <text:p>42.8</text:p>
          </table:table-cell>
          <table:table-cell office:value-type="float" office:value="13.5" calcext:value-type="float">
            <text:p>13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23.6" calcext:value-type="float">
            <text:p>23.6</text:p>
          </table:table-cell>
          <table:table-cell office:value-type="float" office:value="25.6" calcext:value-type="float">
            <text:p>25.6</text:p>
          </table:table-cell>
          <table:table-cell office:value-type="float" office:value="33.9" calcext:value-type="float">
            <text:p>33.9</text:p>
          </table:table-cell>
          <table:table-cell office:value-type="float" office:value="39.9" calcext:value-type="float">
            <text:p>39.9</text:p>
          </table:table-cell>
          <table:table-cell office:value-type="float" office:value="49.6" calcext:value-type="float">
            <text:p>49.6</text:p>
          </table:table-cell>
          <table:table-cell office:value-type="float" office:value="69.7" calcext:value-type="float">
            <text:p>69.7</text:p>
          </table:table-cell>
          <table:table-cell office:value-type="float" office:value="82.3" calcext:value-type="float">
            <text:p>82.3</text:p>
          </table:table-cell>
          <table:table-cell office:value-type="float" office:value="76.6" calcext:value-type="float">
            <text:p>76.6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93.4" calcext:value-type="float">
            <text:p>93.4</text:p>
          </table:table-cell>
          <table:table-cell office:value-type="float" office:value="105.1" calcext:value-type="float">
            <text:p>105.1</text:p>
          </table:table-cell>
          <table:table-cell office:value-type="float" office:value="90.7" calcext:value-type="float">
            <text:p>90.7</text:p>
          </table:table-cell>
          <table:table-cell office:value-type="float" office:value="68.8" calcext:value-type="float">
            <text:p>68.8</text:p>
          </table:table-cell>
          <table:table-cell office:value-type="float" office:value="27.6" calcext:value-type="float">
            <text:p>27.6</text:p>
          </table:table-cell>
          <table:table-cell office:value-type="float" office:value="8.6" calcext:value-type="float">
            <text:p>8.6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22.5" calcext:value-type="float">
            <text:p>22.5</text:p>
          </table:table-cell>
          <table:table-cell office:value-type="float" office:value="33.8" calcext:value-type="float">
            <text:p>33.8</text:p>
          </table:table-cell>
          <table:table-cell office:value-type="float" office:value="15.2" calcext:value-type="float">
            <text:p>15.2</text:p>
          </table:table-cell>
          <table:table-cell office:value-type="float" office:value="88.5" calcext:value-type="float">
            <text:p>88.5</text:p>
          </table:table-cell>
          <table:table-cell office:value-type="float" office:value="61.9" calcext:value-type="float">
            <text:p>61.9</text:p>
          </table:table-cell>
          <table:table-cell office:value-type="float" office:value="38.9" calcext:value-type="float">
            <text:p>38.9</text:p>
          </table:table-cell>
          <table:table-cell office:value-type="float" office:value="108.6" calcext:value-type="float">
            <text:p>108.6</text:p>
          </table:table-cell>
          <table:table-cell office:value-type="float" office:value="108.7" calcext:value-type="float">
            <text:p>108.7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88.5" calcext:value-type="float">
            <text:p>88.5</text:p>
          </table:table-cell>
          <table:table-cell office:value-type="float" office:value="76.9" calcext:value-type="float">
            <text:p>76.9</text:p>
          </table:table-cell>
          <table:table-cell office:value-type="float" office:value="111.4" calcext:value-type="float">
            <text:p>111.4</text:p>
          </table:table-cell>
          <table:table-cell office:value-type="float" office:value="108.6" calcext:value-type="float">
            <text:p>108.6</text:p>
          </table:table-cell>
          <table:table-cell office:value-type="float" office:value="101.9" calcext:value-type="float">
            <text:p>101.9</text:p>
          </table:table-cell>
          <table:table-cell office:value-type="float" office:value="112.2" calcext:value-type="float">
            <text:p>112.2</text:p>
          </table:table-cell>
          <table:table-cell office:value-type="float" office:value="118.2" calcext:value-type="float">
            <text:p>118.2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54.7" calcext:value-type="float">
            <text:p>54.7</text:p>
          </table:table-cell>
          <table:table-cell office:value-type="float" office:value="49.6" calcext:value-type="float">
            <text:p>49.6</text:p>
          </table:table-cell>
          <table:table-cell table:number-columns-repeated="2"/>
          <table:table-cell table:formula="of:=[.BR131]" office:value-type="float" office:value="83.75" calcext:value-type="float">
            <text:p>83.75</text:p>
          </table:table-cell>
          <table:table-cell office:value-type="string" calcext:value-type="string">
            <text:p><text:a xlink:href="https://www.daftlogic.com/information-appliance-power-consumption.htm#cordless%20drill%20charger" xlink:type="simple">https://www.daftlogic.com/information-appliance-power-consumption.htm#cordless%20drill%20charger</text:a> </text:p>
          </table:table-cell>
          <table:table-cell table:formula="of:=[.BS131]" office:value-type="float" office:value="14" calcext:value-type="float">
            <text:p>14</text:p>
          </table:table-cell>
        </table:table-row>
        <table:table-row table:style-name="ro3">
          <table:table-cell table:number-columns-repeated="2"/>
          <table:table-cell table:style-name="ce66" table:number-columns-repeated="9"/>
          <table:table-cell table:number-columns-repeated="62"/>
        </table:table-row>
        <table:table-row table:style-name="ro3">
          <table:table-cell table:style-name="ce75" office:value-type="string" calcext:value-type="string">
            <text:p>computer </text:p>
          </table:table-cell>
          <table:table-cell office:value-type="string" calcext:value-type="string">
            <text:p>Computer (all)</text:p>
          </table:table-cell>
          <table:table-cell table:style-name="ce66" office:value-type="float" office:value="121.7" calcext:value-type="float">
            <text:p>121.7</text:p>
          </table:table-cell>
          <table:table-cell table:style-name="ce66" office:value-type="float" office:value="164.9" calcext:value-type="float">
            <text:p>164.9</text:p>
          </table:table-cell>
          <table:table-cell table:style-name="ce66" office:value-type="float" office:value="223.5" calcext:value-type="float">
            <text:p>223.5</text:p>
          </table:table-cell>
          <table:table-cell table:style-name="ce66" office:value-type="float" office:value="125.3" calcext:value-type="float">
            <text:p>125.3</text:p>
          </table:table-cell>
          <table:table-cell table:style-name="ce66" office:value-type="float" office:value="170.3" calcext:value-type="float">
            <text:p>170.3</text:p>
          </table:table-cell>
          <table:table-cell table:style-name="ce66" office:value-type="float" office:value="229.2" calcext:value-type="float">
            <text:p>229.2</text:p>
          </table:table-cell>
          <table:table-cell table:style-name="ce66" office:value-type="float" office:value="106" calcext:value-type="float">
            <text:p>106</text:p>
          </table:table-cell>
          <table:table-cell table:style-name="ce66" office:value-type="float" office:value="145.4" calcext:value-type="float">
            <text:p>145.4</text:p>
          </table:table-cell>
          <table:table-cell table:style-name="ce66" office:value-type="float" office:value="201.7" calcext:value-type="float">
            <text:p>201.7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139.3" calcext:value-type="float">
            <text:p>139.3</text:p>
          </table:table-cell>
          <table:table-cell office:value-type="float" office:value="234.3" calcext:value-type="float">
            <text:p>234.3</text:p>
          </table:table-cell>
          <table:table-cell office:value-type="float" office:value="323.4" calcext:value-type="float">
            <text:p>323.4</text:p>
          </table:table-cell>
          <table:table-cell office:value-type="float" office:value="363.9" calcext:value-type="float">
            <text:p>363.9</text:p>
          </table:table-cell>
          <table:table-cell office:value-type="float" office:value="399.9" calcext:value-type="float">
            <text:p>399.9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315.1" calcext:value-type="float">
            <text:p>315.1</text:p>
          </table:table-cell>
          <table:table-cell office:value-type="float" office:value="261.1" calcext:value-type="float">
            <text:p>261.1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41.9" calcext:value-type="float">
            <text:p>141.9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123.5" calcext:value-type="float">
            <text:p>123.5</text:p>
          </table:table-cell>
          <table:table-cell office:value-type="float" office:value="131.7" calcext:value-type="float">
            <text:p>131.7</text:p>
          </table:table-cell>
          <table:table-cell office:value-type="float" office:value="157.5" calcext:value-type="float">
            <text:p>157.5</text:p>
          </table:table-cell>
          <table:table-cell office:value-type="float" office:value="172.2" calcext:value-type="float">
            <text:p>172.2</text:p>
          </table:table-cell>
          <table:table-cell office:value-type="float" office:value="207.7" calcext:value-type="float">
            <text:p>207.7</text:p>
          </table:table-cell>
          <table:table-cell office:value-type="float" office:value="257.5" calcext:value-type="float">
            <text:p>257.5</text:p>
          </table:table-cell>
          <table:table-cell office:value-type="float" office:value="312.5" calcext:value-type="float">
            <text:p>312.5</text:p>
          </table:table-cell>
          <table:table-cell office:value-type="float" office:value="386.3" calcext:value-type="float">
            <text:p>386.3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221.1" calcext:value-type="float">
            <text:p>221.1</text:p>
          </table:table-cell>
          <table:table-cell office:value-type="float" office:value="248.3" calcext:value-type="float">
            <text:p>248.3</text:p>
          </table:table-cell>
          <table:table-cell office:value-type="float" office:value="273.3" calcext:value-type="float">
            <text:p>273.3</text:p>
          </table:table-cell>
          <table:table-cell office:value-type="float" office:value="280" calcext:value-type="float">
            <text:p>280</text:p>
          </table:table-cell>
          <table:table-cell office:value-type="float" office:value="227.9" calcext:value-type="float">
            <text:p>227.9</text:p>
          </table:table-cell>
          <table:table-cell office:value-type="float" office:value="180.2" calcext:value-type="float">
            <text:p>180.2</text:p>
          </table:table-cell>
          <table:table-cell office:value-type="float" office:value="144.5" calcext:value-type="float">
            <text:p>144.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139.3" calcext:value-type="float">
            <text:p>139.3</text:p>
          </table:table-cell>
          <table:table-cell office:value-type="float" office:value="163.9" calcext:value-type="float">
            <text:p>163.9</text:p>
          </table:table-cell>
          <table:table-cell office:value-type="float" office:value="123.4" calcext:value-type="float">
            <text:p>123.4</text:p>
          </table:table-cell>
          <table:table-cell office:value-type="float" office:value="210.2" calcext:value-type="float">
            <text:p>210.2</text:p>
          </table:table-cell>
          <table:table-cell office:value-type="float" office:value="261.8" calcext:value-type="float">
            <text:p>261.8</text:p>
          </table:table-cell>
          <table:table-cell office:value-type="float" office:value="234.3" calcext:value-type="float">
            <text:p>234.3</text:p>
          </table:table-cell>
          <table:table-cell office:value-type="float" office:value="317.6" calcext:value-type="float">
            <text:p>317.6</text:p>
          </table:table-cell>
          <table:table-cell office:value-type="float" office:value="368.2" calcext:value-type="float">
            <text:p>368.2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210.2" calcext:value-type="float">
            <text:p>210.2</text:p>
          </table:table-cell>
          <table:table-cell office:value-type="float" office:value="194.4" calcext:value-type="float">
            <text:p>194.4</text:p>
          </table:table-cell>
          <table:table-cell office:value-type="float" office:value="241.2" calcext:value-type="float">
            <text:p>241.2</text:p>
          </table:table-cell>
          <table:table-cell office:value-type="float" office:value="317.6" calcext:value-type="float">
            <text:p>317.6</text:p>
          </table:table-cell>
          <table:table-cell office:value-type="float" office:value="303" calcext:value-type="float">
            <text:p>303</text:p>
          </table:table-cell>
          <table:table-cell office:value-type="float" office:value="324.3" calcext:value-type="float">
            <text:p>324.3</text:p>
          </table:table-cell>
          <table:table-cell office:value-type="float" office:value="340.5" calcext:value-type="float">
            <text:p>340.5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197.5" calcext:value-type="float">
            <text:p>197.5</text:p>
          </table:table-cell>
          <table:table-cell office:value-type="float" office:value="259.2" calcext:value-type="float">
            <text:p>259.2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fixed_computer </text:p>
          </table:table-cell>
          <table:table-cell office:value-type="string" calcext:value-type="string">
            <text:p>Computer fixed</text:p>
          </table:table-cell>
          <table:table-cell table:style-name="ce66" office:value-type="float" office:value="80.2" calcext:value-type="float">
            <text:p>80.2</text:p>
          </table:table-cell>
          <table:table-cell table:style-name="ce66" office:value-type="float" office:value="66.9" calcext:value-type="float">
            <text:p>66.9</text:p>
          </table:table-cell>
          <table:table-cell table:style-name="ce66" office:value-type="float" office:value="54.4" calcext:value-type="float">
            <text:p>54.4</text:p>
          </table:table-cell>
          <table:table-cell table:style-name="ce66" office:value-type="float" office:value="82.1" calcext:value-type="float">
            <text:p>82.1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56.1" calcext:value-type="float">
            <text:p>56.1</text:p>
          </table:table-cell>
          <table:table-cell table:style-name="ce66" office:value-type="float" office:value="71.6" calcext:value-type="float">
            <text:p>71.6</text:p>
          </table:table-cell>
          <table:table-cell table:style-name="ce66" office:value-type="float" office:value="58.9" calcext:value-type="float">
            <text:p>58.9</text:p>
          </table:table-cell>
          <table:table-cell table:style-name="ce66" office:value-type="float" office:value="47.9" calcext:value-type="float">
            <text:p>47.9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5.5" calcext:value-type="float">
            <text:p>35.5</text:p>
          </table:table-cell>
          <table:table-cell office:value-type="float" office:value="59.9" calcext:value-type="float">
            <text:p>59.9</text:p>
          </table:table-cell>
          <table:table-cell office:value-type="float" office:value="73.4" calcext:value-type="float">
            <text:p>73.4</text:p>
          </table:table-cell>
          <table:table-cell office:value-type="float" office:value="80.6" calcext:value-type="float">
            <text:p>80.6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81.4" calcext:value-type="float">
            <text:p>81.4</text:p>
          </table:table-cell>
          <table:table-cell office:value-type="float" office:value="56" calcext:value-type="float">
            <text:p>56</text:p>
          </table:table-cell>
          <table:table-cell office:value-type="float" office:value="46.5" calcext:value-type="float">
            <text:p>46.5</text:p>
          </table:table-cell>
          <table:table-cell office:value-type="float" office:value="47.1" calcext:value-type="float">
            <text:p>47.1</text:p>
          </table:table-cell>
          <table:table-cell office:value-type="float" office:value="48.4" calcext:value-type="float">
            <text:p>48.4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3.8" calcext:value-type="float">
            <text:p>33.8</text:p>
          </table:table-cell>
          <table:table-cell office:value-type="float" office:value="34.3" calcext:value-type="float">
            <text:p>34.3</text:p>
          </table:table-cell>
          <table:table-cell office:value-type="float" office:value="40.7" calcext:value-type="float">
            <text:p>40.7</text:p>
          </table:table-cell>
          <table:table-cell office:value-type="float" office:value="43.8" calcext:value-type="float">
            <text:p>43.8</text:p>
          </table:table-cell>
          <table:table-cell office:value-type="float" office:value="51.6" calcext:value-type="float">
            <text:p>51.6</text:p>
          </table:table-cell>
          <table:table-cell office:value-type="float" office:value="63.3" calcext:value-type="float">
            <text:p>63.3</text:p>
          </table:table-cell>
          <table:table-cell office:value-type="float" office:value="71.2" calcext:value-type="float">
            <text:p>71.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4.5" calcext:value-type="float">
            <text:p>34.5</text:p>
          </table:table-cell>
          <table:table-cell office:value-type="float" office:value="41.7" calcext:value-type="float">
            <text:p>41.7</text:p>
          </table:table-cell>
          <table:table-cell office:value-type="float" office:value="52.1" calcext:value-type="float">
            <text:p>52.1</text:p>
          </table:table-cell>
          <table:table-cell office:value-type="float" office:value="68.8" calcext:value-type="float">
            <text:p>68.8</text:p>
          </table:table-cell>
          <table:table-cell office:value-type="float" office:value="63.3" calcext:value-type="float">
            <text:p>63.3</text:p>
          </table:table-cell>
          <table:table-cell office:value-type="float" office:value="58.3" calcext:value-type="float">
            <text:p>58.3</text:p>
          </table:table-cell>
          <table:table-cell office:value-type="float" office:value="51.3" calcext:value-type="float">
            <text:p>51.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5.5" calcext:value-type="float">
            <text:p>35.5</text:p>
          </table:table-cell>
          <table:table-cell office:value-type="float" office:value="51.9" calcext:value-type="float">
            <text:p>51.9</text:p>
          </table:table-cell>
          <table:table-cell office:value-type="float" office:value="24.8" calcext:value-type="float">
            <text:p>24.8</text:p>
          </table:table-cell>
          <table:table-cell office:value-type="float" office:value="36.7" calcext:value-type="float">
            <text:p>36.7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60.8" calcext:value-type="float">
            <text:p>60.8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6.7" calcext:value-type="float">
            <text:p>36.7</text:p>
          </table:table-cell>
          <table:table-cell office:value-type="float" office:value="32.5" calcext:value-type="float">
            <text:p>32.5</text:p>
          </table:table-cell>
          <table:table-cell office:value-type="float" office:value="44.9" calcext:value-type="float">
            <text:p>44.9</text:p>
          </table:table-cell>
          <table:table-cell office:value-type="float" office:value="60.8" calcext:value-type="float">
            <text:p>60.8</text:p>
          </table:table-cell>
          <table:table-cell office:value-type="float" office:value="55.9" calcext:value-type="float">
            <text:p>55.9</text:p>
          </table:table-cell>
          <table:table-cell office:value-type="float" office:value="64.1" calcext:value-type="float">
            <text:p>64.1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44" calcext:value-type="float">
            <text:p>44</text:p>
          </table:table-cell>
          <table:table-cell office:value-type="float" office:value="68.7" calcext:value-type="float">
            <text:p>68.7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laptop_computer </text:p>
          </table:table-cell>
          <table:table-cell office:value-type="string" calcext:value-type="string">
            <text:p>Computer mobile</text:p>
          </table:table-cell>
          <table:table-cell table:style-name="ce66" office:value-type="float" office:value="41.5" calcext:value-type="float">
            <text:p>41.5</text:p>
          </table:table-cell>
          <table:table-cell table:style-name="ce66" office:value-type="float" office:value="98.1" calcext:value-type="float">
            <text:p>98.1</text:p>
          </table:table-cell>
          <table:table-cell table:style-name="ce66" office:value-type="float" office:value="169.1" calcext:value-type="float">
            <text:p>169.1</text:p>
          </table:table-cell>
          <table:table-cell table:style-name="ce66" office:value-type="float" office:value="43.2" calcext:value-type="float">
            <text:p>43.2</text:p>
          </table:table-cell>
          <table:table-cell table:style-name="ce66" office:value-type="float" office:value="101.3" calcext:value-type="float">
            <text:p>101.3</text:p>
          </table:table-cell>
          <table:table-cell table:style-name="ce66" office:value-type="float" office:value="173.1" calcext:value-type="float">
            <text:p>173.1</text:p>
          </table:table-cell>
          <table:table-cell table:style-name="ce66" office:value-type="float" office:value="34.4" calcext:value-type="float">
            <text:p>34.4</text:p>
          </table:table-cell>
          <table:table-cell table:style-name="ce66" office:value-type="float" office:value="86.4" calcext:value-type="float">
            <text:p>86.4</text:p>
          </table:table-cell>
          <table:table-cell table:style-name="ce66" office:value-type="float" office:value="153.7" calcext:value-type="float">
            <text:p>153.7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03.8" calcext:value-type="float">
            <text:p>103.8</text:p>
          </table:table-cell>
          <table:table-cell office:value-type="float" office:value="174.4" calcext:value-type="float">
            <text:p>174.4</text:p>
          </table:table-cell>
          <table:table-cell office:value-type="float" office:value="250.1" calcext:value-type="float">
            <text:p>250.1</text:p>
          </table:table-cell>
          <table:table-cell office:value-type="float" office:value="283.3" calcext:value-type="float">
            <text:p>283.3</text:p>
          </table:table-cell>
          <table:table-cell office:value-type="float" office:value="309.7" calcext:value-type="float">
            <text:p>309.7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233.7" calcext:value-type="float">
            <text:p>233.7</text:p>
          </table:table-cell>
          <table:table-cell office:value-type="float" office:value="205.1" calcext:value-type="float">
            <text:p>205.1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9" calcext:value-type="float">
            <text:p>103.9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89.7" calcext:value-type="float">
            <text:p>89.7</text:p>
          </table:table-cell>
          <table:table-cell office:value-type="float" office:value="97.4" calcext:value-type="float">
            <text:p>97.4</text:p>
          </table:table-cell>
          <table:table-cell office:value-type="float" office:value="116.8" calcext:value-type="float">
            <text:p>116.8</text:p>
          </table:table-cell>
          <table:table-cell office:value-type="float" office:value="128.4" calcext:value-type="float">
            <text:p>128.4</text:p>
          </table:table-cell>
          <table:table-cell office:value-type="float" office:value="156.1" calcext:value-type="float">
            <text:p>156.1</text:p>
          </table:table-cell>
          <table:table-cell office:value-type="float" office:value="194.2" calcext:value-type="float">
            <text:p>194.2</text:p>
          </table:table-cell>
          <table:table-cell office:value-type="float" office:value="241.3" calcext:value-type="float">
            <text:p>241.3</text:p>
          </table:table-cell>
          <table:table-cell office:value-type="float" office:value="299.3" calcext:value-type="float">
            <text:p>299.3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86.6" calcext:value-type="float">
            <text:p>186.6</text:p>
          </table:table-cell>
          <table:table-cell office:value-type="float" office:value="206.6" calcext:value-type="float">
            <text:p>206.6</text:p>
          </table:table-cell>
          <table:table-cell office:value-type="float" office:value="221.1" calcext:value-type="float">
            <text:p>221.1</text:p>
          </table:table-cell>
          <table:table-cell office:value-type="float" office:value="211.2" calcext:value-type="float">
            <text:p>211.2</text:p>
          </table:table-cell>
          <table:table-cell office:value-type="float" office:value="164.6" calcext:value-type="float">
            <text:p>164.6</text:p>
          </table:table-cell>
          <table:table-cell office:value-type="float" office:value="121.9" calcext:value-type="float">
            <text:p>121.9</text:p>
          </table:table-cell>
          <table:table-cell office:value-type="float" office:value="93.2" calcext:value-type="float">
            <text:p>93.2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03.8" calcext:value-type="float">
            <text:p>103.8</text:p>
          </table:table-cell>
          <table:table-cell office:value-type="float" office:value="112" calcext:value-type="float">
            <text:p>112</text:p>
          </table:table-cell>
          <table:table-cell office:value-type="float" office:value="98.5" calcext:value-type="float">
            <text:p>98.5</text:p>
          </table:table-cell>
          <table:table-cell office:value-type="float" office:value="173.5" calcext:value-type="float">
            <text:p>173.5</text:p>
          </table:table-cell>
          <table:table-cell office:value-type="float" office:value="200.2" calcext:value-type="float">
            <text:p>200.2</text:p>
          </table:table-cell>
          <table:table-cell office:value-type="float" office:value="172.3" calcext:value-type="float">
            <text:p>172.3</text:p>
          </table:table-cell>
          <table:table-cell office:value-type="float" office:value="256.8" calcext:value-type="float">
            <text:p>256.8</text:p>
          </table:table-cell>
          <table:table-cell office:value-type="float" office:value="273.4" calcext:value-type="float">
            <text:p>273.4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73.5" calcext:value-type="float">
            <text:p>173.5</text:p>
          </table:table-cell>
          <table:table-cell office:value-type="float" office:value="161.9" calcext:value-type="float">
            <text:p>161.9</text:p>
          </table:table-cell>
          <table:table-cell office:value-type="float" office:value="196.4" calcext:value-type="float">
            <text:p>196.4</text:p>
          </table:table-cell>
          <table:table-cell office:value-type="float" office:value="256.8" calcext:value-type="float">
            <text:p>256.8</text:p>
          </table:table-cell>
          <table:table-cell office:value-type="float" office:value="247.1" calcext:value-type="float">
            <text:p>247.1</text:p>
          </table:table-cell>
          <table:table-cell office:value-type="float" office:value="260.3" calcext:value-type="float">
            <text:p>260.3</text:p>
          </table:table-cell>
          <table:table-cell office:value-type="float" office:value="275.1" calcext:value-type="float">
            <text:p>275.1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53.5" calcext:value-type="float">
            <text:p>153.5</text:p>
          </table:table-cell>
          <table:table-cell office:value-type="float" office:value="190.5" calcext:value-type="float">
            <text:p>190.5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laptop_computer </text:p>
          </table:table-cell>
          <table:table-cell office:value-type="string" calcext:value-type="string">
            <text:p>Laptop/Notebook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07.1" calcext:value-type="float">
            <text:p>107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09" calcext:value-type="float">
            <text:p>10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00" calcext:value-type="float">
            <text:p>100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71.5" calcext:value-type="float">
            <text:p>71.5</text:p>
          </table:table-cell>
          <table:table-cell office:value-type="float" office:value="110" calcext:value-type="float">
            <text:p>110</text:p>
          </table:table-cell>
          <table:table-cell office:value-type="float" office:value="154.1" calcext:value-type="float">
            <text:p>154.1</text:p>
          </table:table-cell>
          <table:table-cell office:value-type="float" office:value="165.7" calcext:value-type="float">
            <text:p>165.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148.9" calcext:value-type="float">
            <text:p>148.9</text:p>
          </table:table-cell>
          <table:table-cell office:value-type="float" office:value="127.3" calcext:value-type="float">
            <text:p>127.3</text:p>
          </table:table-cell>
          <table:table-cell office:value-type="float" office:value="73.5" calcext:value-type="float">
            <text:p>73.5</text:p>
          </table:table-cell>
          <table:table-cell office:value-type="float" office:value="69.5" calcext:value-type="float">
            <text:p>69.5</text:p>
          </table:table-cell>
          <table:table-cell office:value-type="float" office:value="61.7" calcext:value-type="float">
            <text:p>61.7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65.1" calcext:value-type="float">
            <text:p>65.1</text:p>
          </table:table-cell>
          <table:table-cell office:value-type="float" office:value="67" calcext:value-type="float">
            <text:p>67</text:p>
          </table:table-cell>
          <table:table-cell office:value-type="float" office:value="78.8" calcext:value-type="float">
            <text:p>78.8</text:p>
          </table:table-cell>
          <table:table-cell office:value-type="float" office:value="85" calcext:value-type="float">
            <text:p>85</text:p>
          </table:table-cell>
          <table:table-cell office:value-type="float" office:value="99.6" calcext:value-type="float">
            <text:p>99.6</text:p>
          </table:table-cell>
          <table:table-cell office:value-type="float" office:value="119.8" calcext:value-type="float">
            <text:p>119.8</text:p>
          </table:table-cell>
          <table:table-cell office:value-type="float" office:value="146.9" calcext:value-type="float">
            <text:p>146.9</text:p>
          </table:table-cell>
          <table:table-cell office:value-type="float" office:value="179.6" calcext:value-type="float">
            <text:p>179.6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5.8" calcext:value-type="float">
            <text:p>135.8</text:p>
          </table:table-cell>
          <table:table-cell office:value-type="float" office:value="128" calcext:value-type="float">
            <text:p>128</text:p>
          </table:table-cell>
          <table:table-cell office:value-type="float" office:value="132.2" calcext:value-type="float">
            <text:p>132.2</text:p>
          </table:table-cell>
          <table:table-cell office:value-type="float" office:value="105.9" calcext:value-type="float">
            <text:p>105.9</text:p>
          </table:table-cell>
          <table:table-cell office:value-type="float" office:value="79.6" calcext:value-type="float">
            <text:p>79.6</text:p>
          </table:table-cell>
          <table:table-cell office:value-type="float" office:value="61.4" calcext:value-type="float">
            <text:p>61.4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71.5" calcext:value-type="float">
            <text:p>71.5</text:p>
          </table:table-cell>
          <table:table-cell office:value-type="float" office:value="75.5" calcext:value-type="float">
            <text:p>75.5</text:p>
          </table:table-cell>
          <table:table-cell office:value-type="float" office:value="68.9" calcext:value-type="float">
            <text:p>68.9</text:p>
          </table:table-cell>
          <table:table-cell office:value-type="float" office:value="104.4" calcext:value-type="float">
            <text:p>104.4</text:p>
          </table:table-cell>
          <table:table-cell office:value-type="float" office:value="120" calcext:value-type="float">
            <text:p>120</text:p>
          </table:table-cell>
          <table:table-cell office:value-type="float" office:value="107.5" calcext:value-type="float">
            <text:p>107.5</text:p>
          </table:table-cell>
          <table:table-cell office:value-type="float" office:value="145.5" calcext:value-type="float">
            <text:p>145.5</text:p>
          </table:table-cell>
          <table:table-cell office:value-type="float" office:value="178.4" calcext:value-type="float">
            <text:p>178.4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104.4" calcext:value-type="float">
            <text:p>104.4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45.5" calcext:value-type="float">
            <text:p>145.5</text:p>
          </table:table-cell>
          <table:table-cell office:value-type="float" office:value="145.8" calcext:value-type="float">
            <text:p>145.8</text:p>
          </table:table-cell>
          <table:table-cell office:value-type="float" office:value="142.9" calcext:value-type="float">
            <text:p>142.9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99.7" calcext:value-type="float">
            <text:p>99.7</text:p>
          </table:table-cell>
          <table:table-cell office:value-type="float" office:value="117.3" calcext:value-type="float">
            <text:p>117.3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tablet </text:p>
          </table:table-cell>
          <table:table-cell office:value-type="string" calcext:value-type="string">
            <text:p>Tablet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62" calcext:value-type="float">
            <text:p>62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64.1" calcext:value-type="float">
            <text:p>64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53.7" calcext:value-type="float">
            <text:p>53.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2.3" calcext:value-type="float">
            <text:p>32.3</text:p>
          </table:table-cell>
          <table:table-cell office:value-type="float" office:value="64.3" calcext:value-type="float">
            <text:p>64.3</text:p>
          </table:table-cell>
          <table:table-cell office:value-type="float" office:value="95.9" calcext:value-type="float">
            <text:p>95.9</text:p>
          </table:table-cell>
          <table:table-cell office:value-type="float" office:value="117.5" calcext:value-type="float">
            <text:p>117.5</text:p>
          </table:table-cell>
          <table:table-cell office:value-type="float" office:value="125.7" calcext:value-type="float">
            <text:p>125.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4.8" calcext:value-type="float">
            <text:p>84.8</text:p>
          </table:table-cell>
          <table:table-cell office:value-type="float" office:value="77.8" calcext:value-type="float">
            <text:p>77.8</text:p>
          </table:table-cell>
          <table:table-cell office:value-type="float" office:value="36" calcext:value-type="float">
            <text:p>36</text:p>
          </table:table-cell>
          <table:table-cell office:value-type="float" office:value="34.4" calcext:value-type="float">
            <text:p>34.4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.6" calcext:value-type="float">
            <text:p>24.6</text:p>
          </table:table-cell>
          <table:table-cell office:value-type="float" office:value="30.4" calcext:value-type="float">
            <text:p>30.4</text:p>
          </table:table-cell>
          <table:table-cell office:value-type="float" office:value="37.9" calcext:value-type="float">
            <text:p>37.9</text:p>
          </table:table-cell>
          <table:table-cell office:value-type="float" office:value="43.3" calcext:value-type="float">
            <text:p>43.3</text:p>
          </table:table-cell>
          <table:table-cell office:value-type="float" office:value="56.5" calcext:value-type="float">
            <text:p>56.5</text:p>
          </table:table-cell>
          <table:table-cell office:value-type="float" office:value="74.4" calcext:value-type="float">
            <text:p>74.4</text:p>
          </table:table-cell>
          <table:table-cell office:value-type="float" office:value="94.4" calcext:value-type="float">
            <text:p>94.4</text:p>
          </table:table-cell>
          <table:table-cell office:value-type="float" office:value="119.7" calcext:value-type="float">
            <text:p>119.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.8" calcext:value-type="float">
            <text:p>54.8</text:p>
          </table:table-cell>
          <table:table-cell office:value-type="float" office:value="70.7" calcext:value-type="float">
            <text:p>70.7</text:p>
          </table:table-cell>
          <table:table-cell office:value-type="float" office:value="93.1" calcext:value-type="float">
            <text:p>93.1</text:p>
          </table:table-cell>
          <table:table-cell office:value-type="float" office:value="79" calcext:value-type="float">
            <text:p>79</text:p>
          </table:table-cell>
          <table:table-cell office:value-type="float" office:value="58.7" calcext:value-type="float">
            <text:p>58.7</text:p>
          </table:table-cell>
          <table:table-cell office:value-type="float" office:value="42.3" calcext:value-type="float">
            <text:p>42.3</text:p>
          </table:table-cell>
          <table:table-cell office:value-type="float" office:value="31.7" calcext:value-type="float">
            <text:p>31.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2.3" calcext:value-type="float">
            <text:p>32.3</text:p>
          </table:table-cell>
          <table:table-cell office:value-type="float" office:value="36.5" calcext:value-type="float">
            <text:p>36.5</text:p>
          </table:table-cell>
          <table:table-cell office:value-type="float" office:value="29.7" calcext:value-type="float">
            <text:p>29.7</text:p>
          </table:table-cell>
          <table:table-cell office:value-type="float" office:value="69.1" calcext:value-type="float">
            <text:p>69.1</text:p>
          </table:table-cell>
          <table:table-cell office:value-type="float" office:value="80.1" calcext:value-type="float">
            <text:p>80.1</text:p>
          </table:table-cell>
          <table:table-cell office:value-type="float" office:value="64.8" calcext:value-type="float">
            <text:p>64.8</text:p>
          </table:table-cell>
          <table:table-cell office:value-type="float" office:value="111.2" calcext:value-type="float">
            <text:p>111.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.1" calcext:value-type="float">
            <text:p>69.1</text:p>
          </table:table-cell>
          <table:table-cell office:value-type="float" office:value="61.9" calcext:value-type="float">
            <text:p>61.9</text:p>
          </table:table-cell>
          <table:table-cell office:value-type="float" office:value="83.4" calcext:value-type="float">
            <text:p>83.4</text:p>
          </table:table-cell>
          <table:table-cell office:value-type="float" office:value="111.2" calcext:value-type="float">
            <text:p>111.2</text:p>
          </table:table-cell>
          <table:table-cell office:value-type="float" office:value="101.3" calcext:value-type="float">
            <text:p>101.3</text:p>
          </table:table-cell>
          <table:table-cell office:value-type="float" office:value="117.4" calcext:value-type="float">
            <text:p>117.4</text:p>
          </table:table-cell>
          <table:table-cell office:value-type="float" office:value="122.1" calcext:value-type="float">
            <text:p>122.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3.8" calcext:value-type="float">
            <text:p>53.8</text:p>
          </table:table-cell>
          <table:table-cell office:value-type="float" office:value="73.2" calcext:value-type="float">
            <text:p>73.2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printer </text:p>
          </table:table-cell>
          <table:table-cell office:value-type="string" calcext:value-type="string">
            <text:p>Printer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85.9" calcext:value-type="float">
            <text:p>85.9</text:p>
          </table:table-cell>
          <table:table-cell table:style-name="ce66" office:value-type="float" office:value="85.2" calcext:value-type="float">
            <text:p>85.2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87.4" calcext:value-type="float">
            <text:p>87.4</text:p>
          </table:table-cell>
          <table:table-cell table:style-name="ce66" office:value-type="float" office:value="86.2" calcext:value-type="float">
            <text:p>86.2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80.1" calcext:value-type="float">
            <text:p>80.1</text:p>
          </table:table-cell>
          <table:table-cell table:style-name="ce66" office:value-type="float" office:value="81.6" calcext:value-type="float">
            <text:p>81.6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65.3" calcext:value-type="float">
            <text:p>65.3</text:p>
          </table:table-cell>
          <table:table-cell office:value-type="float" office:value="93.7" calcext:value-type="float">
            <text:p>93.7</text:p>
          </table:table-cell>
          <table:table-cell office:value-type="float" office:value="103.3" calcext:value-type="float">
            <text:p>103.3</text:p>
          </table:table-cell>
          <table:table-cell office:value-type="float" office:value="109" calcext:value-type="float">
            <text:p>109</text:p>
          </table:table-cell>
          <table:table-cell office:value-type="float" office:value="113.7" calcext:value-type="float">
            <text:p>113.7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113.7" calcext:value-type="float">
            <text:p>113.7</text:p>
          </table:table-cell>
          <table:table-cell office:value-type="float" office:value="89" calcext:value-type="float">
            <text:p>89</text:p>
          </table:table-cell>
          <table:table-cell office:value-type="float" office:value="66.1" calcext:value-type="float">
            <text:p>66.1</text:p>
          </table:table-cell>
          <table:table-cell office:value-type="float" office:value="75.6" calcext:value-type="float">
            <text:p>75.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57.2" calcext:value-type="float">
            <text:p>57.2</text:p>
          </table:table-cell>
          <table:table-cell office:value-type="float" office:value="60.6" calcext:value-type="float">
            <text:p>60.6</text:p>
          </table:table-cell>
          <table:table-cell office:value-type="float" office:value="69.9" calcext:value-type="float">
            <text:p>69.9</text:p>
          </table:table-cell>
          <table:table-cell office:value-type="float" office:value="73.7" calcext:value-type="float">
            <text:p>73.7</text:p>
          </table:table-cell>
          <table:table-cell office:value-type="float" office:value="85.7" calcext:value-type="float">
            <text:p>85.7</text:p>
          </table:table-cell>
          <table:table-cell office:value-type="float" office:value="97.1" calcext:value-type="float">
            <text:p>97.1</text:p>
          </table:table-cell>
          <table:table-cell office:value-type="float" office:value="104.9" calcext:value-type="float">
            <text:p>104.9</text:p>
          </table:table-cell>
          <table:table-cell office:value-type="float" office:value="117.8" calcext:value-type="float">
            <text:p>117.8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75.9" calcext:value-type="float">
            <text:p>75.9</text:p>
          </table:table-cell>
          <table:table-cell office:value-type="float" office:value="80.9" calcext:value-type="float">
            <text:p>80.9</text:p>
          </table:table-cell>
          <table:table-cell office:value-type="float" office:value="89.7" calcext:value-type="float">
            <text:p>89.7</text:p>
          </table:table-cell>
          <table:table-cell office:value-type="float" office:value="95.4" calcext:value-type="float">
            <text:p>95.4</text:p>
          </table:table-cell>
          <table:table-cell office:value-type="float" office:value="90.7" calcext:value-type="float">
            <text:p>90.7</text:p>
          </table:table-cell>
          <table:table-cell office:value-type="float" office:value="87.1" calcext:value-type="float">
            <text:p>87.1</text:p>
          </table:table-cell>
          <table:table-cell office:value-type="float" office:value="78.5" calcext:value-type="float">
            <text:p>78.5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65.3" calcext:value-type="float">
            <text:p>65.3</text:p>
          </table:table-cell>
          <table:table-cell office:value-type="float" office:value="73.4" calcext:value-type="float">
            <text:p>73.4</text:p>
          </table:table-cell>
          <table:table-cell office:value-type="float" office:value="60" calcext:value-type="float">
            <text:p>60</text:p>
          </table:table-cell>
          <table:table-cell office:value-type="float" office:value="73.8" calcext:value-type="float">
            <text:p>73.8</text:p>
          </table:table-cell>
          <table:table-cell office:value-type="float" office:value="96.8" calcext:value-type="float">
            <text:p>96.8</text:p>
          </table:table-cell>
          <table:table-cell office:value-type="float" office:value="95.4" calcext:value-type="float">
            <text:p>95.4</text:p>
          </table:table-cell>
          <table:table-cell office:value-type="float" office:value="99.8" calcext:value-type="float">
            <text:p>99.8</text:p>
          </table:table-cell>
          <table:table-cell office:value-type="float" office:value="113.2" calcext:value-type="float">
            <text:p>113.2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73.8" calcext:value-type="float">
            <text:p>73.8</text:p>
          </table:table-cell>
          <table:table-cell office:value-type="float" office:value="71.6" calcext:value-type="float">
            <text:p>71.6</text:p>
          </table:table-cell>
          <table:table-cell office:value-type="float" office:value="78.1" calcext:value-type="float">
            <text:p>78.1</text:p>
          </table:table-cell>
          <table:table-cell office:value-type="float" office:value="99.8" calcext:value-type="float">
            <text:p>99.8</text:p>
          </table:table-cell>
          <table:table-cell office:value-type="float" office:value="96.6" calcext:value-type="float">
            <text:p>96.6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9" calcext:value-type="float">
            <text:p>102.9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75.2" calcext:value-type="float">
            <text:p>75.2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all)</text:p>
          </table:table-cell>
          <table:table-cell table:style-name="ce66" office:value-type="float" office:value="69" calcext:value-type="float">
            <text:p>6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71" calcext:value-type="float">
            <text:p>7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60.5" calcext:value-type="float">
            <text:p>60.5</text:p>
          </table:table-cell>
          <table:table-cell table:number-columns-repeated="2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cable)</text:p>
          </table:table-cell>
          <table:table-cell table:number-columns-repeated="9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uncabled)</text:p>
          </table:table-cell>
          <table:table-cell table:number-columns-repeated="9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phone </text:p>
          </table:table-cell>
          <table:table-cell office:value-type="string" calcext:value-type="string">
            <text:p>Telephones (all)</text:p>
          </table:table-cell>
          <table:table-cell table:style-name="ce66" office:value-type="float" office:value="268.3" calcext:value-type="float">
            <text:p>268.3</text:p>
          </table:table-cell>
          <table:table-cell table:style-name="ce66" office:value-type="float" office:value="296.3" calcext:value-type="float">
            <text:p>296.3</text:p>
          </table:table-cell>
          <table:table-cell table:style-name="ce66" office:value-type="float" office:value="290.3" calcext:value-type="float">
            <text:p>290.3</text:p>
          </table:table-cell>
          <table:table-cell table:style-name="ce66" office:value-type="float" office:value="273.4" calcext:value-type="float">
            <text:p>273.4</text:p>
          </table:table-cell>
          <table:table-cell table:style-name="ce66" office:value-type="float" office:value="303.8" calcext:value-type="float">
            <text:p>303.8</text:p>
          </table:table-cell>
          <table:table-cell table:style-name="ce66" office:value-type="float" office:value="296.1" calcext:value-type="float">
            <text:p>296.1</text:p>
          </table:table-cell>
          <table:table-cell table:style-name="ce66" office:value-type="float" office:value="245.8" calcext:value-type="float">
            <text:p>245.8</text:p>
          </table:table-cell>
          <table:table-cell table:style-name="ce66" office:value-type="float" office:value="268.4" calcext:value-type="float">
            <text:p>268.4</text:p>
          </table:table-cell>
          <table:table-cell table:style-name="ce66" office:value-type="float" office:value="268.2" calcext:value-type="float">
            <text:p>268.2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192.5" calcext:value-type="float">
            <text:p>192.5</text:p>
          </table:table-cell>
          <table:table-cell office:value-type="float" office:value="309.9" calcext:value-type="float">
            <text:p>309.9</text:p>
          </table:table-cell>
          <table:table-cell office:value-type="float" office:value="387.2" calcext:value-type="float">
            <text:p>387.2</text:p>
          </table:table-cell>
          <table:table-cell office:value-type="float" office:value="446.3" calcext:value-type="float">
            <text:p>446.3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356.6" calcext:value-type="float">
            <text:p>356.6</text:p>
          </table:table-cell>
          <table:table-cell office:value-type="float" office:value="313" calcext:value-type="float">
            <text:p>313</text:p>
          </table:table-cell>
          <table:table-cell office:value-type="float" office:value="216.1" calcext:value-type="float">
            <text:p>216.1</text:p>
          </table:table-cell>
          <table:table-cell office:value-type="float" office:value="248.9" calcext:value-type="float">
            <text:p>248.9</text:p>
          </table:table-cell>
          <table:table-cell office:value-type="float" office:value="253.4" calcext:value-type="float">
            <text:p>253.4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172.3" calcext:value-type="float">
            <text:p>172.3</text:p>
          </table:table-cell>
          <table:table-cell office:value-type="float" office:value="201.4" calcext:value-type="float">
            <text:p>201.4</text:p>
          </table:table-cell>
          <table:table-cell office:value-type="float" office:value="221.2" calcext:value-type="float">
            <text:p>221.2</text:p>
          </table:table-cell>
          <table:table-cell office:value-type="float" office:value="240.4" calcext:value-type="float">
            <text:p>240.4</text:p>
          </table:table-cell>
          <table:table-cell office:value-type="float" office:value="282.9" calcext:value-type="float">
            <text:p>282.9</text:p>
          </table:table-cell>
          <table:table-cell office:value-type="float" office:value="332.1" calcext:value-type="float">
            <text:p>332.1</text:p>
          </table:table-cell>
          <table:table-cell office:value-type="float" office:value="379.5" calcext:value-type="float">
            <text:p>379.5</text:p>
          </table:table-cell>
          <table:table-cell office:value-type="float" office:value="435.6" calcext:value-type="float">
            <text:p>435.6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210.2" calcext:value-type="float">
            <text:p>210.2</text:p>
          </table:table-cell>
          <table:table-cell office:value-type="float" office:value="258.9" calcext:value-type="float">
            <text:p>258.9</text:p>
          </table:table-cell>
          <table:table-cell office:value-type="float" office:value="317.4" calcext:value-type="float">
            <text:p>317.4</text:p>
          </table:table-cell>
          <table:table-cell office:value-type="float" office:value="350.5" calcext:value-type="float">
            <text:p>350.5</text:p>
          </table:table-cell>
          <table:table-cell office:value-type="float" office:value="301.9" calcext:value-type="float">
            <text:p>301.9</text:p>
          </table:table-cell>
          <table:table-cell office:value-type="float" office:value="266.6" calcext:value-type="float">
            <text:p>266.6</text:p>
          </table:table-cell>
          <table:table-cell office:value-type="float" office:value="260.8" calcext:value-type="float">
            <text:p>260.8</text:p>
          </table:table-cell>
          <table:table-cell office:value-type="float" office:value="229.8" calcext:value-type="float">
            <text:p>229.8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192.5" calcext:value-type="float">
            <text:p>192.5</text:p>
          </table:table-cell>
          <table:table-cell office:value-type="float" office:value="196.3" calcext:value-type="float">
            <text:p>196.3</text:p>
          </table:table-cell>
          <table:table-cell office:value-type="float" office:value="190.1" calcext:value-type="float">
            <text:p>190.1</text:p>
          </table:table-cell>
          <table:table-cell office:value-type="float" office:value="268.3" calcext:value-type="float">
            <text:p>268.3</text:p>
          </table:table-cell>
          <table:table-cell office:value-type="float" office:value="339.2" calcext:value-type="float">
            <text:p>339.2</text:p>
          </table:table-cell>
          <table:table-cell office:value-type="float" office:value="315.8" calcext:value-type="float">
            <text:p>315.8</text:p>
          </table:table-cell>
          <table:table-cell office:value-type="float" office:value="386.9" calcext:value-type="float">
            <text:p>386.9</text:p>
          </table:table-cell>
          <table:table-cell office:value-type="float" office:value="445.7" calcext:value-type="float">
            <text:p>445.7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268.3" calcext:value-type="float">
            <text:p>268.3</text:p>
          </table:table-cell>
          <table:table-cell office:value-type="float" office:value="240.8" calcext:value-type="float">
            <text:p>240.8</text:p>
          </table:table-cell>
          <table:table-cell office:value-type="float" office:value="322.3" calcext:value-type="float">
            <text:p>322.3</text:p>
          </table:table-cell>
          <table:table-cell office:value-type="float" office:value="386.9" calcext:value-type="float">
            <text:p>386.9</text:p>
          </table:table-cell>
          <table:table-cell office:value-type="float" office:value="353.2" calcext:value-type="float">
            <text:p>353.2</text:p>
          </table:table-cell>
          <table:table-cell office:value-type="float" office:value="400" calcext:value-type="float">
            <text:p>400</text:p>
          </table:table-cell>
          <table:table-cell office:value-type="float" office:value="447.7" calcext:value-type="float">
            <text:p>447.7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249.8" calcext:value-type="float">
            <text:p>249.8</text:p>
          </table:table-cell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fixed_phone </text:p>
          </table:table-cell>
          <table:table-cell office:value-type="string" calcext:value-type="string">
            <text:p>Telephone (fixed)</text:p>
          </table:table-cell>
          <table:table-cell table:style-name="ce66" office:value-type="float" office:value="114.5" calcext:value-type="float">
            <text:p>114.5</text:p>
          </table:table-cell>
          <table:table-cell table:style-name="ce66" office:value-type="float" office:value="124.5" calcext:value-type="float">
            <text:p>124.5</text:p>
          </table:table-cell>
          <table:table-cell table:style-name="ce66" office:value-type="float" office:value="107.1" calcext:value-type="float">
            <text:p>107.1</text:p>
          </table:table-cell>
          <table:table-cell table:style-name="ce66" office:value-type="float" office:value="118.2" calcext:value-type="float">
            <text:p>118.2</text:p>
          </table:table-cell>
          <table:table-cell table:style-name="ce66" office:value-type="float" office:value="129.3" calcext:value-type="float">
            <text:p>129.3</text:p>
          </table:table-cell>
          <table:table-cell table:style-name="ce66" office:value-type="float" office:value="110.6" calcext:value-type="float">
            <text:p>110.6</text:p>
          </table:table-cell>
          <table:table-cell table:style-name="ce66" office:value-type="float" office:value="98.4" calcext:value-type="float">
            <text:p>98.4</text:p>
          </table:table-cell>
          <table:table-cell table:style-name="ce66" office:value-type="float" office:value="106.8" calcext:value-type="float">
            <text:p>106.8</text:p>
          </table:table-cell>
          <table:table-cell table:style-name="ce66" office:value-type="float" office:value="94.1" calcext:value-type="float">
            <text:p>94.1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84.5" calcext:value-type="float">
            <text:p>84.5</text:p>
          </table:table-cell>
          <table:table-cell office:value-type="float" office:value="117.3" calcext:value-type="float">
            <text:p>117.3</text:p>
          </table:table-cell>
          <table:table-cell office:value-type="float" office:value="125" calcext:value-type="float">
            <text:p>125</text:p>
          </table:table-cell>
          <table:table-cell office:value-type="float" office:value="135.3" calcext:value-type="float">
            <text:p>135.3</text:p>
          </table:table-cell>
          <table:table-cell office:value-type="float" office:value="141.2" calcext:value-type="float">
            <text:p>141.2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134.4" calcext:value-type="float">
            <text:p>134.4</text:p>
          </table:table-cell>
          <table:table-cell office:value-type="float" office:value="105.9" calcext:value-type="float">
            <text:p>105.9</text:p>
          </table:table-cell>
          <table:table-cell office:value-type="float" office:value="69" calcext:value-type="float">
            <text:p>69</text:p>
          </table:table-cell>
          <table:table-cell office:value-type="float" office:value="108.7" calcext:value-type="float">
            <text:p>108.7</text:p>
          </table:table-cell>
          <table:table-cell office:value-type="float" office:value="115.3" calcext:value-type="float">
            <text:p>115.3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64.2" calcext:value-type="float">
            <text:p>64.2</text:p>
          </table:table-cell>
          <table:table-cell office:value-type="float" office:value="83.6" calcext:value-type="float">
            <text:p>83.6</text:p>
          </table:table-cell>
          <table:table-cell office:value-type="float" office:value="88.1" calcext:value-type="float">
            <text:p>88.1</text:p>
          </table:table-cell>
          <table:table-cell office:value-type="float" office:value="94.6" calcext:value-type="float">
            <text:p>94.6</text:p>
          </table:table-cell>
          <table:table-cell office:value-type="float" office:value="104.4" calcext:value-type="float">
            <text:p>104.4</text:p>
          </table:table-cell>
          <table:table-cell office:value-type="float" office:value="117.9" calcext:value-type="float">
            <text:p>117.9</text:p>
          </table:table-cell>
          <table:table-cell office:value-type="float" office:value="131.4" calcext:value-type="float">
            <text:p>131.4</text:p>
          </table:table-cell>
          <table:table-cell office:value-type="float" office:value="155.2" calcext:value-type="float">
            <text:p>155.2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49.8" calcext:value-type="float">
            <text:p>49.8</text:p>
          </table:table-cell>
          <table:table-cell office:value-type="float" office:value="76.6" calcext:value-type="float">
            <text:p>76.6</text:p>
          </table:table-cell>
          <table:table-cell office:value-type="float" office:value="104.3" calcext:value-type="float">
            <text:p>104.3</text:p>
          </table:table-cell>
          <table:table-cell office:value-type="float" office:value="119.3" calcext:value-type="float">
            <text:p>119.3</text:p>
          </table:table-cell>
          <table:table-cell office:value-type="float" office:value="117.9" calcext:value-type="float">
            <text:p>117.9</text:p>
          </table:table-cell>
          <table:table-cell office:value-type="float" office:value="115.8" calcext:value-type="float">
            <text:p>115.8</text:p>
          </table:table-cell>
          <table:table-cell office:value-type="float" office:value="119.8" calcext:value-type="float">
            <text:p>119.8</text:p>
          </table:table-cell>
          <table:table-cell office:value-type="float" office:value="116.2" calcext:value-type="float">
            <text:p>116.2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84.5" calcext:value-type="float">
            <text:p>84.5</text:p>
          </table:table-cell>
          <table:table-cell office:value-type="float" office:value="81.9" calcext:value-type="float">
            <text:p>81.9</text:p>
          </table:table-cell>
          <table:table-cell office:value-type="float" office:value="86.2" calcext:value-type="float">
            <text:p>86.2</text:p>
          </table:table-cell>
          <table:table-cell office:value-type="float" office:value="84.6" calcext:value-type="float">
            <text:p>84.6</text:p>
          </table:table-cell>
          <table:table-cell office:value-type="float" office:value="122.3" calcext:value-type="float">
            <text:p>122.3</text:p>
          </table:table-cell>
          <table:table-cell office:value-type="float" office:value="122.2" calcext:value-type="float">
            <text:p>122.2</text:p>
          </table:table-cell>
          <table:table-cell office:value-type="float" office:value="122.4" calcext:value-type="float">
            <text:p>122.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84.6" calcext:value-type="float">
            <text:p>84.6</text:p>
          </table:table-cell>
          <table:table-cell office:value-type="float" office:value="79.6" calcext:value-type="float">
            <text:p>79.6</text:p>
          </table:table-cell>
          <table:table-cell office:value-type="float" office:value="94.3" calcext:value-type="float">
            <text:p>94.3</text:p>
          </table:table-cell>
          <table:table-cell office:value-type="float" office:value="122.4" calcext:value-type="float">
            <text:p>122.4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6" calcext:value-type="float">
            <text:p>127.6</text:p>
          </table:table-cell>
          <table:table-cell office:value-type="float" office:value="133.4" calcext:value-type="float">
            <text:p>133.4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86.9" calcext:value-type="float">
            <text:p>86.9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mobile_phone </text:p>
          </table:table-cell>
          <table:table-cell office:value-type="string" calcext:value-type="string">
            <text:p>Mobile phone</text:p>
          </table:table-cell>
          <table:table-cell table:style-name="ce66" office:value-type="float" office:value="153.8" calcext:value-type="float">
            <text:p>153.8</text:p>
          </table:table-cell>
          <table:table-cell table:style-name="ce66" office:value-type="float" office:value="171.8" calcext:value-type="float">
            <text:p>171.8</text:p>
          </table:table-cell>
          <table:table-cell table:style-name="ce66" office:value-type="float" office:value="183.2" calcext:value-type="float">
            <text:p>183.2</text:p>
          </table:table-cell>
          <table:table-cell table:style-name="ce66" office:value-type="float" office:value="155.2" calcext:value-type="float">
            <text:p>155.2</text:p>
          </table:table-cell>
          <table:table-cell table:style-name="ce66" office:value-type="float" office:value="174.6" calcext:value-type="float">
            <text:p>174.6</text:p>
          </table:table-cell>
          <table:table-cell table:style-name="ce66" office:value-type="float" office:value="185.5" calcext:value-type="float">
            <text:p>185.5</text:p>
          </table:table-cell>
          <table:table-cell table:style-name="ce66" office:value-type="float" office:value="147.4" calcext:value-type="float">
            <text:p>147.4</text:p>
          </table:table-cell>
          <table:table-cell table:style-name="ce66" office:value-type="float" office:value="161.6" calcext:value-type="float">
            <text:p>161.6</text:p>
          </table:table-cell>
          <table:table-cell table:style-name="ce66" office:value-type="float" office:value="174.1" calcext:value-type="float">
            <text:p>174.1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08.1" calcext:value-type="float">
            <text:p>108.1</text:p>
          </table:table-cell>
          <table:table-cell office:value-type="float" office:value="192.5" calcext:value-type="float">
            <text:p>192.5</text:p>
          </table:table-cell>
          <table:table-cell office:value-type="float" office:value="262.2" calcext:value-type="float">
            <text:p>262.2</text:p>
          </table:table-cell>
          <table:table-cell office:value-type="float" office:value="311" calcext:value-type="float">
            <text:p>311</text:p>
          </table:table-cell>
          <table:table-cell office:value-type="float" office:value="373.8" calcext:value-type="float">
            <text:p>373.8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222.1" calcext:value-type="float">
            <text:p>222.1</text:p>
          </table:table-cell>
          <table:table-cell office:value-type="float" office:value="207.1" calcext:value-type="float">
            <text:p>207.1</text:p>
          </table:table-cell>
          <table:table-cell office:value-type="float" office:value="147.1" calcext:value-type="float">
            <text:p>147.1</text:p>
          </table:table-cell>
          <table:table-cell office:value-type="float" office:value="140.2" calcext:value-type="float">
            <text:p>140.2</text:p>
          </table:table-cell>
          <table:table-cell office:value-type="float" office:value="138.1" calcext:value-type="float">
            <text:p>138.1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08" calcext:value-type="float">
            <text:p>108</text:p>
          </table:table-cell>
          <table:table-cell office:value-type="float" office:value="117.8" calcext:value-type="float">
            <text:p>117.8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8" calcext:value-type="float">
            <text:p>145.8</text:p>
          </table:table-cell>
          <table:table-cell office:value-type="float" office:value="178.5" calcext:value-type="float">
            <text:p>178.5</text:p>
          </table:table-cell>
          <table:table-cell office:value-type="float" office:value="214.2" calcext:value-type="float">
            <text:p>214.2</text:p>
          </table:table-cell>
          <table:table-cell office:value-type="float" office:value="248" calcext:value-type="float">
            <text:p>248</text:p>
          </table:table-cell>
          <table:table-cell office:value-type="float" office:value="280.4" calcext:value-type="float">
            <text:p>280.4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60.4" calcext:value-type="float">
            <text:p>160.4</text:p>
          </table:table-cell>
          <table:table-cell office:value-type="float" office:value="182.3" calcext:value-type="float">
            <text:p>182.3</text:p>
          </table:table-cell>
          <table:table-cell office:value-type="float" office:value="213.1" calcext:value-type="float">
            <text:p>213.1</text:p>
          </table:table-cell>
          <table:table-cell office:value-type="float" office:value="231.2" calcext:value-type="float">
            <text:p>231.2</text:p>
          </table:table-cell>
          <table:table-cell office:value-type="float" office:value="184" calcext:value-type="float">
            <text:p>184</text:p>
          </table:table-cell>
          <table:table-cell office:value-type="float" office:value="150.8" calcext:value-type="float">
            <text:p>150.8</text:p>
          </table:table-cell>
          <table:table-cell office:value-type="float" office:value="141.1" calcext:value-type="float">
            <text:p>141.1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4" calcext:value-type="float">
            <text:p>114.4</text:p>
          </table:table-cell>
          <table:table-cell office:value-type="float" office:value="103.9" calcext:value-type="float">
            <text:p>103.9</text:p>
          </table:table-cell>
          <table:table-cell office:value-type="float" office:value="183.7" calcext:value-type="float">
            <text:p>183.7</text:p>
          </table:table-cell>
          <table:table-cell office:value-type="float" office:value="217" calcext:value-type="float">
            <text:p>217</text:p>
          </table:table-cell>
          <table:table-cell office:value-type="float" office:value="193.6" calcext:value-type="float">
            <text:p>193.6</text:p>
          </table:table-cell>
          <table:table-cell office:value-type="float" office:value="264.5" calcext:value-type="float">
            <text:p>264.5</text:p>
          </table:table-cell>
          <table:table-cell office:value-type="float" office:value="310.7" calcext:value-type="float">
            <text:p>310.7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83.7" calcext:value-type="float">
            <text:p>183.7</text:p>
          </table:table-cell>
          <table:table-cell office:value-type="float" office:value="161.2" calcext:value-type="float">
            <text:p>161.2</text:p>
          </table:table-cell>
          <table:table-cell office:value-type="float" office:value="228" calcext:value-type="float">
            <text:p>228</text:p>
          </table:table-cell>
          <table:table-cell office:value-type="float" office:value="264.5" calcext:value-type="float">
            <text:p>264.5</text:p>
          </table:table-cell>
          <table:table-cell office:value-type="float" office:value="239.8" calcext:value-type="float">
            <text:p>239.8</text:p>
          </table:table-cell>
          <table:table-cell office:value-type="float" office:value="272.4" calcext:value-type="float">
            <text:p>272.4</text:p>
          </table:table-cell>
          <table:table-cell office:value-type="float" office:value="314.3" calcext:value-type="float">
            <text:p>314.3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62.9" calcext:value-type="float">
            <text:p>162.9</text:p>
          </table:table-cell>
          <table:table-cell office:value-type="float" office:value="211.1" calcext:value-type="float">
            <text:p>211.1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smart_phone </text:p>
          </table:table-cell>
          <table:table-cell office:value-type="string" calcext:value-type="string">
            <text:p>of which smart phone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44.2" calcext:value-type="float">
            <text:p>144.2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47.9" calcext:value-type="float">
            <text:p>147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29.6" calcext:value-type="float">
            <text:p>129.6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73.1" calcext:value-type="float">
            <text:p>73.1</text:p>
          </table:table-cell>
          <table:table-cell office:value-type="float" office:value="141.2" calcext:value-type="float">
            <text:p>141.2</text:p>
          </table:table-cell>
          <table:table-cell office:value-type="float" office:value="232" calcext:value-type="float">
            <text:p>232</text:p>
          </table:table-cell>
          <table:table-cell office:value-type="float" office:value="286.3" calcext:value-type="float">
            <text:p>286.3</text:p>
          </table:table-cell>
          <table:table-cell office:value-type="float" office:value="335.4" calcext:value-type="float">
            <text:p>335.4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187.7" calcext:value-type="float">
            <text:p>187.7</text:p>
          </table:table-cell>
          <table:table-cell office:value-type="float" office:value="182.7" calcext:value-type="float">
            <text:p>182.7</text:p>
          </table:table-cell>
          <table:table-cell office:value-type="float" office:value="106.5" calcext:value-type="float">
            <text:p>106.5</text:p>
          </table:table-cell>
          <table:table-cell office:value-type="float" office:value="76.3" calcext:value-type="float">
            <text:p>76.3</text:p>
          </table:table-cell>
          <table:table-cell office:value-type="float" office:value="68.1" calcext:value-type="float">
            <text:p>68.1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69.5" calcext:value-type="float">
            <text:p>69.5</text:p>
          </table:table-cell>
          <table:table-cell office:value-type="float" office:value="75.2" calcext:value-type="float">
            <text:p>75.2</text:p>
          </table:table-cell>
          <table:table-cell office:value-type="float" office:value="91.2" calcext:value-type="float">
            <text:p>91.2</text:p>
          </table:table-cell>
          <table:table-cell office:value-type="float" office:value="103" calcext:value-type="float">
            <text:p>103</text:p>
          </table:table-cell>
          <table:table-cell office:value-type="float" office:value="133.5" calcext:value-type="float">
            <text:p>133.5</text:p>
          </table:table-cell>
          <table:table-cell office:value-type="float" office:value="175.4" calcext:value-type="float">
            <text:p>175.4</text:p>
          </table:table-cell>
          <table:table-cell office:value-type="float" office:value="216.3" calcext:value-type="float">
            <text:p>216.3</text:p>
          </table:table-cell>
          <table:table-cell office:value-type="float" office:value="253.2" calcext:value-type="float">
            <text:p>253.2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152.4" calcext:value-type="float">
            <text:p>152.4</text:p>
          </table:table-cell>
          <table:table-cell office:value-type="float" office:value="172.2" calcext:value-type="float">
            <text:p>172.2</text:p>
          </table:table-cell>
          <table:table-cell office:value-type="float" office:value="196.2" calcext:value-type="float">
            <text:p>196.2</text:p>
          </table:table-cell>
          <table:table-cell office:value-type="float" office:value="199.8" calcext:value-type="float">
            <text:p>199.8</text:p>
          </table:table-cell>
          <table:table-cell office:value-type="float" office:value="138.3" calcext:value-type="float">
            <text:p>138.3</text:p>
          </table:table-cell>
          <table:table-cell office:value-type="float" office:value="91.9" calcext:value-type="float">
            <text:p>91.9</text:p>
          </table:table-cell>
          <table:table-cell office:value-type="float" office:value="67.2" calcext:value-type="float">
            <text:p>67.2</text:p>
          </table:table-cell>
          <table:table-cell office:value-type="float" office:value="31.9" calcext:value-type="float">
            <text:p>31.9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73.1" calcext:value-type="float">
            <text:p>73.1</text:p>
          </table:table-cell>
          <table:table-cell office:value-type="float" office:value="80.3" calcext:value-type="float">
            <text:p>80.3</text:p>
          </table:table-cell>
          <table:table-cell office:value-type="float" office:value="68.5" calcext:value-type="float">
            <text:p>68.5</text:p>
          </table:table-cell>
          <table:table-cell office:value-type="float" office:value="164.7" calcext:value-type="float">
            <text:p>164.7</text:p>
          </table:table-cell>
          <table:table-cell office:value-type="float" office:value="173.1" calcext:value-type="float">
            <text:p>173.1</text:p>
          </table:table-cell>
          <table:table-cell office:value-type="float" office:value="137.7" calcext:value-type="float">
            <text:p>137.7</text:p>
          </table:table-cell>
          <table:table-cell office:value-type="float" office:value="245" calcext:value-type="float">
            <text:p>245</text:p>
          </table:table-cell>
          <table:table-cell office:value-type="float" office:value="269.7" calcext:value-type="float">
            <text:p>269.7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164.7" calcext:value-type="float">
            <text:p>164.7</text:p>
          </table:table-cell>
          <table:table-cell office:value-type="float" office:value="144.2" calcext:value-type="float">
            <text:p>144.2</text:p>
          </table:table-cell>
          <table:table-cell office:value-type="float" office:value="205.1" calcext:value-type="float">
            <text:p>205.1</text:p>
          </table:table-cell>
          <table:table-cell office:value-type="float" office:value="245" calcext:value-type="float">
            <text:p>245</text:p>
          </table:table-cell>
          <table:table-cell office:value-type="float" office:value="222.3" calcext:value-type="float">
            <text:p>222.3</text:p>
          </table:table-cell>
          <table:table-cell office:value-type="float" office:value="254.1" calcext:value-type="float">
            <text:p>254.1</text:p>
          </table:table-cell>
          <table:table-cell office:value-type="float" office:value="285.3" calcext:value-type="float">
            <text:p>285.3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128.6" calcext:value-type="float">
            <text:p>128.6</text:p>
          </table:table-cell>
          <table:table-cell office:value-type="float" office:value="165.6" calcext:value-type="float">
            <text:p>165.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GPS</text:p>
          </table:table-cell>
          <table:table-cell table:style-name="ce66" office:value-type="float" office:value="22.5" calcext:value-type="float">
            <text:p>22.5</text:p>
          </table:table-cell>
          <table:table-cell table:style-name="ce66" office:value-type="float" office:value="54.3" calcext:value-type="float">
            <text:p>54.3</text:p>
          </table:table-cell>
          <table:table-cell table:style-name="ce66" office:value-type="float" office:value="53.9" calcext:value-type="float">
            <text:p>53.9</text:p>
          </table:table-cell>
          <table:table-cell table:style-name="ce66" office:value-type="float" office:value="23.5" calcext:value-type="float">
            <text:p>23.5</text:p>
          </table:table-cell>
          <table:table-cell table:style-name="ce66" office:value-type="float" office:value="56.5" calcext:value-type="float">
            <text:p>56.5</text:p>
          </table:table-cell>
          <table:table-cell table:style-name="ce66" office:value-type="float" office:value="56" calcext:value-type="float">
            <text:p>56</text:p>
          </table:table-cell>
          <table:table-cell table:style-name="ce66" office:value-type="float" office:value="18.3" calcext:value-type="float">
            <text:p>18.3</text:p>
          </table:table-cell>
          <table:table-cell table:style-name="ce66" office:value-type="float" office:value="46.2" calcext:value-type="float">
            <text:p>46.2</text:p>
          </table:table-cell>
          <table:table-cell table:style-name="ce66" office:value-type="float" office:value="45.8" calcext:value-type="float">
            <text:p>45.8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0.7" calcext:value-type="float">
            <text:p>30.7</text:p>
          </table:table-cell>
          <table:table-cell office:value-type="float" office:value="64.7" calcext:value-type="float">
            <text:p>64.7</text:p>
          </table:table-cell>
          <table:table-cell office:value-type="float" office:value="75.9" calcext:value-type="float">
            <text:p>75.9</text:p>
          </table:table-cell>
          <table:table-cell office:value-type="float" office:value="80.6" calcext:value-type="float">
            <text:p>80.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70.4" calcext:value-type="float">
            <text:p>70.4</text:p>
          </table:table-cell>
          <table:table-cell office:value-type="float" office:value="61" calcext:value-type="float">
            <text:p>61</text:p>
          </table:table-cell>
          <table:table-cell office:value-type="float" office:value="19.6" calcext:value-type="float">
            <text:p>19.6</text:p>
          </table:table-cell>
          <table:table-cell office:value-type="float" office:value="43.3" calcext:value-type="float">
            <text:p>43.3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34.9" calcext:value-type="float">
            <text:p>34.9</text:p>
          </table:table-cell>
          <table:table-cell office:value-type="float" office:value="40.5" calcext:value-type="float">
            <text:p>40.5</text:p>
          </table:table-cell>
          <table:table-cell office:value-type="float" office:value="54.5" calcext:value-type="float">
            <text:p>54.5</text:p>
          </table:table-cell>
          <table:table-cell office:value-type="float" office:value="67.8" calcext:value-type="float">
            <text:p>67.8</text:p>
          </table:table-cell>
          <table:table-cell office:value-type="float" office:value="81.1" calcext:value-type="float">
            <text:p>81.1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23.6" calcext:value-type="float">
            <text:p>23.6</text:p>
          </table:table-cell>
          <table:table-cell office:value-type="float" office:value="41.7" calcext:value-type="float">
            <text:p>41.7</text:p>
          </table:table-cell>
          <table:table-cell office:value-type="float" office:value="56.6" calcext:value-type="float">
            <text:p>56.6</text:p>
          </table:table-cell>
          <table:table-cell office:value-type="float" office:value="65.5" calcext:value-type="float">
            <text:p>65.5</text:p>
          </table:table-cell>
          <table:table-cell office:value-type="float" office:value="64.2" calcext:value-type="float">
            <text:p>64.2</text:p>
          </table:table-cell>
          <table:table-cell office:value-type="float" office:value="56.1" calcext:value-type="float">
            <text:p>56.1</text:p>
          </table:table-cell>
          <table:table-cell office:value-type="float" office:value="51.1" calcext:value-type="float">
            <text:p>51.1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0.7" calcext:value-type="float">
            <text:p>30.7</text:p>
          </table:table-cell>
          <table:table-cell office:value-type="float" office:value="35.8" calcext:value-type="float">
            <text:p>35.8</text:p>
          </table:table-cell>
          <table:table-cell office:value-type="float" office:value="27.3" calcext:value-type="float">
            <text:p>27.3</text:p>
          </table:table-cell>
          <table:table-cell office:value-type="float" office:value="34.1" calcext:value-type="float">
            <text:p>34.1</text:p>
          </table:table-cell>
          <table:table-cell office:value-type="float" office:value="69" calcext:value-type="float">
            <text:p>69</text:p>
          </table:table-cell>
          <table:table-cell office:value-type="float" office:value="69.3" calcext:value-type="float">
            <text:p>69.3</text:p>
          </table:table-cell>
          <table:table-cell office:value-type="float" office:value="68.5" calcext:value-type="float">
            <text:p>68.5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4.1" calcext:value-type="float">
            <text:p>34.1</text:p>
          </table:table-cell>
          <table:table-cell office:value-type="float" office:value="31.6" calcext:value-type="float">
            <text:p>31.6</text:p>
          </table:table-cell>
          <table:table-cell office:value-type="float" office:value="39.1" calcext:value-type="float">
            <text:p>39.1</text:p>
          </table:table-cell>
          <table:table-cell office:value-type="float" office:value="68.5" calcext:value-type="float">
            <text:p>68.5</text:p>
          </table:table-cell>
          <table:table-cell office:value-type="float" office:value="66.5" calcext:value-type="float">
            <text:p>66.5</text:p>
          </table:table-cell>
          <table:table-cell office:value-type="float" office:value="70.5" calcext:value-type="float">
            <text:p>70.5</text:p>
          </table:table-cell>
          <table:table-cell office:value-type="float" office:value="68.5" calcext:value-type="float">
            <text:p>68.5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8.5" calcext:value-type="float">
            <text:p>38.5</text:p>
          </table:table-cell>
          <table:table-cell office:value-type="float" office:value="75.1" calcext:value-type="float">
            <text:p>75.1</text:p>
          </table:table-cell>
          <table:table-cell table:number-columns-repeated="5"/>
        </table:table-row>
        <table:table-row table:style-name="ro3">
          <table:table-cell table:style-name="ce57"/>
          <table:table-cell table:style-name="ce57" office:value-type="string" calcext:value-type="string">
            <text:p>Households appliances</text:p>
          </table:table-cell>
          <table:table-cell table:style-name="ce66" table:number-columns-repeated="9"/>
          <table:table-cell table:number-columns-repeated="62"/>
        </table:table-row>
        <table:table-row table:style-name="ro3">
          <table:table-cell table:style-name="ce75" office:value-type="string" calcext:value-type="string">
            <text:p>fridge </text:p>
          </table:table-cell>
          <table:table-cell office:value-type="string" calcext:value-type="string">
            <text:p>Fridge</text:p>
          </table:table-cell>
          <table:table-cell table:style-name="ce66" office:value-type="float" office:value="120.1" calcext:value-type="float">
            <text:p>120.1</text:p>
          </table:table-cell>
          <table:table-cell table:style-name="ce66" office:value-type="float" office:value="121.9" calcext:value-type="float">
            <text:p>121.9</text:p>
          </table:table-cell>
          <table:table-cell table:style-name="ce66" office:value-type="float" office:value="123" calcext:value-type="float">
            <text:p>123</text:p>
          </table:table-cell>
          <table:table-cell table:style-name="ce66" office:value-type="float" office:value="121.3" calcext:value-type="float">
            <text:p>121.3</text:p>
          </table:table-cell>
          <table:table-cell table:style-name="ce66" office:value-type="float" office:value="123.5" calcext:value-type="float">
            <text:p>123.5</text:p>
          </table:table-cell>
          <table:table-cell table:style-name="ce66" office:value-type="float" office:value="124.4" calcext:value-type="float">
            <text:p>124.4</text:p>
          </table:table-cell>
          <table:table-cell table:style-name="ce66" office:value-type="float" office:value="114.7" calcext:value-type="float">
            <text:p>114.7</text:p>
          </table:table-cell>
          <table:table-cell table:style-name="ce66" office:value-type="float" office:value="116.2" calcext:value-type="float">
            <text:p>116.2</text:p>
          </table:table-cell>
          <table:table-cell table:style-name="ce66" office:value-type="float" office:value="117.4" calcext:value-type="float">
            <text:p>117.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6.5" calcext:value-type="float">
            <text:p>106.5</text:p>
          </table:table-cell>
          <table:table-cell office:value-type="float" office:value="130.7" calcext:value-type="float">
            <text:p>130.7</text:p>
          </table:table-cell>
          <table:table-cell office:value-type="float" office:value="135.2" calcext:value-type="float">
            <text:p>135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8.5" calcext:value-type="float">
            <text:p>148.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3.1" calcext:value-type="float">
            <text:p>133.1</text:p>
          </table:table-cell>
          <table:table-cell office:value-type="float" office:value="123.2" calcext:value-type="float">
            <text:p>123.2</text:p>
          </table:table-cell>
          <table:table-cell office:value-type="float" office:value="105.5" calcext:value-type="float">
            <text:p>105.5</text:p>
          </table:table-cell>
          <table:table-cell office:value-type="float" office:value="122.9" calcext:value-type="float">
            <text:p>122.9</text:p>
          </table:table-cell>
          <table:table-cell office:value-type="float" office:value="124.9" calcext:value-type="float">
            <text:p>124.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2.2" calcext:value-type="float">
            <text:p>102.2</text:p>
          </table:table-cell>
          <table:table-cell office:value-type="float" office:value="105.2" calcext:value-type="float">
            <text:p>105.2</text:p>
          </table:table-cell>
          <table:table-cell office:value-type="float" office:value="108.3" calcext:value-type="float">
            <text:p>108.3</text:p>
          </table:table-cell>
          <table:table-cell office:value-type="float" office:value="112.9" calcext:value-type="float">
            <text:p>112.9</text:p>
          </table:table-cell>
          <table:table-cell office:value-type="float" office:value="120.6" calcext:value-type="float">
            <text:p>120.6</text:p>
          </table:table-cell>
          <table:table-cell office:value-type="float" office:value="130" calcext:value-type="float">
            <text:p>130</text:p>
          </table:table-cell>
          <table:table-cell office:value-type="float" office:value="140.9" calcext:value-type="float">
            <text:p>140.9</text:p>
          </table:table-cell>
          <table:table-cell office:value-type="float" office:value="153.6" calcext:value-type="float">
            <text:p>153.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5.4" calcext:value-type="float">
            <text:p>105.4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2" calcext:value-type="float">
            <text:p>121.2</text:p>
          </table:table-cell>
          <table:table-cell office:value-type="float" office:value="128.5" calcext:value-type="float">
            <text:p>128.5</text:p>
          </table:table-cell>
          <table:table-cell office:value-type="float" office:value="127.1" calcext:value-type="float">
            <text:p>127.1</text:p>
          </table:table-cell>
          <table:table-cell office:value-type="float" office:value="125.9" calcext:value-type="float">
            <text:p>125.9</text:p>
          </table:table-cell>
          <table:table-cell office:value-type="float" office:value="129" calcext:value-type="float">
            <text:p>129</text:p>
          </table:table-cell>
          <table:table-cell office:value-type="float" office:value="120.9" calcext:value-type="float">
            <text:p>120.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7" calcext:value-type="float">
            <text:p>107.7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32.8" calcext:value-type="float">
            <text:p>132.8</text:p>
          </table:table-cell>
          <table:table-cell office:value-type="float" office:value="133.9" calcext:value-type="float">
            <text:p>133.9</text:p>
          </table:table-cell>
          <table:table-cell office:value-type="float" office:value="130.7" calcext:value-type="float">
            <text:p>130.7</text:p>
          </table:table-cell>
          <table:table-cell office:value-type="float" office:value="146.7" calcext:value-type="float">
            <text:p>146.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7.6" calcext:value-type="float">
            <text:p>107.6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30.7" calcext:value-type="float">
            <text:p>130.7</text:p>
          </table:table-cell>
          <table:table-cell office:value-type="float" office:value="125.7" calcext:value-type="float">
            <text:p>125.7</text:p>
          </table:table-cell>
          <table:table-cell office:value-type="float" office:value="133.5" calcext:value-type="float">
            <text:p>133.5</text:p>
          </table:table-cell>
          <table:table-cell office:value-type="float" office:value="136.8" calcext:value-type="float">
            <text:p>136.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9.3" calcext:value-type="float">
            <text:p>109.3</text:p>
          </table:table-cell>
          <table:table-cell office:value-type="float" office:value="141.8" calcext:value-type="float">
            <text:p>141.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CRE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75" office:value-type="string" calcext:value-type="string">
            <text:p>freezer </text:p>
          </table:table-cell>
          <table:table-cell office:value-type="string" calcext:value-type="string">
            <text:p>Freezer</text:p>
          </table:table-cell>
          <table:table-cell table:style-name="ce66" office:value-type="float" office:value="58.6" calcext:value-type="float">
            <text:p>58.6</text:p>
          </table:table-cell>
          <table:table-cell table:style-name="ce66" office:value-type="float" office:value="56.1" calcext:value-type="float">
            <text:p>56.1</text:p>
          </table:table-cell>
          <table:table-cell table:style-name="ce66" office:value-type="float" office:value="53.9" calcext:value-type="float">
            <text:p>53.9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59" calcext:value-type="float">
            <text:p>59</text:p>
          </table:table-cell>
          <table:table-cell table:style-name="ce66" office:value-type="float" office:value="56.3" calcext:value-type="float">
            <text:p>56.3</text:p>
          </table:table-cell>
          <table:table-cell table:style-name="ce66" office:value-type="float" office:value="47.9" calcext:value-type="float">
            <text:p>47.9</text:p>
          </table:table-cell>
          <table:table-cell table:style-name="ce66" office:value-type="float" office:value="45.4" calcext:value-type="float">
            <text:p>45.4</text:p>
          </table:table-cell>
          <table:table-cell table:style-name="ce66" office:value-type="float" office:value="44.6" calcext:value-type="float">
            <text:p>44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5.4" calcext:value-type="float">
            <text:p>35.4</text:p>
          </table:table-cell>
          <table:table-cell office:value-type="float" office:value="65.3" calcext:value-type="float">
            <text:p>65.3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62.1" calcext:value-type="float">
            <text:p>62.1</text:p>
          </table:table-cell>
          <table:table-cell office:value-type="float" office:value="51.3" calcext:value-type="float">
            <text:p>51.3</text:p>
          </table:table-cell>
          <table:table-cell office:value-type="float" office:value="29.3" calcext:value-type="float">
            <text:p>29.3</text:p>
          </table:table-cell>
          <table:table-cell office:value-type="float" office:value="59.8" calcext:value-type="float">
            <text:p>59.8</text:p>
          </table:table-cell>
          <table:table-cell office:value-type="float" office:value="63.5" calcext:value-type="float">
            <text:p>63.5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29" calcext:value-type="float">
            <text:p>29</text:p>
          </table:table-cell>
          <table:table-cell office:value-type="float" office:value="36.2" calcext:value-type="float">
            <text:p>36.2</text:p>
          </table:table-cell>
          <table:table-cell office:value-type="float" office:value="42.1" calcext:value-type="float">
            <text:p>42.1</text:p>
          </table:table-cell>
          <table:table-cell office:value-type="float" office:value="47.1" calcext:value-type="float">
            <text:p>47.1</text:p>
          </table:table-cell>
          <table:table-cell office:value-type="float" office:value="55.3" calcext:value-type="float">
            <text:p>55.3</text:p>
          </table:table-cell>
          <table:table-cell office:value-type="float" office:value="63.1" calcext:value-type="float">
            <text:p>63.1</text:p>
          </table:table-cell>
          <table:table-cell office:value-type="float" office:value="67.9" calcext:value-type="float">
            <text:p>67.9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1.7" calcext:value-type="float">
            <text:p>31.7</text:p>
          </table:table-cell>
          <table:table-cell office:value-type="float" office:value="34.3" calcext:value-type="float">
            <text:p>34.3</text:p>
          </table:table-cell>
          <table:table-cell office:value-type="float" office:value="46.2" calcext:value-type="float">
            <text:p>46.2</text:p>
          </table:table-cell>
          <table:table-cell office:value-type="float" office:value="57.2" calcext:value-type="float">
            <text:p>57.2</text:p>
          </table:table-cell>
          <table:table-cell office:value-type="float" office:value="59.9" calcext:value-type="float">
            <text:p>59.9</text:p>
          </table:table-cell>
          <table:table-cell office:value-type="float" office:value="62.2" calcext:value-type="float">
            <text:p>62.2</text:p>
          </table:table-cell>
          <table:table-cell office:value-type="float" office:value="67.6" calcext:value-type="float">
            <text:p>67.6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5.4" calcext:value-type="float">
            <text:p>35.4</text:p>
          </table:table-cell>
          <table:table-cell office:value-type="float" office:value="32" calcext:value-type="float">
            <text:p>32</text:p>
          </table:table-cell>
          <table:table-cell office:value-type="float" office:value="37.7" calcext:value-type="float">
            <text:p>37.7</text:p>
          </table:table-cell>
          <table:table-cell office:value-type="float" office:value="38.7" calcext:value-type="float">
            <text:p>38.7</text:p>
          </table:table-cell>
          <table:table-cell office:value-type="float" office:value="65.7" calcext:value-type="float">
            <text:p>65.7</text:p>
          </table:table-cell>
          <table:table-cell office:value-type="float" office:value="69.4" calcext:value-type="float">
            <text:p>69.4</text:p>
          </table:table-cell>
          <table:table-cell office:value-type="float" office:value="58.3" calcext:value-type="float">
            <text:p>58.3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8.7" calcext:value-type="float">
            <text:p>38.7</text:p>
          </table:table-cell>
          <table:table-cell office:value-type="float" office:value="34.1" calcext:value-type="float">
            <text:p>34.1</text:p>
          </table:table-cell>
          <table:table-cell office:value-type="float" office:value="47.8" calcext:value-type="float">
            <text:p>47.8</text:p>
          </table:table-cell>
          <table:table-cell office:value-type="float" office:value="58.3" calcext:value-type="float">
            <text:p>58.3</text:p>
          </table:table-cell>
          <table:table-cell office:value-type="float" office:value="50.8" calcext:value-type="float">
            <text:p>50.8</text:p>
          </table:table-cell>
          <table:table-cell office:value-type="float" office:value="61.4" calcext:value-type="float">
            <text:p>61.4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5.6" calcext:value-type="float">
            <text:p>35.6</text:p>
          </table:table-cell>
          <table:table-cell office:value-type="float" office:value="78.9" calcext:value-type="float">
            <text:p>78.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CRE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75" office:value-type="string" calcext:value-type="string">
            <text:p>dishwasher </text:p>
          </table:table-cell>
          <table:table-cell office:value-type="string" calcext:value-type="string">
            <text:p>Dish washer</text:p>
          </table:table-cell>
          <table:table-cell table:style-name="ce66" office:value-type="float" office:value="63.3" calcext:value-type="float">
            <text:p>63.3</text:p>
          </table:table-cell>
          <table:table-cell table:style-name="ce66" office:value-type="float" office:value="68.6" calcext:value-type="float">
            <text:p>68.6</text:p>
          </table:table-cell>
          <table:table-cell table:style-name="ce66" office:value-type="float" office:value="73.5" calcext:value-type="float">
            <text:p>73.5</text:p>
          </table:table-cell>
          <table:table-cell table:style-name="ce66" office:value-type="float" office:value="65.1" calcext:value-type="float">
            <text:p>65.1</text:p>
          </table:table-cell>
          <table:table-cell table:style-name="ce66" office:value-type="float" office:value="70.9" calcext:value-type="float">
            <text:p>70.9</text:p>
          </table:table-cell>
          <table:table-cell table:style-name="ce66" office:value-type="float" office:value="75.5" calcext:value-type="float">
            <text:p>75.5</text:p>
          </table:table-cell>
          <table:table-cell table:style-name="ce66" office:value-type="float" office:value="55.6" calcext:value-type="float">
            <text:p>55.6</text:p>
          </table:table-cell>
          <table:table-cell table:style-name="ce66" office:value-type="float" office:value="60.3" calcext:value-type="float">
            <text:p>60.3</text:p>
          </table:table-cell>
          <table:table-cell table:style-name="ce66" office:value-type="float" office:value="66.1" calcext:value-type="float">
            <text:p>66.1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52.1" calcext:value-type="float">
            <text:p>52.1</text:p>
          </table:table-cell>
          <table:table-cell office:value-type="float" office:value="83.7" calcext:value-type="float">
            <text:p>83.7</text:p>
          </table:table-cell>
          <table:table-cell office:value-type="float" office:value="92.7" calcext:value-type="float">
            <text:p>92.7</text:p>
          </table:table-cell>
          <table:table-cell office:value-type="float" office:value="97.8" calcext:value-type="float">
            <text:p>97.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83.6" calcext:value-type="float">
            <text:p>83.6</text:p>
          </table:table-cell>
          <table:table-cell office:value-type="float" office:value="79.7" calcext:value-type="float">
            <text:p>79.7</text:p>
          </table:table-cell>
          <table:table-cell office:value-type="float" office:value="40.9" calcext:value-type="float">
            <text:p>40.9</text:p>
          </table:table-cell>
          <table:table-cell office:value-type="float" office:value="65.6" calcext:value-type="float">
            <text:p>65.6</text:p>
          </table:table-cell>
          <table:table-cell office:value-type="float" office:value="68.4" calcext:value-type="float">
            <text:p>68.4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29.9" calcext:value-type="float">
            <text:p>29.9</text:p>
          </table:table-cell>
          <table:table-cell office:value-type="float" office:value="46.9" calcext:value-type="float">
            <text:p>46.9</text:p>
          </table:table-cell>
          <table:table-cell office:value-type="float" office:value="57.8" calcext:value-type="float">
            <text:p>57.8</text:p>
          </table:table-cell>
          <table:table-cell office:value-type="float" office:value="66.9" calcext:value-type="float">
            <text:p>66.9</text:p>
          </table:table-cell>
          <table:table-cell office:value-type="float" office:value="78" calcext:value-type="float">
            <text:p>78</text:p>
          </table:table-cell>
          <table:table-cell office:value-type="float" office:value="87.3" calcext:value-type="float">
            <text:p>87.3</text:p>
          </table:table-cell>
          <table:table-cell office:value-type="float" office:value="95.5" calcext:value-type="float">
            <text:p>95.5</text:p>
          </table:table-cell>
          <table:table-cell office:value-type="float" office:value="102.1" calcext:value-type="float">
            <text:p>102.1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47.6" calcext:value-type="float">
            <text:p>47.6</text:p>
          </table:table-cell>
          <table:table-cell office:value-type="float" office:value="72.8" calcext:value-type="float">
            <text:p>72.8</text:p>
          </table:table-cell>
          <table:table-cell office:value-type="float" office:value="82.6" calcext:value-type="float">
            <text:p>82.6</text:p>
          </table:table-cell>
          <table:table-cell office:value-type="float" office:value="78.5" calcext:value-type="float">
            <text:p>78.5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52.1" calcext:value-type="float">
            <text:p>52.1</text:p>
          </table:table-cell>
          <table:table-cell office:value-type="float" office:value="47.6" calcext:value-type="float">
            <text:p>47.6</text:p>
          </table:table-cell>
          <table:table-cell office:value-type="float" office:value="55" calcext:value-type="float">
            <text:p>55</text:p>
          </table:table-cell>
          <table:table-cell office:value-type="float" office:value="75.9" calcext:value-type="float">
            <text:p>75.9</text:p>
          </table:table-cell>
          <table:table-cell office:value-type="float" office:value="89" calcext:value-type="float">
            <text:p>89</text:p>
          </table:table-cell>
          <table:table-cell office:value-type="float" office:value="85.8" calcext:value-type="float">
            <text:p>85.8</text:p>
          </table:table-cell>
          <table:table-cell office:value-type="float" office:value="95.5" calcext:value-type="float">
            <text:p>95.5</text:p>
          </table:table-cell>
          <table:table-cell office:value-type="float" office:value="90.6" calcext:value-type="float">
            <text:p>90.6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75.9" calcext:value-type="float">
            <text:p>75.9</text:p>
          </table:table-cell>
          <table:table-cell office:value-type="float" office:value="71.4" calcext:value-type="float">
            <text:p>71.4</text:p>
          </table:table-cell>
          <table:table-cell office:value-type="float" office:value="84.6" calcext:value-type="float">
            <text:p>84.6</text:p>
          </table:table-cell>
          <table:table-cell office:value-type="float" office:value="95.5" calcext:value-type="float">
            <text:p>95.5</text:p>
          </table:table-cell>
          <table:table-cell office:value-type="float" office:value="93.2" calcext:value-type="float">
            <text:p>93.2</text:p>
          </table:table-cell>
          <table:table-cell office:value-type="float" office:value="97.1" calcext:value-type="float">
            <text:p>97.1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61" calcext:value-type="float">
            <text:p>61</text:p>
          </table:table-cell>
          <table:table-cell office:value-type="float" office:value="90.7" calcext:value-type="float">
            <text:p>90.7</text:p>
          </table:table-cell>
          <table:table-cell table:number-columns-repeated="2"/>
          <table:table-cell table:style-name="ce76" office:value-type="float" office:value="1130.61224489796" calcext:value-type="float">
            <text:p>1131</text:p>
          </table:table-cell>
          <table:table-cell office:value-type="string" calcext:value-type="string">
            <text:p>CRE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75" office:value-type="string" calcext:value-type="string">
            <text:p>microwave </text:p>
          </table:table-cell>
          <table:table-cell office:value-type="string" calcext:value-type="string">
            <text:p>Micro-wave</text:p>
          </table:table-cell>
          <table:table-cell table:style-name="ce66" office:value-type="float" office:value="71.4" calcext:value-type="float">
            <text:p>71.4</text:p>
          </table:table-cell>
          <table:table-cell table:style-name="ce66" office:value-type="float" office:value="73.3" calcext:value-type="float">
            <text:p>73.3</text:p>
          </table:table-cell>
          <table:table-cell table:style-name="ce66" office:value-type="float" office:value="73.4" calcext:value-type="float">
            <text:p>73.4</text:p>
          </table:table-cell>
          <table:table-cell table:style-name="ce66" office:value-type="float" office:value="71.1" calcext:value-type="float">
            <text:p>71.1</text:p>
          </table:table-cell>
          <table:table-cell table:style-name="ce66" office:value-type="float" office:value="73.2" calcext:value-type="float">
            <text:p>73.2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72.5" calcext:value-type="float">
            <text:p>72.5</text:p>
          </table:table-cell>
          <table:table-cell table:style-name="ce66" office:value-type="float" office:value="73.8" calcext:value-type="float">
            <text:p>73.8</text:p>
          </table:table-cell>
          <table:table-cell table:style-name="ce66" office:value-type="float" office:value="74.9" calcext:value-type="float">
            <text:p>74.9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3.6" calcext:value-type="float">
            <text:p>63.6</text:p>
          </table:table-cell>
          <table:table-cell office:value-type="float" office:value="77.1" calcext:value-type="float">
            <text:p>77.1</text:p>
          </table:table-cell>
          <table:table-cell office:value-type="float" office:value="84.1" calcext:value-type="float">
            <text:p>84.1</text:p>
          </table:table-cell>
          <table:table-cell office:value-type="float" office:value="85.2" calcext:value-type="float">
            <text:p>85.2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7.4" calcext:value-type="float">
            <text:p>67.4</text:p>
          </table:table-cell>
          <table:table-cell office:value-type="float" office:value="76.8" calcext:value-type="float">
            <text:p>76.8</text:p>
          </table:table-cell>
          <table:table-cell office:value-type="float" office:value="67.1" calcext:value-type="float">
            <text:p>67.1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0.3" calcext:value-type="float">
            <text:p>60.3</text:p>
          </table:table-cell>
          <table:table-cell office:value-type="float" office:value="64.4" calcext:value-type="float">
            <text:p>64.4</text:p>
          </table:table-cell>
          <table:table-cell office:value-type="float" office:value="67.6" calcext:value-type="float">
            <text:p>67.6</text:p>
          </table:table-cell>
          <table:table-cell office:value-type="float" office:value="71.4" calcext:value-type="float">
            <text:p>71.4</text:p>
          </table:table-cell>
          <table:table-cell office:value-type="float" office:value="74.4" calcext:value-type="float">
            <text:p>74.4</text:p>
          </table:table-cell>
          <table:table-cell office:value-type="float" office:value="78.1" calcext:value-type="float">
            <text:p>78.1</text:p>
          </table:table-cell>
          <table:table-cell office:value-type="float" office:value="81.3" calcext:value-type="float">
            <text:p>81.3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70.9" calcext:value-type="float">
            <text:p>70.9</text:p>
          </table:table-cell>
          <table:table-cell office:value-type="float" office:value="75" calcext:value-type="float">
            <text:p>75</text:p>
          </table:table-cell>
          <table:table-cell office:value-type="float" office:value="75.5" calcext:value-type="float">
            <text:p>75.5</text:p>
          </table:table-cell>
          <table:table-cell office:value-type="float" office:value="75.8" calcext:value-type="float">
            <text:p>75.8</text:p>
          </table:table-cell>
          <table:table-cell office:value-type="float" office:value="73.9" calcext:value-type="float">
            <text:p>73.9</text:p>
          </table:table-cell>
          <table:table-cell office:value-type="float" office:value="71" calcext:value-type="float">
            <text:p>71</text:p>
          </table:table-cell>
          <table:table-cell office:value-type="float" office:value="70.5" calcext:value-type="float">
            <text:p>70.5</text:p>
          </table:table-cell>
          <table:table-cell office:value-type="float" office:value="65.9" calcext:value-type="float">
            <text:p>65.9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3.6" calcext:value-type="float">
            <text:p>63.6</text:p>
          </table:table-cell>
          <table:table-cell office:value-type="float" office:value="66.2" calcext:value-type="float">
            <text:p>66.2</text:p>
          </table:table-cell>
          <table:table-cell office:value-type="float" office:value="62" calcext:value-type="float">
            <text:p>62</text:p>
          </table:table-cell>
          <table:table-cell office:value-type="float" office:value="72.8" calcext:value-type="float">
            <text:p>72.8</text:p>
          </table:table-cell>
          <table:table-cell office:value-type="float" office:value="79" calcext:value-type="float">
            <text:p>79</text:p>
          </table:table-cell>
          <table:table-cell office:value-type="float" office:value="77.6" calcext:value-type="float">
            <text:p>77.6</text:p>
          </table:table-cell>
          <table:table-cell office:value-type="float" office:value="81.9" calcext:value-type="float">
            <text:p>81.9</text:p>
          </table:table-cell>
          <table:table-cell office:value-type="float" office:value="85.9" calcext:value-type="float">
            <text:p>85.9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72.8" calcext:value-type="float">
            <text:p>72.8</text:p>
          </table:table-cell>
          <table:table-cell office:value-type="float" office:value="72.4" calcext:value-type="float">
            <text:p>72.4</text:p>
          </table:table-cell>
          <table:table-cell office:value-type="float" office:value="73.5" calcext:value-type="float">
            <text:p>73.5</text:p>
          </table:table-cell>
          <table:table-cell office:value-type="float" office:value="81.9" calcext:value-type="float">
            <text:p>81.9</text:p>
          </table:table-cell>
          <table:table-cell office:value-type="float" office:value="82.5" calcext:value-type="float">
            <text:p>82.5</text:p>
          </table:table-cell>
          <table:table-cell office:value-type="float" office:value="82.4" calcext:value-type="float">
            <text:p>82.4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8.6" calcext:value-type="float">
            <text:p>68.6</text:p>
          </table:table-cell>
          <table:table-cell office:value-type="float" office:value="79.9" calcext:value-type="float">
            <text:p>79.9</text:p>
          </table:table-cell>
          <table:table-cell table:number-columns-repeated="2"/>
          <table:table-cell table:style-name="ce76" office:value-type="float" office:value="1250" calcext:value-type="float">
            <text:p>1250</text:p>
          </table:table-cell>
          <table:table-cell office:value-type="string" calcext:value-type="string">
            <text:p>CRES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ce75" office:value-type="string" calcext:value-type="string">
            <text:p>washingmachine </text:p>
          </table:table-cell>
          <table:table-cell office:value-type="string" calcext:value-type="string">
            <text:p>Washing machine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7.2" calcext:value-type="float">
            <text:p>97.2</text:p>
          </table:table-cell>
          <table:table-cell table:style-name="ce66" office:value-type="float" office:value="97.9" calcext:value-type="float">
            <text:p>97.9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6.7" calcext:value-type="float">
            <text:p>96.7</text:p>
          </table:table-cell>
          <table:table-cell table:style-name="ce66" office:value-type="float" office:value="97.5" calcext:value-type="float">
            <text:p>97.5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8.7" calcext:value-type="float">
            <text:p>98.7</text:p>
          </table:table-cell>
          <table:table-cell table:style-name="ce66" office:value-type="float" office:value="99.3" calcext:value-type="float">
            <text:p>99.3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0.9" calcext:value-type="float">
            <text:p>90.9</text:p>
          </table:table-cell>
          <table:table-cell office:value-type="float" office:value="101.4" calcext:value-type="float">
            <text:p>101.4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9" calcext:value-type="float">
            <text:p>104.9</text:p>
          </table:table-cell>
          <table:table-cell office:value-type="float" office:value="109.3" calcext:value-type="float">
            <text:p>109.3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102.2" calcext:value-type="float">
            <text:p>102.2</text:p>
          </table:table-cell>
          <table:table-cell office:value-type="float" office:value="98.8" calcext:value-type="float">
            <text:p>98.8</text:p>
          </table:table-cell>
          <table:table-cell office:value-type="float" office:value="90" calcext:value-type="float">
            <text:p>90</text:p>
          </table:table-cell>
          <table:table-cell office:value-type="float" office:value="96.5" calcext:value-type="float">
            <text:p>96.5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83.3" calcext:value-type="float">
            <text:p>83.3</text:p>
          </table:table-cell>
          <table:table-cell office:value-type="float" office:value="91.6" calcext:value-type="float">
            <text:p>91.6</text:p>
          </table:table-cell>
          <table:table-cell office:value-type="float" office:value="94.5" calcext:value-type="float">
            <text:p>94.5</text:p>
          </table:table-cell>
          <table:table-cell office:value-type="float" office:value="96.3" calcext:value-type="float">
            <text:p>96.3</text:p>
          </table:table-cell>
          <table:table-cell office:value-type="float" office:value="98.4" calcext:value-type="float">
            <text:p>98.4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7" calcext:value-type="float">
            <text:p>103.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79" calcext:value-type="float">
            <text:p>79</text:p>
          </table:table-cell>
          <table:table-cell office:value-type="float" office:value="94.2" calcext:value-type="float">
            <text:p>94.2</text:p>
          </table:table-cell>
          <table:table-cell office:value-type="float" office:value="99.2" calcext:value-type="float">
            <text:p>99.2</text:p>
          </table:table-cell>
          <table:table-cell table:number-columns-repeated="2" office:value-type="float" office:value="100.2" calcext:value-type="float">
            <text:p>100.2</text:p>
          </table:table-cell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0.9" calcext:value-type="float">
            <text:p>90.9</text:p>
          </table:table-cell>
          <table:table-cell office:value-type="float" office:value="87.5" calcext:value-type="float">
            <text:p>87.5</text:p>
          </table:table-cell>
          <table:table-cell office:value-type="float" office:value="93.1" calcext:value-type="float">
            <text:p>93.1</text:p>
          </table:table-cell>
          <table:table-cell office:value-type="float" office:value="98.6" calcext:value-type="float">
            <text:p>98.6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1" calcext:value-type="float">
            <text:p>102.1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4" calcext:value-type="float">
            <text:p>105.4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8.6" calcext:value-type="float">
            <text:p>98.6</text:p>
          </table:table-cell>
          <table:table-cell office:value-type="float" office:value="97.1" calcext:value-type="float">
            <text:p>97.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9" calcext:value-type="float">
            <text:p>102.9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7" calcext:value-type="float">
            <text:p>105.7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3.6" calcext:value-type="float">
            <text:p>93.6</text:p>
          </table:table-cell>
          <table:table-cell office:value-type="float" office:value="103.9" calcext:value-type="float">
            <text:p>103.9</text:p>
          </table:table-cell>
          <table:table-cell table:number-columns-repeated="2"/>
          <table:table-cell table:style-name="ce76" office:value-type="float" office:value="405.54347826087" calcext:value-type="float">
            <text:p>406</text:p>
          </table:table-cell>
          <table:table-cell office:value-type="string" calcext:value-type="string">
            <text:p>CRES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75" office:value-type="string" calcext:value-type="string">
            <text:p>dryer </text:p>
          </table:table-cell>
          <table:table-cell office:value-type="string" calcext:value-type="string">
            <text:p>Dryer</text:p>
          </table:table-cell>
          <table:table-cell table:style-name="ce66" office:value-type="float" office:value="38.7" calcext:value-type="float">
            <text:p>38.7</text:p>
          </table:table-cell>
          <table:table-cell table:style-name="ce66" office:value-type="float" office:value="39.4" calcext:value-type="float">
            <text:p>39.4</text:p>
          </table:table-cell>
          <table:table-cell table:style-name="ce66" office:value-type="float" office:value="42.7" calcext:value-type="float">
            <text:p>42.7</text:p>
          </table:table-cell>
          <table:table-cell table:style-name="ce66" office:value-type="float" office:value="42.5" calcext:value-type="float">
            <text:p>42.5</text:p>
          </table:table-cell>
          <table:table-cell table:style-name="ce66" office:value-type="float" office:value="44.1" calcext:value-type="float">
            <text:p>44.1</text:p>
          </table:table-cell>
          <table:table-cell table:style-name="ce66" office:value-type="float" office:value="46.9" calcext:value-type="float">
            <text:p>46.9</text:p>
          </table:table-cell>
          <table:table-cell table:style-name="ce66" office:value-type="float" office:value="22.1" calcext:value-type="float">
            <text:p>22.1</text:p>
          </table:table-cell>
          <table:table-cell table:style-name="ce66" office:value-type="float" office:value="22.2" calcext:value-type="float">
            <text:p>22.2</text:p>
          </table:table-cell>
          <table:table-cell table:style-name="ce66" office:value-type="float" office:value="26.6" calcext:value-type="float">
            <text:p>26.6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25" calcext:value-type="float">
            <text:p>25</text:p>
          </table:table-cell>
          <table:table-cell office:value-type="float" office:value="48.1" calcext:value-type="float">
            <text:p>48.1</text:p>
          </table:table-cell>
          <table:table-cell office:value-type="float" office:value="59.4" calcext:value-type="float">
            <text:p>59.4</text:p>
          </table:table-cell>
          <table:table-cell office:value-type="float" office:value="68.4" calcext:value-type="float">
            <text:p>68.4</text:p>
          </table:table-cell>
          <table:table-cell office:value-type="float" office:value="73.9" calcext:value-type="float">
            <text:p>73.9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53" calcext:value-type="float">
            <text:p>53</text:p>
          </table:table-cell>
          <table:table-cell office:value-type="float" office:value="45.7" calcext:value-type="float">
            <text:p>45.7</text:p>
          </table:table-cell>
          <table:table-cell office:value-type="float" office:value="21.3" calcext:value-type="float">
            <text:p>21.3</text:p>
          </table:table-cell>
          <table:table-cell office:value-type="float" office:value="38.4" calcext:value-type="float">
            <text:p>38.4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15.5" calcext:value-type="float">
            <text:p>15.5</text:p>
          </table:table-cell>
          <table:table-cell office:value-type="float" office:value="22.7" calcext:value-type="float">
            <text:p>22.7</text:p>
          </table:table-cell>
          <table:table-cell office:value-type="float" office:value="27.7" calcext:value-type="float">
            <text:p>27.7</text:p>
          </table:table-cell>
          <table:table-cell office:value-type="float" office:value="33.5" calcext:value-type="float">
            <text:p>33.5</text:p>
          </table:table-cell>
          <table:table-cell office:value-type="float" office:value="43.1" calcext:value-type="float">
            <text:p>43.1</text:p>
          </table:table-cell>
          <table:table-cell office:value-type="float" office:value="52.2" calcext:value-type="float">
            <text:p>52.2</text:p>
          </table:table-cell>
          <table:table-cell office:value-type="float" office:value="61" calcext:value-type="float">
            <text:p>61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19.5" calcext:value-type="float">
            <text:p>19.5</text:p>
          </table:table-cell>
          <table:table-cell office:value-type="float" office:value="33.3" calcext:value-type="float">
            <text:p>33.3</text:p>
          </table:table-cell>
          <table:table-cell office:value-type="float" office:value="51" calcext:value-type="float">
            <text:p>51</text:p>
          </table:table-cell>
          <table:table-cell office:value-type="float" office:value="48.1" calcext:value-type="float">
            <text:p>48.1</text:p>
          </table:table-cell>
          <table:table-cell office:value-type="float" office:value="44.2" calcext:value-type="float">
            <text:p>44.2</text:p>
          </table:table-cell>
          <table:table-cell office:value-type="float" office:value="42.9" calcext:value-type="float">
            <text:p>42.9</text:p>
          </table:table-cell>
          <table:table-cell office:value-type="float" office:value="43.2" calcext:value-type="float">
            <text:p>43.2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25" calcext:value-type="float">
            <text:p>25</text:p>
          </table:table-cell>
          <table:table-cell office:value-type="float" office:value="23.4" calcext:value-type="float">
            <text:p>23.4</text:p>
          </table:table-cell>
          <table:table-cell office:value-type="float" office:value="26.1" calcext:value-type="float">
            <text:p>26.1</text:p>
          </table:table-cell>
          <table:table-cell office:value-type="float" office:value="40.8" calcext:value-type="float">
            <text:p>40.8</text:p>
          </table:table-cell>
          <table:table-cell office:value-type="float" office:value="55.2" calcext:value-type="float">
            <text:p>55.2</text:p>
          </table:table-cell>
          <table:table-cell office:value-type="float" office:value="50.2" calcext:value-type="float">
            <text:p>50.2</text:p>
          </table:table-cell>
          <table:table-cell office:value-type="float" office:value="65.4" calcext:value-type="float">
            <text:p>65.4</text:p>
          </table:table-cell>
          <table:table-cell office:value-type="float" office:value="58.3" calcext:value-type="float">
            <text:p>58.3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40.8" calcext:value-type="float">
            <text:p>40.8</text:p>
          </table:table-cell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65.4" calcext:value-type="float">
            <text:p>65.4</text:p>
          </table:table-cell>
          <table:table-cell office:value-type="float" office:value="59.7" calcext:value-type="float">
            <text:p>59.7</text:p>
          </table:table-cell>
          <table:table-cell office:value-type="float" office:value="68.3" calcext:value-type="float">
            <text:p>68.3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30.3" calcext:value-type="float">
            <text:p>30.3</text:p>
          </table:table-cell>
          <table:table-cell office:value-type="float" office:value="59.7" calcext:value-type="float">
            <text:p>59.7</text:p>
          </table:table-cell>
          <table:table-cell table:number-columns-repeated="2"/>
          <table:table-cell table:style-name="ce76" office:value-type="float" office:value="2500" calcext:value-type="float">
            <text:p>2500</text:p>
          </table:table-cell>
          <table:table-cell office:value-type="string" calcext:value-type="string">
            <text:p>CRES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75" office:value-type="string" calcext:value-type="string">
            <text:p>electric_hob </text:p>
          </table:table-cell>
          <table:table-cell office:value-type="string" calcext:value-type="string">
            <text:p>Cooking plates electric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8.4" calcext:value-type="float">
            <text:p>98.4</text:p>
          </table:table-cell>
          <table:table-cell table:style-name="ce66" office:value-type="float" office:value="98" calcext:value-type="float">
            <text:p>98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00.2" calcext:value-type="float">
            <text:p>100.2</text:p>
          </table:table-cell>
          <table:table-cell table:style-name="ce66" office:value-type="float" office:value="99.3" calcext:value-type="float">
            <text:p>99.3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2" calcext:value-type="float">
            <text:p>92</text:p>
          </table:table-cell>
          <table:table-cell table:style-name="ce66" office:value-type="float" office:value="93.2" calcext:value-type="float">
            <text:p>93.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.6" calcext:value-type="float">
            <text:p>93.6</text:p>
          </table:table-cell>
          <table:table-cell office:value-type="float" office:value="100.6" calcext:value-type="float">
            <text:p>100.6</text:p>
          </table:table-cell>
          <table:table-cell office:value-type="float" office:value="102.1" calcext:value-type="float">
            <text:p>102.1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1" calcext:value-type="float">
            <text:p>103.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8" calcext:value-type="float">
            <text:p>99.8</text:p>
          </table:table-cell>
          <table:table-cell office:value-type="float" office:value="98.6" calcext:value-type="float">
            <text:p>98.6</text:p>
          </table:table-cell>
          <table:table-cell office:value-type="float" office:value="90.3" calcext:value-type="float">
            <text:p>90.3</text:p>
          </table:table-cell>
          <table:table-cell office:value-type="float" office:value="97.9" calcext:value-type="float">
            <text:p>97.9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8.6" calcext:value-type="float">
            <text:p>88.6</text:p>
          </table:table-cell>
          <table:table-cell office:value-type="float" office:value="92.8" calcext:value-type="float">
            <text:p>92.8</text:p>
          </table:table-cell>
          <table:table-cell office:value-type="float" office:value="95.4" calcext:value-type="float">
            <text:p>95.4</text:p>
          </table:table-cell>
          <table:table-cell office:value-type="float" office:value="95.8" calcext:value-type="float">
            <text:p>95.8</text:p>
          </table:table-cell>
          <table:table-cell office:value-type="float" office:value="97.7" calcext:value-type="float">
            <text:p>97.7</text:p>
          </table:table-cell>
          <table:table-cell office:value-type="float" office:value="100.6" calcext:value-type="float">
            <text:p>100.6</text:p>
          </table:table-cell>
          <table:table-cell office:value-type="float" office:value="102.6" calcext:value-type="float">
            <text:p>102.6</text:p>
          </table:table-cell>
          <table:table-cell office:value-type="float" office:value="107.3" calcext:value-type="float">
            <text:p>107.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7.9" calcext:value-type="float">
            <text:p>97.9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.6" calcext:value-type="float">
            <text:p>93.6</text:p>
          </table:table-cell>
          <table:table-cell office:value-type="float" office:value="92.3" calcext:value-type="float">
            <text:p>92.3</text:p>
          </table:table-cell>
          <table:table-cell office:value-type="float" office:value="94.4" calcext:value-type="float">
            <text:p>94.4</text:p>
          </table:table-cell>
          <table:table-cell office:value-type="float" office:value="96.1" calcext:value-type="float">
            <text:p>9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3" calcext:value-type="float">
            <text:p>101.3</text:p>
          </table:table-cell>
          <table:table-cell office:value-type="float" office:value="99.1" calcext:value-type="float">
            <text:p>99.1</text:p>
          </table:table-cell>
          <table:table-cell office:value-type="float" office:value="104.3" calcext:value-type="float">
            <text:p>104.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6.1" calcext:value-type="float">
            <text:p>96.1</text:p>
          </table:table-cell>
          <table:table-cell office:value-type="float" office:value="96.3" calcext:value-type="float">
            <text:p>96.3</text:p>
          </table:table-cell>
          <table:table-cell office:value-type="float" office:value="95.6" calcext:value-type="float">
            <text:p>95.6</text:p>
          </table:table-cell>
          <table:table-cell office:value-type="float" office:value="99.1" calcext:value-type="float">
            <text:p>99.1</text:p>
          </table:table-cell>
          <table:table-cell office:value-type="float" office:value="99.6" calcext:value-type="float">
            <text:p>99.6</text:p>
          </table:table-cell>
          <table:table-cell office:value-type="float" office:value="98.9" calcext:value-type="float">
            <text:p>98.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4.6" calcext:value-type="float">
            <text:p>94.6</text:p>
          </table:table-cell>
          <table:table-cell office:value-type="float" office:value="102.7" calcext:value-type="float">
            <text:p>102.7</text:p>
          </table:table-cell>
          <table:table-cell table:number-columns-repeated="2"/>
          <table:table-cell table:style-name="ce76" office:value-type="float" office:value="2400" calcext:value-type="float">
            <text:p>2400</text:p>
          </table:table-cell>
          <table:table-cell office:value-type="string" calcext:value-type="string">
            <text:p>CREST</text:p>
          </table:table-cell>
          <table:table-cell table:style-name="ce78" office:value-type="float" office:value="1" calcext:value-type="float">
            <text:p>1</text:p>
          </table:table-cell>
        </table:table-row>
        <table:table-row table:style-name="ro3">
          <table:table-cell table:style-name="ce75" office:value-type="string" calcext:value-type="string">
            <text:p>gaz_hob </text:p>
          </table:table-cell>
          <table:table-cell office:value-type="string" calcext:value-type="string">
            <text:p>Cooking plates gaz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6.1" calcext:value-type="float">
            <text:p>6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4.8" calcext:value-type="float">
            <text:p>4.8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1.4" calcext:value-type="float">
            <text:p>11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.1" calcext:value-type="float">
            <text:p>9.1</text:p>
          </table:table-cell>
          <table:table-cell office:value-type="float" office:value="5.4" calcext:value-type="float">
            <text:p>5.4</text:p>
          </table:table-cell>
          <table:table-cell office:value-type="float" office:value="7.2" calcext:value-type="float">
            <text:p>7.2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.3" calcext:value-type="float">
            <text:p>8.3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6.4" calcext:value-type="float">
            <text:p>6.4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5" calcext:value-type="float">
            <text:p>6.5</text:p>
          </table:table-cell>
          <table:table-cell office:value-type="float" office:value="7.1" calcext:value-type="float">
            <text:p>7.1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fitnessmachine </text:p>
          </table:table-cell>
          <table:table-cell office:value-type="string" calcext:value-type="string">
            <text:p>Fitness machine</text:p>
          </table:table-cell>
          <table:table-cell table:style-name="ce66" office:value-type="float" office:value="32.9" calcext:value-type="float">
            <text:p>32.9</text:p>
          </table:table-cell>
          <table:table-cell table:style-name="ce66" office:value-type="float" office:value="28.3" calcext:value-type="float">
            <text:p>28.3</text:p>
          </table:table-cell>
          <table:table-cell table:style-name="ce66" office:value-type="float" office:value="27.6" calcext:value-type="float">
            <text:p>27.6</text:p>
          </table:table-cell>
          <table:table-cell table:style-name="ce66" office:value-type="float" office:value="33.1" calcext:value-type="float">
            <text:p>33.1</text:p>
          </table:table-cell>
          <table:table-cell table:style-name="ce66" office:value-type="float" office:value="29.2" calcext:value-type="float">
            <text:p>29.2</text:p>
          </table:table-cell>
          <table:table-cell table:style-name="ce66" office:value-type="float" office:value="28.4" calcext:value-type="float">
            <text:p>28.4</text:p>
          </table:table-cell>
          <table:table-cell table:style-name="ce66" office:value-type="float" office:value="32.2" calcext:value-type="float">
            <text:p>32.2</text:p>
          </table:table-cell>
          <table:table-cell table:style-name="ce66" office:value-type="float" office:value="25.2" calcext:value-type="float">
            <text:p>25.2</text:p>
          </table:table-cell>
          <table:table-cell table:style-name="ce66" office:value-type="float" office:value="24.4" calcext:value-type="float">
            <text:p>24.4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7" calcext:value-type="float">
            <text:p>17</text:p>
          </table:table-cell>
          <table:table-cell office:value-type="float" office:value="34.1" calcext:value-type="float">
            <text:p>34.1</text:p>
          </table:table-cell>
          <table:table-cell office:value-type="float" office:value="35.6" calcext:value-type="float">
            <text:p>35.6</text:p>
          </table:table-cell>
          <table:table-cell office:value-type="float" office:value="37.1" calcext:value-type="float">
            <text:p>37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32.8" calcext:value-type="float">
            <text:p>32.8</text:p>
          </table:table-cell>
          <table:table-cell office:value-type="float" office:value="28.5" calcext:value-type="float">
            <text:p>28.5</text:p>
          </table:table-cell>
          <table:table-cell office:value-type="float" office:value="13.5" calcext:value-type="float">
            <text:p>13.5</text:p>
          </table:table-cell>
          <table:table-cell office:value-type="float" office:value="27" calcext:value-type="float">
            <text:p>27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9.9" calcext:value-type="float">
            <text:p>9.9</text:p>
          </table:table-cell>
          <table:table-cell office:value-type="float" office:value="14.3" calcext:value-type="float">
            <text:p>14.3</text:p>
          </table:table-cell>
          <table:table-cell office:value-type="float" office:value="19.2" calcext:value-type="float">
            <text:p>19.2</text:p>
          </table:table-cell>
          <table:table-cell office:value-type="float" office:value="21.5" calcext:value-type="float">
            <text:p>21.5</text:p>
          </table:table-cell>
          <table:table-cell office:value-type="float" office:value="26.9" calcext:value-type="float">
            <text:p>26.9</text:p>
          </table:table-cell>
          <table:table-cell office:value-type="float" office:value="34.3" calcext:value-type="float">
            <text:p>34.3</text:p>
          </table:table-cell>
          <table:table-cell office:value-type="float" office:value="39.1" calcext:value-type="float">
            <text:p>39.1</text:p>
          </table:table-cell>
          <table:table-cell office:value-type="float" office:value="47.7" calcext:value-type="float">
            <text:p>47.7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9.3" calcext:value-type="float">
            <text:p>9.3</text:p>
          </table:table-cell>
          <table:table-cell office:value-type="float" office:value="18.4" calcext:value-type="float">
            <text:p>18.4</text:p>
          </table:table-cell>
          <table:table-cell office:value-type="float" office:value="26.8" calcext:value-type="float">
            <text:p>26.8</text:p>
          </table:table-cell>
          <table:table-cell office:value-type="float" office:value="32.5" calcext:value-type="float">
            <text:p>32.5</text:p>
          </table:table-cell>
          <table:table-cell office:value-type="float" office:value="30.9" calcext:value-type="float">
            <text:p>30.9</text:p>
          </table:table-cell>
          <table:table-cell office:value-type="float" office:value="28.7" calcext:value-type="float">
            <text:p>28.7</text:p>
          </table:table-cell>
          <table:table-cell office:value-type="float" office:value="31.7" calcext:value-type="float">
            <text:p>31.7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34.7" calcext:value-type="float">
            <text:p>34.7</text:p>
          </table:table-cell>
          <table:table-cell office:value-type="float" office:value="36.6" calcext:value-type="float">
            <text:p>36.6</text:p>
          </table:table-cell>
          <table:table-cell office:value-type="float" office:value="30.9" calcext:value-type="float">
            <text:p>30.9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6.1" calcext:value-type="float">
            <text:p>16.1</text:p>
          </table:table-cell>
          <table:table-cell office:value-type="float" office:value="14.1" calcext:value-type="float">
            <text:p>14.1</text:p>
          </table:table-cell>
          <table:table-cell office:value-type="float" office:value="20.1" calcext:value-type="float">
            <text:p>20.1</text:p>
          </table:table-cell>
          <table:table-cell office:value-type="float" office:value="30.9" calcext:value-type="float">
            <text:p>30.9</text:p>
          </table:table-cell>
          <table:table-cell office:value-type="float" office:value="29.2" calcext:value-type="float">
            <text:p>29.2</text:p>
          </table:table-cell>
          <table:table-cell office:value-type="float" office:value="31.9" calcext:value-type="float">
            <text:p>31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7.7" calcext:value-type="float">
            <text:p>17.7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76" office:value-type="string" calcext:value-type="string">
            <text:p><text:a xlink:href="https://www.treadmillsrepair.co.uk/2017/10/electricity-power-consumed-by-treadmill.html" xlink:type="simple">https://www.treadmillsrepair.co.uk/2017/10/electricity-power-consumed-by-treadmill.html</text:a>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73"/>
        </table:table-row>
        <table:table-row table:style-name="ro3">
          <table:table-cell/>
          <table:table-cell table:style-name="Default" office:value-type="string" calcext:value-type="string">
            <text:p>% of equipped households</text:p>
          </table:table-cell>
          <table:table-cell table:number-columns-repeated="71"/>
        </table:table-row>
        <table:table-row table:style-name="ro3">
          <table:table-cell table:style-name="ce57"/>
          <table:table-cell table:style-name="ce57" office:value-type="string" calcext:value-type="string">
            <text:p>Locomotion mediums</text:p>
          </table:table-cell>
          <table:table-cell table:number-columns-repeated="71"/>
        </table:table-row>
        <table:table-row table:style-name="ro3">
          <table:table-cell/>
          <table:table-cell table:style-name="ce58" office:value-type="string" calcext:value-type="string">
            <text:p>Cars</text:p>
          </table:table-cell>
          <table:table-cell table:number-columns-repeated="2" office:value-type="float" office:value="77.1" calcext:value-type="float">
            <text:p>77.1</text:p>
          </table:table-cell>
          <table:table-cell office:value-type="float" office:value="77.4" calcext:value-type="float">
            <text:p>77.4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79.1" calcext:value-type="float">
            <text:p>79.1</text:p>
          </table:table-cell>
          <table:table-cell office:value-type="float" office:value="73.3" calcext:value-type="float">
            <text:p>73.3</text:p>
          </table:table-cell>
          <table:table-cell office:value-type="float" office:value="70.2" calcext:value-type="float">
            <text:p>70.2</text:p>
          </table:table-cell>
          <table:table-cell office:value-type="float" office:value="71.1" calcext:value-type="float">
            <text:p>71.1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59.7" calcext:value-type="float">
            <text:p>59.7</text:p>
          </table:table-cell>
          <table:table-cell office:value-type="float" office:value="87.6" calcext:value-type="float">
            <text:p>87.6</text:p>
          </table:table-cell>
          <table:table-cell office:value-type="float" office:value="91.1" calcext:value-type="float">
            <text:p>91.1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86.2" calcext:value-type="float">
            <text:p>86.2</text:p>
          </table:table-cell>
          <table:table-cell office:value-type="float" office:value="84.6" calcext:value-type="float">
            <text:p>84.6</text:p>
          </table:table-cell>
          <table:table-cell office:value-type="float" office:value="36.9" calcext:value-type="float">
            <text:p>36.9</text:p>
          </table:table-cell>
          <table:table-cell office:value-type="float" office:value="69.3" calcext:value-type="float">
            <text:p>69.3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30" calcext:value-type="float">
            <text:p>30</text:p>
          </table:table-cell>
          <table:table-cell office:value-type="float" office:value="51.6" calcext:value-type="float">
            <text:p>51.6</text:p>
          </table:table-cell>
          <table:table-cell office:value-type="float" office:value="66.4" calcext:value-type="float">
            <text:p>66.4</text:p>
          </table:table-cell>
          <table:table-cell office:value-type="float" office:value="75.9" calcext:value-type="float">
            <text:p>75.9</text:p>
          </table:table-cell>
          <table:table-cell office:value-type="float" office:value="85.6" calcext:value-type="float">
            <text:p>85.6</text:p>
          </table:table-cell>
          <table:table-cell office:value-type="float" office:value="91.6" calcext:value-type="float">
            <text:p>91.6</text:p>
          </table:table-cell>
          <table:table-cell office:value-type="float" office:value="95.1" calcext:value-type="float">
            <text:p>95.1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50" calcext:value-type="float">
            <text:p>50</text:p>
          </table:table-cell>
          <table:table-cell office:value-type="float" office:value="73.7" calcext:value-type="float">
            <text:p>73.7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79.5" calcext:value-type="float">
            <text:p>79.5</text:p>
          </table:table-cell>
          <table:table-cell office:value-type="float" office:value="76.6" calcext:value-type="float">
            <text:p>76.6</text:p>
          </table:table-cell>
          <table:table-cell office:value-type="float" office:value="78.3" calcext:value-type="float">
            <text:p>78.3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59.7" calcext:value-type="float">
            <text:p>59.7</text:p>
          </table:table-cell>
          <table:table-cell office:value-type="float" office:value="61.2" calcext:value-type="float">
            <text:p>61.2</text:p>
          </table:table-cell>
          <table:table-cell office:value-type="float" office:value="58.7" calcext:value-type="float">
            <text:p>58.7</text:p>
          </table:table-cell>
          <table:table-cell office:value-type="float" office:value="71.3" calcext:value-type="float">
            <text:p>71.3</text:p>
          </table:table-cell>
          <table:table-cell office:value-type="float" office:value="91.6" calcext:value-type="float">
            <text:p>91.6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71.3" calcext:value-type="float">
            <text:p>71.3</text:p>
          </table:table-cell>
          <table:table-cell office:value-type="float" office:value="69.8" calcext:value-type="float">
            <text:p>69.8</text:p>
          </table:table-cell>
          <table:table-cell office:value-type="float" office:value="74.1" calcext:value-type="float">
            <text:p>74.1</text:p>
          </table:table-cell>
          <table:table-cell office:value-type="float" office:value="93.5" calcext:value-type="float">
            <text:p>93.5</text:p>
          </table:table-cell>
          <table:table-cell office:value-type="float" office:value="91.7" calcext:value-type="float">
            <text:p>91.7</text:p>
          </table:table-cell>
          <table:table-cell office:value-type="float" office:value="95" calcext:value-type="float">
            <text:p>95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65.5" calcext:value-type="float">
            <text:p>65.5</text:p>
          </table:table-cell>
          <table:table-cell office:value-type="float" office:value="93.8" calcext:value-type="float">
            <text:p>93.8</text:p>
          </table:table-cell>
          <table:table-cell table:number-columns-repeated="5"/>
        </table:table-row>
        <table:table-row table:style-name="ro3">
          <table:table-cell/>
          <table:table-cell table:style-name="ce58" office:value-type="string" calcext:value-type="string">
            <text:p>new car</text:p>
          </table:table-cell>
          <table:table-cell office:value-type="float" office:value="31.3" calcext:value-type="float">
            <text:p>31.3</text:p>
          </table:table-cell>
          <table:table-cell office:value-type="float" office:value="32.9" calcext:value-type="float">
            <text:p>32.9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float" office:value="33.7" calcext:value-type="float">
            <text:p>33.7</text:p>
          </table:table-cell>
          <table:table-cell office:value-type="float" office:value="31.1" calcext:value-type="float">
            <text:p>31.1</text:p>
          </table:table-cell>
          <table:table-cell office:value-type="float" office:value="30.3" calcext:value-type="float">
            <text:p>30.3</text:p>
          </table:table-cell>
          <table:table-cell office:value-type="float" office:value="30.1" calcext:value-type="float">
            <text:p>30.1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1.8" calcext:value-type="float">
            <text:p>21.8</text:p>
          </table:table-cell>
          <table:table-cell office:value-type="float" office:value="38.5" calcext:value-type="float">
            <text:p>38.5</text:p>
          </table:table-cell>
          <table:table-cell office:value-type="float" office:value="35.1" calcext:value-type="float">
            <text:p>35.1</text:p>
          </table:table-cell>
          <table:table-cell office:value-type="float" office:value="34.2" calcext:value-type="float">
            <text:p>34.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34.7" calcext:value-type="float">
            <text:p>34.7</text:p>
          </table:table-cell>
          <table:table-cell office:value-type="float" office:value="29.6" calcext:value-type="float">
            <text:p>29.6</text:p>
          </table:table-cell>
          <table:table-cell office:value-type="float" office:value="6.5" calcext:value-type="float">
            <text:p>6.5</text:p>
          </table:table-cell>
          <table:table-cell office:value-type="float" office:value="34.5" calcext:value-type="float">
            <text:p>34.5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6.2" calcext:value-type="float">
            <text:p>6.2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27.6" calcext:value-type="float">
            <text:p>27.6</text:p>
          </table:table-cell>
          <table:table-cell office:value-type="float" office:value="33.3" calcext:value-type="float">
            <text:p>33.3</text:p>
          </table:table-cell>
          <table:table-cell office:value-type="float" office:value="38.2" calcext:value-type="float">
            <text:p>38.2</text:p>
          </table:table-cell>
          <table:table-cell office:value-type="float" office:value="41.1" calcext:value-type="float">
            <text:p>41.1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7.7" calcext:value-type="float">
            <text:p>7.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.8" calcext:value-type="float">
            <text:p>31.8</text:p>
          </table:table-cell>
          <table:table-cell office:value-type="float" office:value="34.8" calcext:value-type="float">
            <text:p>34.8</text:p>
          </table:table-cell>
          <table:table-cell office:value-type="float" office:value="36.9" calcext:value-type="float">
            <text:p>36.9</text:p>
          </table:table-cell>
          <table:table-cell office:value-type="float" office:value="42.2" calcext:value-type="float">
            <text:p>42.2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1.8" calcext:value-type="float">
            <text:p>21.8</text:p>
          </table:table-cell>
          <table:table-cell office:value-type="float" office:value="19.9" calcext:value-type="float">
            <text:p>19.9</text:p>
          </table:table-cell>
          <table:table-cell office:value-type="float" office:value="23.1" calcext:value-type="float">
            <text:p>23.1</text:p>
          </table:table-cell>
          <table:table-cell office:value-type="float" office:value="14.6" calcext:value-type="float">
            <text:p>14.6</text:p>
          </table:table-cell>
          <table:table-cell office:value-type="float" office:value="38.4" calcext:value-type="float">
            <text:p>38.4</text:p>
          </table:table-cell>
          <table:table-cell office:value-type="float" office:value="42.1" calcext:value-type="float">
            <text:p>42.1</text:p>
          </table:table-cell>
          <table:table-cell office:value-type="float" office:value="30.9" calcext:value-type="float">
            <text:p>30.9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14.6" calcext:value-type="float">
            <text:p>14.6</text:p>
          </table:table-cell>
          <table:table-cell office:value-type="float" office:value="15.6" calcext:value-type="float">
            <text:p>15.6</text:p>
          </table:table-cell>
          <table:table-cell office:value-type="float" office:value="12.8" calcext:value-type="float">
            <text:p>12.8</text:p>
          </table:table-cell>
          <table:table-cell office:value-type="float" office:value="30.9" calcext:value-type="float">
            <text:p>30.9</text:p>
          </table:table-cell>
          <table:table-cell office:value-type="float" office:value="31.9" calcext:value-type="float">
            <text:p>31.9</text:p>
          </table:table-cell>
          <table:table-cell office:value-type="float" office:value="30.9" calcext:value-type="float">
            <text:p>30.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0.8" calcext:value-type="float">
            <text:p>20.8</text:p>
          </table:table-cell>
          <table:table-cell office:value-type="float" office:value="43.9" calcext:value-type="float">
            <text:p>43.9</text:p>
          </table:table-cell>
          <table:table-cell table:number-columns-repeated="5"/>
        </table:table-row>
        <table:table-row table:style-name="ro3">
          <table:table-cell/>
          <table:table-cell table:style-name="ce59" office:value-type="string" calcext:value-type="string">
            <text:p>occasion car</text:p>
          </table:table-cell>
          <table:table-cell office:value-type="float" office:value="50.3" calcext:value-type="float">
            <text:p>50.3</text:p>
          </table:table-cell>
          <table:table-cell office:value-type="float" office:value="49.4" calcext:value-type="float">
            <text:p>49.4</text:p>
          </table:table-cell>
          <table:table-cell office:value-type="float" office:value="51.3" calcext:value-type="float">
            <text:p>51.3</text:p>
          </table:table-cell>
          <table:table-cell office:value-type="float" office:value="51" calcext:value-type="float">
            <text:p>51</text:p>
          </table:table-cell>
          <table:table-cell office:value-type="float" office:value="50.7" calcext:value-type="float">
            <text:p>50.7</text:p>
          </table:table-cell>
          <table:table-cell office:value-type="float" office:value="52.7" calcext:value-type="float">
            <text:p>52.7</text:p>
          </table:table-cell>
          <table:table-cell office:value-type="float" office:value="47.5" calcext:value-type="float">
            <text:p>47.5</text:p>
          </table:table-cell>
          <table:table-cell office:value-type="float" office:value="44.4" calcext:value-type="float">
            <text:p>44.4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35.8" calcext:value-type="float">
            <text:p>35.8</text:p>
          </table:table-cell>
          <table:table-cell office:value-type="float" office:value="54.7" calcext:value-type="float">
            <text:p>54.7</text:p>
          </table:table-cell>
          <table:table-cell office:value-type="float" office:value="69.4" calcext:value-type="float">
            <text:p>69.4</text:p>
          </table:table-cell>
          <table:table-cell office:value-type="float" office:value="75.3" calcext:value-type="float">
            <text:p>75.3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56.3" calcext:value-type="float">
            <text:p>56.3</text:p>
          </table:table-cell>
          <table:table-cell office:value-type="float" office:value="61.3" calcext:value-type="float">
            <text:p>61.3</text:p>
          </table:table-cell>
          <table:table-cell office:value-type="float" office:value="30.2" calcext:value-type="float">
            <text:p>30.2</text:p>
          </table:table-cell>
          <table:table-cell office:value-type="float" office:value="36.6" calcext:value-type="float">
            <text:p>36.6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22.6" calcext:value-type="float">
            <text:p>22.6</text:p>
          </table:table-cell>
          <table:table-cell office:value-type="float" office:value="35.1" calcext:value-type="float">
            <text:p>35.1</text:p>
          </table:table-cell>
          <table:table-cell office:value-type="float" office:value="43.5" calcext:value-type="float">
            <text:p>43.5</text:p>
          </table:table-cell>
          <table:table-cell office:value-type="float" office:value="47.7" calcext:value-type="float">
            <text:p>47.7</text:p>
          </table:table-cell>
          <table:table-cell office:value-type="float" office:value="54.3" calcext:value-type="float">
            <text:p>54.3</text:p>
          </table:table-cell>
          <table:table-cell office:value-type="float" office:value="60.3" calcext:value-type="float">
            <text:p>60.3</text:p>
          </table:table-cell>
          <table:table-cell office:value-type="float" office:value="66.7" calcext:value-type="float">
            <text:p>66.7</text:p>
          </table:table-cell>
          <table:table-cell office:value-type="float" office:value="64.4" calcext:value-type="float">
            <text:p>64.4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42.3" calcext:value-type="float">
            <text:p>42.3</text:p>
          </table:table-cell>
          <table:table-cell office:value-type="float" office:value="58.9" calcext:value-type="float">
            <text:p>58.9</text:p>
          </table:table-cell>
          <table:table-cell office:value-type="float" office:value="62.2" calcext:value-type="float">
            <text:p>62.2</text:p>
          </table:table-cell>
          <table:table-cell office:value-type="float" office:value="58.1" calcext:value-type="float">
            <text:p>58.1</text:p>
          </table:table-cell>
          <table:table-cell office:value-type="float" office:value="51.7" calcext:value-type="float">
            <text:p>51.7</text:p>
          </table:table-cell>
          <table:table-cell office:value-type="float" office:value="43.2" calcext:value-type="float">
            <text:p>43.2</text:p>
          </table:table-cell>
          <table:table-cell office:value-type="float" office:value="38" calcext:value-type="float">
            <text:p>38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35.8" calcext:value-type="float">
            <text:p>35.8</text:p>
          </table:table-cell>
          <table:table-cell office:value-type="float" office:value="38.8" calcext:value-type="float">
            <text:p>38.8</text:p>
          </table:table-cell>
          <table:table-cell office:value-type="float" office:value="33.8" calcext:value-type="float">
            <text:p>33.8</text:p>
          </table:table-cell>
          <table:table-cell office:value-type="float" office:value="54.1" calcext:value-type="float">
            <text:p>54.1</text:p>
          </table:table-cell>
          <table:table-cell office:value-type="float" office:value="60.7" calcext:value-type="float">
            <text:p>60.7</text:p>
          </table:table-cell>
          <table:table-cell office:value-type="float" office:value="54.8" calcext:value-type="float">
            <text:p>54.8</text:p>
          </table:table-cell>
          <table:table-cell office:value-type="float" office:value="72.7" calcext:value-type="float">
            <text:p>72.7</text:p>
          </table:table-cell>
          <table:table-cell office:value-type="float" office:value="69.4" calcext:value-type="float">
            <text:p>69.4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54.1" calcext:value-type="float">
            <text:p>54.1</text:p>
          </table:table-cell>
          <table:table-cell office:value-type="float" office:value="51.2" calcext:value-type="float">
            <text:p>51.2</text:p>
          </table:table-cell>
          <table:table-cell office:value-type="float" office:value="59.8" calcext:value-type="float">
            <text:p>59.8</text:p>
          </table:table-cell>
          <table:table-cell office:value-type="float" office:value="72.7" calcext:value-type="float">
            <text:p>72.7</text:p>
          </table:table-cell>
          <table:table-cell office:value-type="float" office:value="70.2" calcext:value-type="float">
            <text:p>70.2</text:p>
          </table:table-cell>
          <table:table-cell office:value-type="float" office:value="74.3" calcext:value-type="float">
            <text:p>74.3</text:p>
          </table:table-cell>
          <table:table-cell office:value-type="float" office:value="75.5" calcext:value-type="float">
            <text:p>75.5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45.3" calcext:value-type="float">
            <text:p>45.3</text:p>
          </table:table-cell>
          <table:table-cell office:value-type="float" office:value="59.7" calcext:value-type="float">
            <text:p>59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easing car</text:p>
          </table:table-cell>
          <table:table-cell office:value-type="float" office:value="4.3" calcext:value-type="float">
            <text:p>4.3</text:p>
          </table:table-cell>
          <table:table-cell office:value-type="float" office:value="4.9" calcext:value-type="float">
            <text:p>4.9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.2</text:p>
          </table:table-cell>
          <table:table-cell office:value-type="float" office:value="8.8" calcext:value-type="float">
            <text:p>8.8</text:p>
          </table:table-cell>
          <table:table-cell office:value-type="float" office:value="9.9" calcext:value-type="float">
            <text:p>9.9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6.6" calcext:value-type="float">
            <text:p>16.6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7.5" calcext:value-type="float">
            <text:p>7.5</text:p>
          </table:table-cell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9.1" calcext:value-type="float">
            <text:p>9.1</text:p>
          </table:table-cell>
          <table:table-cell office:value-type="float" office:value="9.9" calcext:value-type="float">
            <text:p>9.9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4.1" calcext:value-type="float">
            <text:p>4.1</text:p>
          </table:table-cell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otorcyles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.8</text:p>
          </table:table-cell>
          <table:table-cell office:value-type="float" office:value="11.4" calcext:value-type="float">
            <text:p>11.4</text:p>
          </table:table-cell>
          <table:table-cell office:value-type="float" office:value="18.6" calcext:value-type="float">
            <text:p>18.6</text:p>
          </table:table-cell>
          <table:table-cell office:value-type="float" office:value="20.1" calcext:value-type="float">
            <text:p>20.1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7.3" calcext:value-type="float">
            <text:p>7.3</text:p>
          </table:table-cell>
          <table:table-cell office:value-type="float" office:value="9.8" calcext:value-type="float">
            <text:p>9.8</text:p>
          </table:table-cell>
          <table:table-cell office:value-type="float" office:value="14.7" calcext:value-type="float">
            <text:p>14.7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6" calcext:value-type="float">
            <text:p>7.6</text:p>
          </table:table-cell>
          <table:table-cell office:value-type="float" office:value="11.3" calcext:value-type="float">
            <text:p>11.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.8</text:p>
          </table:table-cell>
          <table:table-cell office:value-type="float" office:value="10.4" calcext:value-type="float">
            <text:p>10.4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  <table:table-cell office:value-type="float" office:value="13.4" calcext:value-type="float">
            <text:p>13.4</text:p>
          </table:table-cell>
          <table:table-cell office:value-type="float" office:value="11.9" calcext:value-type="float">
            <text:p>11.9</text:p>
          </table:table-cell>
          <table:table-cell office:value-type="float" office:value="16.4" calcext:value-type="float">
            <text:p>16.4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4.5" calcext:value-type="float">
            <text:p>4.5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15.4" calcext:value-type="float">
            <text:p>15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icycles</text:p>
          </table:table-cell>
          <table:table-cell office:value-type="float" office:value="79.5" calcext:value-type="float">
            <text:p>79.5</text:p>
          </table:table-cell>
          <table:table-cell office:value-type="float" office:value="80.2" calcext:value-type="float">
            <text:p>80.2</text:p>
          </table:table-cell>
          <table:table-cell office:value-type="float" office:value="78.2" calcext:value-type="float">
            <text:p>78.2</text:p>
          </table:table-cell>
          <table:table-cell office:value-type="float" office:value="80" calcext:value-type="float">
            <text:p>80</text:p>
          </table:table-cell>
          <table:table-cell office:value-type="float" office:value="80.6" calcext:value-type="float">
            <text:p>80.6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78.4" calcext:value-type="float">
            <text:p>78.4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68.2" calcext:value-type="float">
            <text:p>68.2</text:p>
          </table:table-cell>
          <table:table-cell office:value-type="float" office:value="80.9" calcext:value-type="float">
            <text:p>80.9</text:p>
          </table:table-cell>
          <table:table-cell office:value-type="float" office:value="89.3" calcext:value-type="float">
            <text:p>89.3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83.8" calcext:value-type="float">
            <text:p>83.8</text:p>
          </table:table-cell>
          <table:table-cell office:value-type="float" office:value="84.8" calcext:value-type="float">
            <text:p>84.8</text:p>
          </table:table-cell>
          <table:table-cell office:value-type="float" office:value="68.5" calcext:value-type="float">
            <text:p>68.5</text:p>
          </table:table-cell>
          <table:table-cell office:value-type="float" office:value="67.5" calcext:value-type="float">
            <text:p>67.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65.7" calcext:value-type="float">
            <text:p>65.7</text:p>
          </table:table-cell>
          <table:table-cell office:value-type="float" office:value="65" calcext:value-type="float">
            <text:p>65</text:p>
          </table:table-cell>
          <table:table-cell office:value-type="float" office:value="68.7" calcext:value-type="float">
            <text:p>68.7</text:p>
          </table:table-cell>
          <table:table-cell office:value-type="float" office:value="73.4" calcext:value-type="float">
            <text:p>73.4</text:p>
          </table:table-cell>
          <table:table-cell office:value-type="float" office:value="79.6" calcext:value-type="float">
            <text:p>79.6</text:p>
          </table:table-cell>
          <table:table-cell office:value-type="float" office:value="84.7" calcext:value-type="float">
            <text:p>84.7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80.1" calcext:value-type="float">
            <text:p>80.1</text:p>
          </table:table-cell>
          <table:table-cell office:value-type="float" office:value="81.6" calcext:value-type="float">
            <text:p>81.6</text:p>
          </table:table-cell>
          <table:table-cell office:value-type="float" office:value="87" calcext:value-type="float">
            <text:p>87</text:p>
          </table:table-cell>
          <table:table-cell office:value-type="float" office:value="84.9" calcext:value-type="float">
            <text:p>84.9</text:p>
          </table:table-cell>
          <table:table-cell office:value-type="float" office:value="78.9" calcext:value-type="float">
            <text:p>78.9</text:p>
          </table:table-cell>
          <table:table-cell office:value-type="float" office:value="72.8" calcext:value-type="float">
            <text:p>72.8</text:p>
          </table:table-cell>
          <table:table-cell office:value-type="float" office:value="68.8" calcext:value-type="float">
            <text:p>68.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68.2" calcext:value-type="float">
            <text:p>68.2</text:p>
          </table:table-cell>
          <table:table-cell office:value-type="float" office:value="71.4" calcext:value-type="float">
            <text:p>71.4</text:p>
          </table:table-cell>
          <table:table-cell office:value-type="float" office:value="66.2" calcext:value-type="float">
            <text:p>66.2</text:p>
          </table:table-cell>
          <table:table-cell office:value-type="float" office:value="88.8" calcext:value-type="float">
            <text:p>88.8</text:p>
          </table:table-cell>
          <table:table-cell office:value-type="float" office:value="84.1" calcext:value-type="float">
            <text:p>84.1</text:p>
          </table:table-cell>
          <table:table-cell office:value-type="float" office:value="80.2" calcext:value-type="float">
            <text:p>80.2</text:p>
          </table:table-cell>
          <table:table-cell office:value-type="float" office:value="91.9" calcext:value-type="float">
            <text:p>91.9</text:p>
          </table:table-cell>
          <table:table-cell office:value-type="float" office:value="88.6" calcext:value-type="float">
            <text:p>88.6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88.8" calcext:value-type="float">
            <text:p>88.8</text:p>
          </table:table-cell>
          <table:table-cell office:value-type="float" office:value="86.8" calcext:value-type="float">
            <text:p>86.8</text:p>
          </table:table-cell>
          <table:table-cell office:value-type="float" office:value="92.6" calcext:value-type="float">
            <text:p>92.6</text:p>
          </table:table-cell>
          <table:table-cell office:value-type="float" office:value="91.9" calcext:value-type="float">
            <text:p>91.9</text:p>
          </table:table-cell>
          <table:table-cell office:value-type="float" office:value="89.7" calcext:value-type="float">
            <text:p>89.7</text:p>
          </table:table-cell>
          <table:table-cell office:value-type="float" office:value="93.2" calcext:value-type="float">
            <text:p>93.2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73.6" calcext:value-type="float">
            <text:p>73.6</text:p>
          </table:table-cell>
          <table:table-cell office:value-type="float" office:value="84.7" calcext:value-type="float">
            <text:p>84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electric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5.4" calcext:value-type="float">
            <text:p>5.4</text:p>
          </table:table-cell>
          <table:table-cell office:value-type="float" office:value="1.7" calcext:value-type="float">
            <text:p>1.7</text:p>
          </table:table-cell>
          <table:table-cell office:value-type="float" office:value="10.1" calcext:value-type="float">
            <text:p>10.1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9.6" calcext:value-type="float">
            <text:p>9.6</text:p>
          </table:table-cell>
          <table:table-cell office:value-type="float" office:value="11.5" calcext:value-type="float">
            <text:p>11.5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table:number-columns-repeated="5"/>
        </table:table-row>
        <table:table-row table:style-name="ro3">
          <table:table-cell table:style-name="ce57"/>
          <table:table-cell table:style-name="ce57" office:value-type="string" calcext:value-type="string">
            <text:p>Electronics</text:p>
          </table:table-cell>
          <table:table-cell table:number-columns-repeated="71"/>
        </table:table-row>
        <table:table-row table:style-name="ro3">
          <table:table-cell office:value-type="string" calcext:value-type="string">
            <text:p>tv</text:p>
          </table:table-cell>
          <table:table-cell office:value-type="string" calcext:value-type="string">
            <text:p>TV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4.3" calcext:value-type="float">
            <text:p>94.3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0.7" calcext:value-type="float">
            <text:p>90.7</text:p>
          </table:table-cell>
          <table:table-cell office:value-type="float" office:value="97" calcext:value-type="float">
            <text:p>97</text:p>
          </table:table-cell>
          <table:table-cell office:value-type="float" office:value="96.9" calcext:value-type="float">
            <text:p>96.9</text:p>
          </table:table-cell>
          <table:table-cell office:value-type="float" office:value="96.7" calcext:value-type="float">
            <text:p>96.7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9.8" calcext:value-type="float">
            <text:p>89.8</text:p>
          </table:table-cell>
          <table:table-cell office:value-type="float" office:value="94.8" calcext:value-type="float">
            <text:p>94.8</text:p>
          </table:table-cell>
          <table:table-cell office:value-type="float" office:value="90" calcext:value-type="float">
            <text:p>90</text:p>
          </table:table-cell>
          <table:table-cell office:value-type="float" office:value="94.9" calcext:value-type="float">
            <text:p>94.9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3.2" calcext:value-type="float">
            <text:p>93.2</text:p>
          </table:table-cell>
          <table:table-cell office:value-type="float" office:value="94.3" calcext:value-type="float">
            <text:p>94.3</text:p>
          </table:table-cell>
          <table:table-cell office:value-type="float" office:value="95.8" calcext:value-type="float">
            <text:p>95.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1.9" calcext:value-type="float">
            <text:p>81.9</text:p>
          </table:table-cell>
          <table:table-cell office:value-type="float" office:value="90" calcext:value-type="float">
            <text:p>90</text:p>
          </table:table-cell>
          <table:table-cell office:value-type="float" office:value="93.4" calcext:value-type="float">
            <text:p>93.4</text:p>
          </table:table-cell>
          <table:table-cell office:value-type="float" office:value="94.6" calcext:value-type="float">
            <text:p>94.6</text:p>
          </table:table-cell>
          <table:table-cell office:value-type="float" office:value="96.1" calcext:value-type="float">
            <text:p>96.1</text:p>
          </table:table-cell>
          <table:table-cell office:value-type="float" office:value="96.4" calcext:value-type="float">
            <text:p>96.4</text:p>
          </table:table-cell>
          <table:table-cell office:value-type="float" office:value="97.8" calcext:value-type="float">
            <text:p>97.8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0.7" calcext:value-type="float">
            <text:p>90.7</text:p>
          </table:table-cell>
          <table:table-cell office:value-type="float" office:value="90.4" calcext:value-type="float">
            <text:p>90.4</text:p>
          </table:table-cell>
          <table:table-cell office:value-type="float" office:value="90.9" calcext:value-type="float">
            <text:p>90.9</text:p>
          </table:table-cell>
          <table:table-cell office:value-type="float" office:value="92.8" calcext:value-type="float">
            <text:p>92.8</text:p>
          </table:table-cell>
          <table:table-cell office:value-type="float" office:value="96.9" calcext:value-type="float">
            <text:p>96.9</text:p>
          </table:table-cell>
          <table:table-cell office:value-type="float" office:value="97.7" calcext:value-type="float">
            <text:p>97.7</text:p>
          </table:table-cell>
          <table:table-cell office:value-type="float" office:value="95.4" calcext:value-type="float">
            <text:p>95.4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2.8" calcext:value-type="float">
            <text:p>92.8</text:p>
          </table:table-cell>
          <table:table-cell office:value-type="float" office:value="92.3" calcext:value-type="float">
            <text:p>92.3</text:p>
          </table:table-cell>
          <table:table-cell office:value-type="float" office:value="93.6" calcext:value-type="float">
            <text:p>93.6</text:p>
          </table:table-cell>
          <table:table-cell office:value-type="float" office:value="95.4" calcext:value-type="float">
            <text:p>95.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1.9" calcext:value-type="float">
            <text:p>91.9</text:p>
          </table:table-cell>
          <table:table-cell office:value-type="float" office:value="97.4" calcext:value-type="float">
            <text:p>97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flatscreen</text:p>
          </table:table-cell>
          <table:table-cell office:value-type="float" office:value="15.7" calcext:value-type="float">
            <text:p>15.7</text:p>
          </table:table-cell>
          <table:table-cell office:value-type="float" office:value="67.1" calcext:value-type="float">
            <text:p>67.1</text:p>
          </table:table-cell>
          <table:table-cell office:value-type="float" office:value="85.1" calcext:value-type="float">
            <text:p>85.1</text:p>
          </table:table-cell>
          <table:table-cell office:value-type="float" office:value="15.8" calcext:value-type="float">
            <text:p>15.8</text:p>
          </table:table-cell>
          <table:table-cell office:value-type="float" office:value="66.7" calcext:value-type="float">
            <text:p>66.7</text:p>
          </table:table-cell>
          <table:table-cell office:value-type="float" office:value="84.7" calcext:value-type="float">
            <text:p>84.7</text:p>
          </table:table-cell>
          <table:table-cell office:value-type="float" office:value="15.2" calcext:value-type="float">
            <text:p>15.2</text:p>
          </table:table-cell>
          <table:table-cell office:value-type="float" office:value="68.6" calcext:value-type="float">
            <text:p>68.6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77.2" calcext:value-type="float">
            <text:p>77.2</text:p>
          </table:table-cell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float" office:value="91.7" calcext:value-type="float">
            <text:p>91.7</text:p>
          </table:table-cell>
          <table:table-cell office:value-type="float" office:value="87.6" calcext:value-type="float">
            <text:p>87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0.5" calcext:value-type="float">
            <text:p>80.5</text:p>
          </table:table-cell>
          <table:table-cell office:value-type="float" office:value="88.2" calcext:value-type="float">
            <text:p>88.2</text:p>
          </table:table-cell>
          <table:table-cell office:value-type="float" office:value="71.8" calcext:value-type="float">
            <text:p>71.8</text:p>
          </table:table-cell>
          <table:table-cell office:value-type="float" office:value="82.9" calcext:value-type="float">
            <text:p>82.9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64.8" calcext:value-type="float">
            <text:p>64.8</text:p>
          </table:table-cell>
          <table:table-cell office:value-type="float" office:value="74.6" calcext:value-type="float">
            <text:p>74.6</text:p>
          </table:table-cell>
          <table:table-cell office:value-type="float" office:value="80.7" calcext:value-type="float">
            <text:p>80.7</text:p>
          </table:table-cell>
          <table:table-cell office:value-type="float" office:value="84.2" calcext:value-type="float">
            <text:p>84.2</text:p>
          </table:table-cell>
          <table:table-cell office:value-type="float" office:value="88.2" calcext:value-type="float">
            <text:p>88.2</text:p>
          </table:table-cell>
          <table:table-cell office:value-type="float" office:value="91.3" calcext:value-type="float">
            <text:p>91.3</text:p>
          </table:table-cell>
          <table:table-cell office:value-type="float" office:value="93" calcext:value-type="float">
            <text:p>93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74.7" calcext:value-type="float">
            <text:p>74.7</text:p>
          </table:table-cell>
          <table:table-cell office:value-type="float" office:value="85" calcext:value-type="float">
            <text:p>85</text:p>
          </table:table-cell>
          <table:table-cell office:value-type="float" office:value="86.8" calcext:value-type="float">
            <text:p>86.8</text:p>
          </table:table-cell>
          <table:table-cell office:value-type="float" office:value="86.2" calcext:value-type="float">
            <text:p>86.2</text:p>
          </table:table-cell>
          <table:table-cell office:value-type="float" office:value="85.6" calcext:value-type="float">
            <text:p>85.6</text:p>
          </table:table-cell>
          <table:table-cell office:value-type="float" office:value="85.5" calcext:value-type="float">
            <text:p>85.5</text:p>
          </table:table-cell>
          <table:table-cell office:value-type="float" office:value="86.6" calcext:value-type="float">
            <text:p>86.6</text:p>
          </table:table-cell>
          <table:table-cell office:value-type="float" office:value="79.6" calcext:value-type="float">
            <text:p>79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77.2" calcext:value-type="float">
            <text:p>77.2</text:p>
          </table:table-cell>
          <table:table-cell office:value-type="float" office:value="77.3" calcext:value-type="float">
            <text:p>77.3</text:p>
          </table:table-cell>
          <table:table-cell office:value-type="float" office:value="77.2" calcext:value-type="float">
            <text:p>77.2</text:p>
          </table:table-cell>
          <table:table-cell office:value-type="float" office:value="83.2" calcext:value-type="float">
            <text:p>83.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0.3" calcext:value-type="float">
            <text:p>90.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3.2" calcext:value-type="float">
            <text:p>83.2</text:p>
          </table:table-cell>
          <table:table-cell office:value-type="float" office:value="83" calcext:value-type="float">
            <text:p>83</text:p>
          </table:table-cell>
          <table:table-cell office:value-type="float" office:value="83.8" calcext:value-type="float">
            <text:p>83.8</text:p>
          </table:table-cell>
          <table:table-cell office:value-type="float" office:value="90.3" calcext:value-type="float">
            <text:p>90.3</text:p>
          </table:table-cell>
          <table:table-cell office:value-type="float" office:value="90.9" calcext:value-type="float">
            <text:p>90.9</text:p>
          </table:table-cell>
          <table:table-cell office:value-type="float" office:value="91.3" calcext:value-type="float">
            <text:p>91.3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1.7" calcext:value-type="float">
            <text:p>81.7</text:p>
          </table:table-cell>
          <table:table-cell office:value-type="float" office:value="89.8" calcext:value-type="float">
            <text:p>89.8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tv_box </text:p>
          </table:table-cell>
          <table:table-cell office:value-type="string" calcext:value-type="string">
            <text:p>TV-Reciever sat</text:p>
          </table:table-cell>
          <table:table-cell office:value-type="float" office:value="39.1" calcext:value-type="float">
            <text:p>39.1</text:p>
          </table:table-cell>
          <table:table-cell office:value-type="float" office:value="44.6" calcext:value-type="float">
            <text:p>44.6</text:p>
          </table:table-cell>
          <table:table-cell office:value-type="float" office:value="45.2" calcext:value-type="float">
            <text:p>45.2</text:p>
          </table:table-cell>
          <table:table-cell office:value-type="float" office:value="40.3" calcext:value-type="float">
            <text:p>40.3</text:p>
          </table:table-cell>
          <table:table-cell office:value-type="float" office:value="46.6" calcext:value-type="float">
            <text:p>46.6</text:p>
          </table:table-cell>
          <table:table-cell office:value-type="float" office:value="47.3" calcext:value-type="float">
            <text:p>47.3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37.1" calcext:value-type="float">
            <text:p>37.1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5.2" calcext:value-type="float">
            <text:p>55.2</text:p>
          </table:table-cell>
          <table:table-cell office:value-type="float" office:value="62" calcext:value-type="float">
            <text:p>62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49.3" calcext:value-type="float">
            <text:p>49.3</text:p>
          </table:table-cell>
          <table:table-cell office:value-type="float" office:value="47.4" calcext:value-type="float">
            <text:p>47.4</text:p>
          </table:table-cell>
          <table:table-cell office:value-type="float" office:value="29.2" calcext:value-type="float">
            <text:p>29.2</text:p>
          </table:table-cell>
          <table:table-cell office:value-type="float" office:value="42.8" calcext:value-type="float">
            <text:p>42.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29.7" calcext:value-type="float">
            <text:p>29.7</text:p>
          </table:table-cell>
          <table:table-cell office:value-type="float" office:value="34.7" calcext:value-type="float">
            <text:p>34.7</text:p>
          </table:table-cell>
          <table:table-cell office:value-type="float" office:value="38.2" calcext:value-type="float">
            <text:p>38.2</text:p>
          </table:table-cell>
          <table:table-cell office:value-type="float" office:value="40.3" calcext:value-type="float">
            <text:p>40.3</text:p>
          </table:table-cell>
          <table:table-cell office:value-type="float" office:value="44.9" calcext:value-type="float">
            <text:p>44.9</text:p>
          </table:table-cell>
          <table:table-cell office:value-type="float" office:value="51.5" calcext:value-type="float">
            <text:p>51.5</text:p>
          </table:table-cell>
          <table:table-cell office:value-type="float" office:value="55.8" calcext:value-type="float">
            <text:p>55.8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28.7" calcext:value-type="float">
            <text:p>28.7</text:p>
          </table:table-cell>
          <table:table-cell office:value-type="float" office:value="35.9" calcext:value-type="float">
            <text:p>35.9</text:p>
          </table:table-cell>
          <table:table-cell office:value-type="float" office:value="48" calcext:value-type="float">
            <text:p>48</text:p>
          </table:table-cell>
          <table:table-cell office:value-type="float" office:value="50.8" calcext:value-type="float">
            <text:p>50.8</text:p>
          </table:table-cell>
          <table:table-cell office:value-type="float" office:value="47.8" calcext:value-type="float">
            <text:p>47.8</text:p>
          </table:table-cell>
          <table:table-cell office:value-type="float" office:value="47.5" calcext:value-type="float">
            <text:p>47.5</text:p>
          </table:table-cell>
          <table:table-cell office:value-type="float" office:value="45.5" calcext:value-type="float">
            <text:p>45.5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34" calcext:value-type="float">
            <text:p>34</text:p>
          </table:table-cell>
          <table:table-cell office:value-type="float" office:value="35.8" calcext:value-type="float">
            <text:p>35.8</text:p>
          </table:table-cell>
          <table:table-cell office:value-type="float" office:value="32.8" calcext:value-type="float">
            <text:p>32.8</text:p>
          </table:table-cell>
          <table:table-cell office:value-type="float" office:value="40" calcext:value-type="float">
            <text:p>40</text:p>
          </table:table-cell>
          <table:table-cell office:value-type="float" office:value="53.1" calcext:value-type="float">
            <text:p>53.1</text:p>
          </table:table-cell>
          <table:table-cell office:value-type="float" office:value="51" calcext:value-type="float">
            <text:p>51</text:p>
          </table:table-cell>
          <table:table-cell office:value-type="float" office:value="57.5" calcext:value-type="float">
            <text:p>57.5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7.5" calcext:value-type="float">
            <text:p>57.5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.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31.6" calcext:value-type="float">
            <text:p>31.6</text:p>
          </table:table-cell>
          <table:table-cell office:value-type="float" office:value="63.9" calcext:value-type="float">
            <text:p>63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cable</text:p>
          </table:table-cell>
          <table:table-cell office:value-type="float" office:value="47.8" calcext:value-type="float">
            <text:p>47.8</text:p>
          </table:table-cell>
          <table:table-cell office:value-type="float" office:value="47.1" calcext:value-type="float">
            <text:p>47.1</text:p>
          </table:table-cell>
          <table:table-cell office:value-type="float" office:value="47.6" calcext:value-type="float">
            <text:p>47.6</text:p>
          </table:table-cell>
          <table:table-cell office:value-type="float" office:value="46.2" calcext:value-type="float">
            <text:p>46.2</text:p>
          </table:table-cell>
          <table:table-cell office:value-type="float" office:value="44.9" calcext:value-type="float">
            <text:p>44.9</text:p>
          </table:table-cell>
          <table:table-cell office:value-type="float" office:value="45.6" calcext:value-type="float">
            <text:p>45.6</text:p>
          </table:table-cell>
          <table:table-cell office:value-type="float" office:value="54.8" calcext:value-type="float">
            <text:p>54.8</text:p>
          </table:table-cell>
          <table:table-cell office:value-type="float" office:value="55.2" calcext:value-type="float">
            <text:p>55.2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55.2" calcext:value-type="float">
            <text:p>55.2</text:p>
          </table:table-cell>
          <table:table-cell office:value-type="float" office:value="46.2" calcext:value-type="float">
            <text:p>46.2</text:p>
          </table:table-cell>
          <table:table-cell office:value-type="float" office:value="41.3" calcext:value-type="float">
            <text:p>41.3</text:p>
          </table:table-cell>
          <table:table-cell office:value-type="float" office:value="33.1" calcext:value-type="float">
            <text:p>33.1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40" calcext:value-type="float">
            <text:p>40</text:p>
          </table:table-cell>
          <table:table-cell office:value-type="float" office:value="46.1" calcext:value-type="float">
            <text:p>46.1</text:p>
          </table:table-cell>
          <table:table-cell office:value-type="float" office:value="58.5" calcext:value-type="float">
            <text:p>58.5</text:p>
          </table:table-cell>
          <table:table-cell office:value-type="float" office:value="50.2" calcext:value-type="float">
            <text:p>50.2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56.4" calcext:value-type="float">
            <text:p>56.4</text:p>
          </table:table-cell>
          <table:table-cell office:value-type="float" office:value="53.8" calcext:value-type="float">
            <text:p>53.8</text:p>
          </table:table-cell>
          <table:table-cell office:value-type="float" office:value="52.2" calcext:value-type="float">
            <text:p>52.2</text:p>
          </table:table-cell>
          <table:table-cell office:value-type="float" office:value="51.5" calcext:value-type="float">
            <text:p>51.5</text:p>
          </table:table-cell>
          <table:table-cell office:value-type="float" office:value="49.1" calcext:value-type="float">
            <text:p>49.1</text:p>
          </table:table-cell>
          <table:table-cell office:value-type="float" office:value="43.8" calcext:value-type="float">
            <text:p>43.8</text:p>
          </table:table-cell>
          <table:table-cell office:value-type="float" office:value="40.2" calcext:value-type="float">
            <text:p>40.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63.8" calcext:value-type="float">
            <text:p>63.8</text:p>
          </table:table-cell>
          <table:table-cell office:value-type="float" office:value="55.3" calcext:value-type="float">
            <text:p>55.3</text:p>
          </table:table-cell>
          <table:table-cell office:value-type="float" office:value="44.2" calcext:value-type="float">
            <text:p>44.2</text:p>
          </table:table-cell>
          <table:table-cell office:value-type="float" office:value="42.2" calcext:value-type="float">
            <text:p>42.2</text:p>
          </table:table-cell>
          <table:table-cell office:value-type="float" office:value="45.4" calcext:value-type="float">
            <text:p>45.4</text:p>
          </table:table-cell>
          <table:table-cell office:value-type="float" office:value="45.7" calcext:value-type="float">
            <text:p>45.7</text:p>
          </table:table-cell>
          <table:table-cell office:value-type="float" office:value="48.3" calcext:value-type="float">
            <text:p>48.3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55.2" calcext:value-type="float">
            <text:p>55.2</text:p>
          </table:table-cell>
          <table:table-cell office:value-type="float" office:value="54.6" calcext:value-type="float">
            <text:p>54.6</text:p>
          </table:table-cell>
          <table:table-cell office:value-type="float" office:value="55.6" calcext:value-type="float">
            <text:p>55.6</text:p>
          </table:table-cell>
          <table:table-cell office:value-type="float" office:value="49.3" calcext:value-type="float">
            <text:p>49.3</text:p>
          </table:table-cell>
          <table:table-cell office:value-type="float" office:value="42.4" calcext:value-type="float">
            <text:p>42.4</text:p>
          </table:table-cell>
          <table:table-cell office:value-type="float" office:value="45.3" calcext:value-type="float">
            <text:p>45.3</text:p>
          </table:table-cell>
          <table:table-cell office:value-type="float" office:value="36.7" calcext:value-type="float">
            <text:p>36.7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49.3" calcext:value-type="float">
            <text:p>49.3</text:p>
          </table:table-cell>
          <table:table-cell office:value-type="float" office:value="51.7" calcext:value-type="float">
            <text:p>51.7</text:p>
          </table:table-cell>
          <table:table-cell office:value-type="float" office:value="44.5" calcext:value-type="float">
            <text:p>44.5</text:p>
          </table:table-cell>
          <table:table-cell office:value-type="float" office:value="36.7" calcext:value-type="float">
            <text:p>36.7</text:p>
          </table:table-cell>
          <table:table-cell office:value-type="float" office:value="42.1" calcext:value-type="float">
            <text:p>42.1</text:p>
          </table:table-cell>
          <table:table-cell office:value-type="float" office:value="33.2" calcext:value-type="float">
            <text:p>33.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59.2" calcext:value-type="float">
            <text:p>59.2</text:p>
          </table:table-cell>
          <table:table-cell office:value-type="float" office:value="31.6" calcext:value-type="float">
            <text:p>31.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antenna</text:p>
          </table:table-cell>
          <table:table-cell office:value-type="float" office:value="16.2" calcext:value-type="float">
            <text:p>16.2</text:p>
          </table:table-cell>
          <table:table-cell office:value-type="float" office:value="18.1" calcext:value-type="float">
            <text:p>18.1</text:p>
          </table:table-cell>
          <table:table-cell office:value-type="float" office:value="12.6" calcext:value-type="float">
            <text:p>12.6</text:p>
          </table:table-cell>
          <table:table-cell office:value-type="float" office:value="17.3" calcext:value-type="float">
            <text:p>17.3</text:p>
          </table:table-cell>
          <table:table-cell office:value-type="float" office:value="18.6" calcext:value-type="float">
            <text:p>18.6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2.2" calcext:value-type="float">
            <text:p>12.2</text:p>
          </table:table-cell>
          <table:table-cell office:value-type="float" office:value="11.2" calcext:value-type="float">
            <text:p>11.2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office:value-type="float" office:value="11.4" calcext:value-type="float">
            <text:p>11.4</text:p>
          </table:table-cell>
          <table:table-cell office:value-type="float" office:value="11.9" calcext:value-type="float">
            <text:p>11.9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7" calcext:value-type="float">
            <text:p>13.7</text:p>
          </table:table-cell>
          <table:table-cell office:value-type="float" office:value="11.2" calcext:value-type="float">
            <text:p>11.2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dvd_console </text:p>
          </table:table-cell>
          <table:table-cell office:value-type="string" calcext:value-type="string">
            <text:p>DVD &amp; Blu-ray read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.7" calcext:value-type="float">
            <text:p>6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.3" calcext:value-type="float">
            <text:p>60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.2" calcext:value-type="float">
            <text:p>62.2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48.9" calcext:value-type="float">
            <text:p>48.9</text:p>
          </table:table-cell>
          <table:table-cell office:value-type="float" office:value="63" calcext:value-type="float">
            <text:p>63</text:p>
          </table:table-cell>
          <table:table-cell office:value-type="float" office:value="75.3" calcext:value-type="float">
            <text:p>75.3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64.6" calcext:value-type="float">
            <text:p>64.6</text:p>
          </table:table-cell>
          <table:table-cell office:value-type="float" office:value="69.7" calcext:value-type="float">
            <text:p>69.7</text:p>
          </table:table-cell>
          <table:table-cell office:value-type="float" office:value="52.1" calcext:value-type="float">
            <text:p>52.1</text:p>
          </table:table-cell>
          <table:table-cell office:value-type="float" office:value="46.3" calcext:value-type="float">
            <text:p>46.3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40.6" calcext:value-type="float">
            <text:p>40.6</text:p>
          </table:table-cell>
          <table:table-cell office:value-type="float" office:value="44.5" calcext:value-type="float">
            <text:p>44.5</text:p>
          </table:table-cell>
          <table:table-cell office:value-type="float" office:value="49.1" calcext:value-type="float">
            <text:p>49.1</text:p>
          </table:table-cell>
          <table:table-cell office:value-type="float" office:value="54.7" calcext:value-type="float">
            <text:p>54.7</text:p>
          </table:table-cell>
          <table:table-cell office:value-type="float" office:value="61.9" calcext:value-type="float">
            <text:p>61.9</text:p>
          </table:table-cell>
          <table:table-cell office:value-type="float" office:value="69.2" calcext:value-type="float">
            <text:p>69.2</text:p>
          </table:table-cell>
          <table:table-cell office:value-type="float" office:value="75.4" calcext:value-type="float">
            <text:p>75.4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42.6" calcext:value-type="float">
            <text:p>42.6</text:p>
          </table:table-cell>
          <table:table-cell office:value-type="float" office:value="59.6" calcext:value-type="float">
            <text:p>59.6</text:p>
          </table:table-cell>
          <table:table-cell office:value-type="float" office:value="73.3" calcext:value-type="float">
            <text:p>73.3</text:p>
          </table:table-cell>
          <table:table-cell office:value-type="float" office:value="72.9" calcext:value-type="float">
            <text:p>72.9</text:p>
          </table:table-cell>
          <table:table-cell office:value-type="float" office:value="64.6" calcext:value-type="float">
            <text:p>64.6</text:p>
          </table:table-cell>
          <table:table-cell office:value-type="float" office:value="56.7" calcext:value-type="float">
            <text:p>56.7</text:p>
          </table:table-cell>
          <table:table-cell office:value-type="float" office:value="46.6" calcext:value-type="float">
            <text:p>46.6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48.9" calcext:value-type="float">
            <text:p>48.9</text:p>
          </table:table-cell>
          <table:table-cell office:value-type="float" office:value="55.5" calcext:value-type="float">
            <text:p>55.5</text:p>
          </table:table-cell>
          <table:table-cell office:value-type="float" office:value="44.6" calcext:value-type="float">
            <text:p>44.6</text:p>
          </table:table-cell>
          <table:table-cell office:value-type="float" office:value="69" calcext:value-type="float">
            <text:p>69</text:p>
          </table:table-cell>
          <table:table-cell office:value-type="float" office:value="67.6" calcext:value-type="float">
            <text:p>67.6</text:p>
          </table:table-cell>
          <table:table-cell office:value-type="float" office:value="62.8" calcext:value-type="float">
            <text:p>62.8</text:p>
          </table:table-cell>
          <table:table-cell office:value-type="float" office:value="77.4" calcext:value-type="float">
            <text:p>77.4</text:p>
          </table:table-cell>
          <table:table-cell office:value-type="float" office:value="73.9" calcext:value-type="float">
            <text:p>73.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69" calcext:value-type="float">
            <text:p>69</text:p>
          </table:table-cell>
          <table:table-cell office:value-type="float" office:value="66.8" calcext:value-type="float">
            <text:p>66.8</text:p>
          </table:table-cell>
          <table:table-cell office:value-type="float" office:value="73.5" calcext:value-type="float">
            <text:p>73.5</text:p>
          </table:table-cell>
          <table:table-cell office:value-type="float" office:value="77.4" calcext:value-type="float">
            <text:p>77.4</text:p>
          </table:table-cell>
          <table:table-cell office:value-type="float" office:value="74.4" calcext:value-type="float">
            <text:p>74.4</text:p>
          </table:table-cell>
          <table:table-cell office:value-type="float" office:value="80.1" calcext:value-type="float">
            <text:p>80.1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56.1" calcext:value-type="float">
            <text:p>56.1</text:p>
          </table:table-cell>
          <table:table-cell office:value-type="float" office:value="67.1" calcext:value-type="float">
            <text:p>67.1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blueray_console </text:p>
          </table:table-cell>
          <table:table-cell office:value-type="string" calcext:value-type="string">
            <text:p>of which blue-ra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5.8" calcext:value-type="float">
            <text:p>15.8</text:p>
          </table:table-cell>
          <table:table-cell office:value-type="float" office:value="26.3" calcext:value-type="float">
            <text:p>26.3</text:p>
          </table:table-cell>
          <table:table-cell office:value-type="float" office:value="38" calcext:value-type="float">
            <text:p>38</text:p>
          </table:table-cell>
          <table:table-cell office:value-type="float" office:value="41.5" calcext:value-type="float">
            <text:p>41.5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7.8" calcext:value-type="float">
            <text:p>27.8</text:p>
          </table:table-cell>
          <table:table-cell office:value-type="float" office:value="33.6" calcext:value-type="float">
            <text:p>33.6</text:p>
          </table:table-cell>
          <table:table-cell office:value-type="float" office:value="15.5" calcext:value-type="float">
            <text:p>15.5</text:p>
          </table:table-cell>
          <table:table-cell office:value-type="float" office:value="12.2" calcext:value-type="float">
            <text:p>12.2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0.6" calcext:value-type="float">
            <text:p>10.6</text:p>
          </table:table-cell>
          <table:table-cell office:value-type="float" office:value="11.9" calcext:value-type="float">
            <text:p>11.9</text:p>
          </table:table-cell>
          <table:table-cell office:value-type="float" office:value="15.4" calcext:value-type="float">
            <text:p>15.4</text:p>
          </table:table-cell>
          <table:table-cell office:value-type="float" office:value="19.1" calcext:value-type="float">
            <text:p>19.1</text:p>
          </table:table-cell>
          <table:table-cell office:value-type="float" office:value="24.2" calcext:value-type="float">
            <text:p>24.2</text:p>
          </table:table-cell>
          <table:table-cell office:value-type="float" office:value="31.7" calcext:value-type="float">
            <text:p>31.7</text:p>
          </table:table-cell>
          <table:table-cell office:value-type="float" office:value="38.5" calcext:value-type="float">
            <text:p>38.5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2.6" calcext:value-type="float">
            <text:p>22.6</text:p>
          </table:table-cell>
          <table:table-cell office:value-type="float" office:value="36.3" calcext:value-type="float">
            <text:p>36.3</text:p>
          </table:table-cell>
          <table:table-cell office:value-type="float" office:value="38.2" calcext:value-type="float">
            <text:p>38.2</text:p>
          </table:table-cell>
          <table:table-cell office:value-type="float" office:value="30.4" calcext:value-type="float">
            <text:p>30.4</text:p>
          </table:table-cell>
          <table:table-cell office:value-type="float" office:value="22.3" calcext:value-type="float">
            <text:p>22.3</text:p>
          </table:table-cell>
          <table:table-cell office:value-type="float" office:value="15.6" calcext:value-type="float">
            <text:p>15.6</text:p>
          </table:table-cell>
          <table:table-cell office:value-type="float" office:value="11.1" calcext:value-type="float">
            <text:p>11.1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5.8" calcext:value-type="float">
            <text:p>15.8</text:p>
          </table:table-cell>
          <table:table-cell office:value-type="float" office:value="23.3" calcext:value-type="float">
            <text:p>23.3</text:p>
          </table:table-cell>
          <table:table-cell office:value-type="float" office:value="10.9" calcext:value-type="float">
            <text:p>10.9</text:p>
          </table:table-cell>
          <table:table-cell office:value-type="float" office:value="27" calcext:value-type="float">
            <text:p>27</text:p>
          </table:table-cell>
          <table:table-cell office:value-type="float" office:value="31.7" calcext:value-type="float">
            <text:p>31.7</text:p>
          </table:table-cell>
          <table:table-cell office:value-type="float" office:value="26.4" calcext:value-type="float">
            <text:p>26.4</text:p>
          </table:table-cell>
          <table:table-cell office:value-type="float" office:value="42.4" calcext:value-type="float">
            <text:p>42.4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7" calcext:value-type="float">
            <text:p>27</text:p>
          </table:table-cell>
          <table:table-cell office:value-type="float" office:value="26.8" calcext:value-type="float">
            <text:p>26.8</text:p>
          </table:table-cell>
          <table:table-cell office:value-type="float" office:value="27.5" calcext:value-type="float">
            <text:p>27.5</text:p>
          </table:table-cell>
          <table:table-cell office:value-type="float" office:value="42.4" calcext:value-type="float">
            <text:p>42.4</text:p>
          </table:table-cell>
          <table:table-cell office:value-type="float" office:value="42.5" calcext:value-type="float">
            <text:p>42.5</text:p>
          </table:table-cell>
          <table:table-cell office:value-type="float" office:value="43" calcext:value-type="float">
            <text:p>43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3.3" calcext:value-type="float">
            <text:p>23.3</text:p>
          </table:table-cell>
          <table:table-cell office:value-type="float" office:value="27.9" calcext:value-type="float">
            <text:p>27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(all)</text:p>
          </table:table-cell>
          <table:table-cell office:value-type="float" office:value="19.5" calcext:value-type="float">
            <text:p>19.5</text:p>
          </table:table-cell>
          <table:table-cell office:value-type="float" office:value="18.8" calcext:value-type="float">
            <text:p>18.8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18.7" calcext:value-type="float">
            <text:p>18.7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float" office:value="18.9" calcext:value-type="float">
            <text:p>18.9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6.8" calcext:value-type="float">
            <text:p>6.8</text:p>
          </table:table-cell>
          <table:table-cell office:value-type="float" office:value="15.2" calcext:value-type="float">
            <text:p>15.2</text:p>
          </table:table-cell>
          <table:table-cell office:value-type="float" office:value="24.1" calcext:value-type="float">
            <text:p>24.1</text:p>
          </table:table-cell>
          <table:table-cell office:value-type="float" office:value="29.1" calcext:value-type="float">
            <text:p>29.1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20.3" calcext:value-type="float">
            <text:p>20.3</text:p>
          </table:table-cell>
          <table:table-cell office:value-type="float" office:value="16.6" calcext:value-type="float">
            <text:p>16.6</text:p>
          </table:table-cell>
          <table:table-cell office:value-type="float" office:value="7.8" calcext:value-type="float">
            <text:p>7.8</text:p>
          </table:table-cell>
          <table:table-cell office:value-type="float" office:value="11.2" calcext:value-type="float">
            <text:p>11.2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14.6" calcext:value-type="float">
            <text:p>14.6</text:p>
          </table:table-cell>
          <table:table-cell office:value-type="float" office:value="18.1" calcext:value-type="float">
            <text:p>18.1</text:p>
          </table:table-cell>
          <table:table-cell office:value-type="float" office:value="22.5" calcext:value-type="float">
            <text:p>22.5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10.8" calcext:value-type="float">
            <text:p>10.8</text:p>
          </table:table-cell>
          <table:table-cell office:value-type="float" office:value="19.3" calcext:value-type="float">
            <text:p>19.3</text:p>
          </table:table-cell>
          <table:table-cell office:value-type="float" office:value="19.5" calcext:value-type="float">
            <text:p>19.5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12.3" calcext:value-type="float">
            <text:p>12.3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6.8" calcext:value-type="float">
            <text:p>6.8</text:p>
          </table:table-cell>
          <table:table-cell office:value-type="float" office:value="10.3" calcext:value-type="float">
            <text:p>10.3</text:p>
          </table:table-cell>
          <table:table-cell office:value-type="float" office:value="4.5" calcext:value-type="float">
            <text:p>4.5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15.6" calcext:value-type="float">
            <text:p>15.6</text:p>
          </table:table-cell>
          <table:table-cell office:value-type="float" office:value="27.1" calcext:value-type="float">
            <text:p>27.1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office:value-type="float" office:value="13.1" calcext:value-type="float">
            <text:p>13.1</text:p>
          </table:table-cell>
          <table:table-cell office:value-type="float" office:value="16.6" calcext:value-type="float">
            <text:p>16.6</text:p>
          </table:table-cell>
          <table:table-cell office:value-type="float" office:value="27.1" calcext:value-type="float">
            <text:p>27.1</text:p>
          </table:table-cell>
          <table:table-cell office:value-type="float" office:value="22.9" calcext:value-type="float">
            <text:p>22.9</text:p>
          </table:table-cell>
          <table:table-cell office:value-type="float" office:value="29.9" calcext:value-type="float">
            <text:p>29.9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analog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10.8" calcext:value-type="float">
            <text:p>10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12.3" calcext:value-type="float">
            <text:p>12.3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6.3" calcext:value-type="float">
            <text:p>6.3</text:p>
          </table:table-cell>
          <table:table-cell office:value-type="float" office:value="8.5" calcext:value-type="float">
            <text:p>8.5</text:p>
          </table:table-cell>
          <table:table-cell office:value-type="float" office:value="9.9" calcext:value-type="float">
            <text:p>9.9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.3" calcext:value-type="float">
            <text:p>7.3</text:p>
          </table:table-cell>
          <table:table-cell office:value-type="float" office:value="5.7" calcext:value-type="float">
            <text:p>5.7</text:p>
          </table:table-cell>
          <table:table-cell office:value-type="float" office:value="3.4" calcext:value-type="float">
            <text:p>3.4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.4" calcext:value-type="float">
            <text:p>5.4</text:p>
          </table:table-cell>
          <table:table-cell office:value-type="float" office:value="7.7" calcext:value-type="float">
            <text:p>7.7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6.3" calcext:value-type="float">
            <text:p>6.3</text:p>
          </table:table-cell>
          <table:table-cell office:value-type="float" office:value="7.6" calcext:value-type="float">
            <text:p>7.6</text:p>
          </table:table-cell>
          <table:table-cell office:value-type="float" office:value="10.8" calcext:value-type="float">
            <text:p>10.8</text:p>
          </table:table-cell>
          <table:table-cell/>
          <table:table-cell table:number-columns-repeated="2"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7.6" calcext:value-type="float">
            <text:p>7.6</text:p>
          </table:table-cell>
          <table:table-cell office:value-type="float" office:value="6.1" calcext:value-type="float">
            <text:p>6.1</text:p>
          </table:table-cell>
          <table:table-cell office:value-type="float" office:value="8.4" calcext:value-type="float">
            <text:p>8.4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digital</text:p>
          </table:table-cell>
          <table:table-cell office:value-type="float" office:value="9.7" calcext:value-type="float">
            <text:p>9.7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9.6" calcext:value-type="float">
            <text:p>9.6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.3" calcext:value-type="float">
            <text:p>4.3</text:p>
          </table:table-cell>
          <table:table-cell office:value-type="float" office:value="9.4" calcext:value-type="float">
            <text:p>9.4</text:p>
          </table:table-cell>
          <table:table-cell office:value-type="float" office:value="16.4" calcext:value-type="float">
            <text:p>16.4</text:p>
          </table:table-cell>
          <table:table-cell office:value-type="float" office:value="20.1" calcext:value-type="float">
            <text:p>20.1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3.7" calcext:value-type="float">
            <text:p>13.7</text:p>
          </table:table-cell>
          <table:table-cell office:value-type="float" office:value="11.3" calcext:value-type="float">
            <text:p>11.3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6.2" calcext:value-type="float">
            <text:p>6.2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office:value-type="float" office:value="15.6" calcext:value-type="float">
            <text:p>15.6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4.2" calcext:value-type="float">
            <text:p>14.2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8.1" calcext:value-type="float">
            <text:p>8.1</text:p>
          </table:table-cell>
          <table:table-cell office:value-type="float" office:value="6.9" calcext:value-type="float">
            <text:p>6.9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9.2" calcext:value-type="float">
            <text:p>9.2</text:p>
          </table:table-cell>
          <table:table-cell office:value-type="float" office:value="13.2" calcext:value-type="float">
            <text:p>13.2</text:p>
          </table:table-cell>
          <table:table-cell office:value-type="float" office:value="9.7" calcext:value-type="float">
            <text:p>9.7</text:p>
          </table:table-cell>
          <table:table-cell office:value-type="float" office:value="20.2" calcext:value-type="float">
            <text:p>20.2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7.9" calcext:value-type="float">
            <text:p>7.9</text:p>
          </table:table-cell>
          <table:table-cell office:value-type="float" office:value="11.7" calcext:value-type="float">
            <text:p>11.7</text:p>
          </table:table-cell>
          <table:table-cell office:value-type="float" office:value="20.2" calcext:value-type="float">
            <text:p>20.2</text:p>
          </table:table-cell>
          <table:table-cell office:value-type="float" office:value="17.3" calcext:value-type="float">
            <text:p>17.3</text:p>
          </table:table-cell>
          <table:table-cell office:value-type="float" office:value="22.1" calcext:value-type="float">
            <text:p>22.1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(all)</text:p>
          </table:table-cell>
          <table:table-cell office:value-type="float" office:value="85.2" calcext:value-type="float">
            <text:p>85.2</text:p>
          </table:table-cell>
          <table:table-cell office:value-type="float" office:value="84.1" calcext:value-type="float">
            <text:p>84.1</text:p>
          </table:table-cell>
          <table:table-cell office:value-type="float" office:value="74.3" calcext:value-type="float">
            <text:p>74.3</text:p>
          </table:table-cell>
          <table:table-cell office:value-type="float" office:value="85.2" calcext:value-type="float">
            <text:p>85.2</text:p>
          </table:table-cell>
          <table:table-cell office:value-type="float" office:value="84.1" calcext:value-type="float">
            <text:p>84.1</text:p>
          </table:table-cell>
          <table:table-cell office:value-type="float" office:value="74.2" calcext:value-type="float">
            <text:p>74.2</text:p>
          </table:table-cell>
          <table:table-cell office:value-type="float" office:value="85.4" calcext:value-type="float">
            <text:p>85.4</text:p>
          </table:table-cell>
          <table:table-cell office:value-type="float" office:value="84" calcext:value-type="float">
            <text:p>84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84.3" calcext:value-type="float">
            <text:p>84.3</text:p>
          </table:table-cell>
          <table:table-cell office:value-type="float" office:value="87.5" calcext:value-type="float">
            <text:p>87.5</text:p>
          </table:table-cell>
          <table:table-cell office:value-type="float" office:value="85.5" calcext:value-type="float">
            <text:p>85.5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81" calcext:value-type="float">
            <text:p>81</text:p>
          </table:table-cell>
          <table:table-cell office:value-type="float" office:value="77.4" calcext:value-type="float">
            <text:p>77.4</text:p>
          </table:table-cell>
          <table:table-cell office:value-type="float" office:value="55.5" calcext:value-type="float">
            <text:p>55.5</text:p>
          </table:table-cell>
          <table:table-cell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51.3" calcext:value-type="float">
            <text:p>51.3</text:p>
          </table:table-cell>
          <table:table-cell office:value-type="float" office:value="57.3" calcext:value-type="float">
            <text:p>57.3</text:p>
          </table:table-cell>
          <table:table-cell office:value-type="float" office:value="63.7" calcext:value-type="float">
            <text:p>63.7</text:p>
          </table:table-cell>
          <table:table-cell office:value-type="float" office:value="68.7" calcext:value-type="float">
            <text:p>68.7</text:p>
          </table:table-cell>
          <table:table-cell office:value-type="float" office:value="76.9" calcext:value-type="float">
            <text:p>76.9</text:p>
          </table:table-cell>
          <table:table-cell office:value-type="float" office:value="83.4" calcext:value-type="float">
            <text:p>83.4</text:p>
          </table:table-cell>
          <table:table-cell office:value-type="float" office:value="88.3" calcext:value-type="float">
            <text:p>88.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52.6" calcext:value-type="float">
            <text:p>52.6</text:p>
          </table:table-cell>
          <table:table-cell office:value-type="float" office:value="69.2" calcext:value-type="float">
            <text:p>69.2</text:p>
          </table:table-cell>
          <table:table-cell office:value-type="float" office:value="79.3" calcext:value-type="float">
            <text:p>79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62" calcext:value-type="float">
            <text:p>62</text:p>
          </table:table-cell>
          <table:table-cell office:value-type="float" office:value="62.7" calcext:value-type="float">
            <text:p>62.7</text:p>
          </table:table-cell>
          <table:table-cell office:value-type="float" office:value="61.6" calcext:value-type="float">
            <text:p>61.6</text:p>
          </table:table-cell>
          <table:table-cell office:value-type="float" office:value="68.2" calcext:value-type="float">
            <text:p>68.2</text:p>
          </table:table-cell>
          <table:table-cell office:value-type="float" office:value="84.1" calcext:value-type="float">
            <text:p>84.1</text:p>
          </table:table-cell>
          <table:table-cell office:value-type="float" office:value="83" calcext:value-type="float">
            <text:p>83</text:p>
          </table:table-cell>
          <table:table-cell office:value-type="float" office:value="86.3" calcext:value-type="float">
            <text:p>86.3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70.8" calcext:value-type="float">
            <text:p>70.8</text:p>
          </table:table-cell>
          <table:table-cell office:value-type="float" office:value="86.3" calcext:value-type="float">
            <text:p>86.3</text:p>
          </table:table-cell>
          <table:table-cell office:value-type="float" office:value="84.8" calcext:value-type="float">
            <text:p>84.8</text:p>
          </table:table-cell>
          <table:table-cell office:value-type="float" office:value="87.8" calcext:value-type="float">
            <text:p>87.8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67.4" calcext:value-type="float">
            <text:p>67.4</text:p>
          </table:table-cell>
          <table:table-cell office:value-type="float" office:value="83.7" calcext:value-type="float">
            <text:p>83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<text:s/>analog</text:p>
          </table:table-cell>
          <table:table-cell office:value-type="float" office:value="61.4" calcext:value-type="float">
            <text:p>61.4</text:p>
          </table:table-cell>
          <table:table-cell office:value-type="float" office:value="34.8" calcext:value-type="float">
            <text:p>34.8</text:p>
          </table:table-cell>
          <table:table-cell office:value-type="float" office:value="25.3" calcext:value-type="float">
            <text:p>25.3</text:p>
          </table:table-cell>
          <table:table-cell office:value-type="float" office:value="60.7" calcext:value-type="float">
            <text:p>60.7</text:p>
          </table:table-cell>
          <table:table-cell office:value-type="float" office:value="34.5" calcext:value-type="float">
            <text:p>34.5</text:p>
          </table:table-cell>
          <table:table-cell office:value-type="float" office:value="25" calcext:value-type="float">
            <text:p>25</text:p>
          </table:table-cell>
          <table:table-cell office:value-type="float" office:value="64.7" calcext:value-type="float">
            <text:p>64.7</text:p>
          </table:table-cell>
          <table:table-cell office:value-type="float" office:value="35.7" calcext:value-type="float">
            <text:p>35.7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2.8" calcext:value-type="float">
            <text:p>22.8</text:p>
          </table:table-cell>
          <table:table-cell office:value-type="float" office:value="29.9" calcext:value-type="float">
            <text:p>29.9</text:p>
          </table:table-cell>
          <table:table-cell office:value-type="float" office:value="23.5" calcext:value-type="float">
            <text:p>23.5</text:p>
          </table:table-cell>
          <table:table-cell office:value-type="float" office:value="22.5" calcext:value-type="float">
            <text:p>22.5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8.6" calcext:value-type="float">
            <text:p>28.6</text:p>
          </table:table-cell>
          <table:table-cell office:value-type="float" office:value="20.7" calcext:value-type="float">
            <text:p>20.7</text:p>
          </table:table-cell>
          <table:table-cell office:value-type="float" office:value="19.9" calcext:value-type="float">
            <text:p>19.9</text:p>
          </table:table-cell>
          <table:table-cell office:value-type="float" office:value="32.9" calcext:value-type="float">
            <text:p>32.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0.9" calcext:value-type="float">
            <text:p>20.9</text:p>
          </table:table-cell>
          <table:table-cell office:value-type="float" office:value="22" calcext:value-type="float">
            <text:p>22</text:p>
          </table:table-cell>
          <table:table-cell office:value-type="float" office:value="23.7" calcext:value-type="float">
            <text:p>23.7</text:p>
          </table:table-cell>
          <table:table-cell office:value-type="float" office:value="25.6" calcext:value-type="float">
            <text:p>25.6</text:p>
          </table:table-cell>
          <table:table-cell office:value-type="float" office:value="26.5" calcext:value-type="float">
            <text:p>26.5</text:p>
          </table:table-cell>
          <table:table-cell office:value-type="float" office:value="26.8" calcext:value-type="float">
            <text:p>26.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13.1" calcext:value-type="float">
            <text:p>13.1</text:p>
          </table:table-cell>
          <table:table-cell office:value-type="float" office:value="12.1" calcext:value-type="float">
            <text:p>12.1</text:p>
          </table:table-cell>
          <table:table-cell office:value-type="float" office:value="15.3" calcext:value-type="float">
            <text:p>15.3</text:p>
          </table:table-cell>
          <table:table-cell office:value-type="float" office:value="25.8" calcext:value-type="float">
            <text:p>25.8</text:p>
          </table:table-cell>
          <table:table-cell office:value-type="float" office:value="29.9" calcext:value-type="float">
            <text:p>29.9</text:p>
          </table:table-cell>
          <table:table-cell office:value-type="float" office:value="31.9" calcext:value-type="float">
            <text:p>31.9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2.8" calcext:value-type="float">
            <text:p>22.8</text:p>
          </table:table-cell>
          <table:table-cell office:value-type="float" office:value="23.2" calcext:value-type="float">
            <text:p>23.2</text:p>
          </table:table-cell>
          <table:table-cell office:value-type="float" office:value="22.5" calcext:value-type="float">
            <text:p>22.5</text:p>
          </table:table-cell>
          <table:table-cell office:value-type="float" office:value="17.2" calcext:value-type="float">
            <text:p>17.2</text:p>
          </table:table-cell>
          <table:table-cell office:value-type="float" office:value="26.7" calcext:value-type="float">
            <text:p>26.7</text:p>
          </table:table-cell>
          <table:table-cell office:value-type="float" office:value="31.2" calcext:value-type="float">
            <text:p>31.2</text:p>
          </table:table-cell>
          <table:table-cell office:value-type="float" office:value="17.5" calcext:value-type="float">
            <text:p>17.5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17.2" calcext:value-type="float">
            <text:p>17.2</text:p>
          </table:table-cell>
          <table:table-cell office:value-type="float" office:value="18.7" calcext:value-type="float">
            <text:p>18.7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1.8" calcext:value-type="float">
            <text:p>21.8</text:p>
          </table:table-cell>
          <table:table-cell office:value-type="float" office:value="30.1" calcext:value-type="float">
            <text:p>30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<text:s/>digital</text:p>
          </table:table-cell>
          <table:table-cell office:value-type="float" office:value="58.3" calcext:value-type="float">
            <text:p>58.3</text:p>
          </table:table-cell>
          <table:table-cell office:value-type="float" office:value="73.3" calcext:value-type="float">
            <text:p>73.3</text:p>
          </table:table-cell>
          <table:table-cell office:value-type="float" office:value="65.9" calcext:value-type="float">
            <text:p>65.9</text:p>
          </table:table-cell>
          <table:table-cell office:value-type="float" office:value="59.5" calcext:value-type="float">
            <text:p>59.5</text:p>
          </table:table-cell>
          <table:table-cell office:value-type="float" office:value="73.9" calcext:value-type="float">
            <text:p>73.9</text:p>
          </table:table-cell>
          <table:table-cell office:value-type="float" office:value="66.3" calcext:value-type="float">
            <text:p>66.3</text:p>
          </table:table-cell>
          <table:table-cell office:value-type="float" office:value="52.9" calcext:value-type="float">
            <text:p>52.9</text:p>
          </table:table-cell>
          <table:table-cell office:value-type="float" office:value="71.1" calcext:value-type="float">
            <text:p>71.1</text:p>
          </table:table-cell>
          <table:table-cell office:value-type="float" office:value="64.2" calcext:value-type="float">
            <text:p>64.2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51.5" calcext:value-type="float">
            <text:p>51.5</text:p>
          </table:table-cell>
          <table:table-cell office:value-type="float" office:value="71.6" calcext:value-type="float">
            <text:p>71.6</text:p>
          </table:table-cell>
          <table:table-cell office:value-type="float" office:value="80.3" calcext:value-type="float">
            <text:p>80.3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74.6" calcext:value-type="float">
            <text:p>74.6</text:p>
          </table:table-cell>
          <table:table-cell office:value-type="float" office:value="72.6" calcext:value-type="float">
            <text:p>72.6</text:p>
          </table:table-cell>
          <table:table-cell office:value-type="float" office:value="47" calcext:value-type="float">
            <text:p>47</text:p>
          </table:table-cell>
          <table:table-cell office:value-type="float" office:value="55.5" calcext:value-type="float">
            <text:p>55.5</text:p>
          </table:table-cell>
          <table:table-cell office:value-type="float" office:value="55.9" calcext:value-type="float">
            <text:p>55.9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40.9" calcext:value-type="float">
            <text:p>40.9</text:p>
          </table:table-cell>
          <table:table-cell office:value-type="float" office:value="45.3" calcext:value-type="float">
            <text:p>45.3</text:p>
          </table:table-cell>
          <table:table-cell office:value-type="float" office:value="52.3" calcext:value-type="float">
            <text:p>52.3</text:p>
          </table:table-cell>
          <table:table-cell office:value-type="float" office:value="58.2" calcext:value-type="float">
            <text:p>58.2</text:p>
          </table:table-cell>
          <table:table-cell office:value-type="float" office:value="68.3" calcext:value-type="float">
            <text:p>68.3</text:p>
          </table:table-cell>
          <table:table-cell office:value-type="float" office:value="76.1" calcext:value-type="float">
            <text:p>76.1</text:p>
          </table:table-cell>
          <table:table-cell office:value-type="float" office:value="83.6" calcext:value-type="float">
            <text:p>83.6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47.7" calcext:value-type="float">
            <text:p>47.7</text:p>
          </table:table-cell>
          <table:table-cell office:value-type="float" office:value="65.9" calcext:value-type="float">
            <text:p>65.9</text:p>
          </table:table-cell>
          <table:table-cell office:value-type="float" office:value="76.5" calcext:value-type="float">
            <text:p>76.5</text:p>
          </table:table-cell>
          <table:table-cell office:value-type="float" office:value="73.5" calcext:value-type="float">
            <text:p>73.5</text:p>
          </table:table-cell>
          <table:table-cell office:value-type="float" office:value="67.7" calcext:value-type="float">
            <text:p>67.7</text:p>
          </table:table-cell>
          <table:table-cell office:value-type="float" office:value="63.3" calcext:value-type="float">
            <text:p>63.3</text:p>
          </table:table-cell>
          <table:table-cell office:value-type="float" office:value="58.9" calcext:value-type="float">
            <text:p>58.9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51.5" calcext:value-type="float">
            <text:p>51.5</text:p>
          </table:table-cell>
          <table:table-cell office:value-type="float" office:value="54.1" calcext:value-type="float">
            <text:p>54.1</text:p>
          </table:table-cell>
          <table:table-cell office:value-type="float" office:value="49.8" calcext:value-type="float">
            <text:p>49.8</text:p>
          </table:table-cell>
          <table:table-cell office:value-type="float" office:value="62.2" calcext:value-type="float">
            <text:p>62.2</text:p>
          </table:table-cell>
          <table:table-cell office:value-type="float" office:value="76.7" calcext:value-type="float">
            <text:p>76.7</text:p>
          </table:table-cell>
          <table:table-cell office:value-type="float" office:value="73.2" calcext:value-type="float">
            <text:p>73.2</text:p>
          </table:table-cell>
          <table:table-cell office:value-type="float" office:value="83.7" calcext:value-type="float">
            <text:p>83.7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62.2" calcext:value-type="float">
            <text:p>62.2</text:p>
          </table:table-cell>
          <table:table-cell office:value-type="float" office:value="60.1" calcext:value-type="float">
            <text:p>60.1</text:p>
          </table:table-cell>
          <table:table-cell office:value-type="float" office:value="66.4" calcext:value-type="float">
            <text:p>66.4</text:p>
          </table:table-cell>
          <table:table-cell office:value-type="float" office:value="83.7" calcext:value-type="float">
            <text:p>83.7</text:p>
          </table:table-cell>
          <table:table-cell office:value-type="float" office:value="82.2" calcext:value-type="float">
            <text:p>82.2</text:p>
          </table:table-cell>
          <table:table-cell office:value-type="float" office:value="85.1" calcext:value-type="float">
            <text:p>85.1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59" calcext:value-type="float">
            <text:p>59</text:p>
          </table:table-cell>
          <table:table-cell office:value-type="float" office:value="75.3" calcext:value-type="float">
            <text:p>75.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P3 player</text:p>
          </table:table-cell>
          <table:table-cell office:value-type="float" office:value="37.3" calcext:value-type="float">
            <text:p>37.3</text:p>
          </table:table-cell>
          <table:table-cell office:value-type="float" office:value="45.3" calcext:value-type="float">
            <text:p>45.3</text:p>
          </table:table-cell>
          <table:table-cell office:value-type="float" office:value="33.8" calcext:value-type="float">
            <text:p>33.8</text:p>
          </table:table-cell>
          <table:table-cell office:value-type="float" office:value="38.6" calcext:value-type="float">
            <text:p>38.6</text:p>
          </table:table-cell>
          <table:table-cell office:value-type="float" office:value="46.8" calcext:value-type="float">
            <text:p>46.8</text:p>
          </table:table-cell>
          <table:table-cell office:value-type="float" office:value="34.6" calcext:value-type="float">
            <text:p>34.6</text:p>
          </table:table-cell>
          <table:table-cell office:value-type="float" office:value="31.9" calcext:value-type="float">
            <text:p>31.9</text:p>
          </table:table-cell>
          <table:table-cell office:value-type="float" office:value="39.6" calcext:value-type="float">
            <text:p>39.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4.6" calcext:value-type="float">
            <text:p>24.6</text:p>
          </table:table-cell>
          <table:table-cell office:value-type="float" office:value="32.4" calcext:value-type="float">
            <text:p>32.4</text:p>
          </table:table-cell>
          <table:table-cell office:value-type="float" office:value="49.4" calcext:value-type="float">
            <text:p>49.4</text:p>
          </table:table-cell>
          <table:table-cell office:value-type="float" office:value="53.1" calcext:value-type="float">
            <text:p>53.1</text:p>
          </table:table-cell>
          <table:table-cell office:value-type="float" office:value="52.8" calcext:value-type="float">
            <text:p>52.8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36.3" calcext:value-type="float">
            <text:p>36.3</text:p>
          </table:table-cell>
          <table:table-cell office:value-type="float" office:value="42.7" calcext:value-type="float">
            <text:p>42.7</text:p>
          </table:table-cell>
          <table:table-cell office:value-type="float" office:value="26.9" calcext:value-type="float">
            <text:p>26.9</text:p>
          </table:table-cell>
          <table:table-cell office:value-type="float" office:value="19.5" calcext:value-type="float">
            <text:p>19.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3.6" calcext:value-type="float">
            <text:p>23.6</text:p>
          </table:table-cell>
          <table:table-cell office:value-type="float" office:value="22.3" calcext:value-type="float">
            <text:p>22.3</text:p>
          </table:table-cell>
          <table:table-cell office:value-type="float" office:value="25.1" calcext:value-type="float">
            <text:p>25.1</text:p>
          </table:table-cell>
          <table:table-cell office:value-type="float" office:value="28" calcext:value-type="float">
            <text:p>28</text:p>
          </table:table-cell>
          <table:table-cell office:value-type="float" office:value="32.2" calcext:value-type="float">
            <text:p>32.2</text:p>
          </table:table-cell>
          <table:table-cell office:value-type="float" office:value="37.8" calcext:value-type="float">
            <text:p>37.8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37.3" calcext:value-type="float">
            <text:p>37.3</text:p>
          </table:table-cell>
          <table:table-cell office:value-type="float" office:value="46.7" calcext:value-type="float">
            <text:p>46.7</text:p>
          </table:table-cell>
          <table:table-cell office:value-type="float" office:value="49.6" calcext:value-type="float">
            <text:p>49.6</text:p>
          </table:table-cell>
          <table:table-cell office:value-type="float" office:value="41.2" calcext:value-type="float">
            <text:p>41.2</text:p>
          </table:table-cell>
          <table:table-cell office:value-type="float" office:value="29.2" calcext:value-type="float">
            <text:p>29.2</text:p>
          </table:table-cell>
          <table:table-cell office:value-type="float" office:value="20.5" calcext:value-type="float">
            <text:p>20.5</text:p>
          </table:table-cell>
          <table:table-cell office:value-type="float" office:value="15.6" calcext:value-type="float">
            <text:p>15.6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4.6" calcext:value-type="float">
            <text:p>24.6</text:p>
          </table:table-cell>
          <table:table-cell office:value-type="float" office:value="24.9" calcext:value-type="float">
            <text:p>24.9</text:p>
          </table:table-cell>
          <table:table-cell office:value-type="float" office:value="24.3" calcext:value-type="float">
            <text:p>24.3</text:p>
          </table:table-cell>
          <table:table-cell office:value-type="float" office:value="40.6" calcext:value-type="float">
            <text:p>40.6</text:p>
          </table:table-cell>
          <table:table-cell office:value-type="float" office:value="38.2" calcext:value-type="float">
            <text:p>38.2</text:p>
          </table:table-cell>
          <table:table-cell office:value-type="float" office:value="30.8" calcext:value-type="float">
            <text:p>30.8</text:p>
          </table:table-cell>
          <table:table-cell office:value-type="float" office:value="53.3" calcext:value-type="float">
            <text:p>53.3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40.6" calcext:value-type="float">
            <text:p>40.6</text:p>
          </table:table-cell>
          <table:table-cell office:value-type="float" office:value="38.1" calcext:value-type="float">
            <text:p>38.1</text:p>
          </table:table-cell>
          <table:table-cell office:value-type="float" office:value="45.5" calcext:value-type="float">
            <text:p>45.5</text:p>
          </table:table-cell>
          <table:table-cell office:value-type="float" office:value="53.3" calcext:value-type="float">
            <text:p>53.3</text:p>
          </table:table-cell>
          <table:table-cell office:value-type="float" office:value="51.6" calcext:value-type="float">
            <text:p>51.6</text:p>
          </table:table-cell>
          <table:table-cell office:value-type="float" office:value="54.2" calcext:value-type="float">
            <text:p>54.2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32.9" calcext:value-type="float">
            <text:p>32.9</text:p>
          </table:table-cell>
          <table:table-cell office:value-type="float" office:value="35.1" calcext:value-type="float">
            <text:p>35.1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gaming_console </text:p>
          </table:table-cell>
          <table:table-cell office:value-type="string" calcext:value-type="string">
            <text:p>Game console</text:p>
          </table:table-cell>
          <table:table-cell office:value-type="float" office:value="19.4" calcext:value-type="float">
            <text:p>19.4</text:p>
          </table:table-cell>
          <table:table-cell office:value-type="float" office:value="27.8" calcext:value-type="float">
            <text:p>27.8</text:p>
          </table:table-cell>
          <table:table-cell office:value-type="float" office:value="29.7" calcext:value-type="float">
            <text:p>29.7</text:p>
          </table:table-cell>
          <table:table-cell office:value-type="float" office:value="20.1" calcext:value-type="float">
            <text:p>20.1</text:p>
          </table:table-cell>
          <table:table-cell office:value-type="float" office:value="28.8" calcext:value-type="float">
            <text:p>28.8</text:p>
          </table:table-cell>
          <table:table-cell office:value-type="float" office:value="30.9" calcext:value-type="float">
            <text:p>30.9</text:p>
          </table:table-cell>
          <table:table-cell office:value-type="float" office:value="16.6" calcext:value-type="float">
            <text:p>16.6</text:p>
          </table:table-cell>
          <table:table-cell office:value-type="float" office:value="24.1" calcext:value-type="float">
            <text:p>24.1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14.2" calcext:value-type="float">
            <text:p>14.2</text:p>
          </table:table-cell>
          <table:table-cell office:value-type="float" office:value="25.6" calcext:value-type="float">
            <text:p>25.6</text:p>
          </table:table-cell>
          <table:table-cell office:value-type="float" office:value="57" calcext:value-type="float">
            <text:p>57</text:p>
          </table:table-cell>
          <table:table-cell office:value-type="float" office:value="64.6" calcext:value-type="float">
            <text:p>64.6</text:p>
          </table:table-cell>
          <table:table-cell office:value-type="float" office:value="65.2" calcext:value-type="float">
            <text:p>65.2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31" calcext:value-type="float">
            <text:p>31</text:p>
          </table:table-cell>
          <table:table-cell office:value-type="float" office:value="42.6" calcext:value-type="float">
            <text:p>42.6</text:p>
          </table:table-cell>
          <table:table-cell office:value-type="float" office:value="26.6" calcext:value-type="float">
            <text:p>26.6</text:p>
          </table:table-cell>
          <table:table-cell office:value-type="float" office:value="8.4" calcext:value-type="float">
            <text:p>8.4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19.5" calcext:value-type="float">
            <text:p>19.5</text:p>
          </table:table-cell>
          <table:table-cell office:value-type="float" office:value="22.7" calcext:value-type="float">
            <text:p>22.7</text:p>
          </table:table-cell>
          <table:table-cell office:value-type="float" office:value="27.9" calcext:value-type="float">
            <text:p>27.9</text:p>
          </table:table-cell>
          <table:table-cell office:value-type="float" office:value="36.8" calcext:value-type="float">
            <text:p>36.8</text:p>
          </table:table-cell>
          <table:table-cell office:value-type="float" office:value="45.6" calcext:value-type="float">
            <text:p>45.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51.9" calcext:value-type="float">
            <text:p>51.9</text:p>
          </table:table-cell>
          <table:table-cell office:value-type="float" office:value="55.1" calcext:value-type="float">
            <text:p>55.1</text:p>
          </table:table-cell>
          <table:table-cell office:value-type="float" office:value="49.1" calcext:value-type="float">
            <text:p>49.1</text:p>
          </table:table-cell>
          <table:table-cell office:value-type="float" office:value="40.2" calcext:value-type="float">
            <text:p>40.2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14.2" calcext:value-type="float">
            <text:p>14.2</text:p>
          </table:table-cell>
          <table:table-cell office:value-type="float" office:value="20.6" calcext:value-type="float">
            <text:p>20.6</text:p>
          </table:table-cell>
          <table:table-cell office:value-type="float" office:value="10.1" calcext:value-type="float">
            <text:p>10.1</text:p>
          </table:table-cell>
          <table:table-cell office:value-type="float" office:value="53.1" calcext:value-type="float">
            <text:p>53.1</text:p>
          </table:table-cell>
          <table:table-cell office:value-type="float" office:value="33.7" calcext:value-type="float">
            <text:p>33.7</text:p>
          </table:table-cell>
          <table:table-cell office:value-type="float" office:value="21" calcext:value-type="float">
            <text:p>21</text:p>
          </table:table-cell>
          <table:table-cell office:value-type="float" office:value="59.5" calcext:value-type="float">
            <text:p>59.5</text:p>
          </table:table-cell>
          <table:table-cell office:value-type="float" office:value="59.8" calcext:value-type="float">
            <text:p>59.8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53.1" calcext:value-type="float">
            <text:p>53.1</text:p>
          </table:table-cell>
          <table:table-cell office:value-type="float" office:value="49.3" calcext:value-type="float">
            <text:p>49.3</text:p>
          </table:table-cell>
          <table:table-cell office:value-type="float" office:value="60.7" calcext:value-type="float">
            <text:p>60.7</text:p>
          </table:table-cell>
          <table:table-cell office:value-type="float" office:value="59.5" calcext:value-type="float">
            <text:p>59.5</text:p>
          </table:table-cell>
          <table:table-cell office:value-type="float" office:value="58.7" calcext:value-type="float">
            <text:p>58.7</text:p>
          </table:table-cell>
          <table:table-cell office:value-type="float" office:value="60.9" calcext:value-type="float">
            <text:p>60.9</text:p>
          </table:table-cell>
          <table:table-cell office:value-type="float" office:value="57.9" calcext:value-type="float">
            <text:p>57.9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30.4" calcext:value-type="float">
            <text:p>30.4</text:p>
          </table:table-cell>
          <table:table-cell office:value-type="float" office:value="28.7" calcext:value-type="float">
            <text:p>28.7</text:p>
          </table:table-cell>
          <table:table-cell table:number-columns-repeated="5"/>
        </table:table-row>
        <table:table-row table:style-name="ro3">
          <table:table-cell table:number-columns-repeated="73"/>
        </table:table-row>
        <table:table-row table:style-name="ro3">
          <table:table-cell table:style-name="ce75" office:value-type="string" calcext:value-type="string">
            <text:p>computer </text:p>
          </table:table-cell>
          <table:table-cell office:value-type="string" calcext:value-type="string">
            <text:p>Computer</text:p>
          </table:table-cell>
          <table:table-cell office:value-type="float" office:value="75.4" calcext:value-type="float">
            <text:p>75.4</text:p>
          </table:table-cell>
          <table:table-cell office:value-type="float" office:value="85.2" calcext:value-type="float">
            <text:p>85.2</text:p>
          </table:table-cell>
          <table:table-cell office:value-type="float" office:value="90.4" calcext:value-type="float">
            <text:p>90.4</text:p>
          </table:table-cell>
          <table:table-cell office:value-type="float" office:value="76.3" calcext:value-type="float">
            <text:p>76.3</text:p>
          </table:table-cell>
          <table:table-cell office:value-type="float" office:value="85.9" calcext:value-type="float">
            <text:p>85.9</text:p>
          </table:table-cell>
          <table:table-cell office:value-type="float" office:value="91" calcext:value-type="float">
            <text:p>91</text:p>
          </table:table-cell>
          <table:table-cell office:value-type="float" office:value="71.5" calcext:value-type="float">
            <text:p>71.5</text:p>
          </table:table-cell>
          <table:table-cell office:value-type="float" office:value="82.6" calcext:value-type="float">
            <text:p>82.6</text:p>
          </table:table-cell>
          <table:table-cell office:value-type="float" office:value="88.4" calcext:value-type="float">
            <text:p>88.4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83.2" calcext:value-type="float">
            <text:p>83.2</text:p>
          </table:table-cell>
          <table:table-cell office:value-type="float" office:value="92.9" calcext:value-type="float">
            <text:p>92.9</text:p>
          </table:table-cell>
          <table:table-cell office:value-type="float" office:value="98.8" calcext:value-type="float">
            <text:p>98.8</text:p>
          </table:table-cell>
          <table:table-cell office:value-type="float" office:value="99.4" calcext:value-type="float">
            <text:p>99.4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98.3" calcext:value-type="float">
            <text:p>98.3</text:p>
          </table:table-cell>
          <table:table-cell office:value-type="float" office:value="96.8" calcext:value-type="float">
            <text:p>96.8</text:p>
          </table:table-cell>
          <table:table-cell office:value-type="float" office:value="84.8" calcext:value-type="float">
            <text:p>84.8</text:p>
          </table:table-cell>
          <table:table-cell office:value-type="float" office:value="78.9" calcext:value-type="float">
            <text:p>78.9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76.5" calcext:value-type="float">
            <text:p>76.5</text:p>
          </table:table-cell>
          <table:table-cell office:value-type="float" office:value="77.9" calcext:value-type="float">
            <text:p>77.9</text:p>
          </table:table-cell>
          <table:table-cell office:value-type="float" office:value="84.6" calcext:value-type="float">
            <text:p>84.6</text:p>
          </table:table-cell>
          <table:table-cell office:value-type="float" office:value="88" calcext:value-type="float">
            <text:p>88</text:p>
          </table:table-cell>
          <table:table-cell office:value-type="float" office:value="92.5" calcext:value-type="float">
            <text:p>92.5</text:p>
          </table:table-cell>
          <table:table-cell office:value-type="float" office:value="96.8" calcext:value-type="float">
            <text:p>96.8</text:p>
          </table:table-cell>
          <table:table-cell office:value-type="float" office:value="98.8" calcext:value-type="float">
            <text:p>98.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98.2" calcext:value-type="float">
            <text:p>98.2</text:p>
          </table:table-cell>
          <table:table-cell office:value-type="float" office:value="95.9" calcext:value-type="float">
            <text:p>95.9</text:p>
          </table:table-cell>
          <table:table-cell office:value-type="float" office:value="91.3" calcext:value-type="float">
            <text:p>91.3</text:p>
          </table:table-cell>
          <table:table-cell office:value-type="float" office:value="87.2" calcext:value-type="float">
            <text:p>87.2</text:p>
          </table:table-cell>
          <table:table-cell office:value-type="float" office:value="78.7" calcext:value-type="float">
            <text:p>78.7</text:p>
          </table:table-cell>
          <table:table-cell office:value-type="float" office:value="57.8" calcext:value-type="float">
            <text:p>57.8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83.2" calcext:value-type="float">
            <text:p>83.2</text:p>
          </table:table-cell>
          <table:table-cell office:value-type="float" office:value="85.7" calcext:value-type="float">
            <text:p>85.7</text:p>
          </table:table-cell>
          <table:table-cell office:value-type="float" office:value="81.6" calcext:value-type="float">
            <text:p>81.6</text:p>
          </table:table-cell>
          <table:table-cell office:value-type="float" office:value="95.6" calcext:value-type="float">
            <text:p>95.6</text:p>
          </table:table-cell>
          <table:table-cell office:value-type="float" office:value="94.6" calcext:value-type="float">
            <text:p>94.6</text:p>
          </table:table-cell>
          <table:table-cell office:value-type="float" office:value="92.3" calcext:value-type="float">
            <text:p>92.3</text:p>
          </table:table-cell>
          <table:table-cell office:value-type="float" office:value="99.2" calcext:value-type="float">
            <text:p>99.2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96" calcext:value-type="float">
            <text:p>96</text:p>
          </table:table-cell>
          <table:table-cell office:value-type="float" office:value="99.2" calcext:value-type="float">
            <text:p>99.2</text:p>
          </table:table-cell>
          <table:table-cell office:value-type="float" office:value="99.1" calcext:value-type="float">
            <text:p>99.1</text:p>
          </table:table-cell>
          <table:table-cell office:value-type="float" office:value="99.4" calcext:value-type="float">
            <text:p>99.4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88.6" calcext:value-type="float">
            <text:p>88.6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fixed_computer </text:p>
          </table:table-cell>
          <table:table-cell office:value-type="string" calcext:value-type="string">
            <text:p>Fixed computer</text:p>
          </table:table-cell>
          <table:table-cell office:value-type="float" office:value="62.1" calcext:value-type="float">
            <text:p>62.1</text:p>
          </table:table-cell>
          <table:table-cell office:value-type="float" office:value="53.3" calcext:value-type="float">
            <text:p>53.3</text:p>
          </table:table-cell>
          <table:table-cell office:value-type="float" office:value="44.2" calcext:value-type="float">
            <text:p>44.2</text:p>
          </table:table-cell>
          <table:table-cell office:value-type="float" office:value="62.7" calcext:value-type="float">
            <text:p>62.7</text:p>
          </table:table-cell>
          <table:table-cell office:value-type="float" office:value="54.3" calcext:value-type="float">
            <text:p>54.3</text:p>
          </table:table-cell>
          <table:table-cell office:value-type="float" office:value="45.1" calcext:value-type="float">
            <text:p>45.1</text:p>
          </table:table-cell>
          <table:table-cell office:value-type="float" office:value="59.4" calcext:value-type="float">
            <text:p>59.4</text:p>
          </table:table-cell>
          <table:table-cell office:value-type="float" office:value="49.7" calcext:value-type="float">
            <text:p>49.7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2.3" calcext:value-type="float">
            <text:p>32.3</text:p>
          </table:table-cell>
          <table:table-cell office:value-type="float" office:value="50.2" calcext:value-type="float">
            <text:p>50.2</text:p>
          </table:table-cell>
          <table:table-cell office:value-type="float" office:value="54.6" calcext:value-type="float">
            <text:p>54.6</text:p>
          </table:table-cell>
          <table:table-cell office:value-type="float" office:value="56.5" calcext:value-type="float">
            <text:p>56.5</text:p>
          </table:table-cell>
          <table:table-cell office:value-type="float" office:value="58.6" calcext:value-type="float">
            <text:p>58.6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57.8" calcext:value-type="float">
            <text:p>57.8</text:p>
          </table:table-cell>
          <table:table-cell office:value-type="float" office:value="44.8" calcext:value-type="float">
            <text:p>44.8</text:p>
          </table:table-cell>
          <table:table-cell office:value-type="float" office:value="39.7" calcext:value-type="float">
            <text:p>39.7</text:p>
          </table:table-cell>
          <table:table-cell office:value-type="float" office:value="40.9" calcext:value-type="float">
            <text:p>40.9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0.5" calcext:value-type="float">
            <text:p>30.5</text:p>
          </table:table-cell>
          <table:table-cell office:value-type="float" office:value="31.3" calcext:value-type="float">
            <text:p>31.3</text:p>
          </table:table-cell>
          <table:table-cell office:value-type="float" office:value="35.6" calcext:value-type="float">
            <text:p>35.6</text:p>
          </table:table-cell>
          <table:table-cell office:value-type="float" office:value="38.3" calcext:value-type="float">
            <text:p>38.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.5" calcext:value-type="float">
            <text:p>54.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0" calcext:value-type="float">
            <text:p>30</text:p>
          </table:table-cell>
          <table:table-cell office:value-type="float" office:value="36.1" calcext:value-type="float">
            <text:p>36.1</text:p>
          </table:table-cell>
          <table:table-cell office:value-type="float" office:value="43.2" calcext:value-type="float">
            <text:p>43.2</text:p>
          </table:table-cell>
          <table:table-cell office:value-type="float" office:value="51.2" calcext:value-type="float">
            <text:p>51.2</text:p>
          </table:table-cell>
          <table:table-cell office:value-type="float" office:value="49.5" calcext:value-type="float">
            <text:p>49.5</text:p>
          </table:table-cell>
          <table:table-cell office:value-type="float" office:value="47.5" calcext:value-type="float">
            <text:p>47.5</text:p>
          </table:table-cell>
          <table:table-cell office:value-type="float" office:value="44.8" calcext:value-type="float">
            <text:p>44.8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2.3" calcext:value-type="float">
            <text:p>32.3</text:p>
          </table:table-cell>
          <table:table-cell office:value-type="float" office:value="45.1" calcext:value-type="float">
            <text:p>45.1</text:p>
          </table:table-cell>
          <table:table-cell office:value-type="float" office:value="24" calcext:value-type="float">
            <text:p>24</text:p>
          </table:table-cell>
          <table:table-cell office:value-type="float" office:value="31.2" calcext:value-type="float">
            <text:p>31.2</text:p>
          </table:table-cell>
          <table:table-cell office:value-type="float" office:value="50.8" calcext:value-type="float">
            <text:p>50.8</text:p>
          </table:table-cell>
          <table:table-cell office:value-type="float" office:value="52" calcext:value-type="float">
            <text:p>52</text:p>
          </table:table-cell>
          <table:table-cell office:value-type="float" office:value="48.4" calcext:value-type="float">
            <text:p>48.4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1.2" calcext:value-type="float">
            <text:p>31.2</text:p>
          </table:table-cell>
          <table:table-cell office:value-type="float" office:value="28.7" calcext:value-type="float">
            <text:p>28.7</text:p>
          </table:table-cell>
          <table:table-cell office:value-type="float" office:value="36.1" calcext:value-type="float">
            <text:p>36.1</text:p>
          </table:table-cell>
          <table:table-cell office:value-type="float" office:value="48.4" calcext:value-type="float">
            <text:p>48.4</text:p>
          </table:table-cell>
          <table:table-cell office:value-type="float" office:value="46.7" calcext:value-type="float">
            <text:p>46.7</text:p>
          </table:table-cell>
          <table:table-cell office:value-type="float" office:value="49.7" calcext:value-type="float">
            <text:p>49.7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7.8" calcext:value-type="float">
            <text:p>37.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laptop_computer </text:p>
          </table:table-cell>
          <table:table-cell office:value-type="string" calcext:value-type="string">
            <text:p>mobile</text:p>
          </table:table-cell>
          <table:table-cell office:value-type="float" office:value="34.7" calcext:value-type="float">
            <text:p>34.7</text:p>
          </table:table-cell>
          <table:table-cell office:value-type="float" office:value="65.2" calcext:value-type="float">
            <text:p>65.2</text:p>
          </table:table-cell>
          <table:table-cell office:value-type="float" office:value="81.2" calcext:value-type="float">
            <text:p>81.2</text:p>
          </table:table-cell>
          <table:table-cell office:value-type="float" office:value="35.9" calcext:value-type="float">
            <text:p>35.9</text:p>
          </table:table-cell>
          <table:table-cell office:value-type="float" office:value="66.3" calcext:value-type="float">
            <text:p>66.3</text:p>
          </table:table-cell>
          <table:table-cell office:value-type="float" office:value="82" calcext:value-type="float">
            <text:p>82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70.7" calcext:value-type="float">
            <text:p>70.7</text:p>
          </table:table-cell>
          <table:table-cell office:value-type="float" office:value="83.1" calcext:value-type="float">
            <text:p>83.1</text:p>
          </table:table-cell>
          <table:table-cell office:value-type="float" office:value="95.4" calcext:value-type="float">
            <text:p>95.4</text:p>
          </table:table-cell>
          <table:table-cell office:value-type="float" office:value="97.2" calcext:value-type="float">
            <text:p>97.2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92.1" calcext:value-type="float">
            <text:p>92.1</text:p>
          </table:table-cell>
          <table:table-cell office:value-type="float" office:value="91.5" calcext:value-type="float">
            <text:p>91.5</text:p>
          </table:table-cell>
          <table:table-cell office:value-type="float" office:value="69.1" calcext:value-type="float">
            <text:p>69.1</text:p>
          </table:table-cell>
          <table:table-cell office:value-type="float" office:value="63.4" calcext:value-type="float">
            <text:p>63.4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62.4" calcext:value-type="float">
            <text:p>62.4</text:p>
          </table:table-cell>
          <table:table-cell office:value-type="float" office:value="65.2" calcext:value-type="float">
            <text:p>65.2</text:p>
          </table:table-cell>
          <table:table-cell office:value-type="float" office:value="72.1" calcext:value-type="float">
            <text:p>72.1</text:p>
          </table:table-cell>
          <table:table-cell office:value-type="float" office:value="76.3" calcext:value-type="float">
            <text:p>76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94.5" calcext:value-type="float">
            <text:p>94.5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94.5" calcext:value-type="float">
            <text:p>94.5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2.6" calcext:value-type="float">
            <text:p>72.6</text:p>
          </table:table-cell>
          <table:table-cell office:value-type="float" office:value="60.7" calcext:value-type="float">
            <text:p>60.7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70.7" calcext:value-type="float">
            <text:p>70.7</text:p>
          </table:table-cell>
          <table:table-cell office:value-type="float" office:value="70.6" calcext:value-type="float">
            <text:p>70.6</text:p>
          </table:table-cell>
          <table:table-cell office:value-type="float" office:value="70.7" calcext:value-type="float">
            <text:p>70.7</text:p>
          </table:table-cell>
          <table:table-cell office:value-type="float" office:value="90.4" calcext:value-type="float">
            <text:p>90.4</text:p>
          </table:table-cell>
          <table:table-cell office:value-type="float" office:value="86.7" calcext:value-type="float">
            <text:p>86.7</text:p>
          </table:table-cell>
          <table:table-cell office:value-type="float" office:value="81.8" calcext:value-type="float">
            <text:p>81.8</text:p>
          </table:table-cell>
          <table:table-cell office:value-type="float" office:value="96.7" calcext:value-type="float">
            <text:p>96.7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0.1" calcext:value-type="float">
            <text:p>90.1</text:p>
          </table:table-cell>
          <table:table-cell office:value-type="float" office:value="96.7" calcext:value-type="float">
            <text:p>96.7</text:p>
          </table:table-cell>
          <table:table-cell office:value-type="float" office:value="97" calcext:value-type="float">
            <text:p>97</text:p>
          </table:table-cell>
          <table:table-cell office:value-type="float" office:value="96.9" calcext:value-type="float">
            <text:p>96.9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79.3" calcext:value-type="float">
            <text:p>79.3</text:p>
          </table:table-cell>
          <table:table-cell office:value-type="float" office:value="83.8" calcext:value-type="float">
            <text:p>83.8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laptop_computer </text:p>
          </table:table-cell>
          <table:table-cell office:value-type="string" calcext:value-type="string">
            <text:p>Laptop/Noteboo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3.9" calcext:value-type="float">
            <text:p>73.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1.4" calcext:value-type="float">
            <text:p>71.4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63.2" calcext:value-type="float">
            <text:p>63.2</text:p>
          </table:table-cell>
          <table:table-cell office:value-type="float" office:value="74.8" calcext:value-type="float">
            <text:p>74.8</text:p>
          </table:table-cell>
          <table:table-cell office:value-type="float" office:value="89.8" calcext:value-type="float">
            <text:p>89.8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87.2" calcext:value-type="float">
            <text:p>87.2</text:p>
          </table:table-cell>
          <table:table-cell office:value-type="float" office:value="84.5" calcext:value-type="float">
            <text:p>84.5</text:p>
          </table:table-cell>
          <table:table-cell office:value-type="float" office:value="59.7" calcext:value-type="float">
            <text:p>59.7</text:p>
          </table:table-cell>
          <table:table-cell office:value-type="float" office:value="55.4" calcext:value-type="float">
            <text:p>55.4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56.1" calcext:value-type="float">
            <text:p>56.1</text:p>
          </table:table-cell>
          <table:table-cell office:value-type="float" office:value="57" calcext:value-type="float">
            <text:p>57</text:p>
          </table:table-cell>
          <table:table-cell office:value-type="float" office:value="64.2" calcext:value-type="float">
            <text:p>64.2</text:p>
          </table:table-cell>
          <table:table-cell office:value-type="float" office:value="68.1" calcext:value-type="float">
            <text:p>68.1</text:p>
          </table:table-cell>
          <table:table-cell office:value-type="float" office:value="74.1" calcext:value-type="float">
            <text:p>74.1</text:p>
          </table:table-cell>
          <table:table-cell office:value-type="float" office:value="81.2" calcext:value-type="float">
            <text:p>81.2</text:p>
          </table:table-cell>
          <table:table-cell office:value-type="float" office:value="88.6" calcext:value-type="float">
            <text:p>88.6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90.4" calcext:value-type="float">
            <text:p>90.4</text:p>
          </table:table-cell>
          <table:table-cell office:value-type="float" office:value="89.8" calcext:value-type="float">
            <text:p>89.8</text:p>
          </table:table-cell>
          <table:table-cell office:value-type="float" office:value="86.3" calcext:value-type="float">
            <text:p>86.3</text:p>
          </table:table-cell>
          <table:table-cell office:value-type="float" office:value="82.4" calcext:value-type="float">
            <text:p>82.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52" calcext:value-type="float">
            <text:p>52</text:p>
          </table:table-cell>
          <table:table-cell office:value-type="float" office:value="33.3" calcext:value-type="float">
            <text:p>33.3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63.2" calcext:value-type="float">
            <text:p>63.2</text:p>
          </table:table-cell>
          <table:table-cell office:value-type="float" office:value="63.3" calcext:value-type="float">
            <text:p>63.3</text:p>
          </table:table-cell>
          <table:table-cell office:value-type="float" office:value="63.1" calcext:value-type="float">
            <text:p>63.1</text:p>
          </table:table-cell>
          <table:table-cell office:value-type="float" office:value="80.4" calcext:value-type="float">
            <text:p>80.4</text:p>
          </table:table-cell>
          <table:table-cell office:value-type="float" office:value="78.8" calcext:value-type="float">
            <text:p>78.8</text:p>
          </table:table-cell>
          <table:table-cell office:value-type="float" office:value="73.2" calcext:value-type="float">
            <text:p>73.2</text:p>
          </table:table-cell>
          <table:table-cell office:value-type="float" office:value="90" calcext:value-type="float">
            <text:p>90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80.4" calcext:value-type="float">
            <text:p>80.4</text:p>
          </table:table-cell>
          <table:table-cell office:value-type="float" office:value="80.2" calcext:value-type="float">
            <text:p>80.2</text:p>
          </table:table-cell>
          <table:table-cell office:value-type="float" office:value="80.9" calcext:value-type="float">
            <text:p>80.9</text:p>
          </table:table-cell>
          <table:table-cell office:value-type="float" office:value="90" calcext:value-type="float">
            <text:p>90</text:p>
          </table:table-cell>
          <table:table-cell office:value-type="float" office:value="90.8" calcext:value-type="float">
            <text:p>90.8</text:p>
          </table:table-cell>
          <table:table-cell office:value-type="float" office:value="89.8" calcext:value-type="float">
            <text:p>89.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72.2" calcext:value-type="float">
            <text:p>72.2</text:p>
          </table:table-cell>
          <table:table-cell office:value-type="float" office:value="76.2" calcext:value-type="float">
            <text:p>76.2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tablet </text:p>
          </table:table-cell>
          <table:table-cell office:value-type="string" calcext:value-type="string">
            <text:p>Table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.7" calcext:value-type="float">
            <text:p>48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30.4" calcext:value-type="float">
            <text:p>30.4</text:p>
          </table:table-cell>
          <table:table-cell office:value-type="float" office:value="50.7" calcext:value-type="float">
            <text:p>50.7</text:p>
          </table:table-cell>
          <table:table-cell office:value-type="float" office:value="68.5" calcext:value-type="float">
            <text:p>68.5</text:p>
          </table:table-cell>
          <table:table-cell office:value-type="float" office:value="74.3" calcext:value-type="float">
            <text:p>74.3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60.9" calcext:value-type="float">
            <text:p>60.9</text:p>
          </table:table-cell>
          <table:table-cell office:value-type="float" office:value="58" calcext:value-type="float">
            <text:p>58</text:p>
          </table:table-cell>
          <table:table-cell office:value-type="float" office:value="30.4" calcext:value-type="float">
            <text:p>30.4</text:p>
          </table:table-cell>
          <table:table-cell office:value-type="float" office:value="29.6" calcext:value-type="float">
            <text:p>29.6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23.2" calcext:value-type="float">
            <text:p>23.2</text:p>
          </table:table-cell>
          <table:table-cell office:value-type="float" office:value="27.7" calcext:value-type="float">
            <text:p>27.7</text:p>
          </table:table-cell>
          <table:table-cell office:value-type="float" office:value="33.1" calcext:value-type="float">
            <text:p>33.1</text:p>
          </table:table-cell>
          <table:table-cell office:value-type="float" office:value="37.7" calcext:value-type="float">
            <text:p>37.7</text:p>
          </table:table-cell>
          <table:table-cell office:value-type="float" office:value="45.6" calcext:value-type="float">
            <text:p>45.6</text:p>
          </table:table-cell>
          <table:table-cell office:value-type="float" office:value="56.7" calcext:value-type="float">
            <text:p>56.7</text:p>
          </table:table-cell>
          <table:table-cell office:value-type="float" office:value="67.4" calcext:value-type="float">
            <text:p>67.4</text:p>
          </table:table-cell>
          <table:table-cell office:value-type="float" office:value="76.7" calcext:value-type="float">
            <text:p>76.7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47.4" calcext:value-type="float">
            <text:p>47.4</text:p>
          </table:table-cell>
          <table:table-cell office:value-type="float" office:value="57.8" calcext:value-type="float">
            <text:p>57.8</text:p>
          </table:table-cell>
          <table:table-cell office:value-type="float" office:value="65.5" calcext:value-type="float">
            <text:p>65.5</text:p>
          </table:table-cell>
          <table:table-cell office:value-type="float" office:value="56" calcext:value-type="float">
            <text:p>56</text:p>
          </table:table-cell>
          <table:table-cell office:value-type="float" office:value="45.5" calcext:value-type="float">
            <text:p>45.5</text:p>
          </table:table-cell>
          <table:table-cell office:value-type="float" office:value="35.4" calcext:value-type="float">
            <text:p>35.4</text:p>
          </table:table-cell>
          <table:table-cell office:value-type="float" office:value="27.8" calcext:value-type="float">
            <text:p>27.8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30.4" calcext:value-type="float">
            <text:p>30.4</text:p>
          </table:table-cell>
          <table:table-cell office:value-type="float" office:value="33.3" calcext:value-type="float">
            <text:p>33.3</text:p>
          </table:table-cell>
          <table:table-cell office:value-type="float" office:value="28.5" calcext:value-type="float">
            <text:p>28.5</text:p>
          </table:table-cell>
          <table:table-cell office:value-type="float" office:value="54.1" calcext:value-type="float">
            <text:p>54.1</text:p>
          </table:table-cell>
          <table:table-cell office:value-type="float" office:value="58.5" calcext:value-type="float">
            <text:p>58.5</text:p>
          </table:table-cell>
          <table:table-cell office:value-type="float" office:value="50.7" calcext:value-type="float">
            <text:p>50.7</text:p>
          </table:table-cell>
          <table:table-cell office:value-type="float" office:value="74.4" calcext:value-type="float">
            <text:p>74.4</text:p>
          </table:table-cell>
          <table:table-cell office:value-type="float" office:value="63.9" calcext:value-type="float">
            <text:p>63.9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54.1" calcext:value-type="float">
            <text:p>54.1</text:p>
          </table:table-cell>
          <table:table-cell office:value-type="float" office:value="51.8" calcext:value-type="float">
            <text:p>51.8</text:p>
          </table:table-cell>
          <table:table-cell office:value-type="float" office:value="58.6" calcext:value-type="float">
            <text:p>58.6</text:p>
          </table:table-cell>
          <table:table-cell office:value-type="float" office:value="74.4" calcext:value-type="float">
            <text:p>74.4</text:p>
          </table:table-cell>
          <table:table-cell office:value-type="float" office:value="73.6" calcext:value-type="float">
            <text:p>73.6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43.4" calcext:value-type="float">
            <text:p>43.4</text:p>
          </table:table-cell>
          <table:table-cell office:value-type="float" office:value="53.1" calcext:value-type="float">
            <text:p>53.1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printer 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-</text:p>
          </table:table-cell>
          <table:table-cell office:value-type="float" office:value="73.3" calcext:value-type="float">
            <text:p>73.3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-</text:p>
          </table:table-cell>
          <table:table-cell office:value-type="float" office:value="70.8" calcext:value-type="float">
            <text:p>70.8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61.2" calcext:value-type="float">
            <text:p>61.2</text:p>
          </table:table-cell>
          <table:table-cell office:value-type="float" office:value="81.4" calcext:value-type="float">
            <text:p>81.4</text:p>
          </table:table-cell>
          <table:table-cell office:value-type="float" office:value="88" calcext:value-type="float">
            <text:p>88</text:p>
          </table:table-cell>
          <table:table-cell office:value-type="float" office:value="91.8" calcext:value-type="float">
            <text:p>91.8</text:p>
          </table:table-cell>
          <table:table-cell office:value-type="float" office:value="91.7" calcext:value-type="float">
            <text:p>91.7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88" calcext:value-type="float">
            <text:p>88</text:p>
          </table:table-cell>
          <table:table-cell office:value-type="float" office:value="79.5" calcext:value-type="float">
            <text:p>79.5</text:p>
          </table:table-cell>
          <table:table-cell office:value-type="float" office:value="61.2" calcext:value-type="float">
            <text:p>61.2</text:p>
          </table:table-cell>
          <table:table-cell office:value-type="float" office:value="67.3" calcext:value-type="float">
            <text:p>67.3</text:p>
          </table:table-cell>
          <table:table-cell office:value-type="float" office:value="66.6" calcext:value-type="float">
            <text:p>66.6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53.8" calcext:value-type="float">
            <text:p>53.8</text:p>
          </table:table-cell>
          <table:table-cell office:value-type="float" office:value="56.6" calcext:value-type="float">
            <text:p>56.6</text:p>
          </table:table-cell>
          <table:table-cell office:value-type="float" office:value="64.9" calcext:value-type="float">
            <text:p>64.9</text:p>
          </table:table-cell>
          <table:table-cell office:value-type="float" office:value="68" calcext:value-type="float">
            <text:p>68</text:p>
          </table:table-cell>
          <table:table-cell office:value-type="float" office:value="77.5" calcext:value-type="float">
            <text:p>77.5</text:p>
          </table:table-cell>
          <table:table-cell office:value-type="float" office:value="85.7" calcext:value-type="float">
            <text:p>85.7</text:p>
          </table:table-cell>
          <table:table-cell office:value-type="float" office:value="89" calcext:value-type="float">
            <text:p>89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69" calcext:value-type="float">
            <text:p>69</text:p>
          </table:table-cell>
          <table:table-cell office:value-type="float" office:value="74.1" calcext:value-type="float">
            <text:p>74.1</text:p>
          </table:table-cell>
          <table:table-cell office:value-type="float" office:value="80.9" calcext:value-type="float">
            <text:p>80.9</text:p>
          </table:table-cell>
          <table:table-cell office:value-type="float" office:value="82.6" calcext:value-type="float">
            <text:p>82.6</text:p>
          </table:table-cell>
          <table:table-cell office:value-type="float" office:value="77.6" calcext:value-type="float">
            <text:p>77.6</text:p>
          </table:table-cell>
          <table:table-cell office:value-type="float" office:value="75.7" calcext:value-type="float">
            <text:p>75.7</text:p>
          </table:table-cell>
          <table:table-cell office:value-type="float" office:value="69.1" calcext:value-type="float">
            <text:p>69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61.2" calcext:value-type="float">
            <text:p>61.2</text:p>
          </table:table-cell>
          <table:table-cell office:value-type="float" office:value="66.3" calcext:value-type="float">
            <text:p>66.3</text:p>
          </table:table-cell>
          <table:table-cell office:value-type="float" office:value="57.8" calcext:value-type="float">
            <text:p>57.8</text:p>
          </table:table-cell>
          <table:table-cell office:value-type="float" office:value="70.5" calcext:value-type="float">
            <text:p>70.5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office:value-type="float" office:value="88.6" calcext:value-type="float">
            <text:p>88.6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69.1" calcext:value-type="float">
            <text:p>69.1</text:p>
          </table:table-cell>
          <table:table-cell office:value-type="float" office:value="73.1" calcext:value-type="float">
            <text:p>73.1</text:p>
          </table:table-cell>
          <table:table-cell office:value-type="float" office:value="88.6" calcext:value-type="float">
            <text:p>88.6</text:p>
          </table:table-cell>
          <table:table-cell office:value-type="float" office:value="86.5" calcext:value-type="float">
            <text:p>86.5</text:p>
          </table:table-cell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68.9" calcext:value-type="float">
            <text:p>68.9</text:p>
          </table:table-cell>
          <table:table-cell office:value-type="float" office:value="83.8" calcext:value-type="float">
            <text:p>83.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all)</text:p>
          </table:table-cell>
          <table:table-cell office:value-type="float" office:value="64.4" calcext:value-type="float">
            <text:p>64.4</text:p>
          </table:table-cell>
          <table:table-cell office:value-type="float" office:value="80.2" calcext:value-type="float">
            <text:p>80.2</text:p>
          </table:table-cell>
          <table:table-cell office:value-type="float" office:value="92.7" calcext:value-type="float">
            <text:p>92.7</text:p>
          </table:table-cell>
          <table:table-cell office:value-type="float" office:value="65.9" calcext:value-type="float">
            <text:p>65.9</text:p>
          </table:table-cell>
          <table:table-cell office:value-type="float" office:value="81.2" calcext:value-type="float">
            <text:p>81.2</text:p>
          </table:table-cell>
          <table:table-cell office:value-type="float" office:value="93.1" calcext:value-type="float">
            <text:p>93.1</text:p>
          </table:table-cell>
          <table:table-cell office:value-type="float" office:value="57.6" calcext:value-type="float">
            <text:p>57.6</text:p>
          </table:table-cell>
          <table:table-cell office:value-type="float" office:value="76.5" calcext:value-type="float">
            <text:p>76.5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87.3" calcext:value-type="float">
            <text:p>87.3</text:p>
          </table:table-cell>
          <table:table-cell office:value-type="float" office:value="94.2" calcext:value-type="float">
            <text:p>94.2</text:p>
          </table:table-cell>
          <table:table-cell office:value-type="float" office:value="99.6" calcext:value-type="float">
            <text:p>99.6</text:p>
          </table:table-cell>
          <table:table-cell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9" calcext:value-type="float">
            <text:p>99</text:p>
          </table:table-cell>
          <table:table-cell office:value-type="float" office:value="98.5" calcext:value-type="float">
            <text:p>98.5</text:p>
          </table:table-cell>
          <table:table-cell office:value-type="float" office:value="89.9" calcext:value-type="float">
            <text:p>89.9</text:p>
          </table:table-cell>
          <table:table-cell office:value-type="float" office:value="82.1" calcext:value-type="float">
            <text:p>82.1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82.6" calcext:value-type="float">
            <text:p>82.6</text:p>
          </table:table-cell>
          <table:table-cell office:value-type="float" office:value="83.9" calcext:value-type="float">
            <text:p>83.9</text:p>
          </table:table-cell>
          <table:table-cell office:value-type="float" office:value="87.8" calcext:value-type="float">
            <text:p>87.8</text:p>
          </table:table-cell>
          <table:table-cell office:value-type="float" office:value="90.9" calcext:value-type="float">
            <text:p>90.9</text:p>
          </table:table-cell>
          <table:table-cell office:value-type="float" office:value="94" calcext:value-type="float">
            <text:p>94</text:p>
          </table:table-cell>
          <table:table-cell office:value-type="float" office:value="97.3" calcext:value-type="float">
            <text:p>97.3</text:p>
          </table:table-cell>
          <table:table-cell office:value-type="float" office:value="99.1" calcext:value-type="float">
            <text:p>99.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9.4" calcext:value-type="float">
            <text:p>99.4</text:p>
          </table:table-cell>
          <table:table-cell office:value-type="float" office:value="99.8" calcext:value-type="float">
            <text:p>99.8</text:p>
          </table:table-cell>
          <table:table-cell office:value-type="float" office:value="99.3" calcext:value-type="float">
            <text:p>99.3</text:p>
          </table:table-cell>
          <table:table-cell office:value-type="float" office:value="97.9" calcext:value-type="float">
            <text:p>97.9</text:p>
          </table:table-cell>
          <table:table-cell office:value-type="float" office:value="94.3" calcext:value-type="float">
            <text:p>94.3</text:p>
          </table:table-cell>
          <table:table-cell office:value-type="float" office:value="90.4" calcext:value-type="float">
            <text:p>90.4</text:p>
          </table:table-cell>
          <table:table-cell office:value-type="float" office:value="81.9" calcext:value-type="float">
            <text:p>81.9</text:p>
          </table:table-cell>
          <table:table-cell office:value-type="float" office:value="60.6" calcext:value-type="float">
            <text:p>60.6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87.3" calcext:value-type="float">
            <text:p>87.3</text:p>
          </table:table-cell>
          <table:table-cell office:value-type="float" office:value="89.7" calcext:value-type="float">
            <text:p>89.7</text:p>
          </table:table-cell>
          <table:table-cell office:value-type="float" office:value="85.8" calcext:value-type="float">
            <text:p>85.8</text:p>
          </table:table-cell>
          <table:table-cell office:value-type="float" office:value="98.9" calcext:value-type="float">
            <text:p>98.9</text:p>
          </table:table-cell>
          <table:table-cell office:value-type="float" office:value="95.6" calcext:value-type="float">
            <text:p>95.6</text:p>
          </table:table-cell>
          <table:table-cell office:value-type="float" office:value="93.4" calcext:value-type="float">
            <text:p>93.4</text:p>
          </table:table-cell>
          <table:table-cell office:value-type="float" office:value="99.9" calcext:value-type="float">
            <text:p>99.9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8.9" calcext:value-type="float">
            <text:p>98.9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99.9" calcext:value-type="float">
            <text:p>99.9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1.9" calcext:value-type="float">
            <text:p>91.9</text:p>
          </table:table-cell>
          <table:table-cell office:value-type="float" office:value="93.8" calcext:value-type="float">
            <text:p>93.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cable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6.7" calcext:value-type="float">
            <text:p>86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7.6" calcext:value-type="float">
            <text:p>87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77.9" calcext:value-type="float">
            <text:p>77.9</text:p>
          </table:table-cell>
          <table:table-cell office:value-type="float" office:value="90" calcext:value-type="float">
            <text:p>90</text:p>
          </table:table-cell>
          <table:table-cell office:value-type="float" office:value="95.9" calcext:value-type="float">
            <text:p>95.9</text:p>
          </table:table-cell>
          <table:table-cell office:value-type="float" office:value="97.7" calcext:value-type="float">
            <text:p>97.7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95.2" calcext:value-type="float">
            <text:p>95.2</text:p>
          </table:table-cell>
          <table:table-cell office:value-type="float" office:value="92.9" calcext:value-type="float">
            <text:p>92.9</text:p>
          </table:table-cell>
          <table:table-cell office:value-type="float" office:value="74.8" calcext:value-type="float">
            <text:p>74.8</text:p>
          </table:table-cell>
          <table:table-cell office:value-type="float" office:value="76.2" calcext:value-type="float">
            <text:p>76.2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9.6" calcext:value-type="float">
            <text:p>79.6</text:p>
          </table:table-cell>
          <table:table-cell office:value-type="float" office:value="83.6" calcext:value-type="float">
            <text:p>83.6</text:p>
          </table:table-cell>
          <table:table-cell office:value-type="float" office:value="89" calcext:value-type="float">
            <text:p>89</text:p>
          </table:table-cell>
          <table:table-cell office:value-type="float" office:value="93.8" calcext:value-type="float">
            <text:p>93.8</text:p>
          </table:table-cell>
          <table:table-cell office:value-type="float" office:value="96.6" calcext:value-type="float">
            <text:p>96.6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93.6" calcext:value-type="float">
            <text:p>93.6</text:p>
          </table:table-cell>
          <table:table-cell office:value-type="float" office:value="91.5" calcext:value-type="float">
            <text:p>91.5</text:p>
          </table:table-cell>
          <table:table-cell office:value-type="float" office:value="87.6" calcext:value-type="float">
            <text:p>87.6</text:p>
          </table:table-cell>
          <table:table-cell office:value-type="float" office:value="84" calcext:value-type="float">
            <text:p>84</text:p>
          </table:table-cell>
          <table:table-cell office:value-type="float" office:value="76.7" calcext:value-type="float">
            <text:p>76.7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77.9" calcext:value-type="float">
            <text:p>77.9</text:p>
          </table:table-cell>
          <table:table-cell office:value-type="float" office:value="80.3" calcext:value-type="float">
            <text:p>80.3</text:p>
          </table:table-cell>
          <table:table-cell office:value-type="float" office:value="76.3" calcext:value-type="float">
            <text:p>76.3</text:p>
          </table:table-cell>
          <table:table-cell office:value-type="float" office:value="89.4" calcext:value-type="float">
            <text:p>89.4</text:p>
          </table:table-cell>
          <table:table-cell office:value-type="float" office:value="92.2" calcext:value-type="float">
            <text:p>92.2</text:p>
          </table:table-cell>
          <table:table-cell office:value-type="float" office:value="89.8" calcext:value-type="float">
            <text:p>89.8</text:p>
          </table:table-cell>
          <table:table-cell office:value-type="float" office:value="97" calcext:value-type="float">
            <text:p>97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87.9" calcext:value-type="float">
            <text:p>87.9</text:p>
          </table:table-cell>
          <table:table-cell office:value-type="float" office:value="92.2" calcext:value-type="float">
            <text:p>92.2</text:p>
          </table:table-cell>
          <table:table-cell office:value-type="float" office:value="97" calcext:value-type="float">
            <text:p>97</text:p>
          </table:table-cell>
          <table:table-cell office:value-type="float" office:value="96.2" calcext:value-type="float">
            <text:p>96.2</text:p>
          </table:table-cell>
          <table:table-cell office:value-type="float" office:value="97.8" calcext:value-type="float">
            <text:p>97.8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84.3" calcext:value-type="float">
            <text:p>84.3</text:p>
          </table:table-cell>
          <table:table-cell office:value-type="float" office:value="89.9" calcext:value-type="float">
            <text:p>89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uncabled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6" calcext:value-type="float">
            <text:p>55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.6" calcext:value-type="float">
            <text:p>57.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.4" calcext:value-type="float">
            <text:p>48.4</text:p>
          </table:table-cell>
          <table:table-cell office:value-type="float" office:value="56.2" calcext:value-type="float">
            <text:p>56.2</text:p>
          </table:table-cell>
          <table:table-cell office:value-type="float" office:value="67.1" calcext:value-type="float">
            <text:p>67.1</text:p>
          </table:table-cell>
          <table:table-cell office:value-type="float" office:value="70.3" calcext:value-type="float">
            <text:p>70.3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3.2" calcext:value-type="float">
            <text:p>63.2</text:p>
          </table:table-cell>
          <table:table-cell office:value-type="float" office:value="65.4" calcext:value-type="float">
            <text:p>65.4</text:p>
          </table:table-cell>
          <table:table-cell office:value-type="float" office:value="50" calcext:value-type="float">
            <text:p>50</text:p>
          </table:table-cell>
          <table:table-cell office:value-type="float" office:value="39.8" calcext:value-type="float">
            <text:p>39.8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2.4" calcext:value-type="float">
            <text:p>42.4</text:p>
          </table:table-cell>
          <table:table-cell office:value-type="float" office:value="42.7" calcext:value-type="float">
            <text:p>42.7</text:p>
          </table:table-cell>
          <table:table-cell office:value-type="float" office:value="47" calcext:value-type="float">
            <text:p>47</text:p>
          </table:table-cell>
          <table:table-cell office:value-type="float" office:value="51.2" calcext:value-type="float">
            <text:p>51.2</text:p>
          </table:table-cell>
          <table:table-cell office:value-type="float" office:value="55.3" calcext:value-type="float">
            <text:p>55.3</text:p>
          </table:table-cell>
          <table:table-cell office:value-type="float" office:value="62.1" calcext:value-type="float">
            <text:p>62.1</text:p>
          </table:table-cell>
          <table:table-cell office:value-type="float" office:value="68.5" calcext:value-type="float">
            <text:p>68.5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2.7" calcext:value-type="float">
            <text:p>62.7</text:p>
          </table:table-cell>
          <table:table-cell office:value-type="float" office:value="69.1" calcext:value-type="float">
            <text:p>69.1</text:p>
          </table:table-cell>
          <table:table-cell office:value-type="float" office:value="69.4" calcext:value-type="float">
            <text:p>69.4</text:p>
          </table:table-cell>
          <table:table-cell office:value-type="float" office:value="62.7" calcext:value-type="float">
            <text:p>62.7</text:p>
          </table:table-cell>
          <table:table-cell office:value-type="float" office:value="54.7" calcext:value-type="float">
            <text:p>54.7</text:p>
          </table:table-cell>
          <table:table-cell office:value-type="float" office:value="47.2" calcext:value-type="float">
            <text:p>47.2</text:p>
          </table:table-cell>
          <table:table-cell office:value-type="float" office:value="38" calcext:value-type="float">
            <text:p>38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.4" calcext:value-type="float">
            <text:p>48.4</text:p>
          </table:table-cell>
          <table:table-cell office:value-type="float" office:value="50.1" calcext:value-type="float">
            <text:p>50.1</text:p>
          </table:table-cell>
          <table:table-cell office:value-type="float" office:value="47.3" calcext:value-type="float">
            <text:p>47.3</text:p>
          </table:table-cell>
          <table:table-cell office:value-type="float" office:value="67.6" calcext:value-type="float">
            <text:p>67.6</text:p>
          </table:table-cell>
          <table:table-cell office:value-type="float" office:value="59.9" calcext:value-type="float">
            <text:p>59.9</text:p>
          </table:table-cell>
          <table:table-cell office:value-type="float" office:value="54.7" calcext:value-type="float">
            <text:p>54.7</text:p>
          </table:table-cell>
          <table:table-cell office:value-type="float" office:value="70.3" calcext:value-type="float">
            <text:p>70.3</text:p>
          </table:table-cell>
          <table:table-cell office:value-type="float" office:value="64.9" calcext:value-type="float">
            <text:p>64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7.6" calcext:value-type="float">
            <text:p>67.6</text:p>
          </table:table-cell>
          <table:table-cell office:value-type="float" office:value="67.8" calcext:value-type="float">
            <text:p>67.8</text:p>
          </table:table-cell>
          <table:table-cell office:value-type="float" office:value="67.1" calcext:value-type="float">
            <text:p>67.1</text:p>
          </table:table-cell>
          <table:table-cell office:value-type="float" office:value="70.3" calcext:value-type="float">
            <text:p>70.3</text:p>
          </table:table-cell>
          <table:table-cell office:value-type="float" office:value="69.4" calcext:value-type="float">
            <text:p>69.4</text:p>
          </table:table-cell>
          <table:table-cell office:value-type="float" office:value="72.1" calcext:value-type="float">
            <text:p>72.1</text:p>
          </table:table-cell>
          <table:table-cell office:value-type="float" office:value="67.4" calcext:value-type="float">
            <text:p>67.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5.5" calcext:value-type="float">
            <text:p>55.5</text:p>
          </table:table-cell>
          <table:table-cell office:value-type="float" office:value="56.7" calcext:value-type="float">
            <text:p>56.7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phone </text:p>
          </table:table-cell>
          <table:table-cell office:value-type="string" calcext:value-type="string">
            <text:p>Telephones (all)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float" office:value="99.1" calcext:value-type="float">
            <text:p>99.1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3" office:value-type="float" office:value="99.9" calcext:value-type="float">
            <text:p>99.9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99.7" calcext:value-type="float">
            <text:p>99.7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2" calcext:value-type="float">
            <text:p>99.2</text:p>
          </table:table-cell>
          <table:table-cell table:number-columns-repeated="2" office:value-type="float" office:value="99.8" calcext:value-type="float">
            <text:p>99.8</text:p>
          </table:table-cell>
          <table:table-cell table:number-columns-repeated="2" office:value-type="float" office:value="99.9" calcext:value-type="float">
            <text:p>99.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"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99.6" calcext:value-type="float">
            <text:p>99.6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fixed_phone </text:p>
          </table:table-cell>
          <table:table-cell office:value-type="string" calcext:value-type="string">
            <text:p>Telephone (fixed)</text:p>
          </table:table-cell>
          <table:table-cell office:value-type="float" office:value="89.7" calcext:value-type="float">
            <text:p>89.7</text:p>
          </table:table-cell>
          <table:table-cell office:value-type="float" office:value="90.5" calcext:value-type="float">
            <text:p>90.5</text:p>
          </table:table-cell>
          <table:table-cell office:value-type="float" office:value="84.9" calcext:value-type="float">
            <text:p>84.9</text:p>
          </table:table-cell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float" office:value="85.9" calcext:value-type="float">
            <text:p>85.9</text:p>
          </table:table-cell>
          <table:table-cell office:value-type="float" office:value="86" calcext:value-type="float">
            <text:p>86</text:p>
          </table:table-cell>
          <table:table-cell office:value-type="float" office:value="86.6" calcext:value-type="float">
            <text:p>86.6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76.8" calcext:value-type="float">
            <text:p>76.8</text:p>
          </table:table-cell>
          <table:table-cell office:value-type="float" office:value="89.4" calcext:value-type="float">
            <text:p>89.4</text:p>
          </table:table-cell>
          <table:table-cell office:value-type="float" office:value="90.5" calcext:value-type="float">
            <text:p>90.5</text:p>
          </table:table-cell>
          <table:table-cell office:value-type="float" office:value="94" calcext:value-type="float">
            <text:p>94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89.2" calcext:value-type="float">
            <text:p>89.2</text:p>
          </table:table-cell>
          <table:table-cell office:value-type="float" office:value="83.6" calcext:value-type="float">
            <text:p>83.6</text:p>
          </table:table-cell>
          <table:table-cell office:value-type="float" office:value="63.3" calcext:value-type="float">
            <text:p>63.3</text:p>
          </table:table-cell>
          <table:table-cell office:value-type="float" office:value="89.1" calcext:value-type="float">
            <text:p>89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59.8" calcext:value-type="float">
            <text:p>59.8</text:p>
          </table:table-cell>
          <table:table-cell office:value-type="float" office:value="77.3" calcext:value-type="float">
            <text:p>77.3</text:p>
          </table:table-cell>
          <table:table-cell office:value-type="float" office:value="80.3" calcext:value-type="float">
            <text:p>80.3</text:p>
          </table:table-cell>
          <table:table-cell office:value-type="float" office:value="84.3" calcext:value-type="float">
            <text:p>84.3</text:p>
          </table:table-cell>
          <table:table-cell office:value-type="float" office:value="87.4" calcext:value-type="float">
            <text:p>87.4</text:p>
          </table:table-cell>
          <table:table-cell office:value-type="float" office:value="90.9" calcext:value-type="float">
            <text:p>90.9</text:p>
          </table:table-cell>
          <table:table-cell office:value-type="float" office:value="92.4" calcext:value-type="float">
            <text:p>92.4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45.4" calcext:value-type="float">
            <text:p>45.4</text:p>
          </table:table-cell>
          <table:table-cell office:value-type="float" office:value="67.2" calcext:value-type="float">
            <text:p>67.2</text:p>
          </table:table-cell>
          <table:table-cell office:value-type="float" office:value="83.2" calcext:value-type="float">
            <text:p>83.2</text:p>
          </table:table-cell>
          <table:table-cell office:value-type="float" office:value="88.9" calcext:value-type="float">
            <text:p>88.9</text:p>
          </table:table-cell>
          <table:table-cell office:value-type="float" office:value="89.9" calcext:value-type="float">
            <text:p>89.9</text:p>
          </table:table-cell>
          <table:table-cell office:value-type="float" office:value="91.8" calcext:value-type="float">
            <text:p>91.8</text:p>
          </table:table-cell>
          <table:table-cell office:value-type="float" office:value="95.6" calcext:value-type="float">
            <text:p>95.6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76.8" calcext:value-type="float">
            <text:p>76.8</text:p>
          </table:table-cell>
          <table:table-cell office:value-type="float" office:value="70.9" calcext:value-type="float">
            <text:p>70.9</text:p>
          </table:table-cell>
          <table:table-cell office:value-type="float" office:value="80.6" calcext:value-type="float">
            <text:p>80.6</text:p>
          </table:table-cell>
          <table:table-cell office:value-type="float" office:value="76.7" calcext:value-type="float">
            <text:p>76.7</text:p>
          </table:table-cell>
          <table:table-cell office:value-type="float" office:value="91" calcext:value-type="float">
            <text:p>91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76.7" calcext:value-type="float">
            <text:p>76.7</text:p>
          </table:table-cell>
          <table:table-cell office:value-type="float" office:value="73.3" calcext:value-type="float">
            <text:p>73.3</text:p>
          </table:table-cell>
          <table:table-cell office:value-type="float" office:value="83.6" calcext:value-type="float">
            <text:p>83.6</text:p>
          </table:table-cell>
          <table:table-cell office:value-type="float" office:value="90.5" calcext:value-type="float">
            <text:p>90.5</text:p>
          </table:table-cell>
          <table:table-cell office:value-type="float" office:value="87.2" calcext:value-type="float">
            <text:p>87.2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77.4" calcext:value-type="float">
            <text:p>77.4</text:p>
          </table:table-cell>
          <table:table-cell office:value-type="float" office:value="95.1" calcext:value-type="float">
            <text:p>95.1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mobile_phone </text:p>
          </table:table-cell>
          <table:table-cell office:value-type="string" calcext:value-type="string">
            <text:p>Mobile phone</text:p>
          </table:table-cell>
          <table:table-cell office:value-type="float" office:value="86.3" calcext:value-type="float">
            <text:p>86.3</text:p>
          </table:table-cell>
          <table:table-cell office:value-type="float" office:value="92.7" calcext:value-type="float">
            <text:p>92.7</text:p>
          </table:table-cell>
          <table:table-cell office:value-type="float" office:value="96.7" calcext:value-type="float">
            <text:p>96.7</text:p>
          </table:table-cell>
          <table:table-cell office:value-type="float" office:value="86.4" calcext:value-type="float">
            <text:p>86.4</text:p>
          </table:table-cell>
          <table:table-cell office:value-type="float" office:value="92.7" calcext:value-type="float">
            <text:p>92.7</text:p>
          </table:table-cell>
          <table:table-cell office:value-type="float" office:value="96.7" calcext:value-type="float">
            <text:p>96.7</text:p>
          </table:table-cell>
          <table:table-cell office:value-type="float" office:value="86.1" calcext:value-type="float">
            <text:p>86.1</text:p>
          </table:table-cell>
          <table:table-cell office:value-type="float" office:value="92.6" calcext:value-type="float">
            <text:p>92.6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3.6" calcext:value-type="float">
            <text:p>93.6</text:p>
          </table:table-cell>
          <table:table-cell office:value-type="float" office:value="98.1" calcext:value-type="float">
            <text:p>98.1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99.9" calcext:value-type="float">
            <text:p>99.9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8.7" calcext:value-type="float">
            <text:p>98.7</text:p>
          </table:table-cell>
          <table:table-cell office:value-type="float" office:value="99.3" calcext:value-type="float">
            <text:p>99.3</text:p>
          </table:table-cell>
          <table:table-cell office:value-type="float" office:value="95.4" calcext:value-type="float">
            <text:p>95.4</text:p>
          </table:table-cell>
          <table:table-cell office:value-type="float" office:value="92.1" calcext:value-type="float">
            <text:p>92.1</text:p>
          </table:table-cell>
          <table:table-cell office:value-type="float" office:value="91.3" calcext:value-type="float">
            <text:p>91.3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0.7" calcext:value-type="float">
            <text:p>90.7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6.2" calcext:value-type="float">
            <text:p>96.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96.7" calcext:value-type="float">
            <text:p>96.7</text:p>
          </table:table-cell>
          <table:table-cell table:number-columns-repeated="2"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98.8" calcext:value-type="float">
            <text:p>98.8</text:p>
          </table:table-cell>
          <table:table-cell office:value-type="float" office:value="97" calcext:value-type="float">
            <text:p>97</text:p>
          </table:table-cell>
          <table:table-cell office:value-type="float" office:value="94.7" calcext:value-type="float">
            <text:p>94.7</text:p>
          </table:table-cell>
          <table:table-cell office:value-type="float" office:value="92.5" calcext:value-type="float">
            <text:p>92.5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3" calcext:value-type="float">
            <text:p>93.3</text:p>
          </table:table-cell>
          <table:table-cell office:value-type="float" office:value="99.8" calcext:value-type="float">
            <text:p>99.8</text:p>
          </table:table-cell>
          <table:table-cell office:value-type="float" office:value="98.6" calcext:value-type="float">
            <text:p>98.6</text:p>
          </table:table-cell>
          <table:table-cell office:value-type="float" office:value="98" calcext:value-type="float">
            <text:p>98</text:p>
          </table:table-cell>
          <table:table-cell office:value-type="float" office:value="99.9" calcext:value-type="float">
            <text:p>99.9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6.7" calcext:value-type="float">
            <text:p>96.7</text:p>
          </table:table-cell>
          <table:table-cell table:number-columns-repeated="2" office:value-type="float" office:value="99.8" calcext:value-type="float">
            <text:p>99.8</text:p>
          </table:table-cell>
          <table:table-cell table:number-columns-repeated="3"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6.3" calcext:value-type="float">
            <text:p>96.3</text:p>
          </table:table-cell>
          <table:table-cell office:value-type="float" office:value="97.1" calcext:value-type="float">
            <text:p>97.1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smart_phone </text:p>
          </table:table-cell>
          <table:table-cell office:value-type="string" calcext:value-type="string">
            <text:p>of which smart phon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7.9" calcext:value-type="float">
            <text:p>77.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8.6" calcext:value-type="float">
            <text:p>78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66.4" calcext:value-type="float">
            <text:p>66.4</text:p>
          </table:table-cell>
          <table:table-cell office:value-type="float" office:value="78.9" calcext:value-type="float">
            <text:p>78.9</text:p>
          </table:table-cell>
          <table:table-cell office:value-type="float" office:value="94.7" calcext:value-type="float">
            <text:p>94.7</text:p>
          </table:table-cell>
          <table:table-cell office:value-type="float" office:value="97.2" calcext:value-type="float">
            <text:p>97.2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88.2" calcext:value-type="float">
            <text:p>88.2</text:p>
          </table:table-cell>
          <table:table-cell office:value-type="float" office:value="91.3" calcext:value-type="float">
            <text:p>91.3</text:p>
          </table:table-cell>
          <table:table-cell office:value-type="float" office:value="69.7" calcext:value-type="float">
            <text:p>69.7</text:p>
          </table:table-cell>
          <table:table-cell office:value-type="float" office:value="54.6" calcext:value-type="float">
            <text:p>54.6</text:p>
          </table:table-cell>
          <table:table-cell office:value-type="float" office:value="50.2" calcext:value-type="float">
            <text:p>50.2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60.6" calcext:value-type="float">
            <text:p>60.6</text:p>
          </table:table-cell>
          <table:table-cell office:value-type="float" office:value="60.8" calcext:value-type="float">
            <text:p>60.8</text:p>
          </table:table-cell>
          <table:table-cell office:value-type="float" office:value="67.7" calcext:value-type="float">
            <text:p>67.7</text:p>
          </table:table-cell>
          <table:table-cell office:value-type="float" office:value="71.8" calcext:value-type="float">
            <text:p>71.8</text:p>
          </table:table-cell>
          <table:table-cell office:value-type="float" office:value="78.1" calcext:value-type="float">
            <text:p>78.1</text:p>
          </table:table-cell>
          <table:table-cell office:value-type="float" office:value="85.9" calcext:value-type="float">
            <text:p>85.9</text:p>
          </table:table-cell>
          <table:table-cell office:value-type="float" office:value="92.6" calcext:value-type="float">
            <text:p>92.6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98" calcext:value-type="float">
            <text:p>98</text:p>
          </table:table-cell>
          <table:table-cell office:value-type="float" office:value="97.5" calcext:value-type="float">
            <text:p>97.5</text:p>
          </table:table-cell>
          <table:table-cell office:value-type="float" office:value="95.1" calcext:value-type="float">
            <text:p>95.1</text:p>
          </table:table-cell>
          <table:table-cell office:value-type="float" office:value="87.7" calcext:value-type="float">
            <text:p>87.7</text:p>
          </table:table-cell>
          <table:table-cell office:value-type="float" office:value="76.7" calcext:value-type="float">
            <text:p>76.7</text:p>
          </table:table-cell>
          <table:table-cell office:value-type="float" office:value="63.9" calcext:value-type="float">
            <text:p>63.9</text:p>
          </table:table-cell>
          <table:table-cell office:value-type="float" office:value="50.9" calcext:value-type="float">
            <text:p>50.9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66.4" calcext:value-type="float">
            <text:p>66.4</text:p>
          </table:table-cell>
          <table:table-cell office:value-type="float" office:value="69.7" calcext:value-type="float">
            <text:p>69.7</text:p>
          </table:table-cell>
          <table:table-cell office:value-type="float" office:value="64.2" calcext:value-type="float">
            <text:p>64.2</text:p>
          </table:table-cell>
          <table:table-cell office:value-type="float" office:value="93.5" calcext:value-type="float">
            <text:p>93.5</text:p>
          </table:table-cell>
          <table:table-cell office:value-type="float" office:value="83.4" calcext:value-type="float">
            <text:p>83.4</text:p>
          </table:table-cell>
          <table:table-cell office:value-type="float" office:value="76.7" calcext:value-type="float">
            <text:p>76.7</text:p>
          </table:table-cell>
          <table:table-cell office:value-type="float" office:value="97" calcext:value-type="float">
            <text:p>97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93.5" calcext:value-type="float">
            <text:p>93.5</text:p>
          </table:table-cell>
          <table:table-cell office:value-type="float" office:value="92.8" calcext:value-type="float">
            <text:p>92.8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7.4" calcext:value-type="float">
            <text:p>97.4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77.5" calcext:value-type="float">
            <text:p>77.5</text:p>
          </table:table-cell>
          <table:table-cell office:value-type="float" office:value="78.4" calcext:value-type="float">
            <text:p>78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GPS</text:p>
          </table:table-cell>
          <table:table-cell office:value-type="float" office:value="20.7" calcext:value-type="float">
            <text:p>20.7</text:p>
          </table:table-cell>
          <table:table-cell office:value-type="float" office:value="46.3" calcext:value-type="float">
            <text:p>46.3</text:p>
          </table:table-cell>
          <table:table-cell office:value-type="float" office:value="45.8" calcext:value-type="float">
            <text:p>45.8</text:p>
          </table:table-cell>
          <table:table-cell office:value-type="float" office:value="21.4" calcext:value-type="float">
            <text:p>21.4</text:p>
          </table:table-cell>
          <table:table-cell office:value-type="float" office:value="47.7" calcext:value-type="float">
            <text:p>47.7</text:p>
          </table:table-cell>
          <table:table-cell office:value-type="float" office:value="47.1" calcext:value-type="float">
            <text:p>47.1</text:p>
          </table:table-cell>
          <table:table-cell office:value-type="float" office:value="17.3" calcext:value-type="float">
            <text:p>17.3</text:p>
          </table:table-cell>
          <table:table-cell office:value-type="float" office:value="41" calcext:value-type="float">
            <text:p>41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29.1" calcext:value-type="float">
            <text:p>29.1</text:p>
          </table:table-cell>
          <table:table-cell office:value-type="float" office:value="55.3" calcext:value-type="float">
            <text:p>55.3</text:p>
          </table:table-cell>
          <table:table-cell office:value-type="float" office:value="59.4" calcext:value-type="float">
            <text:p>59.4</text:p>
          </table:table-cell>
          <table:table-cell office:value-type="float" office:value="62.3" calcext:value-type="float">
            <text:p>62.3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53.3" calcext:value-type="float">
            <text:p>53.3</text:p>
          </table:table-cell>
          <table:table-cell office:value-type="float" office:value="51" calcext:value-type="float">
            <text:p>51</text:p>
          </table:table-cell>
          <table:table-cell office:value-type="float" office:value="18.7" calcext:value-type="float">
            <text:p>18.7</text:p>
          </table:table-cell>
          <table:table-cell office:value-type="float" office:value="39.4" calcext:value-type="float">
            <text:p>39.4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12.5" calcext:value-type="float">
            <text:p>12.5</text:p>
          </table:table-cell>
          <table:table-cell office:value-type="float" office:value="22.4" calcext:value-type="float">
            <text:p>22.4</text:p>
          </table:table-cell>
          <table:table-cell office:value-type="float" office:value="33" calcext:value-type="float">
            <text:p>33</text:p>
          </table:table-cell>
          <table:table-cell office:value-type="float" office:value="38.4" calcext:value-type="float">
            <text:p>38.4</text:p>
          </table:table-cell>
          <table:table-cell office:value-type="float" office:value="50" calcext:value-type="float">
            <text:p>50</text:p>
          </table:table-cell>
          <table:table-cell office:value-type="float" office:value="58.5" calcext:value-type="float">
            <text:p>58.5</text:p>
          </table:table-cell>
          <table:table-cell office:value-type="float" office:value="64.7" calcext:value-type="float">
            <text:p>64.7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21.5" calcext:value-type="float">
            <text:p>21.5</text:p>
          </table:table-cell>
          <table:table-cell office:value-type="float" office:value="37.3" calcext:value-type="float">
            <text:p>37.3</text:p>
          </table:table-cell>
          <table:table-cell office:value-type="float" office:value="48.4" calcext:value-type="float">
            <text:p>48.4</text:p>
          </table:table-cell>
          <table:table-cell office:value-type="float" office:value="52.2" calcext:value-type="float">
            <text:p>52.2</text:p>
          </table:table-cell>
          <table:table-cell office:value-type="float" office:value="52.3" calcext:value-type="float">
            <text:p>52.3</text:p>
          </table:table-cell>
          <table:table-cell office:value-type="float" office:value="48.7" calcext:value-type="float">
            <text:p>48.7</text:p>
          </table:table-cell>
          <table:table-cell office:value-type="float" office:value="46.3" calcext:value-type="float">
            <text:p>46.3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29.1" calcext:value-type="float">
            <text:p>29.1</text:p>
          </table:table-cell>
          <table:table-cell office:value-type="float" office:value="33.1" calcext:value-type="float">
            <text:p>33.1</text:p>
          </table:table-cell>
          <table:table-cell office:value-type="float" office:value="26.6" calcext:value-type="float">
            <text:p>26.6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8.9" calcext:value-type="float">
            <text:p>58.9</text:p>
          </table:table-cell>
          <table:table-cell office:value-type="float" office:value="56.3" calcext:value-type="float">
            <text:p>56.3</text:p>
          </table:table-cell>
          <table:table-cell office:value-type="float" office:value="61.6" calcext:value-type="float">
            <text:p>61.6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33" calcext:value-type="float">
            <text:p>33</text:p>
          </table:table-cell>
          <table:table-cell office:value-type="float" office:value="30.6" calcext:value-type="float">
            <text:p>30.6</text:p>
          </table:table-cell>
          <table:table-cell office:value-type="float" office:value="37.9" calcext:value-type="float">
            <text:p>37.9</text:p>
          </table:table-cell>
          <table:table-cell office:value-type="float" office:value="56.3" calcext:value-type="float">
            <text:p>56.3</text:p>
          </table:table-cell>
          <table:table-cell office:value-type="float" office:value="54.5" calcext:value-type="float">
            <text:p>54.5</text:p>
          </table:table-cell>
          <table:table-cell office:value-type="float" office:value="57.8" calcext:value-type="float">
            <text:p>57.8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34.7" calcext:value-type="float">
            <text:p>34.7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3">
          <table:table-cell table:style-name="ce57"/>
          <table:table-cell table:style-name="ce57" office:value-type="string" calcext:value-type="string">
            <text:p>Households appliances</text:p>
          </table:table-cell>
          <table:table-cell table:number-columns-repeated="71"/>
        </table:table-row>
        <table:table-row table:style-name="ro3">
          <table:table-cell table:style-name="ce75" office:value-type="string" calcext:value-type="string">
            <text:p>fridge </text:p>
          </table:table-cell>
          <table:table-cell office:value-type="string" calcext:value-type="string">
            <text:p>Fridge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4" calcext:value-type="float">
            <text:p>99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99.7" calcext:value-type="float">
            <text:p>99.7</text:p>
          </table:table-cell>
          <table:table-cell office:value-type="float" office:value="99.8" calcext:value-type="float">
            <text:p>99.8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99.7" calcext:value-type="float">
            <text:p>99.7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8.6" calcext:value-type="float">
            <text:p>98.6</text:p>
          </table:table-cell>
          <table:table-cell office:value-type="float" office:value="99.4" calcext:value-type="float">
            <text:p>99.4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99.8" calcext:value-type="float">
            <text:p>99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99.8" calcext:value-type="float">
            <text:p>99.8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4" calcext:value-type="float">
            <text:p>99.4</text:p>
          </table:table-cell>
          <table:table-cell office:value-type="float" office:value="99.1" calcext:value-type="float">
            <text:p>99.1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6" calcext:value-type="float">
            <text:p>99.6</text:p>
          </table:table-cell>
          <table:table-cell office:value-type="float" office:value="99.9" calcext:value-type="float">
            <text:p>99.9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freezer </text:p>
          </table:table-cell>
          <table:table-cell office:value-type="string" calcext:value-type="string">
            <text:p>Freezer</text:p>
          </table:table-cell>
          <table:table-cell office:value-type="float" office:value="52.4" calcext:value-type="float">
            <text:p>52.4</text:p>
          </table:table-cell>
          <table:table-cell office:value-type="float" office:value="50.5" calcext:value-type="float">
            <text:p>50.5</text:p>
          </table:table-cell>
          <table:table-cell office:value-type="float" office:value="48.2" calcext:value-type="float">
            <text:p>48.2</text:p>
          </table:table-cell>
          <table:table-cell office:value-type="float" office:value="54.6" calcext:value-type="float">
            <text:p>54.6</text:p>
          </table:table-cell>
          <table:table-cell office:value-type="float" office:value="53.1" calcext:value-type="float">
            <text:p>53.1</text:p>
          </table:table-cell>
          <table:table-cell office:value-type="float" office:value="50.4" calcext:value-type="float">
            <text:p>50.4</text:p>
          </table:table-cell>
          <table:table-cell office:value-type="float" office:value="43" calcext:value-type="float">
            <text:p>43</text:p>
          </table:table-cell>
          <table:table-cell office:value-type="float" office:value="40.9" calcext:value-type="float">
            <text:p>40.9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3.7" calcext:value-type="float">
            <text:p>33.7</text:p>
          </table:table-cell>
          <table:table-cell office:value-type="float" office:value="57.3" calcext:value-type="float">
            <text:p>57.3</text:p>
          </table:table-cell>
          <table:table-cell office:value-type="float" office:value="57" calcext:value-type="float">
            <text:p>57</text:p>
          </table:table-cell>
          <table:table-cell office:value-type="float" office:value="61.2" calcext:value-type="float">
            <text:p>61.2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52.2" calcext:value-type="float">
            <text:p>52.2</text:p>
          </table:table-cell>
          <table:table-cell office:value-type="float" office:value="46.3" calcext:value-type="float">
            <text:p>46.3</text:p>
          </table:table-cell>
          <table:table-cell office:value-type="float" office:value="27.9" calcext:value-type="float">
            <text:p>27.9</text:p>
          </table:table-cell>
          <table:table-cell office:value-type="float" office:value="53.2" calcext:value-type="float">
            <text:p>53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28.1" calcext:value-type="float">
            <text:p>28.1</text:p>
          </table:table-cell>
          <table:table-cell office:value-type="float" office:value="34.1" calcext:value-type="float">
            <text:p>34.1</text:p>
          </table:table-cell>
          <table:table-cell office:value-type="float" office:value="39.1" calcext:value-type="float">
            <text:p>39.1</text:p>
          </table:table-cell>
          <table:table-cell office:value-type="float" office:value="43.1" calcext:value-type="float">
            <text:p>43.1</text:p>
          </table:table-cell>
          <table:table-cell office:value-type="float" office:value="49.9" calcext:value-type="float">
            <text:p>49.9</text:p>
          </table:table-cell>
          <table:table-cell office:value-type="float" office:value="55.7" calcext:value-type="float">
            <text:p>55.7</text:p>
          </table:table-cell>
          <table:table-cell office:value-type="float" office:value="59.4" calcext:value-type="float">
            <text:p>59.4</text:p>
          </table:table-cell>
          <table:table-cell office:value-type="float" office:value="64.1" calcext:value-type="float">
            <text:p>64.1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0.3" calcext:value-type="float">
            <text:p>30.3</text:p>
          </table:table-cell>
          <table:table-cell office:value-type="float" office:value="32.3" calcext:value-type="float">
            <text:p>32.3</text:p>
          </table:table-cell>
          <table:table-cell office:value-type="float" office:value="42.2" calcext:value-type="float">
            <text:p>42.2</text:p>
          </table:table-cell>
          <table:table-cell office:value-type="float" office:value="50.6" calcext:value-type="float">
            <text:p>50.6</text:p>
          </table:table-cell>
          <table:table-cell office:value-type="float" office:value="52.9" calcext:value-type="float">
            <text:p>52.9</text:p>
          </table:table-cell>
          <table:table-cell office:value-type="float" office:value="54.6" calcext:value-type="float">
            <text:p>54.6</text:p>
          </table:table-cell>
          <table:table-cell office:value-type="float" office:value="59.3" calcext:value-type="float">
            <text:p>59.3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3.7" calcext:value-type="float">
            <text:p>33.7</text:p>
          </table:table-cell>
          <table:table-cell office:value-type="float" office:value="30.3" calcext:value-type="float">
            <text:p>30.3</text:p>
          </table:table-cell>
          <table:table-cell office:value-type="float" office:value="35.9" calcext:value-type="float">
            <text:p>35.9</text:p>
          </table:table-cell>
          <table:table-cell office:value-type="float" office:value="37" calcext:value-type="float">
            <text:p>37</text:p>
          </table:table-cell>
          <table:table-cell office:value-type="float" office:value="57.8" calcext:value-type="float">
            <text:p>57.8</text:p>
          </table:table-cell>
          <table:table-cell office:value-type="float" office:value="60.5" calcext:value-type="float">
            <text:p>60.5</text:p>
          </table:table-cell>
          <table:table-cell office:value-type="float" office:value="52.5" calcext:value-type="float">
            <text:p>52.5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7" calcext:value-type="float">
            <text:p>37</text:p>
          </table:table-cell>
          <table:table-cell office:value-type="float" office:value="32.8" calcext:value-type="float">
            <text:p>32.8</text:p>
          </table:table-cell>
          <table:table-cell office:value-type="float" office:value="45.3" calcext:value-type="float">
            <text:p>45.3</text:p>
          </table:table-cell>
          <table:table-cell office:value-type="float" office:value="52.5" calcext:value-type="float">
            <text:p>52.5</text:p>
          </table:table-cell>
          <table:table-cell office:value-type="float" office:value="46.7" calcext:value-type="float">
            <text:p>46.7</text:p>
          </table:table-cell>
          <table:table-cell office:value-type="float" office:value="54.8" calcext:value-type="float">
            <text:p>54.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3.5" calcext:value-type="float">
            <text:p>33.5</text:p>
          </table:table-cell>
          <table:table-cell office:value-type="float" office:value="68.4" calcext:value-type="float">
            <text:p>68.4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dishwasher </text:p>
          </table:table-cell>
          <table:table-cell office:value-type="string" calcext:value-type="string">
            <text:p>Dish washer</text:p>
          </table:table-cell>
          <table:table-cell office:value-type="float" office:value="62.5" calcext:value-type="float">
            <text:p>62.5</text:p>
          </table:table-cell>
          <table:table-cell office:value-type="float" office:value="67.3" calcext:value-type="float">
            <text:p>67.3</text:p>
          </table:table-cell>
          <table:table-cell office:value-type="float" office:value="71.9" calcext:value-type="float">
            <text:p>71.9</text:p>
          </table:table-cell>
          <table:table-cell office:value-type="float" office:value="64.2" calcext:value-type="float">
            <text:p>64.2</text:p>
          </table:table-cell>
          <table:table-cell office:value-type="float" office:value="69.5" calcext:value-type="float">
            <text:p>69.5</text:p>
          </table:table-cell>
          <table:table-cell office:value-type="float" office:value="73.8" calcext:value-type="float">
            <text:p>73.8</text:p>
          </table:table-cell>
          <table:table-cell office:value-type="float" office:value="55" calcext:value-type="float">
            <text:p>55</text:p>
          </table:table-cell>
          <table:table-cell office:value-type="float" office:value="59.4" calcext:value-type="float">
            <text:p>59.4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51.6" calcext:value-type="float">
            <text:p>51.6</text:p>
          </table:table-cell>
          <table:table-cell office:value-type="float" office:value="81.8" calcext:value-type="float">
            <text:p>81.8</text:p>
          </table:table-cell>
          <table:table-cell office:value-type="float" office:value="90.1" calcext:value-type="float">
            <text:p>90.1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80.2" calcext:value-type="float">
            <text:p>80.2</text:p>
          </table:table-cell>
          <table:table-cell office:value-type="float" office:value="78.1" calcext:value-type="float">
            <text:p>78.1</text:p>
          </table:table-cell>
          <table:table-cell office:value-type="float" office:value="40.4" calcext:value-type="float">
            <text:p>40.4</text:p>
          </table:table-cell>
          <table:table-cell office:value-type="float" office:value="64.3" calcext:value-type="float">
            <text:p>64.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29.7" calcext:value-type="float">
            <text:p>29.7</text:p>
          </table:table-cell>
          <table:table-cell office:value-type="float" office:value="46.7" calcext:value-type="float">
            <text:p>46.7</text:p>
          </table:table-cell>
          <table:table-cell office:value-type="float" office:value="57.5" calcext:value-type="float">
            <text:p>57.5</text:p>
          </table:table-cell>
          <table:table-cell office:value-type="float" office:value="66.4" calcext:value-type="float">
            <text:p>66.4</text:p>
          </table:table-cell>
          <table:table-cell office:value-type="float" office:value="77" calcext:value-type="float">
            <text:p>77</text:p>
          </table:table-cell>
          <table:table-cell office:value-type="float" office:value="85.6" calcext:value-type="float">
            <text:p>85.6</text:p>
          </table:table-cell>
          <table:table-cell office:value-type="float" office:value="92.6" calcext:value-type="float">
            <text:p>92.6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47" calcext:value-type="float">
            <text:p>47</text:p>
          </table:table-cell>
          <table:table-cell office:value-type="float" office:value="72.1" calcext:value-type="float">
            <text:p>72.1</text:p>
          </table:table-cell>
          <table:table-cell office:value-type="float" office:value="81.1" calcext:value-type="float">
            <text:p>81.1</text:p>
          </table:table-cell>
          <table:table-cell office:value-type="float" office:value="76.3" calcext:value-type="float">
            <text:p>76.3</text:p>
          </table:table-cell>
          <table:table-cell office:value-type="float" office:value="71.1" calcext:value-type="float">
            <text:p>71.1</text:p>
          </table:table-cell>
          <table:table-cell office:value-type="float" office:value="69.7" calcext:value-type="float">
            <text:p>69.7</text:p>
          </table:table-cell>
          <table:table-cell office:value-type="float" office:value="70.4" calcext:value-type="float">
            <text:p>70.4</text:p>
          </table:table-cell>
          <table:table-cell office:value-type="float" office:value="60.5" calcext:value-type="float">
            <text:p>60.5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51.6" calcext:value-type="float">
            <text:p>51.6</text:p>
          </table:table-cell>
          <table:table-cell office:value-type="float" office:value="47.2" calcext:value-type="float">
            <text:p>47.2</text:p>
          </table:table-cell>
          <table:table-cell office:value-type="float" office:value="54.5" calcext:value-type="float">
            <text:p>54.5</text:p>
          </table:table-cell>
          <table:table-cell office:value-type="float" office:value="75.5" calcext:value-type="float">
            <text:p>75.5</text:p>
          </table:table-cell>
          <table:table-cell office:value-type="float" office:value="87.1" calcext:value-type="float">
            <text:p>87.1</text:p>
          </table:table-cell>
          <table:table-cell office:value-type="float" office:value="83.8" calcext:value-type="float">
            <text:p>83.8</text:p>
          </table:table-cell>
          <table:table-cell office:value-type="float" office:value="93.9" calcext:value-type="float">
            <text:p>93.9</text:p>
          </table:table-cell>
          <table:table-cell office:value-type="float" office:value="86.2" calcext:value-type="float">
            <text:p>86.2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75.5" calcext:value-type="float">
            <text:p>75.5</text:p>
          </table:table-cell>
          <table:table-cell office:value-type="float" office:value="71.2" calcext:value-type="float">
            <text:p>71.2</text:p>
          </table:table-cell>
          <table:table-cell office:value-type="float" office:value="84.1" calcext:value-type="float">
            <text:p>84.1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5.5" calcext:value-type="float">
            <text:p>95.5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60.5" calcext:value-type="float">
            <text:p>60.5</text:p>
          </table:table-cell>
          <table:table-cell office:value-type="float" office:value="87.7" calcext:value-type="float">
            <text:p>87.7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microwave </text:p>
          </table:table-cell>
          <table:table-cell office:value-type="string" calcext:value-type="string">
            <text:p>Micro-wave</text:p>
          </table:table-cell>
          <table:table-cell office:value-type="float" office:value="69.6" calcext:value-type="float">
            <text:p>69.6</text:p>
          </table:table-cell>
          <table:table-cell office:value-type="float" office:value="71.1" calcext:value-type="float">
            <text:p>71.1</text:p>
          </table:table-cell>
          <table:table-cell office:value-type="float" office:value="71.3" calcext:value-type="float">
            <text:p>71.3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71.4" calcext:value-type="float">
            <text:p>71.4</text:p>
          </table:table-cell>
          <table:table-cell office:value-type="float" office:value="72.3" calcext:value-type="float">
            <text:p>72.3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2.7" calcext:value-type="float">
            <text:p>62.7</text:p>
          </table:table-cell>
          <table:table-cell office:value-type="float" office:value="74.5" calcext:value-type="float">
            <text:p>74.5</text:p>
          </table:table-cell>
          <table:table-cell office:value-type="float" office:value="80.8" calcext:value-type="float">
            <text:p>80.8</text:p>
          </table:table-cell>
          <table:table-cell office:value-type="float" office:value="82.1" calcext:value-type="float">
            <text:p>82.1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4.6" calcext:value-type="float">
            <text:p>64.6</text:p>
          </table:table-cell>
          <table:table-cell office:value-type="float" office:value="74.6" calcext:value-type="float">
            <text:p>74.6</text:p>
          </table:table-cell>
          <table:table-cell office:value-type="float" office:value="66.3" calcext:value-type="float">
            <text:p>66.3</text:p>
          </table:table-cell>
          <table:table-cell office:value-type="float" office:value="67.8" calcext:value-type="float">
            <text:p>67.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59.8" calcext:value-type="float">
            <text:p>59.8</text:p>
          </table:table-cell>
          <table:table-cell office:value-type="float" office:value="63.8" calcext:value-type="float">
            <text:p>63.8</text:p>
          </table:table-cell>
          <table:table-cell office:value-type="float" office:value="66.6" calcext:value-type="float">
            <text:p>66.6</text:p>
          </table:table-cell>
          <table:table-cell office:value-type="float" office:value="70.1" calcext:value-type="float">
            <text:p>70.1</text:p>
          </table:table-cell>
          <table:table-cell office:value-type="float" office:value="72.8" calcext:value-type="float">
            <text:p>72.8</text:p>
          </table:table-cell>
          <table:table-cell office:value-type="float" office:value="75.1" calcext:value-type="float">
            <text:p>75.1</text:p>
          </table:table-cell>
          <table:table-cell office:value-type="float" office:value="78.3" calcext:value-type="float">
            <text:p>78.3</text:p>
          </table:table-cell>
          <table:table-cell office:value-type="float" office:value="76.1" calcext:value-type="float">
            <text:p>76.1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9.8" calcext:value-type="float">
            <text:p>69.8</text:p>
          </table:table-cell>
          <table:table-cell office:value-type="float" office:value="74" calcext:value-type="float">
            <text:p>74</text:p>
          </table:table-cell>
          <table:table-cell office:value-type="float" office:value="73.9" calcext:value-type="float">
            <text:p>73.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.1" calcext:value-type="float">
            <text:p>68.1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2.7" calcext:value-type="float">
            <text:p>62.7</text:p>
          </table:table-cell>
          <table:table-cell office:value-type="float" office:value="65" calcext:value-type="float">
            <text:p>65</text:p>
          </table:table-cell>
          <table:table-cell office:value-type="float" office:value="61.2" calcext:value-type="float">
            <text:p>61.2</text:p>
          </table:table-cell>
          <table:table-cell office:value-type="float" office:value="72" calcext:value-type="float">
            <text:p>72</text:p>
          </table:table-cell>
          <table:table-cell office:value-type="float" office:value="76.7" calcext:value-type="float">
            <text:p>76.7</text:p>
          </table:table-cell>
          <table:table-cell office:value-type="float" office:value="74.9" calcext:value-type="float">
            <text:p>74.9</text:p>
          </table:table-cell>
          <table:table-cell office:value-type="float" office:value="80.3" calcext:value-type="float">
            <text:p>80.3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72.6" calcext:value-type="float">
            <text:p>72.6</text:p>
          </table:table-cell>
          <table:table-cell office:value-type="float" office:value="80.3" calcext:value-type="float">
            <text:p>80.3</text:p>
          </table:table-cell>
          <table:table-cell office:value-type="float" office:value="80.7" calcext:value-type="float">
            <text:p>80.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7.4" calcext:value-type="float">
            <text:p>67.4</text:p>
          </table:table-cell>
          <table:table-cell office:value-type="float" office:value="76.5" calcext:value-type="float">
            <text:p>76.5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washingmachine 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-</text:p>
          </table:table-cell>
          <table:table-cell office:value-type="float" office:value="94.5" calcext:value-type="float">
            <text:p>94.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-</text:p>
          </table:table-cell>
          <table:table-cell office:value-type="float" office:value="96.4" calcext:value-type="float">
            <text:p>96.4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8.8" calcext:value-type="float">
            <text:p>98.8</text:p>
          </table:table-cell>
          <table:table-cell office:value-type="float" office:value="99.7" calcext:value-type="float">
            <text:p>99.7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6.2" calcext:value-type="float">
            <text:p>96.2</text:p>
          </table:table-cell>
          <table:table-cell office:value-type="float" office:value="95.8" calcext:value-type="float">
            <text:p>95.8</text:p>
          </table:table-cell>
          <table:table-cell office:value-type="float" office:value="89.2" calcext:value-type="float">
            <text:p>89.2</text:p>
          </table:table-cell>
          <table:table-cell office:value-type="float" office:value="94.2" calcext:value-type="float">
            <text:p>94.2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2.8" calcext:value-type="float">
            <text:p>82.8</text:p>
          </table:table-cell>
          <table:table-cell office:value-type="float" office:value="90.8" calcext:value-type="float">
            <text:p>90.8</text:p>
          </table:table-cell>
          <table:table-cell office:value-type="float" office:value="93.7" calcext:value-type="float">
            <text:p>93.7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7.8" calcext:value-type="float">
            <text:p>97.8</text:p>
          </table:table-cell>
          <table:table-cell office:value-type="float" office:value="98.7" calcext:value-type="float">
            <text:p>98.7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2.7" calcext:value-type="float">
            <text:p>92.7</text:p>
          </table:table-cell>
          <table:table-cell table:number-columns-repeated="2" office:value-type="float" office:value="96.2" calcext:value-type="float">
            <text:p>96.2</text:p>
          </table:table-cell>
          <table:table-cell office:value-type="float" office:value="96.5" calcext:value-type="float">
            <text:p>96.5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6.5" calcext:value-type="float">
            <text:p>86.5</text:p>
          </table:table-cell>
          <table:table-cell office:value-type="float" office:value="92.2" calcext:value-type="float">
            <text:p>92.2</text:p>
          </table:table-cell>
          <table:table-cell office:value-type="float" office:value="97.2" calcext:value-type="float">
            <text:p>97.2</text:p>
          </table:table-cell>
          <table:table-cell office:value-type="float" office:value="98.7" calcext:value-type="float">
            <text:p>98.7</text:p>
          </table:table-cell>
          <table:table-cell office:value-type="float" office:value="98.4" calcext:value-type="float">
            <text:p>98.4</text:p>
          </table:table-cell>
          <table:table-cell office:value-type="float" office:value="99.2" calcext:value-type="float">
            <text:p>99.2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7.2" calcext:value-type="float">
            <text:p>97.2</text:p>
          </table:table-cell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float" office:value="99.2" calcext:value-type="float">
            <text:p>99.2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2.4" calcext:value-type="float">
            <text:p>92.4</text:p>
          </table:table-cell>
          <table:table-cell office:value-type="float" office:value="98.6" calcext:value-type="float">
            <text:p>98.6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dryer </text:p>
          </table:table-cell>
          <table:table-cell office:value-type="string" calcext:value-type="string">
            <text:p>Dryer</text:p>
          </table:table-cell>
          <table:table-cell office:value-type="float" office:value="38.5" calcext:value-type="float">
            <text:p>38.5</text:p>
          </table:table-cell>
          <table:table-cell office:value-type="float" office:value="39.1" calcext:value-type="float">
            <text:p>39.1</text:p>
          </table:table-cell>
          <table:table-cell table:number-columns-repeated="2" office:value-type="float" office:value="42.3" calcext:value-type="float">
            <text:p>42.3</text:p>
          </table:table-cell>
          <table:table-cell office:value-type="float" office:value="43.8" calcext:value-type="float">
            <text:p>43.8</text:p>
          </table:table-cell>
          <table:table-cell office:value-type="float" office:value="46.4" calcext:value-type="float">
            <text:p>46.4</text:p>
          </table:table-cell>
          <table:table-cell office:value-type="float" office:value="22.1" calcext:value-type="float">
            <text:p>22.1</text:p>
          </table:table-cell>
          <table:table-cell office:value-type="float" office:value="22.2" calcext:value-type="float">
            <text:p>22.2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24.9" calcext:value-type="float">
            <text:p>24.9</text:p>
          </table:table-cell>
          <table:table-cell office:value-type="float" office:value="47.7" calcext:value-type="float">
            <text:p>47.7</text:p>
          </table:table-cell>
          <table:table-cell office:value-type="float" office:value="58.9" calcext:value-type="float">
            <text:p>58.9</text:p>
          </table:table-cell>
          <table:table-cell office:value-type="float" office:value="67.4" calcext:value-type="float">
            <text:p>67.4</text:p>
          </table:table-cell>
          <table:table-cell office:value-type="float" office:value="72.1" calcext:value-type="float">
            <text:p>72.1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52.1" calcext:value-type="float">
            <text:p>52.1</text:p>
          </table:table-cell>
          <table:table-cell office:value-type="float" office:value="45.3" calcext:value-type="float">
            <text:p>45.3</text:p>
          </table:table-cell>
          <table:table-cell office:value-type="float" office:value="21.1" calcext:value-type="float">
            <text:p>21.1</text:p>
          </table:table-cell>
          <table:table-cell office:value-type="float" office:value="38.1" calcext:value-type="float">
            <text:p>38.1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15.5" calcext:value-type="float">
            <text:p>15.5</text:p>
          </table:table-cell>
          <table:table-cell office:value-type="float" office:value="22.7" calcext:value-type="float">
            <text:p>22.7</text:p>
          </table:table-cell>
          <table:table-cell office:value-type="float" office:value="27.6" calcext:value-type="float">
            <text:p>27.6</text:p>
          </table:table-cell>
          <table:table-cell office:value-type="float" office:value="33.3" calcext:value-type="float">
            <text:p>33.3</text:p>
          </table:table-cell>
          <table:table-cell office:value-type="float" office:value="42.9" calcext:value-type="float">
            <text:p>42.9</text:p>
          </table:table-cell>
          <table:table-cell office:value-type="float" office:value="51.8" calcext:value-type="float">
            <text:p>51.8</text:p>
          </table:table-cell>
          <table:table-cell office:value-type="float" office:value="60.3" calcext:value-type="float">
            <text:p>60.3</text:p>
          </table:table-cell>
          <table:table-cell office:value-type="float" office:value="69.7" calcext:value-type="float">
            <text:p>69.7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19.5" calcext:value-type="float">
            <text:p>19.5</text:p>
          </table:table-cell>
          <table:table-cell office:value-type="float" office:value="33.1" calcext:value-type="float">
            <text:p>33.1</text:p>
          </table:table-cell>
          <table:table-cell office:value-type="float" office:value="50.6" calcext:value-type="float">
            <text:p>50.6</text:p>
          </table:table-cell>
          <table:table-cell office:value-type="float" office:value="47.6" calcext:value-type="float">
            <text:p>47.6</text:p>
          </table:table-cell>
          <table:table-cell office:value-type="float" office:value="43.8" calcext:value-type="float">
            <text:p>43.8</text:p>
          </table:table-cell>
          <table:table-cell office:value-type="float" office:value="42.4" calcext:value-type="float">
            <text:p>42.4</text:p>
          </table:table-cell>
          <table:table-cell office:value-type="float" office:value="42.8" calcext:value-type="float">
            <text:p>42.8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24.9" calcext:value-type="float">
            <text:p>24.9</text:p>
          </table:table-cell>
          <table:table-cell office:value-type="float" office:value="23.3" calcext:value-type="float">
            <text:p>23.3</text:p>
          </table:table-cell>
          <table:table-cell office:value-type="float" office:value="26" calcext:value-type="float">
            <text:p>26</text:p>
          </table:table-cell>
          <table:table-cell office:value-type="float" office:value="40.8" calcext:value-type="float">
            <text:p>40.8</text:p>
          </table:table-cell>
          <table:table-cell office:value-type="float" office:value="54.8" calcext:value-type="float">
            <text:p>54.8</text:p>
          </table:table-cell>
          <table:table-cell office:value-type="float" office:value="49.8" calcext:value-type="float">
            <text:p>49.8</text:p>
          </table:table-cell>
          <table:table-cell office:value-type="float" office:value="64.9" calcext:value-type="float">
            <text:p>64.9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40.8" calcext:value-type="float">
            <text:p>40.8</text:p>
          </table:table-cell>
          <table:table-cell office:value-type="float" office:value="35.2" calcext:value-type="float">
            <text:p>35.2</text:p>
          </table:table-cell>
          <table:table-cell office:value-type="float" office:value="51.6" calcext:value-type="float">
            <text:p>51.6</text:p>
          </table:table-cell>
          <table:table-cell office:value-type="float" office:value="64.9" calcext:value-type="float">
            <text:p>64.9</text:p>
          </table:table-cell>
          <table:table-cell office:value-type="float" office:value="59.3" calcext:value-type="float">
            <text:p>59.3</text:p>
          </table:table-cell>
          <table:table-cell office:value-type="float" office:value="67.8" calcext:value-type="float">
            <text:p>67.8</text:p>
          </table:table-cell>
          <table:table-cell office:value-type="float" office:value="72.9" calcext:value-type="float">
            <text:p>72.9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30.1" calcext:value-type="float">
            <text:p>30.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electric_hob </text:p>
          </table:table-cell>
          <table:table-cell office:value-type="string" calcext:value-type="string">
            <text:p>Cooking plates electri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-</text:p>
          </table:table-cell>
          <table:table-cell office:value-type="float" office:value="88.4" calcext:value-type="float">
            <text:p>88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.1" calcext:value-type="float">
            <text:p>92.1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.8" calcext:value-type="float">
            <text:p>92.8</text:p>
          </table:table-cell>
          <table:table-cell office:value-type="float" office:value="94.8" calcext:value-type="float">
            <text:p>94.8</text:p>
          </table:table-cell>
          <table:table-cell office:value-type="float" office:value="89.6" calcext:value-type="float">
            <text:p>89.6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7.9" calcext:value-type="float">
            <text:p>87.9</text:p>
          </table:table-cell>
          <table:table-cell office:value-type="float" office:value="91.7" calcext:value-type="float">
            <text:p>91.7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9" calcext:value-type="float">
            <text:p>92.9</text:p>
          </table:table-cell>
          <table:table-cell office:value-type="float" office:value="94.6" calcext:value-type="float">
            <text:p>94.6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.1" calcext:value-type="float">
            <text:p>92.1</text:p>
          </table:table-cell>
          <table:table-cell office:value-type="float" office:value="90.6" calcext:value-type="float">
            <text:p>90.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.8" calcext:value-type="float">
            <text:p>94.8</text:p>
          </table:table-cell>
          <table:table-cell office:value-type="float" office:value="96" calcext:value-type="float">
            <text:p>96</text:p>
          </table:table-cell>
          <table:table-cell office:value-type="float" office:value="96.6" calcext:value-type="float">
            <text:p>96.6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gaz_hob </text:p>
          </table:table-cell>
          <table:table-cell office:value-type="string" calcext:value-type="string">
            <text:p>Cooking plates gaz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" calcext:value-type="float">
            <text:p>9</text:p>
          </table:table-cell>
          <table:table-cell office:value-type="float" office:value="5.3" calcext:value-type="float">
            <text:p>5.3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6.5" calcext:value-type="float">
            <text:p>6.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6.9" calcext:value-type="float">
            <text:p>6.9</text:p>
          </table:table-cell>
          <table:table-cell office:value-type="float" office:value="7.4" calcext:value-type="float">
            <text:p>7.4</text:p>
          </table:table-cell>
          <table:table-cell office:value-type="float" office:value="6.3" calcext:value-type="float">
            <text:p>6.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4.8" calcext:value-type="float">
            <text:p>4.8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table:number-columns-repeated="5"/>
        </table:table-row>
        <table:table-row table:style-name="ro3">
          <table:table-cell table:style-name="ce75" office:value-type="string" calcext:value-type="string">
            <text:p>fitnessmachine </text:p>
          </table:table-cell>
          <table:table-cell office:value-type="string" calcext:value-type="string">
            <text:p>Fitness machine</text:p>
          </table:table-cell>
          <table:table-cell office:value-type="float" office:value="27.5" calcext:value-type="float">
            <text:p>27.5</text:p>
          </table:table-cell>
          <table:table-cell office:value-type="float" office:value="24.6" calcext:value-type="float">
            <text:p>24.6</text:p>
          </table:table-cell>
          <table:table-cell office:value-type="float" office:value="23.3" calcext:value-type="float">
            <text:p>23.3</text:p>
          </table:table-cell>
          <table:table-cell office:value-type="float" office:value="27.4" calcext:value-type="float">
            <text:p>27.4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  <table:table-cell office:value-type="float" office:value="27.8" calcext:value-type="float">
            <text:p>27.8</text:p>
          </table:table-cell>
          <table:table-cell office:value-type="float" office:value="22.3" calcext:value-type="float">
            <text:p>22.3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15.4" calcext:value-type="float">
            <text:p>15.4</text:p>
          </table:table-cell>
          <table:table-cell office:value-type="float" office:value="29.1" calcext:value-type="float">
            <text:p>29.1</text:p>
          </table:table-cell>
          <table:table-cell office:value-type="float" office:value="28.3" calcext:value-type="float">
            <text:p>28.3</text:p>
          </table:table-cell>
          <table:table-cell office:value-type="float" office:value="29.7" calcext:value-type="float">
            <text:p>29.7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25.6" calcext:value-type="float">
            <text:p>25.6</text:p>
          </table:table-cell>
          <table:table-cell office:value-type="float" office:value="23.3" calcext:value-type="float">
            <text:p>23.3</text:p>
          </table:table-cell>
          <table:table-cell office:value-type="float" office:value="12.1" calcext:value-type="float">
            <text:p>12.1</text:p>
          </table:table-cell>
          <table:table-cell office:value-type="float" office:value="24.6" calcext:value-type="float">
            <text:p>24.6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17.3" calcext:value-type="float">
            <text:p>17.3</text:p>
          </table:table-cell>
          <table:table-cell office:value-type="float" office:value="19.2" calcext:value-type="float">
            <text:p>19.2</text:p>
          </table:table-cell>
          <table:table-cell office:value-type="float" office:value="23.7" calcext:value-type="float">
            <text:p>23.7</text:p>
          </table:table-cell>
          <table:table-cell office:value-type="float" office:value="28.7" calcext:value-type="float">
            <text:p>28.7</text:p>
          </table:table-cell>
          <table:table-cell office:value-type="float" office:value="31.7" calcext:value-type="float">
            <text:p>31.7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8" calcext:value-type="float">
            <text:p>8</text:p>
          </table:table-cell>
          <table:table-cell office:value-type="float" office:value="14.9" calcext:value-type="float">
            <text:p>14.9</text:p>
          </table:table-cell>
          <table:table-cell office:value-type="float" office:value="21.7" calcext:value-type="float">
            <text:p>21.7</text:p>
          </table:table-cell>
          <table:table-cell office:value-type="float" office:value="26.2" calcext:value-type="float">
            <text:p>26.2</text:p>
          </table:table-cell>
          <table:table-cell office:value-type="float" office:value="25.8" calcext:value-type="float">
            <text:p>25.8</text:p>
          </table:table-cell>
          <table:table-cell office:value-type="float" office:value="25.6" calcext:value-type="float">
            <text:p>25.6</text:p>
          </table:table-cell>
          <table:table-cell office:value-type="float" office:value="28.6" calcext:value-type="float">
            <text:p>28.6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15.4" calcext:value-type="float">
            <text:p>15.4</text:p>
          </table:table-cell>
          <table:table-cell office:value-type="float" office:value="15.7" calcext:value-type="float">
            <text:p>15.7</text:p>
          </table:table-cell>
          <table:table-cell office:value-type="float" office:value="15.1" calcext:value-type="float">
            <text:p>15.1</text:p>
          </table:table-cell>
          <table:table-cell office:value-type="float" office:value="14.4" calcext:value-type="float">
            <text:p>14.4</text:p>
          </table:table-cell>
          <table:table-cell office:value-type="float" office:value="28.9" calcext:value-type="float">
            <text:p>28.9</text:p>
          </table:table-cell>
          <table:table-cell office:value-type="float" office:value="31.1" calcext:value-type="float">
            <text:p>31.1</text:p>
          </table:table-cell>
          <table:table-cell office:value-type="float" office:value="24.5" calcext:value-type="float">
            <text:p>24.5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7.7" calcext:value-type="float">
            <text:p>17.7</text:p>
          </table:table-cell>
          <table:table-cell office:value-type="float" office:value="24.5" calcext:value-type="float">
            <text:p>24.5</text:p>
          </table:table-cell>
          <table:table-cell office:value-type="float" office:value="22.7" calcext:value-type="float">
            <text:p>22.7</text:p>
          </table:table-cell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15.8" calcext:value-type="float">
            <text:p>15.8</text:p>
          </table:table-cell>
          <table:table-cell office:value-type="float" office:value="33.7" calcext:value-type="float">
            <text:p>33.7</text:p>
          </table:table-cell>
          <table:table-cell table:number-columns-repeated="5"/>
        </table:table-row>
        <table:table-row table:style-name="ro3" table:number-rows-repeated="19">
          <table:table-cell table:number-columns-repeated="73"/>
        </table:table-row>
        <table:table-row table:style-name="ro3">
          <table:table-cell table:number-columns-repeated="68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by</text:p>
          </table:table-cell>
          <table:table-cell table:number-columns-repeated="2"/>
        </table:table-row>
        <table:table-row table:style-name="ro3">
          <table:table-cell table:number-columns-repeated="67"/>
          <table:table-cell office:value-type="string" calcext:value-type="string">
            <text:p>Game console</text:p>
          </table:table-cell>
          <table:table-cell table:number-columns-repeated="5"/>
        </table:table-row>
        <table:table-row table:style-name="ro3">
          <table:table-cell table:number-columns-repeated="67"/>
          <table:table-cell table:style-name="ce75" office:value-type="string" calcext:value-type="string">
            <text:p>Xbox One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float" office:value="110" calcext:value-type="float">
            <text:p>110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67"/>
          <table:table-cell table:style-name="ce75" office:value-type="string" calcext:value-type="string">
            <text:p>Playstation 4</text:p>
          </table:table-cell>
          <table:table-cell table:style-name="ce75" office:value-type="float" office:value="85" calcext:value-type="float">
            <text:p>85</text:p>
          </table:table-cell>
          <table:table-cell table:style-name="ce75" office:value-type="float" office:value="90" calcext:value-type="float">
            <text:p>90</text:p>
          </table:table-cell>
          <table:table-cell table:style-name="ce75"/>
          <table:table-cell table:number-columns-repeated="2"/>
        </table:table-row>
        <table:table-row table:style-name="ro3">
          <table:table-cell table:number-columns-repeated="69"/>
          <table:table-cell table:formula="of:=AVERAGE([.BQ129:.BR130])" office:value-type="float" office:value="83.75" calcext:value-type="float">
            <text:p>83.75</text:p>
          </table:table-cell>
          <table:table-cell table:formula="of:=[.BS129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73"/>
        </table:table-row>
        <table:table-row table:style-name="ro3">
          <table:table-cell table:number-columns-repeated="67"/>
          <table:table-cell office:value-type="string" calcext:value-type="string">
            <text:p>TV</text:p>
          </table:table-cell>
          <table:table-cell table:number-columns-repeated="5"/>
        </table:table-row>
        <table:table-row table:style-name="ro3" table:number-rows-repeated="3">
          <table:table-cell table:number-columns-repeated="73"/>
        </table:table-row>
        <table:table-row table:style-name="ro3" table:number-rows-repeated="3">
          <table:table-cell table:number-columns-repeated="67"/>
          <table:table-cell table:style-name="ce75" table:number-columns-repeated="4"/>
          <table:table-cell table:style-name="ce77" table:number-columns-repeated="2"/>
        </table:table-row>
        <table:table-row table:style-name="ro3" table:number-rows-repeated="2">
          <table:table-cell table:number-columns-repeated="67"/>
          <table:table-cell table:style-name="ce75" table:number-columns-repeated="4"/>
          <table:table-cell table:style-name="ce77"/>
          <table:table-cell table:style-name="ce75"/>
        </table:table-row>
        <table:table-row table:style-name="ro3">
          <table:table-cell table:number-columns-repeated="67"/>
          <table:table-cell table:style-name="ce75" table:number-columns-repeated="4"/>
          <table:table-cell table:style-name="ce77" table:number-columns-repeated="2"/>
        </table:table-row>
        <table:table-row table:style-name="ro3">
          <table:table-cell table:number-columns-repeated="67"/>
          <table:table-cell table:style-name="ce75" table:number-columns-repeated="4"/>
          <table:table-cell table:style-name="ce77"/>
          <table:table-cell table:style-name="ce75"/>
        </table:table-row>
        <table:table-row table:style-name="ro3" table:number-rows-repeated="2">
          <table:table-cell table:number-columns-repeated="67"/>
          <table:table-cell table:style-name="ce75" table:number-columns-repeated="4"/>
          <table:table-cell table:number-columns-repeated="2"/>
        </table:table-row>
        <table:table-row table:style-name="ro3" table:number-rows-repeated="25">
          <table:table-cell table:number-columns-repeated="73"/>
        </table:table-row>
        <table:table-row table:style-name="ro3">
          <table:table-cell table:number-columns-repeated="73"/>
        </table:table-row>
      </table:table>
      <table:named-expressions>
        <table:named-range table:name="25&quot; colour tv" table:base-cell-address="$Sheet1.$BP$138" table:cell-range-address="$Sheet1.$BP$138"/>
        <table:named-expression table:name="3&quot; belt sander" table:base-cell-address="$Sheet1.$BP$139" table:expression="#REF!"/>
        <table:named-range table:name="32 inch led tv" table:base-cell-address="$Sheet1.$BP$140" table:cell-range-address="$Sheet1.$BP$139"/>
        <table:named-range table:name="42 inch led tv" table:base-cell-address="$Sheet1.$BP$141" table:cell-range-address="$Sheet1.$BP$140"/>
        <table:named-range table:name="46 inch led tv" table:base-cell-address="$Sheet1.$BP$142" table:cell-range-address="$Sheet1.$BP$141"/>
        <table:named-range table:name="49 inch led tv" table:base-cell-address="$Sheet1.$BP$143" table:cell-range-address="$Sheet1.$BP$142"/>
        <table:named-expression table:name="60w light bulb (incandescent)" table:base-cell-address="$Sheet1.$BP$144" table:expression="#REF!"/>
        <table:named-range table:name="65 inch led tv" table:base-cell-address="$Sheet1.$BP$145" table:cell-range-address="$Sheet1.$BP$143"/>
        <table:named-range table:name="82 inch led tv" table:base-cell-address="$Sheet1.$BP$146" table:cell-range-address="$Sheet1.$BP$14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Trebuchet MS" svg:font-family="'Trebuchet MS'"/>
    <style:font-face style:name="Arial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number number:decimal-places="0" number:min-decimal-places="0" number:min-integer-digits="1"/>
      <number:text> </number:text>
    </number:number-style>
    <number:number-style style:name="N161">
      <number:text>(</number:text>
      <number:number number:decimal-places="0" number:min-decimal-places="0" number:min-integer-digits="1"/>
      <number:text>)</number:text>
      <style:map style:condition="value()&gt;=0" style:apply-style-name="N161P0"/>
    </number:number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number:min-decimal-places="3" number:min-integer-digits="1"/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decimal-places="4" number:min-decimal-places="4" number:min-integer-digits="1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7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9:07:48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1T15:37:59.903000000</meta:creation-date>
    <dc:date>2021-04-15T15:40:36.804000000</dc:date>
    <meta:editing-duration>PT14H33M6S</meta:editing-duration>
    <meta:editing-cycles>11</meta:editing-cycles>
    <meta:generator>LibreOffice/7.0.1.2$Windows_X86_64 LibreOffice_project/7cbcfc562f6eb6708b5ff7d7397325de9e764452</meta:generator>
    <meta:document-statistic meta:table-count="1" meta:cell-count="5696" meta:object-count="0"/>
  </office:meta>
</office:document-meta>
</file>